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01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1.85in"/>
    </style:style>
    <style:style style:name="co5" style:family="table-column">
      <style:table-column-properties fo:break-before="auto" style:column-width="1.5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/>
          <table:table-cell table:style-name="ce4" office:value-type="string" calcext:value-type="string">
            <text:p>Trade Date</text:p>
          </table:table-cell>
          <table:table-cell table:style-name="ce4" office:value-type="string" calcext:value-type="string">
            <text:p>Order ID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Sym/Description</text:p>
          </table:table-cell>
          <table:table-cell table:number-columns-repeated="3"/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Comm</text:p>
          </table:table-cell>
          <table:table-cell table:style-name="ce4" office:value-type="string" calcext:value-type="string">
            <text:p>Amount</text:p>
          </table:table-cell>
        </table:table-row>
        <table:table-row table:style-name="ro2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4/2015</text:p>
          </table:table-cell>
          <table:table-cell table:style-name="ce2" office:value-type="string" calcext:value-type="string" table:number-columns-spanned="1" table:number-rows-spanned="3">
            <text:p>ABUM441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MCSA</text:p>
          </table:table-cell>
          <table:table-cell table:style-name="ce7" table:formula="of:=IF(ISERR(TRIM(MID([.E2];FIND(&quot;SYMBOL:&quot;;[.E2])+7;4)));&quot;&quot;;TRIM(MID([.E2];FIND(&quot;SYMBOL:&quot;;[.E2])+7;4)))" office:value-type="string" office:string-value="CMC" calcext:value-type="string">
            <text:p>CMC</text:p>
          </table:table-cell>
          <table:table-cell table:formula="of:=[.E3]" office:value-type="string" office:string-value="COMCAST CORP CL A NEW" calcext:value-type="string">
            <text:p>COMCAST CORP CL A NEW</text:p>
          </table:table-cell>
          <table:table-cell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55.71" calcext:value-type="float" table:number-columns-spanned="1" table:number-rows-spanned="3">
            <text:p>55.7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668.75" calcext:value-type="float" table:number-columns-spanned="1" table:number-rows-spanned="3">
            <text:p>1668.7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MCAST CORP CL A NEW</text:p>
          </table:table-cell>
          <table:table-cell table:style-name="ce7" table:formula="of:=IF(ISERR(TRIM(MID([.E3];FIND(&quot;SYMBOL:&quot;;[.E3])+7;4)));&quot;&quot;;TRIM(MID([.E3];FIND(&quot;SYMBOL:&quot;;[.E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20/2015</text:p>
          </table:table-cell>
          <table:table-cell table:style-name="ce7" table:formula="of:=IF(ISERR(TRIM(MID([.E4];FIND(&quot;SYMBOL:&quot;;[.E4])+7;4)));&quot;&quot;;TRIM(MID([.E4];FIND(&quot;SYMBOL:&quot;;[.E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3/2015</text:p>
          </table:table-cell>
          <table:table-cell table:style-name="ce2" office:value-type="string" calcext:value-type="string" table:number-columns-spanned="1" table:number-rows-spanned="3">
            <text:p>ABUL760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EMC</text:p>
          </table:table-cell>
          <table:table-cell table:style-name="ce7" table:formula="of:=IF(ISERR(TRIM(MID([.E5];FIND(&quot;SYMBOL:&quot;;[.E5])+7;4)));&quot;&quot;;TRIM(MID([.E5];FIND(&quot;SYMBOL:&quot;;[.E5])+7;4)))" office:value-type="string" office:string-value="EMC" calcext:value-type="string">
            <text:p>EMC</text:p>
          </table:table-cell>
          <table:table-cell table:formula="of:=[.E6]" office:value-type="string" office:string-value="E M C CORP MASS" calcext:value-type="string">
            <text:p>E M C CORP MASS</text:p>
          </table:table-cell>
          <table:table-cell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28.55" calcext:value-type="float" table:number-columns-spanned="1" table:number-rows-spanned="3">
            <text:p>28.5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95.94" calcext:value-type="float" table:number-columns-spanned="1" table:number-rows-spanned="3">
            <text:p>1995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 M C CORP MASS</text:p>
          </table:table-cell>
          <table:table-cell table:style-name="ce7" table:formula="of:=IF(ISERR(TRIM(MID([.E6];FIND(&quot;SYMBOL:&quot;;[.E6])+7;4)));&quot;&quot;;TRIM(MID([.E6];FIND(&quot;SYMBOL:&quot;;[.E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6/2015</text:p>
          </table:table-cell>
          <table:table-cell table:style-name="ce7" table:formula="of:=IF(ISERR(TRIM(MID([.E7];FIND(&quot;SYMBOL:&quot;;[.E7])+7;4)));&quot;&quot;;TRIM(MID([.E7];FIND(&quot;SYMBOL:&quot;;[.E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3/2015</text:p>
          </table:table-cell>
          <table:table-cell table:style-name="ce2" office:value-type="string" calcext:value-type="string" table:number-columns-spanned="1" table:number-rows-spanned="3">
            <text:p>ABUM440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MCSA</text:p>
          </table:table-cell>
          <table:table-cell table:style-name="ce7" table:formula="of:=IF(ISERR(TRIM(MID([.E8];FIND(&quot;SYMBOL:&quot;;[.E8])+7;4)));&quot;&quot;;TRIM(MID([.E8];FIND(&quot;SYMBOL:&quot;;[.E8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57.33" calcext:value-type="float" table:number-columns-spanned="1" table:number-rows-spanned="3">
            <text:p>57.3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22.4" calcext:value-type="float" table:number-columns-spanned="1" table:number-rows-spanned="3">
            <text:p>-1722.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MCAST CORP CL A NEW</text:p>
          </table:table-cell>
          <table:table-cell table:style-name="ce7" table:formula="of:=IF(ISERR(TRIM(MID([.E9];FIND(&quot;SYMBOL:&quot;;[.E9])+7;4)));&quot;&quot;;TRIM(MID([.E9];FIND(&quot;SYMBOL:&quot;;[.E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6/2015</text:p>
          </table:table-cell>
          <table:table-cell table:style-name="ce7" table:formula="of:=IF(ISERR(TRIM(MID([.E10];FIND(&quot;SYMBOL:&quot;;[.E10])+7;4)));&quot;&quot;;TRIM(MID([.E10];FIND(&quot;SYMBOL:&quot;;[.E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3/2015</text:p>
          </table:table-cell>
          <table:table-cell table:style-name="ce2" office:value-type="string" calcext:value-type="string" table:number-columns-spanned="1" table:number-rows-spanned="3">
            <text:p>ABUM377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11];FIND(&quot;SYMBOL:&quot;;[.E11])+7;4)));&quot;&quot;;TRIM(MID([.E11];FIND(&quot;SYMBOL:&quot;;[.E11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3.3" calcext:value-type="float" table:number-columns-spanned="1" table:number-rows-spanned="3">
            <text:p>23.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67.5" calcext:value-type="float" table:number-columns-spanned="1" table:number-rows-spanned="3">
            <text:p>-116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12];FIND(&quot;SYMBOL:&quot;;[.E12])+7;4)));&quot;&quot;;TRIM(MID([.E12];FIND(&quot;SYMBOL:&quot;;[.E1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6/2015</text:p>
          </table:table-cell>
          <table:table-cell table:style-name="ce7" table:formula="of:=IF(ISERR(TRIM(MID([.E13];FIND(&quot;SYMBOL:&quot;;[.E13])+7;4)));&quot;&quot;;TRIM(MID([.E13];FIND(&quot;SYMBOL:&quot;;[.E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3/2015</text:p>
          </table:table-cell>
          <table:table-cell table:style-name="ce2" office:value-type="string" calcext:value-type="string" table:number-columns-spanned="1" table:number-rows-spanned="3">
            <text:p>ABUM243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14];FIND(&quot;SYMBOL:&quot;;[.E14])+7;4)));&quot;&quot;;TRIM(MID([.E14];FIND(&quot;SYMBOL:&quot;;[.E14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5.93" calcext:value-type="float" table:number-columns-spanned="1" table:number-rows-spanned="3">
            <text:p>15.9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590.45" calcext:value-type="float" table:number-columns-spanned="1" table:number-rows-spanned="3">
            <text:p>1590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15];FIND(&quot;SYMBOL:&quot;;[.E15])+7;4)));&quot;&quot;;TRIM(MID([.E15];FIND(&quot;SYMBOL:&quot;;[.E1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6/2015</text:p>
          </table:table-cell>
          <table:table-cell table:style-name="ce7" table:formula="of:=IF(ISERR(TRIM(MID([.E16];FIND(&quot;SYMBOL:&quot;;[.E16])+7;4)));&quot;&quot;;TRIM(MID([.E16];FIND(&quot;SYMBOL:&quot;;[.E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1/12/2015</text:p>
          </table:table-cell>
          <table:table-cell table:style-name="ce2" office:value-type="string" calcext:value-type="string" table:number-columns-spanned="1" table:number-rows-spanned="4">
            <text:p>ABUM2266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TOUR</text:p>
          </table:table-cell>
          <table:table-cell table:style-name="ce7" table:formula="of:=IF(ISERR(TRIM(MID([.E17];FIND(&quot;SYMBOL:&quot;;[.E17])+7;4)));&quot;&quot;;TRIM(MID([.E17];FIND(&quot;SYMBOL:&quot;;[.E17])+7;4)))" office:value-type="string" office:string-value="TOU" calcext:value-type="string">
            <text:p>TOU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12.87" calcext:value-type="float" table:number-columns-spanned="1" table:number-rows-spanned="4">
            <text:p>12.87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289.5" calcext:value-type="float" table:number-columns-spanned="1" table:number-rows-spanned="4">
            <text:p>-1289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UNIU CORP SPONSORED ADS</text:p>
          </table:table-cell>
          <table:table-cell table:style-name="ce7" table:formula="of:=IF(ISERR(TRIM(MID([.E18];FIND(&quot;SYMBOL:&quot;;[.E18])+7;4)));&quot;&quot;;TRIM(MID([.E18];FIND(&quot;SYMBOL:&quot;;[.E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REPSTG CL A</text:p>
          </table:table-cell>
          <table:table-cell table:style-name="ce7" table:formula="of:=IF(ISERR(TRIM(MID([.E19];FIND(&quot;SYMBOL:&quot;;[.E19])+7;4)));&quot;&quot;;TRIM(MID([.E19];FIND(&quot;SYMBOL:&quot;;[.E1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5/2015</text:p>
          </table:table-cell>
          <table:table-cell table:style-name="ce7" table:formula="of:=IF(ISERR(TRIM(MID([.E20];FIND(&quot;SYMBOL:&quot;;[.E20])+7;4)));&quot;&quot;;TRIM(MID([.E20];FIND(&quot;SYMBOL:&quot;;[.E2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2/2015</text:p>
          </table:table-cell>
          <table:table-cell table:style-name="ce2" office:value-type="string" calcext:value-type="string" table:number-columns-spanned="1" table:number-rows-spanned="3">
            <text:p>ABUM227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21];FIND(&quot;SYMBOL:&quot;;[.E21])+7;4)));&quot;&quot;;TRIM(MID([.E21];FIND(&quot;SYMBOL:&quot;;[.E21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6.11" calcext:value-type="float" table:number-columns-spanned="1" table:number-rows-spanned="3">
            <text:p>16.1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613.5" calcext:value-type="float" table:number-columns-spanned="1" table:number-rows-spanned="3">
            <text:p>-1613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22];FIND(&quot;SYMBOL:&quot;;[.E22])+7;4)));&quot;&quot;;TRIM(MID([.E22];FIND(&quot;SYMBOL:&quot;;[.E2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5/2015</text:p>
          </table:table-cell>
          <table:table-cell table:style-name="ce7" table:formula="of:=IF(ISERR(TRIM(MID([.E23];FIND(&quot;SYMBOL:&quot;;[.E23])+7;4)));&quot;&quot;;TRIM(MID([.E23];FIND(&quot;SYMBOL:&quot;;[.E2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2/2015</text:p>
          </table:table-cell>
          <table:table-cell table:style-name="ce2" office:value-type="string" calcext:value-type="string" table:number-columns-spanned="1" table:number-rows-spanned="3">
            <text:p>ABUM226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FCX</text:p>
          </table:table-cell>
          <table:table-cell table:style-name="ce7" table:formula="of:=IF(ISERR(TRIM(MID([.E24];FIND(&quot;SYMBOL:&quot;;[.E24])+7;4)));&quot;&quot;;TRIM(MID([.E24];FIND(&quot;SYMBOL:&quot;;[.E24])+7;4)))" office:value-type="string" office:string-value="FCX" calcext:value-type="string">
            <text:p>FC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22.78" calcext:value-type="float" table:number-columns-spanned="1" table:number-rows-spanned="3">
            <text:p>22.7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824.9" calcext:value-type="float" table:number-columns-spanned="1" table:number-rows-spanned="3">
            <text:p>-1824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FREEPORT MCMORAN INC</text:p>
          </table:table-cell>
          <table:table-cell table:style-name="ce7" table:formula="of:=IF(ISERR(TRIM(MID([.E25];FIND(&quot;SYMBOL:&quot;;[.E25])+7;4)));&quot;&quot;;TRIM(MID([.E25];FIND(&quot;SYMBOL:&quot;;[.E2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5/2015</text:p>
          </table:table-cell>
          <table:table-cell table:style-name="ce7" table:formula="of:=IF(ISERR(TRIM(MID([.E26];FIND(&quot;SYMBOL:&quot;;[.E26])+7;4)));&quot;&quot;;TRIM(MID([.E26];FIND(&quot;SYMBOL:&quot;;[.E2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2/2015</text:p>
          </table:table-cell>
          <table:table-cell table:style-name="ce2" office:value-type="string" calcext:value-type="string" table:number-columns-spanned="1" table:number-rows-spanned="3">
            <text:p>ABUM223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FCX</text:p>
          </table:table-cell>
          <table:table-cell table:style-name="ce7" table:formula="of:=IF(ISERR(TRIM(MID([.E27];FIND(&quot;SYMBOL:&quot;;[.E27])+7;4)));&quot;&quot;;TRIM(MID([.E27];FIND(&quot;SYMBOL:&quot;;[.E27])+7;4)))" office:value-type="string" office:string-value="FCX" calcext:value-type="string">
            <text:p>FC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22.78" calcext:value-type="float" table:number-columns-spanned="1" table:number-rows-spanned="3">
            <text:p>22.7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824.9" calcext:value-type="float" table:number-columns-spanned="1" table:number-rows-spanned="3">
            <text:p>-1824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FREEPORT MCMORAN INC</text:p>
          </table:table-cell>
          <table:table-cell table:style-name="ce7" table:formula="of:=IF(ISERR(TRIM(MID([.E28];FIND(&quot;SYMBOL:&quot;;[.E28])+7;4)));&quot;&quot;;TRIM(MID([.E28];FIND(&quot;SYMBOL:&quot;;[.E2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5/2015</text:p>
          </table:table-cell>
          <table:table-cell table:style-name="ce7" table:formula="of:=IF(ISERR(TRIM(MID([.E29];FIND(&quot;SYMBOL:&quot;;[.E29])+7;4)));&quot;&quot;;TRIM(MID([.E29];FIND(&quot;SYMBOL:&quot;;[.E2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1/12/2015</text:p>
          </table:table-cell>
          <table:table-cell table:style-name="ce2" office:value-type="string" calcext:value-type="string" table:number-columns-spanned="1" table:number-rows-spanned="4">
            <text:p>ABUL4239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30];FIND(&quot;SYMBOL:&quot;;[.E30])+7;4)));&quot;&quot;;TRIM(MID([.E30];FIND(&quot;SYMBOL:&quot;;[.E30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10" calcext:value-type="float" table:number-columns-spanned="1" table:number-rows-spanned="4">
            <text:p>110</text:p>
          </table:table-cell>
          <table:table-cell table:style-name="ce9" office:value-type="float" office:value="14.2405" calcext:value-type="float" table:number-columns-spanned="1" table:number-rows-spanned="4">
            <text:p>14.2405</text:p>
          </table:table-cell>
          <table:table-cell table:style-name="ce9" office:value-type="float" office:value="2.52" calcext:value-type="float" table:number-columns-spanned="1" table:number-rows-spanned="4">
            <text:p>2.52</text:p>
          </table:table-cell>
          <table:table-cell table:style-name="ce9" office:value-type="float" office:value="1563.89" calcext:value-type="float" table:number-columns-spanned="1" table:number-rows-spanned="4">
            <text:p>1563.8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31];FIND(&quot;SYMBOL:&quot;;[.E31])+7;4)));&quot;&quot;;TRIM(MID([.E31];FIND(&quot;SYMBOL:&quot;;[.E3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32];FIND(&quot;SYMBOL:&quot;;[.E32])+7;4)));&quot;&quot;;TRIM(MID([.E32];FIND(&quot;SYMBOL:&quot;;[.E3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5/2015</text:p>
          </table:table-cell>
          <table:table-cell table:style-name="ce7" table:formula="of:=IF(ISERR(TRIM(MID([.E33];FIND(&quot;SYMBOL:&quot;;[.E33])+7;4)));&quot;&quot;;TRIM(MID([.E33];FIND(&quot;SYMBOL:&quot;;[.E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12/2015</text:p>
          </table:table-cell>
          <table:table-cell table:style-name="ce2" office:value-type="string" calcext:value-type="string" table:number-columns-spanned="1" table:number-rows-spanned="3">
            <text:p>ABUL828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FCX</text:p>
          </table:table-cell>
          <table:table-cell table:style-name="ce7" table:formula="of:=IF(ISERR(TRIM(MID([.E34];FIND(&quot;SYMBOL:&quot;;[.E34])+7;4)));&quot;&quot;;TRIM(MID([.E34];FIND(&quot;SYMBOL:&quot;;[.E34])+7;4)))" office:value-type="string" office:string-value="FCX" calcext:value-type="string">
            <text:p>FCX</text:p>
          </table:table-cell>
          <table:table-cell table:number-columns-repeated="2"/>
          <table:table-cell table:style-name="ce9" office:value-type="float" office:value="90" calcext:value-type="float" table:number-columns-spanned="1" table:number-rows-spanned="3">
            <text:p>90</text:p>
          </table:table-cell>
          <table:table-cell table:style-name="ce9" office:value-type="float" office:value="22.88" calcext:value-type="float" table:number-columns-spanned="1" table:number-rows-spanned="3">
            <text:p>22.88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56.64" calcext:value-type="float" table:number-columns-spanned="1" table:number-rows-spanned="3">
            <text:p>2056.6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FREEPORT MCMORAN INC</text:p>
          </table:table-cell>
          <table:table-cell table:style-name="ce7" table:formula="of:=IF(ISERR(TRIM(MID([.E35];FIND(&quot;SYMBOL:&quot;;[.E35])+7;4)));&quot;&quot;;TRIM(MID([.E35];FIND(&quot;SYMBOL:&quot;;[.E3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5/2015</text:p>
          </table:table-cell>
          <table:table-cell table:style-name="ce7" table:formula="of:=IF(ISERR(TRIM(MID([.E36];FIND(&quot;SYMBOL:&quot;;[.E36])+7;4)));&quot;&quot;;TRIM(MID([.E36];FIND(&quot;SYMBOL:&quot;;[.E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9/2015</text:p>
          </table:table-cell>
          <table:table-cell table:style-name="ce2" office:value-type="string" calcext:value-type="string" table:number-columns-spanned="1" table:number-rows-spanned="3">
            <text:p>ABUL421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37];FIND(&quot;SYMBOL:&quot;;[.E37])+7;4)));&quot;&quot;;TRIM(MID([.E37];FIND(&quot;SYMBOL:&quot;;[.E37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0.795" calcext:value-type="float" table:number-columns-spanned="1" table:number-rows-spanned="3">
            <text:p>10.79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616.69" calcext:value-type="float" table:number-columns-spanned="1" table:number-rows-spanned="3">
            <text:p>1616.6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38];FIND(&quot;SYMBOL:&quot;;[.E38])+7;4)));&quot;&quot;;TRIM(MID([.E38];FIND(&quot;SYMBOL:&quot;;[.E3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4/2015</text:p>
          </table:table-cell>
          <table:table-cell table:style-name="ce7" table:formula="of:=IF(ISERR(TRIM(MID([.E39];FIND(&quot;SYMBOL:&quot;;[.E39])+7;4)));&quot;&quot;;TRIM(MID([.E39];FIND(&quot;SYMBOL:&quot;;[.E3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8/2015</text:p>
          </table:table-cell>
          <table:table-cell table:style-name="ce2" office:value-type="string" calcext:value-type="string" table:number-columns-spanned="1" table:number-rows-spanned="3">
            <text:p>ABUL838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</text:p>
          </table:table-cell>
          <table:table-cell table:style-name="ce7" table:formula="of:=IF(ISERR(TRIM(MID([.E40];FIND(&quot;SYMBOL:&quot;;[.E40])+7;4)));&quot;&quot;;TRIM(MID([.E40];FIND(&quot;SYMBOL:&quot;;[.E40])+7;4)))" office:value-type="string" office:string-value="S" calcext:value-type="string">
            <text:p>S</text:p>
          </table:table-cell>
          <table:table-cell table:number-columns-repeated="2"/>
          <table:table-cell table:style-name="ce9" office:value-type="float" office:value="400" calcext:value-type="float" table:number-columns-spanned="1" table:number-rows-spanned="3">
            <text:p>400</text:p>
          </table:table-cell>
          <table:table-cell table:style-name="ce9" office:value-type="float" office:value="4.19" calcext:value-type="float" table:number-columns-spanned="1" table:number-rows-spanned="3">
            <text:p>4.19</text:p>
          </table:table-cell>
          <table:table-cell table:style-name="ce9" office:value-type="float" office:value="2.55" calcext:value-type="float" table:number-columns-spanned="1" table:number-rows-spanned="3">
            <text:p>2.55</text:p>
          </table:table-cell>
          <table:table-cell table:style-name="ce9" office:value-type="float" office:value="1673.41" calcext:value-type="float" table:number-columns-spanned="1" table:number-rows-spanned="3">
            <text:p>1673.4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PRINT CORP SER 1</text:p>
          </table:table-cell>
          <table:table-cell table:style-name="ce7" table:formula="of:=IF(ISERR(TRIM(MID([.E41];FIND(&quot;SYMBOL:&quot;;[.E41])+7;4)));&quot;&quot;;TRIM(MID([.E41];FIND(&quot;SYMBOL:&quot;;[.E4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3/2015</text:p>
          </table:table-cell>
          <table:table-cell table:style-name="ce7" table:formula="of:=IF(ISERR(TRIM(MID([.E42];FIND(&quot;SYMBOL:&quot;;[.E42])+7;4)));&quot;&quot;;TRIM(MID([.E42];FIND(&quot;SYMBOL:&quot;;[.E4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8/2015</text:p>
          </table:table-cell>
          <table:table-cell table:style-name="ce2" office:value-type="string" calcext:value-type="string" table:number-columns-spanned="1" table:number-rows-spanned="3">
            <text:p>ABUL778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TX</text:p>
          </table:table-cell>
          <table:table-cell table:style-name="ce7" table:formula="of:=IF(ISERR(TRIM(MID([.E43];FIND(&quot;SYMBOL:&quot;;[.E43])+7;4)));&quot;&quot;;TRIM(MID([.E43];FIND(&quot;SYMBOL:&quot;;[.E43])+7;4)))" office:value-type="string" office:string-value="STX" calcext:value-type="string">
            <text:p>STX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5.5" calcext:value-type="float" table:number-columns-spanned="1" table:number-rows-spanned="3">
            <text:p>65.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962.43" calcext:value-type="float" table:number-columns-spanned="1" table:number-rows-spanned="3">
            <text:p>1962.4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EAGATE TECHNOLOGY PLC</text:p>
          </table:table-cell>
          <table:table-cell table:style-name="ce7" table:formula="of:=IF(ISERR(TRIM(MID([.E44];FIND(&quot;SYMBOL:&quot;;[.E44])+7;4)));&quot;&quot;;TRIM(MID([.E44];FIND(&quot;SYMBOL:&quot;;[.E4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3/2015</text:p>
          </table:table-cell>
          <table:table-cell table:style-name="ce7" table:formula="of:=IF(ISERR(TRIM(MID([.E45];FIND(&quot;SYMBOL:&quot;;[.E45])+7;4)));&quot;&quot;;TRIM(MID([.E45];FIND(&quot;SYMBOL:&quot;;[.E4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8/2015</text:p>
          </table:table-cell>
          <table:table-cell table:style-name="ce2" office:value-type="string" calcext:value-type="string" table:number-columns-spanned="1" table:number-rows-spanned="3">
            <text:p>ABUL776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SX</text:p>
          </table:table-cell>
          <table:table-cell table:style-name="ce7" table:formula="of:=IF(ISERR(TRIM(MID([.E46];FIND(&quot;SYMBOL:&quot;;[.E46])+7;4)));&quot;&quot;;TRIM(MID([.E46];FIND(&quot;SYMBOL:&quot;;[.E46])+7;4)))" office:value-type="string" office:string-value="BSX" calcext:value-type="string">
            <text:p>BS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4.6" calcext:value-type="float" table:number-columns-spanned="1" table:number-rows-spanned="3">
            <text:p>14.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57.45" calcext:value-type="float" table:number-columns-spanned="1" table:number-rows-spanned="3">
            <text:p>1457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OSTON SCIENTIFIC CORP</text:p>
          </table:table-cell>
          <table:table-cell table:style-name="ce7" table:formula="of:=IF(ISERR(TRIM(MID([.E47];FIND(&quot;SYMBOL:&quot;;[.E47])+7;4)));&quot;&quot;;TRIM(MID([.E47];FIND(&quot;SYMBOL:&quot;;[.E4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3/2015</text:p>
          </table:table-cell>
          <table:table-cell table:style-name="ce7" table:formula="of:=IF(ISERR(TRIM(MID([.E48];FIND(&quot;SYMBOL:&quot;;[.E48])+7;4)));&quot;&quot;;TRIM(MID([.E48];FIND(&quot;SYMBOL:&quot;;[.E4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8/2015</text:p>
          </table:table-cell>
          <table:table-cell table:style-name="ce2" office:value-type="string" calcext:value-type="string" table:number-columns-spanned="1" table:number-rows-spanned="3">
            <text:p>ABUL764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</text:p>
          </table:table-cell>
          <table:table-cell table:style-name="ce7" table:formula="of:=IF(ISERR(TRIM(MID([.E49];FIND(&quot;SYMBOL:&quot;;[.E49])+7;4)));&quot;&quot;;TRIM(MID([.E49];FIND(&quot;SYMBOL:&quot;;[.E49])+7;4)))" office:value-type="string" office:string-value="S" calcext:value-type="string">
            <text:p>S</text:p>
          </table:table-cell>
          <table:table-cell table:number-columns-repeated="2"/>
          <table:table-cell table:style-name="ce9" office:value-type="float" office:value="400" calcext:value-type="float" table:number-columns-spanned="1" table:number-rows-spanned="3">
            <text:p>400</text:p>
          </table:table-cell>
          <table:table-cell table:style-name="ce9" office:value-type="float" office:value="4.25" calcext:value-type="float" table:number-columns-spanned="1" table:number-rows-spanned="3">
            <text:p>4.2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02.5" calcext:value-type="float" table:number-columns-spanned="1" table:number-rows-spanned="3">
            <text:p>-170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PRINT CORP SER 1</text:p>
          </table:table-cell>
          <table:table-cell table:style-name="ce7" table:formula="of:=IF(ISERR(TRIM(MID([.E50];FIND(&quot;SYMBOL:&quot;;[.E50])+7;4)));&quot;&quot;;TRIM(MID([.E50];FIND(&quot;SYMBOL:&quot;;[.E5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3/2015</text:p>
          </table:table-cell>
          <table:table-cell table:style-name="ce7" table:formula="of:=IF(ISERR(TRIM(MID([.E51];FIND(&quot;SYMBOL:&quot;;[.E51])+7;4)));&quot;&quot;;TRIM(MID([.E51];FIND(&quot;SYMBOL:&quot;;[.E5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7/2015</text:p>
          </table:table-cell>
          <table:table-cell table:style-name="ce2" office:value-type="string" calcext:value-type="string" table:number-columns-spanned="1" table:number-rows-spanned="3">
            <text:p>ABUL420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52];FIND(&quot;SYMBOL:&quot;;[.E52])+7;4)));&quot;&quot;;TRIM(MID([.E52];FIND(&quot;SYMBOL:&quot;;[.E52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13.51" calcext:value-type="float" table:number-columns-spanned="1" table:number-rows-spanned="3">
            <text:p>13.5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537.87" calcext:value-type="float" table:number-columns-spanned="1" table:number-rows-spanned="3">
            <text:p>537.8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53];FIND(&quot;SYMBOL:&quot;;[.E53])+7;4)));&quot;&quot;;TRIM(MID([.E53];FIND(&quot;SYMBOL:&quot;;[.E5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54];FIND(&quot;SYMBOL:&quot;;[.E54])+7;4)));&quot;&quot;;TRIM(MID([.E54];FIND(&quot;SYMBOL:&quot;;[.E5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7/2015</text:p>
          </table:table-cell>
          <table:table-cell table:style-name="ce2" office:value-type="string" calcext:value-type="string" table:number-columns-spanned="1" table:number-rows-spanned="3">
            <text:p>ABUL579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LNCO</text:p>
          </table:table-cell>
          <table:table-cell table:style-name="ce7" table:formula="of:=IF(ISERR(TRIM(MID([.E55];FIND(&quot;SYMBOL:&quot;;[.E55])+7;4)));&quot;&quot;;TRIM(MID([.E55];FIND(&quot;SYMBOL:&quot;;[.E55])+7;4)))" office:value-type="string" office:string-value="LNC" calcext:value-type="string">
            <text:p>LNC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0.93" calcext:value-type="float" table:number-columns-spanned="1" table:number-rows-spanned="3">
            <text:p>10.93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636.94" calcext:value-type="float" table:number-columns-spanned="1" table:number-rows-spanned="3">
            <text:p>1636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LINNCO LLC</text:p>
          </table:table-cell>
          <table:table-cell table:style-name="ce7" table:formula="of:=IF(ISERR(TRIM(MID([.E56];FIND(&quot;SYMBOL:&quot;;[.E56])+7;4)));&quot;&quot;;TRIM(MID([.E56];FIND(&quot;SYMBOL:&quot;;[.E5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57];FIND(&quot;SYMBOL:&quot;;[.E57])+7;4)));&quot;&quot;;TRIM(MID([.E57];FIND(&quot;SYMBOL:&quot;;[.E5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1/07/2015</text:p>
          </table:table-cell>
          <table:table-cell table:style-name="ce2" office:value-type="string" calcext:value-type="string" table:number-columns-spanned="1" table:number-rows-spanned="4">
            <text:p>ABUL4192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JKS</text:p>
          </table:table-cell>
          <table:table-cell table:style-name="ce7" table:formula="of:=IF(ISERR(TRIM(MID([.E58];FIND(&quot;SYMBOL:&quot;;[.E58])+7;4)));&quot;&quot;;TRIM(MID([.E58];FIND(&quot;SYMBOL:&quot;;[.E58])+7;4)))" office:value-type="string" office:string-value="JKS" calcext:value-type="string">
            <text:p>JKS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4">
            <text:p>200</text:p>
          </table:table-cell>
          <table:table-cell table:style-name="ce9" office:value-type="float" office:value="17.46" calcext:value-type="float" table:number-columns-spanned="1" table:number-rows-spanned="4">
            <text:p>17.46</text:p>
          </table:table-cell>
          <table:table-cell table:style-name="ce9" office:value-type="float" office:value="2.52" calcext:value-type="float" table:number-columns-spanned="1" table:number-rows-spanned="4">
            <text:p>2.52</text:p>
          </table:table-cell>
          <table:table-cell table:style-name="ce9" office:value-type="float" office:value="3489.4" calcext:value-type="float" table:number-columns-spanned="1" table:number-rows-spanned="4">
            <text:p>3489.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INKOSOLAR HOLDING COMPANY LTD SPONSORED</text:p>
          </table:table-cell>
          <table:table-cell table:style-name="ce7" table:formula="of:=IF(ISERR(TRIM(MID([.E59];FIND(&quot;SYMBOL:&quot;;[.E59])+7;4)));&quot;&quot;;TRIM(MID([.E59];FIND(&quot;SYMBOL:&quot;;[.E5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ADR</text:p>
          </table:table-cell>
          <table:table-cell table:style-name="ce7" table:formula="of:=IF(ISERR(TRIM(MID([.E60];FIND(&quot;SYMBOL:&quot;;[.E60])+7;4)));&quot;&quot;;TRIM(MID([.E60];FIND(&quot;SYMBOL:&quot;;[.E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61];FIND(&quot;SYMBOL:&quot;;[.E61])+7;4)));&quot;&quot;;TRIM(MID([.E61];FIND(&quot;SYMBOL:&quot;;[.E6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7/2015</text:p>
          </table:table-cell>
          <table:table-cell table:style-name="ce2" office:value-type="string" calcext:value-type="string" table:number-columns-spanned="1" table:number-rows-spanned="3">
            <text:p>ABUL536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TX</text:p>
          </table:table-cell>
          <table:table-cell table:style-name="ce7" table:formula="of:=IF(ISERR(TRIM(MID([.E62];FIND(&quot;SYMBOL:&quot;;[.E62])+7;4)));&quot;&quot;;TRIM(MID([.E62];FIND(&quot;SYMBOL:&quot;;[.E62])+7;4)))" office:value-type="string" office:string-value="STX" calcext:value-type="string">
            <text:p>STX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3.95" calcext:value-type="float" table:number-columns-spanned="1" table:number-rows-spanned="3">
            <text:p>63.9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21" calcext:value-type="float" table:number-columns-spanned="1" table:number-rows-spanned="3">
            <text:p>-192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EAGATE TECHNOLOGY PLC</text:p>
          </table:table-cell>
          <table:table-cell table:style-name="ce7" table:formula="of:=IF(ISERR(TRIM(MID([.E63];FIND(&quot;SYMBOL:&quot;;[.E63])+7;4)));&quot;&quot;;TRIM(MID([.E63];FIND(&quot;SYMBOL:&quot;;[.E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64];FIND(&quot;SYMBOL:&quot;;[.E64])+7;4)));&quot;&quot;;TRIM(MID([.E64];FIND(&quot;SYMBOL:&quot;;[.E6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7/2015</text:p>
          </table:table-cell>
          <table:table-cell table:style-name="ce2" office:value-type="string" calcext:value-type="string" table:number-columns-spanned="1" table:number-rows-spanned="3">
            <text:p>ABUL509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TX</text:p>
          </table:table-cell>
          <table:table-cell table:style-name="ce7" table:formula="of:=IF(ISERR(TRIM(MID([.E65];FIND(&quot;SYMBOL:&quot;;[.E65])+7;4)));&quot;&quot;;TRIM(MID([.E65];FIND(&quot;SYMBOL:&quot;;[.E65])+7;4)))" office:value-type="string" office:string-value="STX" calcext:value-type="string">
            <text:p>STX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3.22" calcext:value-type="float" table:number-columns-spanned="1" table:number-rows-spanned="3">
            <text:p>63.22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894.04" calcext:value-type="float" table:number-columns-spanned="1" table:number-rows-spanned="3">
            <text:p>1894.0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EAGATE TECHNOLOGY PLC</text:p>
          </table:table-cell>
          <table:table-cell table:style-name="ce7" table:formula="of:=IF(ISERR(TRIM(MID([.E66];FIND(&quot;SYMBOL:&quot;;[.E66])+7;4)));&quot;&quot;;TRIM(MID([.E66];FIND(&quot;SYMBOL:&quot;;[.E6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67];FIND(&quot;SYMBOL:&quot;;[.E67])+7;4)));&quot;&quot;;TRIM(MID([.E67];FIND(&quot;SYMBOL:&quot;;[.E6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7/2015</text:p>
          </table:table-cell>
          <table:table-cell table:style-name="ce2" office:value-type="string" calcext:value-type="string" table:number-columns-spanned="1" table:number-rows-spanned="3">
            <text:p>ABUL506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TX</text:p>
          </table:table-cell>
          <table:table-cell table:style-name="ce7" table:formula="of:=IF(ISERR(TRIM(MID([.E68];FIND(&quot;SYMBOL:&quot;;[.E68])+7;4)));&quot;&quot;;TRIM(MID([.E68];FIND(&quot;SYMBOL:&quot;;[.E68])+7;4)))" office:value-type="string" office:string-value="STX" calcext:value-type="string">
            <text:p>STX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3.61" calcext:value-type="float" table:number-columns-spanned="1" table:number-rows-spanned="3">
            <text:p>63.6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10.8" calcext:value-type="float" table:number-columns-spanned="1" table:number-rows-spanned="3">
            <text:p>-1910.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EAGATE TECHNOLOGY PLC</text:p>
          </table:table-cell>
          <table:table-cell table:style-name="ce7" table:formula="of:=IF(ISERR(TRIM(MID([.E69];FIND(&quot;SYMBOL:&quot;;[.E69])+7;4)));&quot;&quot;;TRIM(MID([.E69];FIND(&quot;SYMBOL:&quot;;[.E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70];FIND(&quot;SYMBOL:&quot;;[.E70])+7;4)));&quot;&quot;;TRIM(MID([.E70];FIND(&quot;SYMBOL:&quot;;[.E7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7/2015</text:p>
          </table:table-cell>
          <table:table-cell table:style-name="ce2" office:value-type="string" calcext:value-type="string" table:number-columns-spanned="1" table:number-rows-spanned="3">
            <text:p>ABUL503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LNCO</text:p>
          </table:table-cell>
          <table:table-cell table:style-name="ce7" table:formula="of:=IF(ISERR(TRIM(MID([.E71];FIND(&quot;SYMBOL:&quot;;[.E71])+7;4)));&quot;&quot;;TRIM(MID([.E71];FIND(&quot;SYMBOL:&quot;;[.E71])+7;4)))" office:value-type="string" office:string-value="LNC" calcext:value-type="string">
            <text:p>LNC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1.58" calcext:value-type="float" table:number-columns-spanned="1" table:number-rows-spanned="3">
            <text:p>11.5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39.5" calcext:value-type="float" table:number-columns-spanned="1" table:number-rows-spanned="3">
            <text:p>-1739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LINNCO LLC</text:p>
          </table:table-cell>
          <table:table-cell table:style-name="ce7" table:formula="of:=IF(ISERR(TRIM(MID([.E72];FIND(&quot;SYMBOL:&quot;;[.E72])+7;4)));&quot;&quot;;TRIM(MID([.E72];FIND(&quot;SYMBOL:&quot;;[.E7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12/2015</text:p>
          </table:table-cell>
          <table:table-cell table:style-name="ce7" table:formula="of:=IF(ISERR(TRIM(MID([.E73];FIND(&quot;SYMBOL:&quot;;[.E73])+7;4)));&quot;&quot;;TRIM(MID([.E73];FIND(&quot;SYMBOL:&quot;;[.E7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423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PF</text:p>
          </table:table-cell>
          <table:table-cell table:style-name="ce7" table:formula="of:=IF(ISERR(TRIM(MID([.E74];FIND(&quot;SYMBOL:&quot;;[.E74])+7;4)));&quot;&quot;;TRIM(MID([.E74];FIND(&quot;SYMBOL:&quot;;[.E74])+7;4)))" office:value-type="string" office:string-value="PF" calcext:value-type="string">
            <text:p>PF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4.58" calcext:value-type="float" table:number-columns-spanned="1" table:number-rows-spanned="3">
            <text:p>34.58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726.45" calcext:value-type="float" table:number-columns-spanned="1" table:number-rows-spanned="3">
            <text:p>1726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INNACLE FOODS INC DE</text:p>
          </table:table-cell>
          <table:table-cell table:style-name="ce7" table:formula="of:=IF(ISERR(TRIM(MID([.E75];FIND(&quot;SYMBOL:&quot;;[.E75])+7;4)));&quot;&quot;;TRIM(MID([.E75];FIND(&quot;SYMBOL:&quot;;[.E7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76];FIND(&quot;SYMBOL:&quot;;[.E76])+7;4)));&quot;&quot;;TRIM(MID([.E76];FIND(&quot;SYMBOL:&quot;;[.E7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1/06/2015</text:p>
          </table:table-cell>
          <table:table-cell table:style-name="ce2" office:value-type="string" calcext:value-type="string" table:number-columns-spanned="1" table:number-rows-spanned="4">
            <text:p>ABUL3552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JKS</text:p>
          </table:table-cell>
          <table:table-cell table:style-name="ce7" table:formula="of:=IF(ISERR(TRIM(MID([.E77];FIND(&quot;SYMBOL:&quot;;[.E77])+7;4)));&quot;&quot;;TRIM(MID([.E77];FIND(&quot;SYMBOL:&quot;;[.E77])+7;4)))" office:value-type="string" office:string-value="JKS" calcext:value-type="string">
            <text:p>JKS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17.9" calcext:value-type="float" table:number-columns-spanned="1" table:number-rows-spanned="4">
            <text:p>17.9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792.5" calcext:value-type="float" table:number-columns-spanned="1" table:number-rows-spanned="4">
            <text:p>-179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INKOSOLAR HOLDING COMPANY LTD SPONSORED</text:p>
          </table:table-cell>
          <table:table-cell table:style-name="ce7" table:formula="of:=IF(ISERR(TRIM(MID([.E78];FIND(&quot;SYMBOL:&quot;;[.E78])+7;4)));&quot;&quot;;TRIM(MID([.E78];FIND(&quot;SYMBOL:&quot;;[.E7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ADR</text:p>
          </table:table-cell>
          <table:table-cell table:style-name="ce7" table:formula="of:=IF(ISERR(TRIM(MID([.E79];FIND(&quot;SYMBOL:&quot;;[.E79])+7;4)));&quot;&quot;;TRIM(MID([.E79];FIND(&quot;SYMBOL:&quot;;[.E7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80];FIND(&quot;SYMBOL:&quot;;[.E80])+7;4)));&quot;&quot;;TRIM(MID([.E80];FIND(&quot;SYMBOL:&quot;;[.E8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367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FCX</text:p>
          </table:table-cell>
          <table:table-cell table:style-name="ce7" table:formula="of:=IF(ISERR(TRIM(MID([.E81];FIND(&quot;SYMBOL:&quot;;[.E81])+7;4)));&quot;&quot;;TRIM(MID([.E81];FIND(&quot;SYMBOL:&quot;;[.E81])+7;4)))" office:value-type="string" office:string-value="FCX" calcext:value-type="string">
            <text:p>FCX</text:p>
          </table:table-cell>
          <table:table-cell table:number-columns-repeated="2"/>
          <table:table-cell table:style-name="ce9" office:value-type="float" office:value="90" calcext:value-type="float" table:number-columns-spanned="1" table:number-rows-spanned="3">
            <text:p>90</text:p>
          </table:table-cell>
          <table:table-cell table:style-name="ce9" office:value-type="float" office:value="22.68" calcext:value-type="float" table:number-columns-spanned="1" table:number-rows-spanned="3">
            <text:p>22.6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43.7" calcext:value-type="float" table:number-columns-spanned="1" table:number-rows-spanned="3">
            <text:p>-2043.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FREEPORT MCMORAN INC</text:p>
          </table:table-cell>
          <table:table-cell table:style-name="ce7" table:formula="of:=IF(ISERR(TRIM(MID([.E82];FIND(&quot;SYMBOL:&quot;;[.E82])+7;4)));&quot;&quot;;TRIM(MID([.E82];FIND(&quot;SYMBOL:&quot;;[.E8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83];FIND(&quot;SYMBOL:&quot;;[.E83])+7;4)));&quot;&quot;;TRIM(MID([.E83];FIND(&quot;SYMBOL:&quot;;[.E8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1/06/2015</text:p>
          </table:table-cell>
          <table:table-cell table:style-name="ce2" office:value-type="string" calcext:value-type="string" table:number-columns-spanned="1" table:number-rows-spanned="4">
            <text:p>ABUL3598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84];FIND(&quot;SYMBOL:&quot;;[.E84])+7;4)));&quot;&quot;;TRIM(MID([.E84];FIND(&quot;SYMBOL:&quot;;[.E84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4">
            <text:p>40</text:p>
          </table:table-cell>
          <table:table-cell table:style-name="ce9" office:value-type="float" office:value="14.69" calcext:value-type="float" table:number-columns-spanned="1" table:number-rows-spanned="4">
            <text:p>14.69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590.1" calcext:value-type="float" table:number-columns-spanned="1" table:number-rows-spanned="4">
            <text:p>-590.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85];FIND(&quot;SYMBOL:&quot;;[.E85])+7;4)));&quot;&quot;;TRIM(MID([.E85];FIND(&quot;SYMBOL:&quot;;[.E8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86];FIND(&quot;SYMBOL:&quot;;[.E86])+7;4)));&quot;&quot;;TRIM(MID([.E86];FIND(&quot;SYMBOL:&quot;;[.E8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87];FIND(&quot;SYMBOL:&quot;;[.E87])+7;4)));&quot;&quot;;TRIM(MID([.E87];FIND(&quot;SYMBOL:&quot;;[.E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368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EMC</text:p>
          </table:table-cell>
          <table:table-cell table:style-name="ce7" table:formula="of:=IF(ISERR(TRIM(MID([.E88];FIND(&quot;SYMBOL:&quot;;[.E88])+7;4)));&quot;&quot;;TRIM(MID([.E88];FIND(&quot;SYMBOL:&quot;;[.E88])+7;4)))" office:value-type="string" office:string-value="EMC" calcext:value-type="string">
            <text:p>EMC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28.75" calcext:value-type="float" table:number-columns-spanned="1" table:number-rows-spanned="3">
            <text:p>28.7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15" calcext:value-type="float" table:number-columns-spanned="1" table:number-rows-spanned="3">
            <text:p>-201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 M C CORP MASS</text:p>
          </table:table-cell>
          <table:table-cell table:style-name="ce7" table:formula="of:=IF(ISERR(TRIM(MID([.E89];FIND(&quot;SYMBOL:&quot;;[.E89])+7;4)));&quot;&quot;;TRIM(MID([.E89];FIND(&quot;SYMBOL:&quot;;[.E8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90];FIND(&quot;SYMBOL:&quot;;[.E90])+7;4)));&quot;&quot;;TRIM(MID([.E90];FIND(&quot;SYMBOL:&quot;;[.E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370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SX</text:p>
          </table:table-cell>
          <table:table-cell table:style-name="ce7" table:formula="of:=IF(ISERR(TRIM(MID([.E91];FIND(&quot;SYMBOL:&quot;;[.E91])+7;4)));&quot;&quot;;TRIM(MID([.E91];FIND(&quot;SYMBOL:&quot;;[.E91])+7;4)))" office:value-type="string" office:string-value="BSX" calcext:value-type="string">
            <text:p>BS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3.61" calcext:value-type="float" table:number-columns-spanned="1" table:number-rows-spanned="3">
            <text:p>13.6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363.5" calcext:value-type="float" table:number-columns-spanned="1" table:number-rows-spanned="3">
            <text:p>-1363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OSTON SCIENTIFIC CORP</text:p>
          </table:table-cell>
          <table:table-cell table:style-name="ce7" table:formula="of:=IF(ISERR(TRIM(MID([.E92];FIND(&quot;SYMBOL:&quot;;[.E92])+7;4)));&quot;&quot;;TRIM(MID([.E92];FIND(&quot;SYMBOL:&quot;;[.E9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93];FIND(&quot;SYMBOL:&quot;;[.E93])+7;4)));&quot;&quot;;TRIM(MID([.E93];FIND(&quot;SYMBOL:&quot;;[.E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365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94];FIND(&quot;SYMBOL:&quot;;[.E94])+7;4)));&quot;&quot;;TRIM(MID([.E94];FIND(&quot;SYMBOL:&quot;;[.E94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0.94" calcext:value-type="float" table:number-columns-spanned="1" table:number-rows-spanned="3">
            <text:p>10.9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643.5" calcext:value-type="float" table:number-columns-spanned="1" table:number-rows-spanned="3">
            <text:p>-1643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95];FIND(&quot;SYMBOL:&quot;;[.E95])+7;4)));&quot;&quot;;TRIM(MID([.E95];FIND(&quot;SYMBOL:&quot;;[.E9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96];FIND(&quot;SYMBOL:&quot;;[.E96])+7;4)));&quot;&quot;;TRIM(MID([.E96];FIND(&quot;SYMBOL:&quot;;[.E9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363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PF</text:p>
          </table:table-cell>
          <table:table-cell table:style-name="ce7" table:formula="of:=IF(ISERR(TRIM(MID([.E97];FIND(&quot;SYMBOL:&quot;;[.E97])+7;4)));&quot;&quot;;TRIM(MID([.E97];FIND(&quot;SYMBOL:&quot;;[.E97])+7;4)))" office:value-type="string" office:string-value="PF" calcext:value-type="string">
            <text:p>PF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4.76" calcext:value-type="float" table:number-columns-spanned="1" table:number-rows-spanned="3">
            <text:p>34.7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40.5" calcext:value-type="float" table:number-columns-spanned="1" table:number-rows-spanned="3">
            <text:p>-1740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INNACLE FOODS INC DE</text:p>
          </table:table-cell>
          <table:table-cell table:style-name="ce7" table:formula="of:=IF(ISERR(TRIM(MID([.E98];FIND(&quot;SYMBOL:&quot;;[.E98])+7;4)));&quot;&quot;;TRIM(MID([.E98];FIND(&quot;SYMBOL:&quot;;[.E9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99];FIND(&quot;SYMBOL:&quot;;[.E99])+7;4)));&quot;&quot;;TRIM(MID([.E99];FIND(&quot;SYMBOL:&quot;;[.E9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128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L</text:p>
          </table:table-cell>
          <table:table-cell table:style-name="ce7" table:formula="of:=IF(ISERR(TRIM(MID([.E100];FIND(&quot;SYMBOL:&quot;;[.E100])+7;4)));&quot;&quot;;TRIM(MID([.E100];FIND(&quot;SYMBOL:&quot;;[.E100])+7;4)))" office:value-type="string" office:string-value="CL" calcext:value-type="string">
            <text:p>CL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8.21" calcext:value-type="float" table:number-columns-spanned="1" table:number-rows-spanned="3">
            <text:p>68.2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43.74" calcext:value-type="float" table:number-columns-spanned="1" table:number-rows-spanned="3">
            <text:p>2043.7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LGATE-PALMOLIVE COMPANY</text:p>
          </table:table-cell>
          <table:table-cell table:style-name="ce7" table:formula="of:=IF(ISERR(TRIM(MID([.E101];FIND(&quot;SYMBOL:&quot;;[.E101])+7;4)));&quot;&quot;;TRIM(MID([.E101];FIND(&quot;SYMBOL:&quot;;[.E10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102];FIND(&quot;SYMBOL:&quot;;[.E102])+7;4)));&quot;&quot;;TRIM(MID([.E102];FIND(&quot;SYMBOL:&quot;;[.E10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6/2015</text:p>
          </table:table-cell>
          <table:table-cell table:style-name="ce2" office:value-type="string" calcext:value-type="string" table:number-columns-spanned="1" table:number-rows-spanned="3">
            <text:p>ABUL129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EMC</text:p>
          </table:table-cell>
          <table:table-cell table:style-name="ce7" table:formula="of:=IF(ISERR(TRIM(MID([.E103];FIND(&quot;SYMBOL:&quot;;[.E103])+7;4)));&quot;&quot;;TRIM(MID([.E103];FIND(&quot;SYMBOL:&quot;;[.E103])+7;4)))" office:value-type="string" office:string-value="EMC" calcext:value-type="string">
            <text:p>EMC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9.03" calcext:value-type="float" table:number-columns-spanned="1" table:number-rows-spanned="3">
            <text:p>29.0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48.95" calcext:value-type="float" table:number-columns-spanned="1" table:number-rows-spanned="3">
            <text:p>1448.9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 M C CORP MASS</text:p>
          </table:table-cell>
          <table:table-cell table:style-name="ce7" table:formula="of:=IF(ISERR(TRIM(MID([.E104];FIND(&quot;SYMBOL:&quot;;[.E104])+7;4)));&quot;&quot;;TRIM(MID([.E104];FIND(&quot;SYMBOL:&quot;;[.E10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9/2015</text:p>
          </table:table-cell>
          <table:table-cell table:style-name="ce7" table:formula="of:=IF(ISERR(TRIM(MID([.E105];FIND(&quot;SYMBOL:&quot;;[.E105])+7;4)));&quot;&quot;;TRIM(MID([.E105];FIND(&quot;SYMBOL:&quot;;[.E10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5/2015</text:p>
          </table:table-cell>
          <table:table-cell table:style-name="ce2" office:value-type="string" calcext:value-type="string" table:number-columns-spanned="1" table:number-rows-spanned="3">
            <text:p>ABUL153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106];FIND(&quot;SYMBOL:&quot;;[.E106])+7;4)));&quot;&quot;;TRIM(MID([.E106];FIND(&quot;SYMBOL:&quot;;[.E106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14.41" calcext:value-type="float" table:number-columns-spanned="1" table:number-rows-spanned="3">
            <text:p>14.4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578.9" calcext:value-type="float" table:number-columns-spanned="1" table:number-rows-spanned="3">
            <text:p>-578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107];FIND(&quot;SYMBOL:&quot;;[.E107])+7;4)));&quot;&quot;;TRIM(MID([.E107];FIND(&quot;SYMBOL:&quot;;[.E1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08];FIND(&quot;SYMBOL:&quot;;[.E108])+7;4)));&quot;&quot;;TRIM(MID([.E108];FIND(&quot;SYMBOL:&quot;;[.E10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5/2015</text:p>
          </table:table-cell>
          <table:table-cell table:style-name="ce2" office:value-type="string" calcext:value-type="string" table:number-columns-spanned="1" table:number-rows-spanned="3">
            <text:p>ABUL130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109];FIND(&quot;SYMBOL:&quot;;[.E109])+7;4)));&quot;&quot;;TRIM(MID([.E109];FIND(&quot;SYMBOL:&quot;;[.E109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4.39" calcext:value-type="float" table:number-columns-spanned="1" table:number-rows-spanned="3">
            <text:p>14.39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36.45" calcext:value-type="float" table:number-columns-spanned="1" table:number-rows-spanned="3">
            <text:p>1436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110];FIND(&quot;SYMBOL:&quot;;[.E110])+7;4)));&quot;&quot;;TRIM(MID([.E110];FIND(&quot;SYMBOL:&quot;;[.E1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11];FIND(&quot;SYMBOL:&quot;;[.E111])+7;4)));&quot;&quot;;TRIM(MID([.E111];FIND(&quot;SYMBOL:&quot;;[.E11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1/05/2015</text:p>
          </table:table-cell>
          <table:table-cell table:style-name="ce2" office:value-type="string" calcext:value-type="string" table:number-columns-spanned="1" table:number-rows-spanned="4">
            <text:p>ABUL1249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JKS</text:p>
          </table:table-cell>
          <table:table-cell table:style-name="ce7" table:formula="of:=IF(ISERR(TRIM(MID([.E112];FIND(&quot;SYMBOL:&quot;;[.E112])+7;4)));&quot;&quot;;TRIM(MID([.E112];FIND(&quot;SYMBOL:&quot;;[.E112])+7;4)))" office:value-type="string" office:string-value="JKS" calcext:value-type="string">
            <text:p>JKS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19.33" calcext:value-type="float" table:number-columns-spanned="1" table:number-rows-spanned="4">
            <text:p>19.33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935.5" calcext:value-type="float" table:number-columns-spanned="1" table:number-rows-spanned="4">
            <text:p>-193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INKOSOLAR HOLDING COMPANY LTD SPONSORED</text:p>
          </table:table-cell>
          <table:table-cell table:style-name="ce7" table:formula="of:=IF(ISERR(TRIM(MID([.E113];FIND(&quot;SYMBOL:&quot;;[.E113])+7;4)));&quot;&quot;;TRIM(MID([.E113];FIND(&quot;SYMBOL:&quot;;[.E1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ADR</text:p>
          </table:table-cell>
          <table:table-cell table:style-name="ce7" table:formula="of:=IF(ISERR(TRIM(MID([.E114];FIND(&quot;SYMBOL:&quot;;[.E114])+7;4)));&quot;&quot;;TRIM(MID([.E114];FIND(&quot;SYMBOL:&quot;;[.E11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15];FIND(&quot;SYMBOL:&quot;;[.E115])+7;4)));&quot;&quot;;TRIM(MID([.E115];FIND(&quot;SYMBOL:&quot;;[.E11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5/2015</text:p>
          </table:table-cell>
          <table:table-cell table:style-name="ce2" office:value-type="string" calcext:value-type="string" table:number-columns-spanned="1" table:number-rows-spanned="3">
            <text:p>ABUL126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L</text:p>
          </table:table-cell>
          <table:table-cell table:style-name="ce7" table:formula="of:=IF(ISERR(TRIM(MID([.E116];FIND(&quot;SYMBOL:&quot;;[.E116])+7;4)));&quot;&quot;;TRIM(MID([.E116];FIND(&quot;SYMBOL:&quot;;[.E116])+7;4)))" office:value-type="string" office:string-value="CL" calcext:value-type="string">
            <text:p>CL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8.6" calcext:value-type="float" table:number-columns-spanned="1" table:number-rows-spanned="3">
            <text:p>68.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60.5" calcext:value-type="float" table:number-columns-spanned="1" table:number-rows-spanned="3">
            <text:p>-2060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LGATE-PALMOLIVE COMPANY</text:p>
          </table:table-cell>
          <table:table-cell table:style-name="ce7" table:formula="of:=IF(ISERR(TRIM(MID([.E117];FIND(&quot;SYMBOL:&quot;;[.E117])+7;4)));&quot;&quot;;TRIM(MID([.E117];FIND(&quot;SYMBOL:&quot;;[.E11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18];FIND(&quot;SYMBOL:&quot;;[.E118])+7;4)));&quot;&quot;;TRIM(MID([.E118];FIND(&quot;SYMBOL:&quot;;[.E1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5/2015</text:p>
          </table:table-cell>
          <table:table-cell table:style-name="ce2" office:value-type="string" calcext:value-type="string" table:number-columns-spanned="1" table:number-rows-spanned="3">
            <text:p>ABUL125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EMC</text:p>
          </table:table-cell>
          <table:table-cell table:style-name="ce7" table:formula="of:=IF(ISERR(TRIM(MID([.E119];FIND(&quot;SYMBOL:&quot;;[.E119])+7;4)));&quot;&quot;;TRIM(MID([.E119];FIND(&quot;SYMBOL:&quot;;[.E119])+7;4)))" office:value-type="string" office:string-value="EMC" calcext:value-type="string">
            <text:p>EMC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9.39" calcext:value-type="float" table:number-columns-spanned="1" table:number-rows-spanned="3">
            <text:p>29.3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72" calcext:value-type="float" table:number-columns-spanned="1" table:number-rows-spanned="3">
            <text:p>-147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 M C CORP MASS</text:p>
          </table:table-cell>
          <table:table-cell table:style-name="ce7" table:formula="of:=IF(ISERR(TRIM(MID([.E120];FIND(&quot;SYMBOL:&quot;;[.E120])+7;4)));&quot;&quot;;TRIM(MID([.E120];FIND(&quot;SYMBOL:&quot;;[.E12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21];FIND(&quot;SYMBOL:&quot;;[.E121])+7;4)));&quot;&quot;;TRIM(MID([.E121];FIND(&quot;SYMBOL:&quot;;[.E1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5/2015</text:p>
          </table:table-cell>
          <table:table-cell table:style-name="ce2" office:value-type="string" calcext:value-type="string" table:number-columns-spanned="1" table:number-rows-spanned="3">
            <text:p>ABUL077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122];FIND(&quot;SYMBOL:&quot;;[.E122])+7;4)));&quot;&quot;;TRIM(MID([.E122];FIND(&quot;SYMBOL:&quot;;[.E122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4.45" calcext:value-type="float" table:number-columns-spanned="1" table:number-rows-spanned="3">
            <text:p>14.4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47.5" calcext:value-type="float" table:number-columns-spanned="1" table:number-rows-spanned="3">
            <text:p>-144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123];FIND(&quot;SYMBOL:&quot;;[.E123])+7;4)));&quot;&quot;;TRIM(MID([.E123];FIND(&quot;SYMBOL:&quot;;[.E12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24];FIND(&quot;SYMBOL:&quot;;[.E124])+7;4)));&quot;&quot;;TRIM(MID([.E124];FIND(&quot;SYMBOL:&quot;;[.E1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1/05/2015</text:p>
          </table:table-cell>
          <table:table-cell table:style-name="ce2" office:value-type="string" calcext:value-type="string" table:number-columns-spanned="1" table:number-rows-spanned="3">
            <text:p>ABUJ140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125];FIND(&quot;SYMBOL:&quot;;[.E125])+7;4)));&quot;&quot;;TRIM(MID([.E125];FIND(&quot;SYMBOL:&quot;;[.E125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5.27" calcext:value-type="float" table:number-columns-spanned="1" table:number-rows-spanned="3">
            <text:p>15.27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287.92" calcext:value-type="float" table:number-columns-spanned="1" table:number-rows-spanned="3">
            <text:p>2287.9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126];FIND(&quot;SYMBOL:&quot;;[.E126])+7;4)));&quot;&quot;;TRIM(MID([.E126];FIND(&quot;SYMBOL:&quot;;[.E12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8/2015</text:p>
          </table:table-cell>
          <table:table-cell table:style-name="ce7" table:formula="of:=IF(ISERR(TRIM(MID([.E127];FIND(&quot;SYMBOL:&quot;;[.E127])+7;4)));&quot;&quot;;TRIM(MID([.E127];FIND(&quot;SYMBOL:&quot;;[.E1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29/2014</text:p>
          </table:table-cell>
          <table:table-cell table:style-name="ce2" office:value-type="string" calcext:value-type="string" table:number-columns-spanned="1" table:number-rows-spanned="3">
            <text:p>ABUJ366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128];FIND(&quot;SYMBOL:&quot;;[.E128])+7;4)));&quot;&quot;;TRIM(MID([.E128];FIND(&quot;SYMBOL:&quot;;[.E128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0.49" calcext:value-type="float" table:number-columns-spanned="1" table:number-rows-spanned="3">
            <text:p>20.49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021.96" calcext:value-type="float" table:number-columns-spanned="1" table:number-rows-spanned="3">
            <text:p>1021.9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129];FIND(&quot;SYMBOL:&quot;;[.E129])+7;4)));&quot;&quot;;TRIM(MID([.E129];FIND(&quot;SYMBOL:&quot;;[.E12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1/02/2015</text:p>
          </table:table-cell>
          <table:table-cell table:style-name="ce7" table:formula="of:=IF(ISERR(TRIM(MID([.E130];FIND(&quot;SYMBOL:&quot;;[.E130])+7;4)));&quot;&quot;;TRIM(MID([.E130];FIND(&quot;SYMBOL:&quot;;[.E1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23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JNPR</text:p>
          </table:table-cell>
          <table:table-cell table:style-name="ce7" table:formula="of:=IF(ISERR(TRIM(MID([.E131];FIND(&quot;SYMBOL:&quot;;[.E131])+7;4)));&quot;&quot;;TRIM(MID([.E131];FIND(&quot;SYMBOL:&quot;;[.E131])+7;4)))" office:value-type="string" office:string-value="JNP" calcext:value-type="string">
            <text:p>JNP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NIPER NETWORKS INC 122314 50</text:p>
          </table:table-cell>
          <table:table-cell table:style-name="ce7" table:formula="of:=IF(ISERR(TRIM(MID([.E132];FIND(&quot;SYMBOL:&quot;;[.E132])+7;4)));&quot;&quot;;TRIM(MID([.E132];FIND(&quot;SYMBOL:&quot;;[.E13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3/2014</text:p>
          </table:table-cell>
          <table:table-cell table:style-name="ce7" table:formula="of:=IF(ISERR(TRIM(MID([.E133];FIND(&quot;SYMBOL:&quot;;[.E133])+7;4)));&quot;&quot;;TRIM(MID([.E133];FIND(&quot;SYMBOL:&quot;;[.E1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22/2014</text:p>
          </table:table-cell>
          <table:table-cell table:style-name="ce2" office:value-type="string" calcext:value-type="string" table:number-columns-spanned="1" table:number-rows-spanned="3">
            <text:p>ABUJ088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134];FIND(&quot;SYMBOL:&quot;;[.E134])+7;4)));&quot;&quot;;TRIM(MID([.E134];FIND(&quot;SYMBOL:&quot;;[.E134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7.73" calcext:value-type="float" table:number-columns-spanned="1" table:number-rows-spanned="3">
            <text:p>7.73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543.44" calcext:value-type="float" table:number-columns-spanned="1" table:number-rows-spanned="3">
            <text:p>1543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135];FIND(&quot;SYMBOL:&quot;;[.E135])+7;4)));&quot;&quot;;TRIM(MID([.E135];FIND(&quot;SYMBOL:&quot;;[.E13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6/2014</text:p>
          </table:table-cell>
          <table:table-cell table:style-name="ce7" table:formula="of:=IF(ISERR(TRIM(MID([.E136];FIND(&quot;SYMBOL:&quot;;[.E136])+7;4)));&quot;&quot;;TRIM(MID([.E136];FIND(&quot;SYMBOL:&quot;;[.E1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19/2014</text:p>
          </table:table-cell>
          <table:table-cell table:style-name="ce2" office:value-type="string" calcext:value-type="string" table:number-columns-spanned="1" table:number-rows-spanned="4">
            <text:p>ABUJ3301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137];FIND(&quot;SYMBOL:&quot;;[.E137])+7;4)));&quot;&quot;;TRIM(MID([.E137];FIND(&quot;SYMBOL:&quot;;[.E137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4">
            <text:p>70</text:p>
          </table:table-cell>
          <table:table-cell table:style-name="ce9" office:value-type="float" office:value="17.92" calcext:value-type="float" table:number-columns-spanned="1" table:number-rows-spanned="4">
            <text:p>17.92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256.9" calcext:value-type="float" table:number-columns-spanned="1" table:number-rows-spanned="4">
            <text:p>-1256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138];FIND(&quot;SYMBOL:&quot;;[.E138])+7;4)));&quot;&quot;;TRIM(MID([.E138];FIND(&quot;SYMBOL:&quot;;[.E13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139];FIND(&quot;SYMBOL:&quot;;[.E139])+7;4)));&quot;&quot;;TRIM(MID([.E139];FIND(&quot;SYMBOL:&quot;;[.E13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4/2014</text:p>
          </table:table-cell>
          <table:table-cell table:style-name="ce7" table:formula="of:=IF(ISERR(TRIM(MID([.E140];FIND(&quot;SYMBOL:&quot;;[.E140])+7;4)));&quot;&quot;;TRIM(MID([.E140];FIND(&quot;SYMBOL:&quot;;[.E14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9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WM</text:p>
          </table:table-cell>
          <table:table-cell table:style-name="ce7" table:formula="of:=IF(ISERR(TRIM(MID([.E141];FIND(&quot;SYMBOL:&quot;;[.E141])+7;4)));&quot;&quot;;TRIM(MID([.E141];FIND(&quot;SYMBOL:&quot;;[.E141])+7;4)))" office:value-type="string" office:string-value="WM" calcext:value-type="string">
            <text:p>WM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11.25" calcext:value-type="float" table:number-columns-spanned="1" table:number-rows-spanned="3">
            <text:p>11.2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STE MANAGEMENT INC DEL 121914 30</text:p>
          </table:table-cell>
          <table:table-cell table:style-name="ce7" table:formula="of:=IF(ISERR(TRIM(MID([.E142];FIND(&quot;SYMBOL:&quot;;[.E142])+7;4)));&quot;&quot;;TRIM(MID([.E142];FIND(&quot;SYMBOL:&quot;;[.E14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43];FIND(&quot;SYMBOL:&quot;;[.E143])+7;4)));&quot;&quot;;TRIM(MID([.E143];FIND(&quot;SYMBOL:&quot;;[.E14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9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144];FIND(&quot;SYMBOL:&quot;;[.E144])+7;4)));&quot;&quot;;TRIM(MID([.E144];FIND(&quot;SYMBOL:&quot;;[.E144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3.85" calcext:value-type="float" table:number-columns-spanned="1" table:number-rows-spanned="3">
            <text:p>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 121914 77</text:p>
          </table:table-cell>
          <table:table-cell table:style-name="ce7" table:formula="of:=IF(ISERR(TRIM(MID([.E145];FIND(&quot;SYMBOL:&quot;;[.E145])+7;4)));&quot;&quot;;TRIM(MID([.E145];FIND(&quot;SYMBOL:&quot;;[.E14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46];FIND(&quot;SYMBOL:&quot;;[.E146])+7;4)));&quot;&quot;;TRIM(MID([.E146];FIND(&quot;SYMBOL:&quot;;[.E14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8/2014</text:p>
          </table:table-cell>
          <table:table-cell table:style-name="ce2" office:value-type="string" calcext:value-type="string" table:number-columns-spanned="1" table:number-rows-spanned="3">
            <text:p>ABUI904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147];FIND(&quot;SYMBOL:&quot;;[.E147])+7;4)));&quot;&quot;;TRIM(MID([.E147];FIND(&quot;SYMBOL:&quot;;[.E147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0.67" calcext:value-type="float" table:number-columns-spanned="1" table:number-rows-spanned="3">
            <text:p>20.6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030.96" calcext:value-type="float" table:number-columns-spanned="1" table:number-rows-spanned="3">
            <text:p>1030.9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148];FIND(&quot;SYMBOL:&quot;;[.E148])+7;4)));&quot;&quot;;TRIM(MID([.E148];FIND(&quot;SYMBOL:&quot;;[.E14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3/2014</text:p>
          </table:table-cell>
          <table:table-cell table:style-name="ce7" table:formula="of:=IF(ISERR(TRIM(MID([.E149];FIND(&quot;SYMBOL:&quot;;[.E149])+7;4)));&quot;&quot;;TRIM(MID([.E149];FIND(&quot;SYMBOL:&quot;;[.E14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8/2014</text:p>
          </table:table-cell>
          <table:table-cell table:style-name="ce2" office:value-type="string" calcext:value-type="string" table:number-columns-spanned="1" table:number-rows-spanned="3">
            <text:p>ABUJ139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150];FIND(&quot;SYMBOL:&quot;;[.E150])+7;4)));&quot;&quot;;TRIM(MID([.E150];FIND(&quot;SYMBOL:&quot;;[.E150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1.15" calcext:value-type="float" table:number-columns-spanned="1" table:number-rows-spanned="3">
            <text:p>21.1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60" calcext:value-type="float" table:number-columns-spanned="1" table:number-rows-spanned="3">
            <text:p>-106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151];FIND(&quot;SYMBOL:&quot;;[.E151])+7;4)));&quot;&quot;;TRIM(MID([.E151];FIND(&quot;SYMBOL:&quot;;[.E15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3/2014</text:p>
          </table:table-cell>
          <table:table-cell table:style-name="ce7" table:formula="of:=IF(ISERR(TRIM(MID([.E152];FIND(&quot;SYMBOL:&quot;;[.E152])+7;4)));&quot;&quot;;TRIM(MID([.E152];FIND(&quot;SYMBOL:&quot;;[.E15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8/2014</text:p>
          </table:table-cell>
          <table:table-cell table:style-name="ce2" office:value-type="string" calcext:value-type="string" table:number-columns-spanned="1" table:number-rows-spanned="3">
            <text:p>ABUJ012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RAD</text:p>
          </table:table-cell>
          <table:table-cell table:style-name="ce7" table:formula="of:=IF(ISERR(TRIM(MID([.E153];FIND(&quot;SYMBOL:&quot;;[.E153])+7;4)));&quot;&quot;;TRIM(MID([.E153];FIND(&quot;SYMBOL:&quot;;[.E153])+7;4)))" office:value-type="string" office:string-value="RAD" calcext:value-type="string">
            <text:p>RAD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6.96" calcext:value-type="float" table:number-columns-spanned="1" table:number-rows-spanned="3">
            <text:p>6.96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389.44" calcext:value-type="float" table:number-columns-spanned="1" table:number-rows-spanned="3">
            <text:p>1389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ITE AID CORP</text:p>
          </table:table-cell>
          <table:table-cell table:style-name="ce7" table:formula="of:=IF(ISERR(TRIM(MID([.E154];FIND(&quot;SYMBOL:&quot;;[.E154])+7;4)));&quot;&quot;;TRIM(MID([.E154];FIND(&quot;SYMBOL:&quot;;[.E15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3/2014</text:p>
          </table:table-cell>
          <table:table-cell table:style-name="ce7" table:formula="of:=IF(ISERR(TRIM(MID([.E155];FIND(&quot;SYMBOL:&quot;;[.E155])+7;4)));&quot;&quot;;TRIM(MID([.E155];FIND(&quot;SYMBOL:&quot;;[.E15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916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RAD</text:p>
          </table:table-cell>
          <table:table-cell table:style-name="ce7" table:formula="of:=IF(ISERR(TRIM(MID([.E156];FIND(&quot;SYMBOL:&quot;;[.E156])+7;4)));&quot;&quot;;TRIM(MID([.E156];FIND(&quot;SYMBOL:&quot;;[.E156])+7;4)))" office:value-type="string" office:string-value="RAD" calcext:value-type="string">
            <text:p>RAD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6" calcext:value-type="float" table:number-columns-spanned="1" table:number-rows-spanned="3">
            <text:p>6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197.45" calcext:value-type="float" table:number-columns-spanned="1" table:number-rows-spanned="3">
            <text:p>1197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ITE AID CORP</text:p>
          </table:table-cell>
          <table:table-cell table:style-name="ce7" table:formula="of:=IF(ISERR(TRIM(MID([.E157];FIND(&quot;SYMBOL:&quot;;[.E157])+7;4)));&quot;&quot;;TRIM(MID([.E157];FIND(&quot;SYMBOL:&quot;;[.E15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58];FIND(&quot;SYMBOL:&quot;;[.E158])+7;4)));&quot;&quot;;TRIM(MID([.E158];FIND(&quot;SYMBOL:&quot;;[.E15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37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ESV</text:p>
          </table:table-cell>
          <table:table-cell table:style-name="ce7" table:formula="of:=IF(ISERR(TRIM(MID([.E159];FIND(&quot;SYMBOL:&quot;;[.E159])+7;4)));&quot;&quot;;TRIM(MID([.E159];FIND(&quot;SYMBOL:&quot;;[.E159])+7;4)))" office:value-type="string" office:string-value="ESV" calcext:value-type="string">
            <text:p>ESV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27.83" calcext:value-type="float" table:number-columns-spanned="1" table:number-rows-spanned="3">
            <text:p>27.8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45.54" calcext:value-type="float" table:number-columns-spanned="1" table:number-rows-spanned="3">
            <text:p>1945.5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NSCO PLC CL A</text:p>
          </table:table-cell>
          <table:table-cell table:style-name="ce7" table:formula="of:=IF(ISERR(TRIM(MID([.E160];FIND(&quot;SYMBOL:&quot;;[.E160])+7;4)));&quot;&quot;;TRIM(MID([.E160];FIND(&quot;SYMBOL:&quot;;[.E1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61];FIND(&quot;SYMBOL:&quot;;[.E161])+7;4)));&quot;&quot;;TRIM(MID([.E161];FIND(&quot;SYMBOL:&quot;;[.E16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62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162];FIND(&quot;SYMBOL:&quot;;[.E162])+7;4)));&quot;&quot;;TRIM(MID([.E162];FIND(&quot;SYMBOL:&quot;;[.E162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1.69" calcext:value-type="float" table:number-columns-spanned="1" table:number-rows-spanned="3">
            <text:p>21.6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87" calcext:value-type="float" table:number-columns-spanned="1" table:number-rows-spanned="3">
            <text:p>-108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163];FIND(&quot;SYMBOL:&quot;;[.E163])+7;4)));&quot;&quot;;TRIM(MID([.E163];FIND(&quot;SYMBOL:&quot;;[.E1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64];FIND(&quot;SYMBOL:&quot;;[.E164])+7;4)));&quot;&quot;;TRIM(MID([.E164];FIND(&quot;SYMBOL:&quot;;[.E16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82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MGM</text:p>
          </table:table-cell>
          <table:table-cell table:style-name="ce7" table:formula="of:=IF(ISERR(TRIM(MID([.E165];FIND(&quot;SYMBOL:&quot;;[.E165])+7;4)));&quot;&quot;;TRIM(MID([.E165];FIND(&quot;SYMBOL:&quot;;[.E165])+7;4)))" office:value-type="string" office:string-value="MGM" calcext:value-type="string">
            <text:p>MGM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8.38" calcext:value-type="float" table:number-columns-spanned="1" table:number-rows-spanned="3">
            <text:p>18.38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754.41" calcext:value-type="float" table:number-columns-spanned="1" table:number-rows-spanned="3">
            <text:p>2754.4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GM RESORTS INTL</text:p>
          </table:table-cell>
          <table:table-cell table:style-name="ce7" table:formula="of:=IF(ISERR(TRIM(MID([.E166];FIND(&quot;SYMBOL:&quot;;[.E166])+7;4)));&quot;&quot;;TRIM(MID([.E166];FIND(&quot;SYMBOL:&quot;;[.E16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67];FIND(&quot;SYMBOL:&quot;;[.E167])+7;4)));&quot;&quot;;TRIM(MID([.E167];FIND(&quot;SYMBOL:&quot;;[.E16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38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MGM</text:p>
          </table:table-cell>
          <table:table-cell table:style-name="ce7" table:formula="of:=IF(ISERR(TRIM(MID([.E168];FIND(&quot;SYMBOL:&quot;;[.E168])+7;4)));&quot;&quot;;TRIM(MID([.E168];FIND(&quot;SYMBOL:&quot;;[.E168])+7;4)))" office:value-type="string" office:string-value="MGM" calcext:value-type="string">
            <text:p>MGM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17.81" calcext:value-type="float" table:number-columns-spanned="1" table:number-rows-spanned="3">
            <text:p>17.8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893" calcext:value-type="float" table:number-columns-spanned="1" table:number-rows-spanned="3">
            <text:p>-89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GM RESORTS INTL</text:p>
          </table:table-cell>
          <table:table-cell table:style-name="ce7" table:formula="of:=IF(ISERR(TRIM(MID([.E169];FIND(&quot;SYMBOL:&quot;;[.E169])+7;4)));&quot;&quot;;TRIM(MID([.E169];FIND(&quot;SYMBOL:&quot;;[.E1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70];FIND(&quot;SYMBOL:&quot;;[.E170])+7;4)));&quot;&quot;;TRIM(MID([.E170];FIND(&quot;SYMBOL:&quot;;[.E17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32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ESV</text:p>
          </table:table-cell>
          <table:table-cell table:style-name="ce7" table:formula="of:=IF(ISERR(TRIM(MID([.E171];FIND(&quot;SYMBOL:&quot;;[.E171])+7;4)));&quot;&quot;;TRIM(MID([.E171];FIND(&quot;SYMBOL:&quot;;[.E171])+7;4)))" office:value-type="string" office:string-value="ESV" calcext:value-type="string">
            <text:p>ESV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29.1" calcext:value-type="float" table:number-columns-spanned="1" table:number-rows-spanned="3">
            <text:p>29.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39.5" calcext:value-type="float" table:number-columns-spanned="1" table:number-rows-spanned="3">
            <text:p>-2039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NSCO PLC CL A</text:p>
          </table:table-cell>
          <table:table-cell table:style-name="ce7" table:formula="of:=IF(ISERR(TRIM(MID([.E172];FIND(&quot;SYMBOL:&quot;;[.E172])+7;4)));&quot;&quot;;TRIM(MID([.E172];FIND(&quot;SYMBOL:&quot;;[.E17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73];FIND(&quot;SYMBOL:&quot;;[.E173])+7;4)));&quot;&quot;;TRIM(MID([.E173];FIND(&quot;SYMBOL:&quot;;[.E17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312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174];FIND(&quot;SYMBOL:&quot;;[.E174])+7;4)));&quot;&quot;;TRIM(MID([.E174];FIND(&quot;SYMBOL:&quot;;[.E174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4.82" calcext:value-type="float" table:number-columns-spanned="1" table:number-rows-spanned="3">
            <text:p>14.8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225.5" calcext:value-type="float" table:number-columns-spanned="1" table:number-rows-spanned="3">
            <text:p>-222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175];FIND(&quot;SYMBOL:&quot;;[.E175])+7;4)));&quot;&quot;;TRIM(MID([.E175];FIND(&quot;SYMBOL:&quot;;[.E17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76];FIND(&quot;SYMBOL:&quot;;[.E176])+7;4)));&quot;&quot;;TRIM(MID([.E176];FIND(&quot;SYMBOL:&quot;;[.E17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823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177];FIND(&quot;SYMBOL:&quot;;[.E177])+7;4)));&quot;&quot;;TRIM(MID([.E177];FIND(&quot;SYMBOL:&quot;;[.E177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7.94" calcext:value-type="float" table:number-columns-spanned="1" table:number-rows-spanned="3">
            <text:p>7.9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590.5" calcext:value-type="float" table:number-columns-spanned="1" table:number-rows-spanned="3">
            <text:p>-1590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178];FIND(&quot;SYMBOL:&quot;;[.E178])+7;4)));&quot;&quot;;TRIM(MID([.E178];FIND(&quot;SYMBOL:&quot;;[.E17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79];FIND(&quot;SYMBOL:&quot;;[.E179])+7;4)));&quot;&quot;;TRIM(MID([.E179];FIND(&quot;SYMBOL:&quot;;[.E17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7/2014</text:p>
          </table:table-cell>
          <table:table-cell table:style-name="ce2" office:value-type="string" calcext:value-type="string" table:number-columns-spanned="1" table:number-rows-spanned="3">
            <text:p>ABUI7902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MGM</text:p>
          </table:table-cell>
          <table:table-cell table:style-name="ce7" table:formula="of:=IF(ISERR(TRIM(MID([.E180];FIND(&quot;SYMBOL:&quot;;[.E180])+7;4)));&quot;&quot;;TRIM(MID([.E180];FIND(&quot;SYMBOL:&quot;;[.E180])+7;4)))" office:value-type="string" office:string-value="MGM" calcext:value-type="string">
            <text:p>MGM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7.95" calcext:value-type="float" table:number-columns-spanned="1" table:number-rows-spanned="3">
            <text:p>17.9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97.5" calcext:value-type="float" table:number-columns-spanned="1" table:number-rows-spanned="3">
            <text:p>-179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GM RESORTS INTL</text:p>
          </table:table-cell>
          <table:table-cell table:style-name="ce7" table:formula="of:=IF(ISERR(TRIM(MID([.E181];FIND(&quot;SYMBOL:&quot;;[.E181])+7;4)));&quot;&quot;;TRIM(MID([.E181];FIND(&quot;SYMBOL:&quot;;[.E18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22/2014</text:p>
          </table:table-cell>
          <table:table-cell table:style-name="ce7" table:formula="of:=IF(ISERR(TRIM(MID([.E182];FIND(&quot;SYMBOL:&quot;;[.E182])+7;4)));&quot;&quot;;TRIM(MID([.E182];FIND(&quot;SYMBOL:&quot;;[.E18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6/2014</text:p>
          </table:table-cell>
          <table:table-cell table:style-name="ce2" office:value-type="string" calcext:value-type="string" table:number-columns-spanned="1" table:number-rows-spanned="3">
            <text:p>ABUI6792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RAD</text:p>
          </table:table-cell>
          <table:table-cell table:style-name="ce7" table:formula="of:=IF(ISERR(TRIM(MID([.E183];FIND(&quot;SYMBOL:&quot;;[.E183])+7;4)));&quot;&quot;;TRIM(MID([.E183];FIND(&quot;SYMBOL:&quot;;[.E183])+7;4)))" office:value-type="string" office:string-value="RAD" calcext:value-type="string">
            <text:p>RAD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5.83" calcext:value-type="float" table:number-columns-spanned="1" table:number-rows-spanned="3">
            <text:p>5.8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68.5" calcext:value-type="float" table:number-columns-spanned="1" table:number-rows-spanned="3">
            <text:p>-116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ITE AID CORP</text:p>
          </table:table-cell>
          <table:table-cell table:style-name="ce7" table:formula="of:=IF(ISERR(TRIM(MID([.E184];FIND(&quot;SYMBOL:&quot;;[.E184])+7;4)));&quot;&quot;;TRIM(MID([.E184];FIND(&quot;SYMBOL:&quot;;[.E18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85];FIND(&quot;SYMBOL:&quot;;[.E185])+7;4)));&quot;&quot;;TRIM(MID([.E185];FIND(&quot;SYMBOL:&quot;;[.E18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6/2014</text:p>
          </table:table-cell>
          <table:table-cell table:style-name="ce2" office:value-type="string" calcext:value-type="string" table:number-columns-spanned="1" table:number-rows-spanned="3">
            <text:p>ABUI627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RAD</text:p>
          </table:table-cell>
          <table:table-cell table:style-name="ce7" table:formula="of:=IF(ISERR(TRIM(MID([.E186];FIND(&quot;SYMBOL:&quot;;[.E186])+7;4)));&quot;&quot;;TRIM(MID([.E186];FIND(&quot;SYMBOL:&quot;;[.E186])+7;4)))" office:value-type="string" office:string-value="RAD" calcext:value-type="string">
            <text:p>RAD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5.78" calcext:value-type="float" table:number-columns-spanned="1" table:number-rows-spanned="3">
            <text:p>5.7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58.5" calcext:value-type="float" table:number-columns-spanned="1" table:number-rows-spanned="3">
            <text:p>-115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ITE AID CORP</text:p>
          </table:table-cell>
          <table:table-cell table:style-name="ce7" table:formula="of:=IF(ISERR(TRIM(MID([.E187];FIND(&quot;SYMBOL:&quot;;[.E187])+7;4)));&quot;&quot;;TRIM(MID([.E187];FIND(&quot;SYMBOL:&quot;;[.E1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88];FIND(&quot;SYMBOL:&quot;;[.E188])+7;4)));&quot;&quot;;TRIM(MID([.E188];FIND(&quot;SYMBOL:&quot;;[.E18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6/2014</text:p>
          </table:table-cell>
          <table:table-cell table:style-name="ce2" office:value-type="string" calcext:value-type="string" table:number-columns-spanned="1" table:number-rows-spanned="3">
            <text:p>ABUI618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RAD</text:p>
          </table:table-cell>
          <table:table-cell table:style-name="ce7" table:formula="of:=IF(ISERR(TRIM(MID([.E189];FIND(&quot;SYMBOL:&quot;;[.E189])+7;4)));&quot;&quot;;TRIM(MID([.E189];FIND(&quot;SYMBOL:&quot;;[.E189])+7;4)))" office:value-type="string" office:string-value="RAD" calcext:value-type="string">
            <text:p>RAD</text:p>
          </table:table-cell>
          <table:table-cell table:number-columns-repeated="2"/>
          <table:table-cell table:style-name="ce9" office:value-type="float" office:value="300" calcext:value-type="float" table:number-columns-spanned="1" table:number-rows-spanned="3">
            <text:p>300</text:p>
          </table:table-cell>
          <table:table-cell table:style-name="ce9" office:value-type="float" office:value="5.81" calcext:value-type="float" table:number-columns-spanned="1" table:number-rows-spanned="3">
            <text:p>5.81</text:p>
          </table:table-cell>
          <table:table-cell table:style-name="ce9" office:value-type="float" office:value="2.54" calcext:value-type="float" table:number-columns-spanned="1" table:number-rows-spanned="3">
            <text:p>2.54</text:p>
          </table:table-cell>
          <table:table-cell table:style-name="ce9" office:value-type="float" office:value="1740.42" calcext:value-type="float" table:number-columns-spanned="1" table:number-rows-spanned="3">
            <text:p>1740.4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ITE AID CORP</text:p>
          </table:table-cell>
          <table:table-cell table:style-name="ce7" table:formula="of:=IF(ISERR(TRIM(MID([.E190];FIND(&quot;SYMBOL:&quot;;[.E190])+7;4)));&quot;&quot;;TRIM(MID([.E190];FIND(&quot;SYMBOL:&quot;;[.E1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91];FIND(&quot;SYMBOL:&quot;;[.E191])+7;4)));&quot;&quot;;TRIM(MID([.E191];FIND(&quot;SYMBOL:&quot;;[.E19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6/2014</text:p>
          </table:table-cell>
          <table:table-cell table:style-name="ce2" office:value-type="string" calcext:value-type="string" table:number-columns-spanned="1" table:number-rows-spanned="3">
            <text:p>ABUI616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RAD</text:p>
          </table:table-cell>
          <table:table-cell table:style-name="ce7" table:formula="of:=IF(ISERR(TRIM(MID([.E192];FIND(&quot;SYMBOL:&quot;;[.E192])+7;4)));&quot;&quot;;TRIM(MID([.E192];FIND(&quot;SYMBOL:&quot;;[.E192])+7;4)))" office:value-type="string" office:string-value="RAD" calcext:value-type="string">
            <text:p>RAD</text:p>
          </table:table-cell>
          <table:table-cell table:number-columns-repeated="2"/>
          <table:table-cell table:style-name="ce9" office:value-type="float" office:value="300" calcext:value-type="float" table:number-columns-spanned="1" table:number-rows-spanned="3">
            <text:p>300</text:p>
          </table:table-cell>
          <table:table-cell table:style-name="ce9" office:value-type="float" office:value="5.85" calcext:value-type="float" table:number-columns-spanned="1" table:number-rows-spanned="3">
            <text:p>5.8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57.5" calcext:value-type="float" table:number-columns-spanned="1" table:number-rows-spanned="3">
            <text:p>-175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ITE AID CORP</text:p>
          </table:table-cell>
          <table:table-cell table:style-name="ce7" table:formula="of:=IF(ISERR(TRIM(MID([.E193];FIND(&quot;SYMBOL:&quot;;[.E193])+7;4)));&quot;&quot;;TRIM(MID([.E193];FIND(&quot;SYMBOL:&quot;;[.E1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94];FIND(&quot;SYMBOL:&quot;;[.E194])+7;4)));&quot;&quot;;TRIM(MID([.E194];FIND(&quot;SYMBOL:&quot;;[.E19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16/2014</text:p>
          </table:table-cell>
          <table:table-cell table:style-name="ce2" office:value-type="string" calcext:value-type="string" table:number-columns-spanned="1" table:number-rows-spanned="4">
            <text:p>ABUI4104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195];FIND(&quot;SYMBOL:&quot;;[.E195])+7;4)));&quot;&quot;;TRIM(MID([.E195];FIND(&quot;SYMBOL:&quot;;[.E195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60" calcext:value-type="float" table:number-columns-spanned="1" table:number-rows-spanned="4">
            <text:p>160</text:p>
          </table:table-cell>
          <table:table-cell table:style-name="ce9" office:value-type="float" office:value="18.64" calcext:value-type="float" table:number-columns-spanned="1" table:number-rows-spanned="4">
            <text:p>18.64</text:p>
          </table:table-cell>
          <table:table-cell table:style-name="ce9" office:value-type="float" office:value="2.52" calcext:value-type="float" table:number-columns-spanned="1" table:number-rows-spanned="4">
            <text:p>2.52</text:p>
          </table:table-cell>
          <table:table-cell table:style-name="ce9" office:value-type="float" office:value="2979.81" calcext:value-type="float" table:number-columns-spanned="1" table:number-rows-spanned="4">
            <text:p>2979.8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196];FIND(&quot;SYMBOL:&quot;;[.E196])+7;4)));&quot;&quot;;TRIM(MID([.E196];FIND(&quot;SYMBOL:&quot;;[.E19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197];FIND(&quot;SYMBOL:&quot;;[.E197])+7;4)));&quot;&quot;;TRIM(MID([.E197];FIND(&quot;SYMBOL:&quot;;[.E19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9/2014</text:p>
          </table:table-cell>
          <table:table-cell table:style-name="ce7" table:formula="of:=IF(ISERR(TRIM(MID([.E198];FIND(&quot;SYMBOL:&quot;;[.E198])+7;4)));&quot;&quot;;TRIM(MID([.E198];FIND(&quot;SYMBOL:&quot;;[.E19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5/2014</text:p>
          </table:table-cell>
          <table:table-cell table:style-name="ce2" office:value-type="string" calcext:value-type="string" table:number-columns-spanned="1" table:number-rows-spanned="3">
            <text:p>ABUI384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PF</text:p>
          </table:table-cell>
          <table:table-cell table:style-name="ce7" table:formula="of:=IF(ISERR(TRIM(MID([.E199];FIND(&quot;SYMBOL:&quot;;[.E199])+7;4)));&quot;&quot;;TRIM(MID([.E199];FIND(&quot;SYMBOL:&quot;;[.E199])+7;4)))" office:value-type="string" office:string-value="PF" calcext:value-type="string">
            <text:p>PF</text:p>
          </table:table-cell>
          <table:table-cell table:number-columns-repeated="2"/>
          <table:table-cell table:style-name="ce9" office:value-type="float" office:value="35" calcext:value-type="float" table:number-columns-spanned="1" table:number-rows-spanned="3">
            <text:p>35</text:p>
          </table:table-cell>
          <table:table-cell table:style-name="ce9" office:value-type="float" office:value="34" calcext:value-type="float" table:number-columns-spanned="1" table:number-rows-spanned="3">
            <text:p>3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187.46" calcext:value-type="float" table:number-columns-spanned="1" table:number-rows-spanned="3">
            <text:p>1187.4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INNACLE FOODS INC DE</text:p>
          </table:table-cell>
          <table:table-cell table:style-name="ce7" table:formula="of:=IF(ISERR(TRIM(MID([.E200];FIND(&quot;SYMBOL:&quot;;[.E200])+7;4)));&quot;&quot;;TRIM(MID([.E200];FIND(&quot;SYMBOL:&quot;;[.E20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8/2014</text:p>
          </table:table-cell>
          <table:table-cell table:style-name="ce7" table:formula="of:=IF(ISERR(TRIM(MID([.E201];FIND(&quot;SYMBOL:&quot;;[.E201])+7;4)));&quot;&quot;;TRIM(MID([.E201];FIND(&quot;SYMBOL:&quot;;[.E20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15/2014</text:p>
          </table:table-cell>
          <table:table-cell table:style-name="ce2" office:value-type="string" calcext:value-type="string" table:number-columns-spanned="1" table:number-rows-spanned="4">
            <text:p>ABUI3921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202];FIND(&quot;SYMBOL:&quot;;[.E202])+7;4)));&quot;&quot;;TRIM(MID([.E202];FIND(&quot;SYMBOL:&quot;;[.E202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19.32" calcext:value-type="float" table:number-columns-spanned="1" table:number-rows-spanned="4">
            <text:p>19.32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968.5" calcext:value-type="float" table:number-columns-spanned="1" table:number-rows-spanned="4">
            <text:p>-96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203];FIND(&quot;SYMBOL:&quot;;[.E203])+7;4)));&quot;&quot;;TRIM(MID([.E203];FIND(&quot;SYMBOL:&quot;;[.E20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204];FIND(&quot;SYMBOL:&quot;;[.E204])+7;4)));&quot;&quot;;TRIM(MID([.E204];FIND(&quot;SYMBOL:&quot;;[.E20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8/2014</text:p>
          </table:table-cell>
          <table:table-cell table:style-name="ce7" table:formula="of:=IF(ISERR(TRIM(MID([.E205];FIND(&quot;SYMBOL:&quot;;[.E205])+7;4)));&quot;&quot;;TRIM(MID([.E205];FIND(&quot;SYMBOL:&quot;;[.E20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15/2014</text:p>
          </table:table-cell>
          <table:table-cell table:style-name="ce2" table:number-columns-spanned="1" table:number-rows-spanned="4"/>
          <table:table-cell table:style-name="ce2" office:value-type="string" calcext:value-type="string" table:number-columns-spanned="1" table:number-rows-spanned="4">
            <text:p>DIVIDEND PAYMENT</text:p>
          </table:table-cell>
          <table:table-cell table:style-name="ce3" office:value-type="string" calcext:value-type="string">
            <text:p>SYMBOL: IPG</text:p>
          </table:table-cell>
          <table:table-cell table:style-name="ce7" table:formula="of:=IF(ISERR(TRIM(MID([.E206];FIND(&quot;SYMBOL:&quot;;[.E206])+7;4)));&quot;&quot;;TRIM(MID([.E206];FIND(&quot;SYMBOL:&quot;;[.E206])+7;4)))" office:value-type="string" office:string-value="IPG" calcext:value-type="string">
            <text:p>IP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9.5" calcext:value-type="float" table:number-columns-spanned="1" table:number-rows-spanned="4">
            <text:p>9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INTERPUBLIC GROUP COMPANY INC</text:p>
          </table:table-cell>
          <table:table-cell table:style-name="ce7" table:formula="of:=IF(ISERR(TRIM(MID([.E207];FIND(&quot;SYMBOL:&quot;;[.E207])+7;4)));&quot;&quot;;TRIM(MID([.E207];FIND(&quot;SYMBOL:&quot;;[.E2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121514 100</text:p>
          </table:table-cell>
          <table:table-cell table:style-name="ce7" table:formula="of:=IF(ISERR(TRIM(MID([.E208];FIND(&quot;SYMBOL:&quot;;[.E208])+7;4)));&quot;&quot;;TRIM(MID([.E208];FIND(&quot;SYMBOL:&quot;;[.E20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5/2014</text:p>
          </table:table-cell>
          <table:table-cell table:style-name="ce7" table:formula="of:=IF(ISERR(TRIM(MID([.E209];FIND(&quot;SYMBOL:&quot;;[.E209])+7;4)));&quot;&quot;;TRIM(MID([.E209];FIND(&quot;SYMBOL:&quot;;[.E20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5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ABX</text:p>
          </table:table-cell>
          <table:table-cell table:style-name="ce7" table:formula="of:=IF(ISERR(TRIM(MID([.E210];FIND(&quot;SYMBOL:&quot;;[.E210])+7;4)));&quot;&quot;;TRIM(MID([.E210];FIND(&quot;SYMBOL:&quot;;[.E210])+7;4)))" office:value-type="string" office:string-value="ABX" calcext:value-type="string">
            <text:p>AB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5" calcext:value-type="float" table:number-columns-spanned="1" table:number-rows-spanned="3">
            <text:p>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RICK GOLD CORP 121514 100</text:p>
          </table:table-cell>
          <table:table-cell table:style-name="ce7" table:formula="of:=IF(ISERR(TRIM(MID([.E211];FIND(&quot;SYMBOL:&quot;;[.E211])+7;4)));&quot;&quot;;TRIM(MID([.E211];FIND(&quot;SYMBOL:&quot;;[.E21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5/2014</text:p>
          </table:table-cell>
          <table:table-cell table:style-name="ce7" table:formula="of:=IF(ISERR(TRIM(MID([.E212];FIND(&quot;SYMBOL:&quot;;[.E212])+7;4)));&quot;&quot;;TRIM(MID([.E212];FIND(&quot;SYMBOL:&quot;;[.E21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5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213];FIND(&quot;SYMBOL:&quot;;[.E213])+7;4)));&quot;&quot;;TRIM(MID([.E213];FIND(&quot;SYMBOL:&quot;;[.E213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8" calcext:value-type="float" table:number-columns-spanned="1" table:number-rows-spanned="3">
            <text:p>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 121514 100</text:p>
          </table:table-cell>
          <table:table-cell table:style-name="ce7" table:formula="of:=IF(ISERR(TRIM(MID([.E214];FIND(&quot;SYMBOL:&quot;;[.E214])+7;4)));&quot;&quot;;TRIM(MID([.E214];FIND(&quot;SYMBOL:&quot;;[.E21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5/2014</text:p>
          </table:table-cell>
          <table:table-cell table:style-name="ce7" table:formula="of:=IF(ISERR(TRIM(MID([.E215];FIND(&quot;SYMBOL:&quot;;[.E215])+7;4)));&quot;&quot;;TRIM(MID([.E215];FIND(&quot;SYMBOL:&quot;;[.E21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2/2014</text:p>
          </table:table-cell>
          <table:table-cell table:style-name="ce2" office:value-type="string" calcext:value-type="string" table:number-columns-spanned="1" table:number-rows-spanned="3">
            <text:p>ABUG732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M</text:p>
          </table:table-cell>
          <table:table-cell table:style-name="ce7" table:formula="of:=IF(ISERR(TRIM(MID([.E216];FIND(&quot;SYMBOL:&quot;;[.E216])+7;4)));&quot;&quot;;TRIM(MID([.E216];FIND(&quot;SYMBOL:&quot;;[.E216])+7;4)))" office:value-type="string" office:string-value="WM" calcext:value-type="string">
            <text:p>WM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48.45" calcext:value-type="float" table:number-columns-spanned="1" table:number-rows-spanned="3">
            <text:p>48.4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50.95" calcext:value-type="float" table:number-columns-spanned="1" table:number-rows-spanned="3">
            <text:p>1450.9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STE MANAGEMENT INC DEL</text:p>
          </table:table-cell>
          <table:table-cell table:style-name="ce7" table:formula="of:=IF(ISERR(TRIM(MID([.E217];FIND(&quot;SYMBOL:&quot;;[.E217])+7;4)));&quot;&quot;;TRIM(MID([.E217];FIND(&quot;SYMBOL:&quot;;[.E21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7/2014</text:p>
          </table:table-cell>
          <table:table-cell table:style-name="ce7" table:formula="of:=IF(ISERR(TRIM(MID([.E218];FIND(&quot;SYMBOL:&quot;;[.E218])+7;4)));&quot;&quot;;TRIM(MID([.E218];FIND(&quot;SYMBOL:&quot;;[.E2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2/2014</text:p>
          </table:table-cell>
          <table:table-cell table:style-name="ce2" office:value-type="string" calcext:value-type="string" table:number-columns-spanned="1" table:number-rows-spanned="3">
            <text:p>ABUI154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219];FIND(&quot;SYMBOL:&quot;;[.E219])+7;4)));&quot;&quot;;TRIM(MID([.E219];FIND(&quot;SYMBOL:&quot;;[.E219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500" calcext:value-type="float" table:number-columns-spanned="1" table:number-rows-spanned="3">
            <text:p>500</text:p>
          </table:table-cell>
          <table:table-cell table:style-name="ce9" office:value-type="float" office:value="1.66" calcext:value-type="float" table:number-columns-spanned="1" table:number-rows-spanned="3">
            <text:p>1.66</text:p>
          </table:table-cell>
          <table:table-cell table:style-name="ce9" office:value-type="float" office:value="2.56" calcext:value-type="float" table:number-columns-spanned="1" table:number-rows-spanned="3">
            <text:p>2.56</text:p>
          </table:table-cell>
          <table:table-cell table:style-name="ce9" office:value-type="float" office:value="827.42" calcext:value-type="float" table:number-columns-spanned="1" table:number-rows-spanned="3">
            <text:p>827.4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220];FIND(&quot;SYMBOL:&quot;;[.E220])+7;4)));&quot;&quot;;TRIM(MID([.E220];FIND(&quot;SYMBOL:&quot;;[.E22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7/2014</text:p>
          </table:table-cell>
          <table:table-cell table:style-name="ce7" table:formula="of:=IF(ISERR(TRIM(MID([.E221];FIND(&quot;SYMBOL:&quot;;[.E221])+7;4)));&quot;&quot;;TRIM(MID([.E221];FIND(&quot;SYMBOL:&quot;;[.E2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2/2014</text:p>
          </table:table-cell>
          <table:table-cell table:style-name="ce2" office:value-type="string" calcext:value-type="string" table:number-columns-spanned="1" table:number-rows-spanned="3">
            <text:p>ABUF690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BRY</text:p>
          </table:table-cell>
          <table:table-cell table:style-name="ce7" table:formula="of:=IF(ISERR(TRIM(MID([.E222];FIND(&quot;SYMBOL:&quot;;[.E222])+7;4)));&quot;&quot;;TRIM(MID([.E222];FIND(&quot;SYMBOL:&quot;;[.E222])+7;4)))" office:value-type="string" office:string-value="BBR" calcext:value-type="string">
            <text:p>BBR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01" calcext:value-type="float" table:number-columns-spanned="1" table:number-rows-spanned="3">
            <text:p>10.0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998.46" calcext:value-type="float" table:number-columns-spanned="1" table:number-rows-spanned="3">
            <text:p>998.4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LACKBERRY LTD</text:p>
          </table:table-cell>
          <table:table-cell table:style-name="ce7" table:formula="of:=IF(ISERR(TRIM(MID([.E223];FIND(&quot;SYMBOL:&quot;;[.E223])+7;4)));&quot;&quot;;TRIM(MID([.E223];FIND(&quot;SYMBOL:&quot;;[.E22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7/2014</text:p>
          </table:table-cell>
          <table:table-cell table:style-name="ce7" table:formula="of:=IF(ISERR(TRIM(MID([.E224];FIND(&quot;SYMBOL:&quot;;[.E224])+7;4)));&quot;&quot;;TRIM(MID([.E224];FIND(&quot;SYMBOL:&quot;;[.E2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2/2014</text:p>
          </table:table-cell>
          <table:table-cell table:style-name="ce2" office:value-type="string" calcext:value-type="string" table:number-columns-spanned="1" table:number-rows-spanned="3">
            <text:p>ABUH967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MCSA</text:p>
          </table:table-cell>
          <table:table-cell table:style-name="ce7" table:formula="of:=IF(ISERR(TRIM(MID([.E225];FIND(&quot;SYMBOL:&quot;;[.E225])+7;4)));&quot;&quot;;TRIM(MID([.E225];FIND(&quot;SYMBOL:&quot;;[.E225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55.13" calcext:value-type="float" table:number-columns-spanned="1" table:number-rows-spanned="3">
            <text:p>55.13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202.63" calcext:value-type="float" table:number-columns-spanned="1" table:number-rows-spanned="3">
            <text:p>2202.6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MCAST CORP CL A NEW</text:p>
          </table:table-cell>
          <table:table-cell table:style-name="ce7" table:formula="of:=IF(ISERR(TRIM(MID([.E226];FIND(&quot;SYMBOL:&quot;;[.E226])+7;4)));&quot;&quot;;TRIM(MID([.E226];FIND(&quot;SYMBOL:&quot;;[.E22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7/2014</text:p>
          </table:table-cell>
          <table:table-cell table:style-name="ce7" table:formula="of:=IF(ISERR(TRIM(MID([.E227];FIND(&quot;SYMBOL:&quot;;[.E227])+7;4)));&quot;&quot;;TRIM(MID([.E227];FIND(&quot;SYMBOL:&quot;;[.E2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11/2014</text:p>
          </table:table-cell>
          <table:table-cell table:style-name="ce2" office:value-type="string" calcext:value-type="string" table:number-columns-spanned="1" table:number-rows-spanned="4">
            <text:p>ABUH9565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228];FIND(&quot;SYMBOL:&quot;;[.E228])+7;4)));&quot;&quot;;TRIM(MID([.E228];FIND(&quot;SYMBOL:&quot;;[.E228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4">
            <text:p>40</text:p>
          </table:table-cell>
          <table:table-cell table:style-name="ce9" office:value-type="float" office:value="18.57" calcext:value-type="float" table:number-columns-spanned="1" table:number-rows-spanned="4">
            <text:p>18.57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745.3" calcext:value-type="float" table:number-columns-spanned="1" table:number-rows-spanned="4">
            <text:p>-745.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229];FIND(&quot;SYMBOL:&quot;;[.E229])+7;4)));&quot;&quot;;TRIM(MID([.E229];FIND(&quot;SYMBOL:&quot;;[.E22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230];FIND(&quot;SYMBOL:&quot;;[.E230])+7;4)));&quot;&quot;;TRIM(MID([.E230];FIND(&quot;SYMBOL:&quot;;[.E2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6/2014</text:p>
          </table:table-cell>
          <table:table-cell table:style-name="ce7" table:formula="of:=IF(ISERR(TRIM(MID([.E231];FIND(&quot;SYMBOL:&quot;;[.E231])+7;4)));&quot;&quot;;TRIM(MID([.E231];FIND(&quot;SYMBOL:&quot;;[.E23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1/2014</text:p>
          </table:table-cell>
          <table:table-cell table:style-name="ce2" office:value-type="string" calcext:value-type="string" table:number-columns-spanned="1" table:number-rows-spanned="3">
            <text:p>ABUH962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MCSA</text:p>
          </table:table-cell>
          <table:table-cell table:style-name="ce7" table:formula="of:=IF(ISERR(TRIM(MID([.E232];FIND(&quot;SYMBOL:&quot;;[.E232])+7;4)));&quot;&quot;;TRIM(MID([.E232];FIND(&quot;SYMBOL:&quot;;[.E232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55.99" calcext:value-type="float" table:number-columns-spanned="1" table:number-rows-spanned="3">
            <text:p>55.9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242.1" calcext:value-type="float" table:number-columns-spanned="1" table:number-rows-spanned="3">
            <text:p>-2242.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MCAST CORP CL A NEW</text:p>
          </table:table-cell>
          <table:table-cell table:style-name="ce7" table:formula="of:=IF(ISERR(TRIM(MID([.E233];FIND(&quot;SYMBOL:&quot;;[.E233])+7;4)));&quot;&quot;;TRIM(MID([.E233];FIND(&quot;SYMBOL:&quot;;[.E2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6/2014</text:p>
          </table:table-cell>
          <table:table-cell table:style-name="ce7" table:formula="of:=IF(ISERR(TRIM(MID([.E234];FIND(&quot;SYMBOL:&quot;;[.E234])+7;4)));&quot;&quot;;TRIM(MID([.E234];FIND(&quot;SYMBOL:&quot;;[.E23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11/2014</text:p>
          </table:table-cell>
          <table:table-cell table:style-name="ce2" office:value-type="string" calcext:value-type="string" table:number-columns-spanned="1" table:number-rows-spanned="4">
            <text:p>ABUH9440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VXX</text:p>
          </table:table-cell>
          <table:table-cell table:style-name="ce7" table:formula="of:=IF(ISERR(TRIM(MID([.E235];FIND(&quot;SYMBOL:&quot;;[.E235])+7;4)));&quot;&quot;;TRIM(MID([.E235];FIND(&quot;SYMBOL:&quot;;[.E235])+7;4)))" office:value-type="string" office:string-value="VXX" calcext:value-type="string">
            <text:p>VX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29.3" calcext:value-type="float" table:number-columns-spanned="1" table:number-rows-spanned="4">
            <text:p>29.3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1462.45" calcext:value-type="float" table:number-columns-spanned="1" table:number-rows-spanned="4">
            <text:p>1462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CLAYS BANK PLC IPATH S&amp;P 500 VIX SHORT</text:p>
          </table:table-cell>
          <table:table-cell table:style-name="ce7" table:formula="of:=IF(ISERR(TRIM(MID([.E236];FIND(&quot;SYMBOL:&quot;;[.E236])+7;4)));&quot;&quot;;TRIM(MID([.E236];FIND(&quot;SYMBOL:&quot;;[.E2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TERM ETN NEW</text:p>
          </table:table-cell>
          <table:table-cell table:style-name="ce7" table:formula="of:=IF(ISERR(TRIM(MID([.E237];FIND(&quot;SYMBOL:&quot;;[.E237])+7;4)));&quot;&quot;;TRIM(MID([.E237];FIND(&quot;SYMBOL:&quot;;[.E23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6/2014</text:p>
          </table:table-cell>
          <table:table-cell table:style-name="ce7" table:formula="of:=IF(ISERR(TRIM(MID([.E238];FIND(&quot;SYMBOL:&quot;;[.E238])+7;4)));&quot;&quot;;TRIM(MID([.E238];FIND(&quot;SYMBOL:&quot;;[.E23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1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MSFT</text:p>
          </table:table-cell>
          <table:table-cell table:style-name="ce7" table:formula="of:=IF(ISERR(TRIM(MID([.E239];FIND(&quot;SYMBOL:&quot;;[.E239])+7;4)));&quot;&quot;;TRIM(MID([.E239];FIND(&quot;SYMBOL:&quot;;[.E239])+7;4)))" office:value-type="string" office:string-value="MSF" calcext:value-type="string">
            <text:p>MSF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15.5" calcext:value-type="float" table:number-columns-spanned="1" table:number-rows-spanned="3">
            <text:p>1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ICROSOFT CORP 121114 50</text:p>
          </table:table-cell>
          <table:table-cell table:style-name="ce7" table:formula="of:=IF(ISERR(TRIM(MID([.E240];FIND(&quot;SYMBOL:&quot;;[.E240])+7;4)));&quot;&quot;;TRIM(MID([.E240];FIND(&quot;SYMBOL:&quot;;[.E24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41];FIND(&quot;SYMBOL:&quot;;[.E241])+7;4)));&quot;&quot;;TRIM(MID([.E241];FIND(&quot;SYMBOL:&quot;;[.E24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0/2014</text:p>
          </table:table-cell>
          <table:table-cell table:style-name="ce2" office:value-type="string" calcext:value-type="string" table:number-columns-spanned="1" table:number-rows-spanned="3">
            <text:p>ABUH550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AS</text:p>
          </table:table-cell>
          <table:table-cell table:style-name="ce7" table:formula="of:=IF(ISERR(TRIM(MID([.E242];FIND(&quot;SYMBOL:&quot;;[.E242])+7;4)));&quot;&quot;;TRIM(MID([.E242];FIND(&quot;SYMBOL:&quot;;[.E242])+7;4)))" office:value-type="string" office:string-value="GAS" calcext:value-type="string">
            <text:p>GAS</text:p>
          </table:table-cell>
          <table:table-cell table:number-columns-repeated="2"/>
          <table:table-cell table:style-name="ce9" office:value-type="float" office:value="42" calcext:value-type="float" table:number-columns-spanned="1" table:number-rows-spanned="3">
            <text:p>42</text:p>
          </table:table-cell>
          <table:table-cell table:style-name="ce9" office:value-type="float" office:value="52.49" calcext:value-type="float" table:number-columns-spanned="1" table:number-rows-spanned="3">
            <text:p>52.49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202.02" calcext:value-type="float" table:number-columns-spanned="1" table:number-rows-spanned="3">
            <text:p>2202.0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L RESOURCES INC</text:p>
          </table:table-cell>
          <table:table-cell table:style-name="ce7" table:formula="of:=IF(ISERR(TRIM(MID([.E243];FIND(&quot;SYMBOL:&quot;;[.E243])+7;4)));&quot;&quot;;TRIM(MID([.E243];FIND(&quot;SYMBOL:&quot;;[.E24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5/2014</text:p>
          </table:table-cell>
          <table:table-cell table:style-name="ce7" table:formula="of:=IF(ISERR(TRIM(MID([.E244];FIND(&quot;SYMBOL:&quot;;[.E244])+7;4)));&quot;&quot;;TRIM(MID([.E244];FIND(&quot;SYMBOL:&quot;;[.E24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0/2014</text:p>
          </table:table-cell>
          <table:table-cell table:style-name="ce2" office:value-type="string" calcext:value-type="string" table:number-columns-spanned="1" table:number-rows-spanned="3">
            <text:p>ABUH436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ERN</text:p>
          </table:table-cell>
          <table:table-cell table:style-name="ce7" table:formula="of:=IF(ISERR(TRIM(MID([.E245];FIND(&quot;SYMBOL:&quot;;[.E245])+7;4)));&quot;&quot;;TRIM(MID([.E245];FIND(&quot;SYMBOL:&quot;;[.E245])+7;4)))" office:value-type="string" office:string-value="CER" calcext:value-type="string">
            <text:p>CER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2.85" calcext:value-type="float" table:number-columns-spanned="1" table:number-rows-spanned="3">
            <text:p>62.8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882.94" calcext:value-type="float" table:number-columns-spanned="1" table:number-rows-spanned="3">
            <text:p>1882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ERNER CORP</text:p>
          </table:table-cell>
          <table:table-cell table:style-name="ce7" table:formula="of:=IF(ISERR(TRIM(MID([.E246];FIND(&quot;SYMBOL:&quot;;[.E246])+7;4)));&quot;&quot;;TRIM(MID([.E246];FIND(&quot;SYMBOL:&quot;;[.E24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5/2014</text:p>
          </table:table-cell>
          <table:table-cell table:style-name="ce7" table:formula="of:=IF(ISERR(TRIM(MID([.E247];FIND(&quot;SYMBOL:&quot;;[.E247])+7;4)));&quot;&quot;;TRIM(MID([.E247];FIND(&quot;SYMBOL:&quot;;[.E24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10/2014</text:p>
          </table:table-cell>
          <table:table-cell table:style-name="ce2" office:value-type="string" calcext:value-type="string" table:number-columns-spanned="1" table:number-rows-spanned="3">
            <text:p>ABUH552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248];FIND(&quot;SYMBOL:&quot;;[.E248])+7;4)));&quot;&quot;;TRIM(MID([.E248];FIND(&quot;SYMBOL:&quot;;[.E248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14.56" calcext:value-type="float" table:number-columns-spanned="1" table:number-rows-spanned="3">
            <text:p>14.5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725.47" calcext:value-type="float" table:number-columns-spanned="1" table:number-rows-spanned="3">
            <text:p>725.4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249];FIND(&quot;SYMBOL:&quot;;[.E249])+7;4)));&quot;&quot;;TRIM(MID([.E249];FIND(&quot;SYMBOL:&quot;;[.E24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5/2014</text:p>
          </table:table-cell>
          <table:table-cell table:style-name="ce7" table:formula="of:=IF(ISERR(TRIM(MID([.E250];FIND(&quot;SYMBOL:&quot;;[.E250])+7;4)));&quot;&quot;;TRIM(MID([.E250];FIND(&quot;SYMBOL:&quot;;[.E25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9/2014</text:p>
          </table:table-cell>
          <table:table-cell table:style-name="ce2" office:value-type="string" calcext:value-type="string" table:number-columns-spanned="1" table:number-rows-spanned="3">
            <text:p>ABUH614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251];FIND(&quot;SYMBOL:&quot;;[.E251])+7;4)));&quot;&quot;;TRIM(MID([.E251];FIND(&quot;SYMBOL:&quot;;[.E251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500" calcext:value-type="float" table:number-columns-spanned="1" table:number-rows-spanned="3">
            <text:p>500</text:p>
          </table:table-cell>
          <table:table-cell table:style-name="ce9" office:value-type="float" office:value="2.18" calcext:value-type="float" table:number-columns-spanned="1" table:number-rows-spanned="3">
            <text:p>2.1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92.5" calcext:value-type="float" table:number-columns-spanned="1" table:number-rows-spanned="3">
            <text:p>-109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252];FIND(&quot;SYMBOL:&quot;;[.E252])+7;4)));&quot;&quot;;TRIM(MID([.E252];FIND(&quot;SYMBOL:&quot;;[.E25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2/2014</text:p>
          </table:table-cell>
          <table:table-cell table:style-name="ce7" table:formula="of:=IF(ISERR(TRIM(MID([.E253];FIND(&quot;SYMBOL:&quot;;[.E253])+7;4)));&quot;&quot;;TRIM(MID([.E253];FIND(&quot;SYMBOL:&quot;;[.E25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9/2014</text:p>
          </table:table-cell>
          <table:table-cell table:style-name="ce2" office:value-type="string" calcext:value-type="string" table:number-columns-spanned="1" table:number-rows-spanned="3">
            <text:p>ABUH437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TSL</text:p>
          </table:table-cell>
          <table:table-cell table:style-name="ce7" table:formula="of:=IF(ISERR(TRIM(MID([.E254];FIND(&quot;SYMBOL:&quot;;[.E254])+7;4)));&quot;&quot;;TRIM(MID([.E254];FIND(&quot;SYMBOL:&quot;;[.E254])+7;4)))" office:value-type="string" office:string-value="TSL" calcext:value-type="string">
            <text:p>TSL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9.1" calcext:value-type="float" table:number-columns-spanned="1" table:number-rows-spanned="3">
            <text:p>9.1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362.44" calcext:value-type="float" table:number-columns-spanned="1" table:number-rows-spanned="3">
            <text:p>1362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INA SOLAR LTD SPONSORED ADR</text:p>
          </table:table-cell>
          <table:table-cell table:style-name="ce7" table:formula="of:=IF(ISERR(TRIM(MID([.E255];FIND(&quot;SYMBOL:&quot;;[.E255])+7;4)));&quot;&quot;;TRIM(MID([.E255];FIND(&quot;SYMBOL:&quot;;[.E25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2/2014</text:p>
          </table:table-cell>
          <table:table-cell table:style-name="ce7" table:formula="of:=IF(ISERR(TRIM(MID([.E256];FIND(&quot;SYMBOL:&quot;;[.E256])+7;4)));&quot;&quot;;TRIM(MID([.E256];FIND(&quot;SYMBOL:&quot;;[.E25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9/2014</text:p>
          </table:table-cell>
          <table:table-cell table:style-name="ce2" office:value-type="string" calcext:value-type="string" table:number-columns-spanned="1" table:number-rows-spanned="4">
            <text:p>ABUH5476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257];FIND(&quot;SYMBOL:&quot;;[.E257])+7;4)));&quot;&quot;;TRIM(MID([.E257];FIND(&quot;SYMBOL:&quot;;[.E257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4">
            <text:p>70</text:p>
          </table:table-cell>
          <table:table-cell table:style-name="ce9" office:value-type="float" office:value="18.635" calcext:value-type="float" table:number-columns-spanned="1" table:number-rows-spanned="4">
            <text:p>18.635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306.95" calcext:value-type="float" table:number-columns-spanned="1" table:number-rows-spanned="4">
            <text:p>-1306.9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258];FIND(&quot;SYMBOL:&quot;;[.E258])+7;4)));&quot;&quot;;TRIM(MID([.E258];FIND(&quot;SYMBOL:&quot;;[.E25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259];FIND(&quot;SYMBOL:&quot;;[.E259])+7;4)));&quot;&quot;;TRIM(MID([.E259];FIND(&quot;SYMBOL:&quot;;[.E25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2/2014</text:p>
          </table:table-cell>
          <table:table-cell table:style-name="ce7" table:formula="of:=IF(ISERR(TRIM(MID([.E260];FIND(&quot;SYMBOL:&quot;;[.E260])+7;4)));&quot;&quot;;TRIM(MID([.E260];FIND(&quot;SYMBOL:&quot;;[.E2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9/2014</text:p>
          </table:table-cell>
          <table:table-cell table:style-name="ce2" office:value-type="string" calcext:value-type="string" table:number-columns-spanned="1" table:number-rows-spanned="3">
            <text:p>ABUG756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JNPR</text:p>
          </table:table-cell>
          <table:table-cell table:style-name="ce7" table:formula="of:=IF(ISERR(TRIM(MID([.E261];FIND(&quot;SYMBOL:&quot;;[.E261])+7;4)));&quot;&quot;;TRIM(MID([.E261];FIND(&quot;SYMBOL:&quot;;[.E261])+7;4)))" office:value-type="string" office:string-value="JNP" calcext:value-type="string">
            <text:p>JNP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1.45" calcext:value-type="float" table:number-columns-spanned="1" table:number-rows-spanned="3">
            <text:p>21.4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069.95" calcext:value-type="float" table:number-columns-spanned="1" table:number-rows-spanned="3">
            <text:p>1069.9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NIPER NETWORKS INC</text:p>
          </table:table-cell>
          <table:table-cell table:style-name="ce7" table:formula="of:=IF(ISERR(TRIM(MID([.E262];FIND(&quot;SYMBOL:&quot;;[.E262])+7;4)));&quot;&quot;;TRIM(MID([.E262];FIND(&quot;SYMBOL:&quot;;[.E26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2/2014</text:p>
          </table:table-cell>
          <table:table-cell table:style-name="ce7" table:formula="of:=IF(ISERR(TRIM(MID([.E263];FIND(&quot;SYMBOL:&quot;;[.E263])+7;4)));&quot;&quot;;TRIM(MID([.E263];FIND(&quot;SYMBOL:&quot;;[.E2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G979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264];FIND(&quot;SYMBOL:&quot;;[.E264])+7;4)));&quot;&quot;;TRIM(MID([.E264];FIND(&quot;SYMBOL:&quot;;[.E264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15.97" calcext:value-type="float" table:number-columns-spanned="1" table:number-rows-spanned="3">
            <text:p>15.9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275.06" calcext:value-type="float" table:number-columns-spanned="1" table:number-rows-spanned="3">
            <text:p>1275.0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265];FIND(&quot;SYMBOL:&quot;;[.E265])+7;4)));&quot;&quot;;TRIM(MID([.E265];FIND(&quot;SYMBOL:&quot;;[.E26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66];FIND(&quot;SYMBOL:&quot;;[.E266])+7;4)));&quot;&quot;;TRIM(MID([.E266];FIND(&quot;SYMBOL:&quot;;[.E26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H436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ERN</text:p>
          </table:table-cell>
          <table:table-cell table:style-name="ce7" table:formula="of:=IF(ISERR(TRIM(MID([.E267];FIND(&quot;SYMBOL:&quot;;[.E267])+7;4)));&quot;&quot;;TRIM(MID([.E267];FIND(&quot;SYMBOL:&quot;;[.E267])+7;4)))" office:value-type="string" office:string-value="CER" calcext:value-type="string">
            <text:p>CER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64.03" calcext:value-type="float" table:number-columns-spanned="1" table:number-rows-spanned="3">
            <text:p>64.0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23.4" calcext:value-type="float" table:number-columns-spanned="1" table:number-rows-spanned="3">
            <text:p>-1923.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ERNER CORP</text:p>
          </table:table-cell>
          <table:table-cell table:style-name="ce7" table:formula="of:=IF(ISERR(TRIM(MID([.E268];FIND(&quot;SYMBOL:&quot;;[.E268])+7;4)));&quot;&quot;;TRIM(MID([.E268];FIND(&quot;SYMBOL:&quot;;[.E26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69];FIND(&quot;SYMBOL:&quot;;[.E269])+7;4)));&quot;&quot;;TRIM(MID([.E269];FIND(&quot;SYMBOL:&quot;;[.E2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G541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BS</text:p>
          </table:table-cell>
          <table:table-cell table:style-name="ce7" table:formula="of:=IF(ISERR(TRIM(MID([.E270];FIND(&quot;SYMBOL:&quot;;[.E270])+7;4)));&quot;&quot;;TRIM(MID([.E270];FIND(&quot;SYMBOL:&quot;;[.E270])+7;4)))" office:value-type="string" office:string-value="CBS" calcext:value-type="string">
            <text:p>CBS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53.96" calcext:value-type="float" table:number-columns-spanned="1" table:number-rows-spanned="3">
            <text:p>53.9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55.84" calcext:value-type="float" table:number-columns-spanned="1" table:number-rows-spanned="3">
            <text:p>2155.8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BS CORP NEW CL B</text:p>
          </table:table-cell>
          <table:table-cell table:style-name="ce7" table:formula="of:=IF(ISERR(TRIM(MID([.E271];FIND(&quot;SYMBOL:&quot;;[.E271])+7;4)));&quot;&quot;;TRIM(MID([.E271];FIND(&quot;SYMBOL:&quot;;[.E27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72];FIND(&quot;SYMBOL:&quot;;[.E272])+7;4)));&quot;&quot;;TRIM(MID([.E272];FIND(&quot;SYMBOL:&quot;;[.E27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H374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IPG</text:p>
          </table:table-cell>
          <table:table-cell table:style-name="ce7" table:formula="of:=IF(ISERR(TRIM(MID([.E273];FIND(&quot;SYMBOL:&quot;;[.E273])+7;4)));&quot;&quot;;TRIM(MID([.E273];FIND(&quot;SYMBOL:&quot;;[.E273])+7;4)))" office:value-type="string" office:string-value="IPG" calcext:value-type="string">
            <text:p>IP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0.365" calcext:value-type="float" table:number-columns-spanned="1" table:number-rows-spanned="3">
            <text:p>20.36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33.94" calcext:value-type="float" table:number-columns-spanned="1" table:number-rows-spanned="3">
            <text:p>2033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INTERPUBLIC GROUP COMPANY INC</text:p>
          </table:table-cell>
          <table:table-cell table:style-name="ce7" table:formula="of:=IF(ISERR(TRIM(MID([.E274];FIND(&quot;SYMBOL:&quot;;[.E274])+7;4)));&quot;&quot;;TRIM(MID([.E274];FIND(&quot;SYMBOL:&quot;;[.E27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75];FIND(&quot;SYMBOL:&quot;;[.E275])+7;4)));&quot;&quot;;TRIM(MID([.E275];FIND(&quot;SYMBOL:&quot;;[.E27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H377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TSL</text:p>
          </table:table-cell>
          <table:table-cell table:style-name="ce7" table:formula="of:=IF(ISERR(TRIM(MID([.E276];FIND(&quot;SYMBOL:&quot;;[.E276])+7;4)));&quot;&quot;;TRIM(MID([.E276];FIND(&quot;SYMBOL:&quot;;[.E276])+7;4)))" office:value-type="string" office:string-value="TSL" calcext:value-type="string">
            <text:p>TSL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9.83" calcext:value-type="float" table:number-columns-spanned="1" table:number-rows-spanned="3">
            <text:p>9.8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77" calcext:value-type="float" table:number-columns-spanned="1" table:number-rows-spanned="3">
            <text:p>-147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INA SOLAR LTD SPONSORED ADR</text:p>
          </table:table-cell>
          <table:table-cell table:style-name="ce7" table:formula="of:=IF(ISERR(TRIM(MID([.E277];FIND(&quot;SYMBOL:&quot;;[.E277])+7;4)));&quot;&quot;;TRIM(MID([.E277];FIND(&quot;SYMBOL:&quot;;[.E27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78];FIND(&quot;SYMBOL:&quot;;[.E278])+7;4)));&quot;&quot;;TRIM(MID([.E278];FIND(&quot;SYMBOL:&quot;;[.E27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G795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279];FIND(&quot;SYMBOL:&quot;;[.E279])+7;4)));&quot;&quot;;TRIM(MID([.E279];FIND(&quot;SYMBOL:&quot;;[.E279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30.91" calcext:value-type="float" table:number-columns-spanned="1" table:number-rows-spanned="3">
            <text:p>30.9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61.14" calcext:value-type="float" table:number-columns-spanned="1" table:number-rows-spanned="3">
            <text:p>2161.1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280];FIND(&quot;SYMBOL:&quot;;[.E280])+7;4)));&quot;&quot;;TRIM(MID([.E280];FIND(&quot;SYMBOL:&quot;;[.E28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81];FIND(&quot;SYMBOL:&quot;;[.E281])+7;4)));&quot;&quot;;TRIM(MID([.E281];FIND(&quot;SYMBOL:&quot;;[.E28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G976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282];FIND(&quot;SYMBOL:&quot;;[.E282])+7;4)));&quot;&quot;;TRIM(MID([.E282];FIND(&quot;SYMBOL:&quot;;[.E282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16.84" calcext:value-type="float" table:number-columns-spanned="1" table:number-rows-spanned="3">
            <text:p>16.8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844.5" calcext:value-type="float" table:number-columns-spanned="1" table:number-rows-spanned="3">
            <text:p>-844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283];FIND(&quot;SYMBOL:&quot;;[.E283])+7;4)));&quot;&quot;;TRIM(MID([.E283];FIND(&quot;SYMBOL:&quot;;[.E28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84];FIND(&quot;SYMBOL:&quot;;[.E284])+7;4)));&quot;&quot;;TRIM(MID([.E284];FIND(&quot;SYMBOL:&quot;;[.E28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8/2014</text:p>
          </table:table-cell>
          <table:table-cell table:style-name="ce2" office:value-type="string" calcext:value-type="string" table:number-columns-spanned="1" table:number-rows-spanned="3">
            <text:p>ABUG978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HAL</text:p>
          </table:table-cell>
          <table:table-cell table:style-name="ce7" table:formula="of:=IF(ISERR(TRIM(MID([.E285];FIND(&quot;SYMBOL:&quot;;[.E285])+7;4)));&quot;&quot;;TRIM(MID([.E285];FIND(&quot;SYMBOL:&quot;;[.E285])+7;4)))" office:value-type="string" office:string-value="HAL" calcext:value-type="string">
            <text:p>HAL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9.51" calcext:value-type="float" table:number-columns-spanned="1" table:number-rows-spanned="3">
            <text:p>39.5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72.94" calcext:value-type="float" table:number-columns-spanned="1" table:number-rows-spanned="3">
            <text:p>1972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HALLIBURTON COMPANY</text:p>
          </table:table-cell>
          <table:table-cell table:style-name="ce7" table:formula="of:=IF(ISERR(TRIM(MID([.E286];FIND(&quot;SYMBOL:&quot;;[.E286])+7;4)));&quot;&quot;;TRIM(MID([.E286];FIND(&quot;SYMBOL:&quot;;[.E28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87];FIND(&quot;SYMBOL:&quot;;[.E287])+7;4)));&quot;&quot;;TRIM(MID([.E287];FIND(&quot;SYMBOL:&quot;;[.E2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8/2014</text:p>
          </table:table-cell>
          <table:table-cell table:style-name="ce2" office:value-type="string" calcext:value-type="string" table:number-columns-spanned="1" table:number-rows-spanned="4">
            <text:p>ABUH1971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288];FIND(&quot;SYMBOL:&quot;;[.E288])+7;4)));&quot;&quot;;TRIM(MID([.E288];FIND(&quot;SYMBOL:&quot;;[.E288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18.73" calcext:value-type="float" table:number-columns-spanned="1" table:number-rows-spanned="4">
            <text:p>18.73</text:p>
          </table:table-cell>
          <table:table-cell table:style-name="ce9" office:value-type="float" office:value="2.52" calcext:value-type="float" table:number-columns-spanned="1" table:number-rows-spanned="4">
            <text:p>2.52</text:p>
          </table:table-cell>
          <table:table-cell table:style-name="ce9" office:value-type="float" office:value="1870.43" calcext:value-type="float" table:number-columns-spanned="1" table:number-rows-spanned="4">
            <text:p>1870.4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289];FIND(&quot;SYMBOL:&quot;;[.E289])+7;4)));&quot;&quot;;TRIM(MID([.E289];FIND(&quot;SYMBOL:&quot;;[.E28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290];FIND(&quot;SYMBOL:&quot;;[.E290])+7;4)));&quot;&quot;;TRIM(MID([.E290];FIND(&quot;SYMBOL:&quot;;[.E2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91];FIND(&quot;SYMBOL:&quot;;[.E291])+7;4)));&quot;&quot;;TRIM(MID([.E291];FIND(&quot;SYMBOL:&quot;;[.E29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8/2014</text:p>
          </table:table-cell>
          <table:table-cell table:style-name="ce2" office:value-type="string" calcext:value-type="string" table:number-columns-spanned="1" table:number-rows-spanned="4">
            <text:p>ABUC8908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EDU</text:p>
          </table:table-cell>
          <table:table-cell table:style-name="ce7" table:formula="of:=IF(ISERR(TRIM(MID([.E292];FIND(&quot;SYMBOL:&quot;;[.E292])+7;4)));&quot;&quot;;TRIM(MID([.E292];FIND(&quot;SYMBOL:&quot;;[.E292])+7;4)))" office:value-type="string" office:string-value="EDU" calcext:value-type="string">
            <text:p>EDU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21.18" calcext:value-type="float" table:number-columns-spanned="1" table:number-rows-spanned="4">
            <text:p>21.18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1056.46" calcext:value-type="float" table:number-columns-spanned="1" table:number-rows-spanned="4">
            <text:p>1056.4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NEW ORIENTAL EDUCATION &amp; TECHNOLOGY GROUP INC</text:p>
          </table:table-cell>
          <table:table-cell table:style-name="ce7" table:formula="of:=IF(ISERR(TRIM(MID([.E293];FIND(&quot;SYMBOL:&quot;;[.E293])+7;4)));&quot;&quot;;TRIM(MID([.E293];FIND(&quot;SYMBOL:&quot;;[.E2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PONSORED ADR</text:p>
          </table:table-cell>
          <table:table-cell table:style-name="ce7" table:formula="of:=IF(ISERR(TRIM(MID([.E294];FIND(&quot;SYMBOL:&quot;;[.E294])+7;4)));&quot;&quot;;TRIM(MID([.E294];FIND(&quot;SYMBOL:&quot;;[.E29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1/2014</text:p>
          </table:table-cell>
          <table:table-cell table:style-name="ce7" table:formula="of:=IF(ISERR(TRIM(MID([.E295];FIND(&quot;SYMBOL:&quot;;[.E295])+7;4)));&quot;&quot;;TRIM(MID([.E295];FIND(&quot;SYMBOL:&quot;;[.E29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5/2014</text:p>
          </table:table-cell>
          <table:table-cell table:style-name="ce2" office:value-type="string" calcext:value-type="string" table:number-columns-spanned="1" table:number-rows-spanned="4">
            <text:p>ABUH2274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VXX</text:p>
          </table:table-cell>
          <table:table-cell table:style-name="ce7" table:formula="of:=IF(ISERR(TRIM(MID([.E296];FIND(&quot;SYMBOL:&quot;;[.E296])+7;4)));&quot;&quot;;TRIM(MID([.E296];FIND(&quot;SYMBOL:&quot;;[.E296])+7;4)))" office:value-type="string" office:string-value="VXX" calcext:value-type="string">
            <text:p>VX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26.15" calcext:value-type="float" table:number-columns-spanned="1" table:number-rows-spanned="4">
            <text:p>26.15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310" calcext:value-type="float" table:number-columns-spanned="1" table:number-rows-spanned="4">
            <text:p>-131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CLAYS BANK PLC IPATH S&amp;P 500 VIX SHORT</text:p>
          </table:table-cell>
          <table:table-cell table:style-name="ce7" table:formula="of:=IF(ISERR(TRIM(MID([.E297];FIND(&quot;SYMBOL:&quot;;[.E297])+7;4)));&quot;&quot;;TRIM(MID([.E297];FIND(&quot;SYMBOL:&quot;;[.E29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TERM ETN NEW</text:p>
          </table:table-cell>
          <table:table-cell table:style-name="ce7" table:formula="of:=IF(ISERR(TRIM(MID([.E298];FIND(&quot;SYMBOL:&quot;;[.E298])+7;4)));&quot;&quot;;TRIM(MID([.E298];FIND(&quot;SYMBOL:&quot;;[.E29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0/2014</text:p>
          </table:table-cell>
          <table:table-cell table:style-name="ce7" table:formula="of:=IF(ISERR(TRIM(MID([.E299];FIND(&quot;SYMBOL:&quot;;[.E299])+7;4)));&quot;&quot;;TRIM(MID([.E299];FIND(&quot;SYMBOL:&quot;;[.E29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5/2014</text:p>
          </table:table-cell>
          <table:table-cell table:style-name="ce2" office:value-type="string" calcext:value-type="string" table:number-columns-spanned="1" table:number-rows-spanned="4">
            <text:p>ABUH1817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300];FIND(&quot;SYMBOL:&quot;;[.E300])+7;4)));&quot;&quot;;TRIM(MID([.E300];FIND(&quot;SYMBOL:&quot;;[.E300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19.24" calcext:value-type="float" table:number-columns-spanned="1" table:number-rows-spanned="4">
            <text:p>19.24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926.5" calcext:value-type="float" table:number-columns-spanned="1" table:number-rows-spanned="4">
            <text:p>-1926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301];FIND(&quot;SYMBOL:&quot;;[.E301])+7;4)));&quot;&quot;;TRIM(MID([.E301];FIND(&quot;SYMBOL:&quot;;[.E30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302];FIND(&quot;SYMBOL:&quot;;[.E302])+7;4)));&quot;&quot;;TRIM(MID([.E302];FIND(&quot;SYMBOL:&quot;;[.E30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0/2014</text:p>
          </table:table-cell>
          <table:table-cell table:style-name="ce7" table:formula="of:=IF(ISERR(TRIM(MID([.E303];FIND(&quot;SYMBOL:&quot;;[.E303])+7;4)));&quot;&quot;;TRIM(MID([.E303];FIND(&quot;SYMBOL:&quot;;[.E30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5/2014</text:p>
          </table:table-cell>
          <table:table-cell table:style-name="ce2" office:value-type="string" calcext:value-type="string" table:number-columns-spanned="1" table:number-rows-spanned="4">
            <text:p>ABUG7605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VXX</text:p>
          </table:table-cell>
          <table:table-cell table:style-name="ce7" table:formula="of:=IF(ISERR(TRIM(MID([.E304];FIND(&quot;SYMBOL:&quot;;[.E304])+7;4)));&quot;&quot;;TRIM(MID([.E304];FIND(&quot;SYMBOL:&quot;;[.E304])+7;4)))" office:value-type="string" office:string-value="VXX" calcext:value-type="string">
            <text:p>VX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4">
            <text:p>80</text:p>
          </table:table-cell>
          <table:table-cell table:style-name="ce9" office:value-type="float" office:value="25.71" calcext:value-type="float" table:number-columns-spanned="1" table:number-rows-spanned="4">
            <text:p>25.71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2054.24" calcext:value-type="float" table:number-columns-spanned="1" table:number-rows-spanned="4">
            <text:p>2054.2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CLAYS BANK PLC IPATH S&amp;P 500 VIX SHORT</text:p>
          </table:table-cell>
          <table:table-cell table:style-name="ce7" table:formula="of:=IF(ISERR(TRIM(MID([.E305];FIND(&quot;SYMBOL:&quot;;[.E305])+7;4)));&quot;&quot;;TRIM(MID([.E305];FIND(&quot;SYMBOL:&quot;;[.E30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TERM ETN NEW</text:p>
          </table:table-cell>
          <table:table-cell table:style-name="ce7" table:formula="of:=IF(ISERR(TRIM(MID([.E306];FIND(&quot;SYMBOL:&quot;;[.E306])+7;4)));&quot;&quot;;TRIM(MID([.E306];FIND(&quot;SYMBOL:&quot;;[.E30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0/2014</text:p>
          </table:table-cell>
          <table:table-cell table:style-name="ce7" table:formula="of:=IF(ISERR(TRIM(MID([.E307];FIND(&quot;SYMBOL:&quot;;[.E307])+7;4)));&quot;&quot;;TRIM(MID([.E307];FIND(&quot;SYMBOL:&quot;;[.E3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5/2014</text:p>
          </table:table-cell>
          <table:table-cell table:style-name="ce2" office:value-type="string" calcext:value-type="string" table:number-columns-spanned="1" table:number-rows-spanned="3">
            <text:p>ABUG732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308];FIND(&quot;SYMBOL:&quot;;[.E308])+7;4)));&quot;&quot;;TRIM(MID([.E308];FIND(&quot;SYMBOL:&quot;;[.E308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3.42" calcext:value-type="float" table:number-columns-spanned="1" table:number-rows-spanned="3">
            <text:p>23.42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339.43" calcext:value-type="float" table:number-columns-spanned="1" table:number-rows-spanned="3">
            <text:p>2339.4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</text:p>
          </table:table-cell>
          <table:table-cell table:style-name="ce7" table:formula="of:=IF(ISERR(TRIM(MID([.E309];FIND(&quot;SYMBOL:&quot;;[.E309])+7;4)));&quot;&quot;;TRIM(MID([.E309];FIND(&quot;SYMBOL:&quot;;[.E30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0/2014</text:p>
          </table:table-cell>
          <table:table-cell table:style-name="ce7" table:formula="of:=IF(ISERR(TRIM(MID([.E310];FIND(&quot;SYMBOL:&quot;;[.E310])+7;4)));&quot;&quot;;TRIM(MID([.E310];FIND(&quot;SYMBOL:&quot;;[.E3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5/2014</text:p>
          </table:table-cell>
          <table:table-cell table:style-name="ce2" office:value-type="string" calcext:value-type="string" table:number-columns-spanned="1" table:number-rows-spanned="3">
            <text:p>ABUG306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BX</text:p>
          </table:table-cell>
          <table:table-cell table:style-name="ce7" table:formula="of:=IF(ISERR(TRIM(MID([.E311];FIND(&quot;SYMBOL:&quot;;[.E311])+7;4)));&quot;&quot;;TRIM(MID([.E311];FIND(&quot;SYMBOL:&quot;;[.E311])+7;4)))" office:value-type="string" office:string-value="ABX" calcext:value-type="string">
            <text:p>AB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1.71" calcext:value-type="float" table:number-columns-spanned="1" table:number-rows-spanned="3">
            <text:p>11.7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168.46" calcext:value-type="float" table:number-columns-spanned="1" table:number-rows-spanned="3">
            <text:p>1168.4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RICK GOLD CORP</text:p>
          </table:table-cell>
          <table:table-cell table:style-name="ce7" table:formula="of:=IF(ISERR(TRIM(MID([.E312];FIND(&quot;SYMBOL:&quot;;[.E312])+7;4)));&quot;&quot;;TRIM(MID([.E312];FIND(&quot;SYMBOL:&quot;;[.E31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10/2014</text:p>
          </table:table-cell>
          <table:table-cell table:style-name="ce7" table:formula="of:=IF(ISERR(TRIM(MID([.E313];FIND(&quot;SYMBOL:&quot;;[.E313])+7;4)));&quot;&quot;;TRIM(MID([.E313];FIND(&quot;SYMBOL:&quot;;[.E3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4/2014</text:p>
          </table:table-cell>
          <table:table-cell table:style-name="ce2" office:value-type="string" calcext:value-type="string" table:number-columns-spanned="1" table:number-rows-spanned="3">
            <text:p>ABUG9762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314];FIND(&quot;SYMBOL:&quot;;[.E314])+7;4)));&quot;&quot;;TRIM(MID([.E314];FIND(&quot;SYMBOL:&quot;;[.E314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17.42" calcext:value-type="float" table:number-columns-spanned="1" table:number-rows-spanned="3">
            <text:p>17.4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396.1" calcext:value-type="float" table:number-columns-spanned="1" table:number-rows-spanned="3">
            <text:p>-1396.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315];FIND(&quot;SYMBOL:&quot;;[.E315])+7;4)));&quot;&quot;;TRIM(MID([.E315];FIND(&quot;SYMBOL:&quot;;[.E31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9/2014</text:p>
          </table:table-cell>
          <table:table-cell table:style-name="ce7" table:formula="of:=IF(ISERR(TRIM(MID([.E316];FIND(&quot;SYMBOL:&quot;;[.E316])+7;4)));&quot;&quot;;TRIM(MID([.E316];FIND(&quot;SYMBOL:&quot;;[.E3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4/2014</text:p>
          </table:table-cell>
          <table:table-cell table:style-name="ce2" office:value-type="string" calcext:value-type="string" table:number-columns-spanned="1" table:number-rows-spanned="3">
            <text:p>ABUG977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HAL</text:p>
          </table:table-cell>
          <table:table-cell table:style-name="ce7" table:formula="of:=IF(ISERR(TRIM(MID([.E317];FIND(&quot;SYMBOL:&quot;;[.E317])+7;4)));&quot;&quot;;TRIM(MID([.E317];FIND(&quot;SYMBOL:&quot;;[.E317])+7;4)))" office:value-type="string" office:string-value="HAL" calcext:value-type="string">
            <text:p>HAL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40.59" calcext:value-type="float" table:number-columns-spanned="1" table:number-rows-spanned="3">
            <text:p>40.5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32" calcext:value-type="float" table:number-columns-spanned="1" table:number-rows-spanned="3">
            <text:p>-203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HALLIBURTON COMPANY</text:p>
          </table:table-cell>
          <table:table-cell table:style-name="ce7" table:formula="of:=IF(ISERR(TRIM(MID([.E318];FIND(&quot;SYMBOL:&quot;;[.E318])+7;4)));&quot;&quot;;TRIM(MID([.E318];FIND(&quot;SYMBOL:&quot;;[.E3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9/2014</text:p>
          </table:table-cell>
          <table:table-cell table:style-name="ce7" table:formula="of:=IF(ISERR(TRIM(MID([.E319];FIND(&quot;SYMBOL:&quot;;[.E319])+7;4)));&quot;&quot;;TRIM(MID([.E319];FIND(&quot;SYMBOL:&quot;;[.E31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4/2014</text:p>
          </table:table-cell>
          <table:table-cell table:style-name="ce2" office:value-type="string" calcext:value-type="string" table:number-columns-spanned="1" table:number-rows-spanned="3">
            <text:p>ABUG774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OGO</text:p>
          </table:table-cell>
          <table:table-cell table:style-name="ce7" table:formula="of:=IF(ISERR(TRIM(MID([.E320];FIND(&quot;SYMBOL:&quot;;[.E320])+7;4)));&quot;&quot;;TRIM(MID([.E320];FIND(&quot;SYMBOL:&quot;;[.E320])+7;4)))" office:value-type="string" office:string-value="GOG" calcext:value-type="string">
            <text:p>GOG</text:p>
          </table:table-cell>
          <table:table-cell table:number-columns-repeated="2"/>
          <table:table-cell table:style-name="ce9" office:value-type="float" office:value="130" calcext:value-type="float" table:number-columns-spanned="1" table:number-rows-spanned="3">
            <text:p>130</text:p>
          </table:table-cell>
          <table:table-cell table:style-name="ce9" office:value-type="float" office:value="15.97" calcext:value-type="float" table:number-columns-spanned="1" table:number-rows-spanned="3">
            <text:p>15.97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073.53" calcext:value-type="float" table:number-columns-spanned="1" table:number-rows-spanned="3">
            <text:p>2073.5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GO INC</text:p>
          </table:table-cell>
          <table:table-cell table:style-name="ce7" table:formula="of:=IF(ISERR(TRIM(MID([.E321];FIND(&quot;SYMBOL:&quot;;[.E321])+7;4)));&quot;&quot;;TRIM(MID([.E321];FIND(&quot;SYMBOL:&quot;;[.E3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9/2014</text:p>
          </table:table-cell>
          <table:table-cell table:style-name="ce7" table:formula="of:=IF(ISERR(TRIM(MID([.E322];FIND(&quot;SYMBOL:&quot;;[.E322])+7;4)));&quot;&quot;;TRIM(MID([.E322];FIND(&quot;SYMBOL:&quot;;[.E32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3/2014</text:p>
          </table:table-cell>
          <table:table-cell table:style-name="ce2" office:value-type="string" calcext:value-type="string" table:number-columns-spanned="1" table:number-rows-spanned="3">
            <text:p>ABUG311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323];FIND(&quot;SYMBOL:&quot;;[.E323])+7;4)));&quot;&quot;;TRIM(MID([.E323];FIND(&quot;SYMBOL:&quot;;[.E323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15" calcext:value-type="float" table:number-columns-spanned="1" table:number-rows-spanned="3">
            <text:p>115</text:p>
          </table:table-cell>
          <table:table-cell table:style-name="ce9" office:value-type="float" office:value="17.98" calcext:value-type="float" table:number-columns-spanned="1" table:number-rows-spanned="3">
            <text:p>17.98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65.14" calcext:value-type="float" table:number-columns-spanned="1" table:number-rows-spanned="3">
            <text:p>2065.1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324];FIND(&quot;SYMBOL:&quot;;[.E324])+7;4)));&quot;&quot;;TRIM(MID([.E324];FIND(&quot;SYMBOL:&quot;;[.E3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8/2014</text:p>
          </table:table-cell>
          <table:table-cell table:style-name="ce7" table:formula="of:=IF(ISERR(TRIM(MID([.E325];FIND(&quot;SYMBOL:&quot;;[.E325])+7;4)));&quot;&quot;;TRIM(MID([.E325];FIND(&quot;SYMBOL:&quot;;[.E32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3/2014</text:p>
          </table:table-cell>
          <table:table-cell table:style-name="ce2" office:value-type="string" calcext:value-type="string" table:number-columns-spanned="1" table:number-rows-spanned="3">
            <text:p>ABUG540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326];FIND(&quot;SYMBOL:&quot;;[.E326])+7;4)));&quot;&quot;;TRIM(MID([.E326];FIND(&quot;SYMBOL:&quot;;[.E326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9.15" calcext:value-type="float" table:number-columns-spanned="1" table:number-rows-spanned="3">
            <text:p>9.1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369.94" calcext:value-type="float" table:number-columns-spanned="1" table:number-rows-spanned="3">
            <text:p>1369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327];FIND(&quot;SYMBOL:&quot;;[.E327])+7;4)));&quot;&quot;;TRIM(MID([.E327];FIND(&quot;SYMBOL:&quot;;[.E3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8/2014</text:p>
          </table:table-cell>
          <table:table-cell table:style-name="ce7" table:formula="of:=IF(ISERR(TRIM(MID([.E328];FIND(&quot;SYMBOL:&quot;;[.E328])+7;4)));&quot;&quot;;TRIM(MID([.E328];FIND(&quot;SYMBOL:&quot;;[.E32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3/2014</text:p>
          </table:table-cell>
          <table:table-cell table:style-name="ce2" office:value-type="string" calcext:value-type="string" table:number-columns-spanned="1" table:number-rows-spanned="3">
            <text:p>ABUG774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329];FIND(&quot;SYMBOL:&quot;;[.E329])+7;4)));&quot;&quot;;TRIM(MID([.E329];FIND(&quot;SYMBOL:&quot;;[.E329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20" calcext:value-type="float" table:number-columns-spanned="1" table:number-rows-spanned="3">
            <text:p>20</text:p>
          </table:table-cell>
          <table:table-cell table:style-name="ce9" office:value-type="float" office:value="32.42" calcext:value-type="float" table:number-columns-spanned="1" table:number-rows-spanned="3">
            <text:p>32.4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650.9" calcext:value-type="float" table:number-columns-spanned="1" table:number-rows-spanned="3">
            <text:p>-650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330];FIND(&quot;SYMBOL:&quot;;[.E330])+7;4)));&quot;&quot;;TRIM(MID([.E330];FIND(&quot;SYMBOL:&quot;;[.E3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8/2014</text:p>
          </table:table-cell>
          <table:table-cell table:style-name="ce7" table:formula="of:=IF(ISERR(TRIM(MID([.E331];FIND(&quot;SYMBOL:&quot;;[.E331])+7;4)));&quot;&quot;;TRIM(MID([.E331];FIND(&quot;SYMBOL:&quot;;[.E33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3/2014</text:p>
          </table:table-cell>
          <table:table-cell table:style-name="ce2" office:value-type="string" calcext:value-type="string" table:number-columns-spanned="1" table:number-rows-spanned="3">
            <text:p>ABUG755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OGO</text:p>
          </table:table-cell>
          <table:table-cell table:style-name="ce7" table:formula="of:=IF(ISERR(TRIM(MID([.E332];FIND(&quot;SYMBOL:&quot;;[.E332])+7;4)));&quot;&quot;;TRIM(MID([.E332];FIND(&quot;SYMBOL:&quot;;[.E332])+7;4)))" office:value-type="string" office:string-value="GOG" calcext:value-type="string">
            <text:p>GOG</text:p>
          </table:table-cell>
          <table:table-cell table:number-columns-repeated="2"/>
          <table:table-cell table:style-name="ce9" office:value-type="float" office:value="130" calcext:value-type="float" table:number-columns-spanned="1" table:number-rows-spanned="3">
            <text:p>130</text:p>
          </table:table-cell>
          <table:table-cell table:style-name="ce9" office:value-type="float" office:value="16.37" calcext:value-type="float" table:number-columns-spanned="1" table:number-rows-spanned="3">
            <text:p>16.37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30.6" calcext:value-type="float" table:number-columns-spanned="1" table:number-rows-spanned="3">
            <text:p>-2130.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GO INC</text:p>
          </table:table-cell>
          <table:table-cell table:style-name="ce7" table:formula="of:=IF(ISERR(TRIM(MID([.E333];FIND(&quot;SYMBOL:&quot;;[.E333])+7;4)));&quot;&quot;;TRIM(MID([.E333];FIND(&quot;SYMBOL:&quot;;[.E3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8/2014</text:p>
          </table:table-cell>
          <table:table-cell table:style-name="ce7" table:formula="of:=IF(ISERR(TRIM(MID([.E334];FIND(&quot;SYMBOL:&quot;;[.E334])+7;4)));&quot;&quot;;TRIM(MID([.E334];FIND(&quot;SYMBOL:&quot;;[.E33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2/03/2014</text:p>
          </table:table-cell>
          <table:table-cell table:style-name="ce2" office:value-type="string" calcext:value-type="string" table:number-columns-spanned="1" table:number-rows-spanned="4">
            <text:p>ABUG7601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VXX</text:p>
          </table:table-cell>
          <table:table-cell table:style-name="ce7" table:formula="of:=IF(ISERR(TRIM(MID([.E335];FIND(&quot;SYMBOL:&quot;;[.E335])+7;4)));&quot;&quot;;TRIM(MID([.E335];FIND(&quot;SYMBOL:&quot;;[.E335])+7;4)))" office:value-type="string" office:string-value="VXX" calcext:value-type="string">
            <text:p>VX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4">
            <text:p>80</text:p>
          </table:table-cell>
          <table:table-cell table:style-name="ce9" office:value-type="float" office:value="26.71" calcext:value-type="float" table:number-columns-spanned="1" table:number-rows-spanned="4">
            <text:p>26.71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2139.3" calcext:value-type="float" table:number-columns-spanned="1" table:number-rows-spanned="4">
            <text:p>-2139.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CLAYS BANK PLC IPATH S&amp;P 500 VIX SHORT</text:p>
          </table:table-cell>
          <table:table-cell table:style-name="ce7" table:formula="of:=IF(ISERR(TRIM(MID([.E336];FIND(&quot;SYMBOL:&quot;;[.E336])+7;4)));&quot;&quot;;TRIM(MID([.E336];FIND(&quot;SYMBOL:&quot;;[.E3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TERM ETN NEW</text:p>
          </table:table-cell>
          <table:table-cell table:style-name="ce7" table:formula="of:=IF(ISERR(TRIM(MID([.E337];FIND(&quot;SYMBOL:&quot;;[.E337])+7;4)));&quot;&quot;;TRIM(MID([.E337];FIND(&quot;SYMBOL:&quot;;[.E33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8/2014</text:p>
          </table:table-cell>
          <table:table-cell table:style-name="ce7" table:formula="of:=IF(ISERR(TRIM(MID([.E338];FIND(&quot;SYMBOL:&quot;;[.E338])+7;4)));&quot;&quot;;TRIM(MID([.E338];FIND(&quot;SYMBOL:&quot;;[.E33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2/2014</text:p>
          </table:table-cell>
          <table:table-cell table:style-name="ce2" office:value-type="string" calcext:value-type="string" table:number-columns-spanned="1" table:number-rows-spanned="3">
            <text:p>ABUG519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339];FIND(&quot;SYMBOL:&quot;;[.E339])+7;4)));&quot;&quot;;TRIM(MID([.E339];FIND(&quot;SYMBOL:&quot;;[.E339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9.65" calcext:value-type="float" table:number-columns-spanned="1" table:number-rows-spanned="3">
            <text:p>9.6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50" calcext:value-type="float" table:number-columns-spanned="1" table:number-rows-spanned="3">
            <text:p>-145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340];FIND(&quot;SYMBOL:&quot;;[.E340])+7;4)));&quot;&quot;;TRIM(MID([.E340];FIND(&quot;SYMBOL:&quot;;[.E34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5/2014</text:p>
          </table:table-cell>
          <table:table-cell table:style-name="ce7" table:formula="of:=IF(ISERR(TRIM(MID([.E341];FIND(&quot;SYMBOL:&quot;;[.E341])+7;4)));&quot;&quot;;TRIM(MID([.E341];FIND(&quot;SYMBOL:&quot;;[.E34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2/2014</text:p>
          </table:table-cell>
          <table:table-cell table:style-name="ce2" office:value-type="string" calcext:value-type="string" table:number-columns-spanned="1" table:number-rows-spanned="3">
            <text:p>ABUG520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BS</text:p>
          </table:table-cell>
          <table:table-cell table:style-name="ce7" table:formula="of:=IF(ISERR(TRIM(MID([.E342];FIND(&quot;SYMBOL:&quot;;[.E342])+7;4)));&quot;&quot;;TRIM(MID([.E342];FIND(&quot;SYMBOL:&quot;;[.E342])+7;4)))" office:value-type="string" office:string-value="CBS" calcext:value-type="string">
            <text:p>CBS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54.59" calcext:value-type="float" table:number-columns-spanned="1" table:number-rows-spanned="3">
            <text:p>54.5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86.1" calcext:value-type="float" table:number-columns-spanned="1" table:number-rows-spanned="3">
            <text:p>-2186.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BS CORP NEW CL B</text:p>
          </table:table-cell>
          <table:table-cell table:style-name="ce7" table:formula="of:=IF(ISERR(TRIM(MID([.E343];FIND(&quot;SYMBOL:&quot;;[.E343])+7;4)));&quot;&quot;;TRIM(MID([.E343];FIND(&quot;SYMBOL:&quot;;[.E34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5/2014</text:p>
          </table:table-cell>
          <table:table-cell table:style-name="ce7" table:formula="of:=IF(ISERR(TRIM(MID([.E344];FIND(&quot;SYMBOL:&quot;;[.E344])+7;4)));&quot;&quot;;TRIM(MID([.E344];FIND(&quot;SYMBOL:&quot;;[.E34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2/2014</text:p>
          </table:table-cell>
          <table:table-cell table:style-name="ce2" office:value-type="string" calcext:value-type="string" table:number-columns-spanned="1" table:number-rows-spanned="3">
            <text:p>ABUG476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345];FIND(&quot;SYMBOL:&quot;;[.E345])+7;4)));&quot;&quot;;TRIM(MID([.E345];FIND(&quot;SYMBOL:&quot;;[.E345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500" calcext:value-type="float" table:number-columns-spanned="1" table:number-rows-spanned="3">
            <text:p>500</text:p>
          </table:table-cell>
          <table:table-cell table:style-name="ce9" office:value-type="float" office:value="2.69" calcext:value-type="float" table:number-columns-spanned="1" table:number-rows-spanned="3">
            <text:p>2.69</text:p>
          </table:table-cell>
          <table:table-cell table:style-name="ce9" office:value-type="float" office:value="2.56" calcext:value-type="float" table:number-columns-spanned="1" table:number-rows-spanned="3">
            <text:p>2.56</text:p>
          </table:table-cell>
          <table:table-cell table:style-name="ce9" office:value-type="float" office:value="1342.41" calcext:value-type="float" table:number-columns-spanned="1" table:number-rows-spanned="3">
            <text:p>1342.4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346];FIND(&quot;SYMBOL:&quot;;[.E346])+7;4)));&quot;&quot;;TRIM(MID([.E346];FIND(&quot;SYMBOL:&quot;;[.E34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5/2014</text:p>
          </table:table-cell>
          <table:table-cell table:style-name="ce7" table:formula="of:=IF(ISERR(TRIM(MID([.E347];FIND(&quot;SYMBOL:&quot;;[.E347])+7;4)));&quot;&quot;;TRIM(MID([.E347];FIND(&quot;SYMBOL:&quot;;[.E34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1/2014</text:p>
          </table:table-cell>
          <table:table-cell table:style-name="ce2" office:value-type="string" calcext:value-type="string" table:number-columns-spanned="1" table:number-rows-spanned="3">
            <text:p>ABUG281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Y</text:p>
          </table:table-cell>
          <table:table-cell table:style-name="ce7" table:formula="of:=IF(ISERR(TRIM(MID([.E348];FIND(&quot;SYMBOL:&quot;;[.E348])+7;4)));&quot;&quot;;TRIM(MID([.E348];FIND(&quot;SYMBOL:&quot;;[.E348])+7;4)))" office:value-type="string" office:string-value="WY" calcext:value-type="string">
            <text:p>WY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35.16" calcext:value-type="float" table:number-columns-spanned="1" table:number-rows-spanned="3">
            <text:p>35.1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03.85" calcext:value-type="float" table:number-columns-spanned="1" table:number-rows-spanned="3">
            <text:p>140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YERHAEUSER COMPANY</text:p>
          </table:table-cell>
          <table:table-cell table:style-name="ce7" table:formula="of:=IF(ISERR(TRIM(MID([.E349];FIND(&quot;SYMBOL:&quot;;[.E349])+7;4)));&quot;&quot;;TRIM(MID([.E349];FIND(&quot;SYMBOL:&quot;;[.E34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4/2014</text:p>
          </table:table-cell>
          <table:table-cell table:style-name="ce7" table:formula="of:=IF(ISERR(TRIM(MID([.E350];FIND(&quot;SYMBOL:&quot;;[.E350])+7;4)));&quot;&quot;;TRIM(MID([.E350];FIND(&quot;SYMBOL:&quot;;[.E35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1/2014</text:p>
          </table:table-cell>
          <table:table-cell table:style-name="ce2" office:value-type="string" calcext:value-type="string" table:number-columns-spanned="1" table:number-rows-spanned="3">
            <text:p>ABUG342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351];FIND(&quot;SYMBOL:&quot;;[.E351])+7;4)));&quot;&quot;;TRIM(MID([.E351];FIND(&quot;SYMBOL:&quot;;[.E351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500" calcext:value-type="float" table:number-columns-spanned="1" table:number-rows-spanned="3">
            <text:p>500</text:p>
          </table:table-cell>
          <table:table-cell table:style-name="ce9" office:value-type="float" office:value="2.45" calcext:value-type="float" table:number-columns-spanned="1" table:number-rows-spanned="3">
            <text:p>2.4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227.5" calcext:value-type="float" table:number-columns-spanned="1" table:number-rows-spanned="3">
            <text:p>-122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352];FIND(&quot;SYMBOL:&quot;;[.E352])+7;4)));&quot;&quot;;TRIM(MID([.E352];FIND(&quot;SYMBOL:&quot;;[.E35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4/2014</text:p>
          </table:table-cell>
          <table:table-cell table:style-name="ce7" table:formula="of:=IF(ISERR(TRIM(MID([.E353];FIND(&quot;SYMBOL:&quot;;[.E353])+7;4)));&quot;&quot;;TRIM(MID([.E353];FIND(&quot;SYMBOL:&quot;;[.E35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1/2014</text:p>
          </table:table-cell>
          <table:table-cell table:style-name="ce2" office:value-type="string" calcext:value-type="string" table:number-columns-spanned="1" table:number-rows-spanned="3">
            <text:p>ABUG328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354];FIND(&quot;SYMBOL:&quot;;[.E354])+7;4)));&quot;&quot;;TRIM(MID([.E354];FIND(&quot;SYMBOL:&quot;;[.E354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1.12" calcext:value-type="float" table:number-columns-spanned="1" table:number-rows-spanned="3">
            <text:p>31.1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558.5" calcext:value-type="float" table:number-columns-spanned="1" table:number-rows-spanned="3">
            <text:p>-155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355];FIND(&quot;SYMBOL:&quot;;[.E355])+7;4)));&quot;&quot;;TRIM(MID([.E355];FIND(&quot;SYMBOL:&quot;;[.E35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4/2014</text:p>
          </table:table-cell>
          <table:table-cell table:style-name="ce7" table:formula="of:=IF(ISERR(TRIM(MID([.E356];FIND(&quot;SYMBOL:&quot;;[.E356])+7;4)));&quot;&quot;;TRIM(MID([.E356];FIND(&quot;SYMBOL:&quot;;[.E35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1/2014</text:p>
          </table:table-cell>
          <table:table-cell table:style-name="ce2" office:value-type="string" calcext:value-type="string" table:number-columns-spanned="1" table:number-rows-spanned="3">
            <text:p>ABUG321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PF</text:p>
          </table:table-cell>
          <table:table-cell table:style-name="ce7" table:formula="of:=IF(ISERR(TRIM(MID([.E357];FIND(&quot;SYMBOL:&quot;;[.E357])+7;4)));&quot;&quot;;TRIM(MID([.E357];FIND(&quot;SYMBOL:&quot;;[.E357])+7;4)))" office:value-type="string" office:string-value="PF" calcext:value-type="string">
            <text:p>PF</text:p>
          </table:table-cell>
          <table:table-cell table:number-columns-repeated="2"/>
          <table:table-cell table:style-name="ce9" office:value-type="float" office:value="35" calcext:value-type="float" table:number-columns-spanned="1" table:number-rows-spanned="3">
            <text:p>35</text:p>
          </table:table-cell>
          <table:table-cell table:style-name="ce9" office:value-type="float" office:value="33.82" calcext:value-type="float" table:number-columns-spanned="1" table:number-rows-spanned="3">
            <text:p>33.8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86.2" calcext:value-type="float" table:number-columns-spanned="1" table:number-rows-spanned="3">
            <text:p>-1186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INNACLE FOODS INC DE</text:p>
          </table:table-cell>
          <table:table-cell table:style-name="ce7" table:formula="of:=IF(ISERR(TRIM(MID([.E358];FIND(&quot;SYMBOL:&quot;;[.E358])+7;4)));&quot;&quot;;TRIM(MID([.E358];FIND(&quot;SYMBOL:&quot;;[.E35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4/2014</text:p>
          </table:table-cell>
          <table:table-cell table:style-name="ce7" table:formula="of:=IF(ISERR(TRIM(MID([.E359];FIND(&quot;SYMBOL:&quot;;[.E359])+7;4)));&quot;&quot;;TRIM(MID([.E359];FIND(&quot;SYMBOL:&quot;;[.E35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2/01/2014</text:p>
          </table:table-cell>
          <table:table-cell table:style-name="ce2" office:value-type="string" calcext:value-type="string" table:number-columns-spanned="1" table:number-rows-spanned="3">
            <text:p>ABUG302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360];FIND(&quot;SYMBOL:&quot;;[.E360])+7;4)));&quot;&quot;;TRIM(MID([.E360];FIND(&quot;SYMBOL:&quot;;[.E360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15" calcext:value-type="float" table:number-columns-spanned="1" table:number-rows-spanned="3">
            <text:p>115</text:p>
          </table:table-cell>
          <table:table-cell table:style-name="ce9" office:value-type="float" office:value="19" calcext:value-type="float" table:number-columns-spanned="1" table:number-rows-spanned="3">
            <text:p>1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87.5" calcext:value-type="float" table:number-columns-spanned="1" table:number-rows-spanned="3">
            <text:p>-218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361];FIND(&quot;SYMBOL:&quot;;[.E361])+7;4)));&quot;&quot;;TRIM(MID([.E361];FIND(&quot;SYMBOL:&quot;;[.E36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4/2014</text:p>
          </table:table-cell>
          <table:table-cell table:style-name="ce7" table:formula="of:=IF(ISERR(TRIM(MID([.E362];FIND(&quot;SYMBOL:&quot;;[.E362])+7;4)));&quot;&quot;;TRIM(MID([.E362];FIND(&quot;SYMBOL:&quot;;[.E36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8/2014</text:p>
          </table:table-cell>
          <table:table-cell table:style-name="ce2" office:value-type="string" calcext:value-type="string" table:number-columns-spanned="1" table:number-rows-spanned="3">
            <text:p>ABUE327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363];FIND(&quot;SYMBOL:&quot;;[.E363])+7;4)));&quot;&quot;;TRIM(MID([.E363];FIND(&quot;SYMBOL:&quot;;[.E363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18.63" calcext:value-type="float" table:number-columns-spanned="1" table:number-rows-spanned="3">
            <text:p>18.6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87.85" calcext:value-type="float" table:number-columns-spanned="1" table:number-rows-spanned="3">
            <text:p>1487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364];FIND(&quot;SYMBOL:&quot;;[.E364])+7;4)));&quot;&quot;;TRIM(MID([.E364];FIND(&quot;SYMBOL:&quot;;[.E36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3/2014</text:p>
          </table:table-cell>
          <table:table-cell table:style-name="ce7" table:formula="of:=IF(ISERR(TRIM(MID([.E365];FIND(&quot;SYMBOL:&quot;;[.E365])+7;4)));&quot;&quot;;TRIM(MID([.E365];FIND(&quot;SYMBOL:&quot;;[.E36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11/28/2014</text:p>
          </table:table-cell>
          <table:table-cell table:style-name="ce3"/>
          <table:table-cell table:number-columns-repeated="2" table:style-name="ce3" office:value-type="string" calcext:value-type="string">
            <text:p>RETIREMENT ACCT FEE</text:p>
          </table:table-cell>
          <table:table-cell table:style-name="ce7" table:formula="of:=IF(ISERR(TRIM(MID([.E366];FIND(&quot;SYMBOL:&quot;;[.E366])+7;4)));&quot;&quot;;TRIM(MID([.E366];FIND(&quot;SYMBOL:&quot;;[.E366])+7;4)))">
            <text:p/>
          </table:table-cell>
          <table:table-cell table:number-columns-repeated="2"/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-35" calcext:value-type="float">
            <text:p>-35</text:p>
          </table:table-cell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8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367];FIND(&quot;SYMBOL:&quot;;[.E367])+7;4)));&quot;&quot;;TRIM(MID([.E367];FIND(&quot;SYMBOL:&quot;;[.E367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3.85" calcext:value-type="float" table:number-columns-spanned="1" table:number-rows-spanned="3">
            <text:p>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 112814 77</text:p>
          </table:table-cell>
          <table:table-cell table:style-name="ce7" table:formula="of:=IF(ISERR(TRIM(MID([.E368];FIND(&quot;SYMBOL:&quot;;[.E368])+7;4)));&quot;&quot;;TRIM(MID([.E368];FIND(&quot;SYMBOL:&quot;;[.E36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8/2014</text:p>
          </table:table-cell>
          <table:table-cell table:style-name="ce7" table:formula="of:=IF(ISERR(TRIM(MID([.E369];FIND(&quot;SYMBOL:&quot;;[.E369])+7;4)));&quot;&quot;;TRIM(MID([.E369];FIND(&quot;SYMBOL:&quot;;[.E3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6/2014</text:p>
          </table:table-cell>
          <table:table-cell table:style-name="ce2" office:value-type="string" calcext:value-type="string" table:number-columns-spanned="1" table:number-rows-spanned="3">
            <text:p>ABUF398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370];FIND(&quot;SYMBOL:&quot;;[.E370])+7;4)));&quot;&quot;;TRIM(MID([.E370];FIND(&quot;SYMBOL:&quot;;[.E370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27.9" calcext:value-type="float" table:number-columns-spanned="1" table:number-rows-spanned="3">
            <text:p>27.9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45.74" calcext:value-type="float" table:number-columns-spanned="1" table:number-rows-spanned="3">
            <text:p>2145.7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371];FIND(&quot;SYMBOL:&quot;;[.E371])+7;4)));&quot;&quot;;TRIM(MID([.E371];FIND(&quot;SYMBOL:&quot;;[.E37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2/2014</text:p>
          </table:table-cell>
          <table:table-cell table:style-name="ce7" table:formula="of:=IF(ISERR(TRIM(MID([.E372];FIND(&quot;SYMBOL:&quot;;[.E372])+7;4)));&quot;&quot;;TRIM(MID([.E372];FIND(&quot;SYMBOL:&quot;;[.E37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6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WY</text:p>
          </table:table-cell>
          <table:table-cell table:style-name="ce7" table:formula="of:=IF(ISERR(TRIM(MID([.E373];FIND(&quot;SYMBOL:&quot;;[.E373])+7;4)));&quot;&quot;;TRIM(MID([.E373];FIND(&quot;SYMBOL:&quot;;[.E373])+7;4)))" office:value-type="string" office:string-value="WY" calcext:value-type="string">
            <text:p>WY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23.2" calcext:value-type="float" table:number-columns-spanned="1" table:number-rows-spanned="3">
            <text:p>23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YERHAEUSER COMPANY 112614 80</text:p>
          </table:table-cell>
          <table:table-cell table:style-name="ce7" table:formula="of:=IF(ISERR(TRIM(MID([.E374];FIND(&quot;SYMBOL:&quot;;[.E374])+7;4)));&quot;&quot;;TRIM(MID([.E374];FIND(&quot;SYMBOL:&quot;;[.E37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6/2014</text:p>
          </table:table-cell>
          <table:table-cell table:style-name="ce7" table:formula="of:=IF(ISERR(TRIM(MID([.E375];FIND(&quot;SYMBOL:&quot;;[.E375])+7;4)));&quot;&quot;;TRIM(MID([.E375];FIND(&quot;SYMBOL:&quot;;[.E37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6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376];FIND(&quot;SYMBOL:&quot;;[.E376])+7;4)));&quot;&quot;;TRIM(MID([.E376];FIND(&quot;SYMBOL:&quot;;[.E376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300" calcext:value-type="float" table:number-columns-spanned="1" table:number-rows-spanned="3">
            <text:p>30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25.5" calcext:value-type="float" table:number-columns-spanned="1" table:number-rows-spanned="3">
            <text:p>2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 112614 300</text:p>
          </table:table-cell>
          <table:table-cell table:style-name="ce7" table:formula="of:=IF(ISERR(TRIM(MID([.E377];FIND(&quot;SYMBOL:&quot;;[.E377])+7;4)));&quot;&quot;;TRIM(MID([.E377];FIND(&quot;SYMBOL:&quot;;[.E37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6/2014</text:p>
          </table:table-cell>
          <table:table-cell table:style-name="ce7" table:formula="of:=IF(ISERR(TRIM(MID([.E378];FIND(&quot;SYMBOL:&quot;;[.E378])+7;4)));&quot;&quot;;TRIM(MID([.E378];FIND(&quot;SYMBOL:&quot;;[.E37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5/2014</text:p>
          </table:table-cell>
          <table:table-cell table:style-name="ce2" office:value-type="string" calcext:value-type="string" table:number-columns-spanned="1" table:number-rows-spanned="3">
            <text:p>ABUF662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BRY</text:p>
          </table:table-cell>
          <table:table-cell table:style-name="ce7" table:formula="of:=IF(ISERR(TRIM(MID([.E379];FIND(&quot;SYMBOL:&quot;;[.E379])+7;4)));&quot;&quot;;TRIM(MID([.E379];FIND(&quot;SYMBOL:&quot;;[.E379])+7;4)))" office:value-type="string" office:string-value="BBR" calcext:value-type="string">
            <text:p>BBR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42" calcext:value-type="float" table:number-columns-spanned="1" table:number-rows-spanned="3">
            <text:p>10.4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44.5" calcext:value-type="float" table:number-columns-spanned="1" table:number-rows-spanned="3">
            <text:p>-1044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LACKBERRY LTD</text:p>
          </table:table-cell>
          <table:table-cell table:style-name="ce7" table:formula="of:=IF(ISERR(TRIM(MID([.E380];FIND(&quot;SYMBOL:&quot;;[.E380])+7;4)));&quot;&quot;;TRIM(MID([.E380];FIND(&quot;SYMBOL:&quot;;[.E38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1/2014</text:p>
          </table:table-cell>
          <table:table-cell table:style-name="ce7" table:formula="of:=IF(ISERR(TRIM(MID([.E381];FIND(&quot;SYMBOL:&quot;;[.E381])+7;4)));&quot;&quot;;TRIM(MID([.E381];FIND(&quot;SYMBOL:&quot;;[.E38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5/2014</text:p>
          </table:table-cell>
          <table:table-cell table:style-name="ce2" office:value-type="string" calcext:value-type="string" table:number-columns-spanned="1" table:number-rows-spanned="3">
            <text:p>ABUF499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JNPR</text:p>
          </table:table-cell>
          <table:table-cell table:style-name="ce7" table:formula="of:=IF(ISERR(TRIM(MID([.E382];FIND(&quot;SYMBOL:&quot;;[.E382])+7;4)));&quot;&quot;;TRIM(MID([.E382];FIND(&quot;SYMBOL:&quot;;[.E382])+7;4)))" office:value-type="string" office:string-value="JNP" calcext:value-type="string">
            <text:p>JNP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2.02" calcext:value-type="float" table:number-columns-spanned="1" table:number-rows-spanned="3">
            <text:p>22.0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03.5" calcext:value-type="float" table:number-columns-spanned="1" table:number-rows-spanned="3">
            <text:p>-1103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NIPER NETWORKS INC</text:p>
          </table:table-cell>
          <table:table-cell table:style-name="ce7" table:formula="of:=IF(ISERR(TRIM(MID([.E383];FIND(&quot;SYMBOL:&quot;;[.E383])+7;4)));&quot;&quot;;TRIM(MID([.E383];FIND(&quot;SYMBOL:&quot;;[.E38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2/01/2014</text:p>
          </table:table-cell>
          <table:table-cell table:style-name="ce7" table:formula="of:=IF(ISERR(TRIM(MID([.E384];FIND(&quot;SYMBOL:&quot;;[.E384])+7;4)));&quot;&quot;;TRIM(MID([.E384];FIND(&quot;SYMBOL:&quot;;[.E38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4/2014</text:p>
          </table:table-cell>
          <table:table-cell table:style-name="ce2" office:value-type="string" calcext:value-type="string" table:number-columns-spanned="1" table:number-rows-spanned="3">
            <text:p>ABUF396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MSFT</text:p>
          </table:table-cell>
          <table:table-cell table:style-name="ce7" table:formula="of:=IF(ISERR(TRIM(MID([.E385];FIND(&quot;SYMBOL:&quot;;[.E385])+7;4)));&quot;&quot;;TRIM(MID([.E385];FIND(&quot;SYMBOL:&quot;;[.E385])+7;4)))" office:value-type="string" office:string-value="MSF" calcext:value-type="string">
            <text:p>MSF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47.77" calcext:value-type="float" table:number-columns-spanned="1" table:number-rows-spanned="3">
            <text:p>47.7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385.93" calcext:value-type="float" table:number-columns-spanned="1" table:number-rows-spanned="3">
            <text:p>2385.9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ICROSOFT CORP</text:p>
          </table:table-cell>
          <table:table-cell table:style-name="ce7" table:formula="of:=IF(ISERR(TRIM(MID([.E386];FIND(&quot;SYMBOL:&quot;;[.E386])+7;4)));&quot;&quot;;TRIM(MID([.E386];FIND(&quot;SYMBOL:&quot;;[.E38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8/2014</text:p>
          </table:table-cell>
          <table:table-cell table:style-name="ce7" table:formula="of:=IF(ISERR(TRIM(MID([.E387];FIND(&quot;SYMBOL:&quot;;[.E387])+7;4)));&quot;&quot;;TRIM(MID([.E387];FIND(&quot;SYMBOL:&quot;;[.E3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4/2014</text:p>
          </table:table-cell>
          <table:table-cell table:style-name="ce2" office:value-type="string" calcext:value-type="string" table:number-columns-spanned="1" table:number-rows-spanned="3">
            <text:p>ABUF392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WM</text:p>
          </table:table-cell>
          <table:table-cell table:style-name="ce7" table:formula="of:=IF(ISERR(TRIM(MID([.E388];FIND(&quot;SYMBOL:&quot;;[.E388])+7;4)));&quot;&quot;;TRIM(MID([.E388];FIND(&quot;SYMBOL:&quot;;[.E388])+7;4)))" office:value-type="string" office:string-value="WM" calcext:value-type="string">
            <text:p>WM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48.65" calcext:value-type="float" table:number-columns-spanned="1" table:number-rows-spanned="3">
            <text:p>48.6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62" calcext:value-type="float" table:number-columns-spanned="1" table:number-rows-spanned="3">
            <text:p>-146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STE MANAGEMENT INC DEL</text:p>
          </table:table-cell>
          <table:table-cell table:style-name="ce7" table:formula="of:=IF(ISERR(TRIM(MID([.E389];FIND(&quot;SYMBOL:&quot;;[.E389])+7;4)));&quot;&quot;;TRIM(MID([.E389];FIND(&quot;SYMBOL:&quot;;[.E38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8/2014</text:p>
          </table:table-cell>
          <table:table-cell table:style-name="ce7" table:formula="of:=IF(ISERR(TRIM(MID([.E390];FIND(&quot;SYMBOL:&quot;;[.E390])+7;4)));&quot;&quot;;TRIM(MID([.E390];FIND(&quot;SYMBOL:&quot;;[.E3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24/2014</text:p>
          </table:table-cell>
          <table:table-cell table:style-name="ce2" office:value-type="string" calcext:value-type="string" table:number-columns-spanned="1" table:number-rows-spanned="3">
            <text:p>ABUF389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391];FIND(&quot;SYMBOL:&quot;;[.E391])+7;4)));&quot;&quot;;TRIM(MID([.E391];FIND(&quot;SYMBOL:&quot;;[.E391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27" calcext:value-type="float" table:number-columns-spanned="1" table:number-rows-spanned="3">
            <text:p>27</text:p>
          </table:table-cell>
          <table:table-cell table:style-name="ce9" office:value-type="float" office:value="29.16" calcext:value-type="float" table:number-columns-spanned="1" table:number-rows-spanned="3">
            <text:p>29.1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789.82" calcext:value-type="float" table:number-columns-spanned="1" table:number-rows-spanned="3">
            <text:p>-789.8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392];FIND(&quot;SYMBOL:&quot;;[.E392])+7;4)));&quot;&quot;;TRIM(MID([.E392];FIND(&quot;SYMBOL:&quot;;[.E39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8/2014</text:p>
          </table:table-cell>
          <table:table-cell table:style-name="ce7" table:formula="of:=IF(ISERR(TRIM(MID([.E393];FIND(&quot;SYMBOL:&quot;;[.E393])+7;4)));&quot;&quot;;TRIM(MID([.E393];FIND(&quot;SYMBOL:&quot;;[.E3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11/24/2014</text:p>
          </table:table-cell>
          <table:table-cell table:style-name="ce3"/>
          <table:table-cell table:style-name="ce3" office:value-type="string" calcext:value-type="string">
            <text:p>EXPIRED</text:p>
          </table:table-cell>
          <table:table-cell table:style-name="ce3" office:value-type="string" calcext:value-type="string">
            <text:p>PUT LENNAR CORP $42 EXP 11/22/14</text:p>
          </table:table-cell>
          <table:table-cell table:style-name="ce7" table:formula="of:=IF(ISERR(TRIM(MID([.E394];FIND(&quot;SYMBOL:&quot;;[.E394])+7;4)));&quot;&quot;;TRIM(MID([.E394];FIND(&quot;SYMBOL:&quot;;[.E394])+7;4)))">
            <text:p/>
          </table:table-cell>
          <table:table-cell table:number-columns-repeated="2"/>
          <table:table-cell table:style-name="ce10" office:value-type="float" office:value="-5" calcext:value-type="float">
            <text:p>-5</text:p>
          </table:table-cell>
          <table:table-cell table:number-columns-repeated="3"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9/2014</text:p>
          </table:table-cell>
          <table:table-cell table:style-name="ce2" office:value-type="string" calcext:value-type="string" table:number-columns-spanned="1" table:number-rows-spanned="3">
            <text:p>ABUE243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395];FIND(&quot;SYMBOL:&quot;;[.E395])+7;4)));&quot;&quot;;TRIM(MID([.E395];FIND(&quot;SYMBOL:&quot;;[.E395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4.27" calcext:value-type="float" table:number-columns-spanned="1" table:number-rows-spanned="3">
            <text:p>34.2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710.95" calcext:value-type="float" table:number-columns-spanned="1" table:number-rows-spanned="3">
            <text:p>1710.9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396];FIND(&quot;SYMBOL:&quot;;[.E396])+7;4)));&quot;&quot;;TRIM(MID([.E396];FIND(&quot;SYMBOL:&quot;;[.E39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4/2014</text:p>
          </table:table-cell>
          <table:table-cell table:style-name="ce7" table:formula="of:=IF(ISERR(TRIM(MID([.E397];FIND(&quot;SYMBOL:&quot;;[.E397])+7;4)));&quot;&quot;;TRIM(MID([.E397];FIND(&quot;SYMBOL:&quot;;[.E39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9/2014</text:p>
          </table:table-cell>
          <table:table-cell table:style-name="ce2" office:value-type="string" calcext:value-type="string" table:number-columns-spanned="1" table:number-rows-spanned="3">
            <text:p>ABUC937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398];FIND(&quot;SYMBOL:&quot;;[.E398])+7;4)));&quot;&quot;;TRIM(MID([.E398];FIND(&quot;SYMBOL:&quot;;[.E398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300" calcext:value-type="float" table:number-columns-spanned="1" table:number-rows-spanned="3">
            <text:p>300</text:p>
          </table:table-cell>
          <table:table-cell table:style-name="ce9" office:value-type="float" office:value="10.78" calcext:value-type="float" table:number-columns-spanned="1" table:number-rows-spanned="3">
            <text:p>10.78</text:p>
          </table:table-cell>
          <table:table-cell table:style-name="ce9" office:value-type="float" office:value="2.54" calcext:value-type="float" table:number-columns-spanned="1" table:number-rows-spanned="3">
            <text:p>2.54</text:p>
          </table:table-cell>
          <table:table-cell table:style-name="ce9" office:value-type="float" office:value="3231.38" calcext:value-type="float" table:number-columns-spanned="1" table:number-rows-spanned="3">
            <text:p>3231.3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399];FIND(&quot;SYMBOL:&quot;;[.E399])+7;4)));&quot;&quot;;TRIM(MID([.E399];FIND(&quot;SYMBOL:&quot;;[.E39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4/2014</text:p>
          </table:table-cell>
          <table:table-cell table:style-name="ce7" table:formula="of:=IF(ISERR(TRIM(MID([.E400];FIND(&quot;SYMBOL:&quot;;[.E400])+7;4)));&quot;&quot;;TRIM(MID([.E400];FIND(&quot;SYMBOL:&quot;;[.E40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9/2014</text:p>
          </table:table-cell>
          <table:table-cell table:style-name="ce2" office:value-type="string" calcext:value-type="string" table:number-columns-spanned="1" table:number-rows-spanned="3">
            <text:p>ABUE326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BRY</text:p>
          </table:table-cell>
          <table:table-cell table:style-name="ce7" table:formula="of:=IF(ISERR(TRIM(MID([.E401];FIND(&quot;SYMBOL:&quot;;[.E401])+7;4)));&quot;&quot;;TRIM(MID([.E401];FIND(&quot;SYMBOL:&quot;;[.E401])+7;4)))" office:value-type="string" office:string-value="BBR" calcext:value-type="string">
            <text:p>BBR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21" calcext:value-type="float" table:number-columns-spanned="1" table:number-rows-spanned="3">
            <text:p>10.2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018.46" calcext:value-type="float" table:number-columns-spanned="1" table:number-rows-spanned="3">
            <text:p>1018.4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LACKBERRY LTD</text:p>
          </table:table-cell>
          <table:table-cell table:style-name="ce7" table:formula="of:=IF(ISERR(TRIM(MID([.E402];FIND(&quot;SYMBOL:&quot;;[.E402])+7;4)));&quot;&quot;;TRIM(MID([.E402];FIND(&quot;SYMBOL:&quot;;[.E40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4/2014</text:p>
          </table:table-cell>
          <table:table-cell table:style-name="ce7" table:formula="of:=IF(ISERR(TRIM(MID([.E403];FIND(&quot;SYMBOL:&quot;;[.E403])+7;4)));&quot;&quot;;TRIM(MID([.E403];FIND(&quot;SYMBOL:&quot;;[.E40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8/2014</text:p>
          </table:table-cell>
          <table:table-cell table:style-name="ce2" office:value-type="string" calcext:value-type="string" table:number-columns-spanned="1" table:number-rows-spanned="3">
            <text:p>ABUE347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404];FIND(&quot;SYMBOL:&quot;;[.E404])+7;4)));&quot;&quot;;TRIM(MID([.E404];FIND(&quot;SYMBOL:&quot;;[.E404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8.3" calcext:value-type="float" table:number-columns-spanned="1" table:number-rows-spanned="3">
            <text:p>28.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17.5" calcext:value-type="float" table:number-columns-spanned="1" table:number-rows-spanned="3">
            <text:p>-141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405];FIND(&quot;SYMBOL:&quot;;[.E405])+7;4)));&quot;&quot;;TRIM(MID([.E405];FIND(&quot;SYMBOL:&quot;;[.E40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1/2014</text:p>
          </table:table-cell>
          <table:table-cell table:style-name="ce7" table:formula="of:=IF(ISERR(TRIM(MID([.E406];FIND(&quot;SYMBOL:&quot;;[.E406])+7;4)));&quot;&quot;;TRIM(MID([.E406];FIND(&quot;SYMBOL:&quot;;[.E40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8/2014</text:p>
          </table:table-cell>
          <table:table-cell table:style-name="ce2" office:value-type="string" calcext:value-type="string" table:number-columns-spanned="1" table:number-rows-spanned="3">
            <text:p>ABUE311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BRY</text:p>
          </table:table-cell>
          <table:table-cell table:style-name="ce7" table:formula="of:=IF(ISERR(TRIM(MID([.E407];FIND(&quot;SYMBOL:&quot;;[.E407])+7;4)));&quot;&quot;;TRIM(MID([.E407];FIND(&quot;SYMBOL:&quot;;[.E407])+7;4)))" office:value-type="string" office:string-value="BBR" calcext:value-type="string">
            <text:p>BBR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95" calcext:value-type="float" table:number-columns-spanned="1" table:number-rows-spanned="3">
            <text:p>10.9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97.5" calcext:value-type="float" table:number-columns-spanned="1" table:number-rows-spanned="3">
            <text:p>-109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LACKBERRY LTD</text:p>
          </table:table-cell>
          <table:table-cell table:style-name="ce7" table:formula="of:=IF(ISERR(TRIM(MID([.E408];FIND(&quot;SYMBOL:&quot;;[.E408])+7;4)));&quot;&quot;;TRIM(MID([.E408];FIND(&quot;SYMBOL:&quot;;[.E40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1/2014</text:p>
          </table:table-cell>
          <table:table-cell table:style-name="ce7" table:formula="of:=IF(ISERR(TRIM(MID([.E409];FIND(&quot;SYMBOL:&quot;;[.E409])+7;4)));&quot;&quot;;TRIM(MID([.E409];FIND(&quot;SYMBOL:&quot;;[.E40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7/2014</text:p>
          </table:table-cell>
          <table:table-cell table:style-name="ce2" office:value-type="string" calcext:value-type="string" table:number-columns-spanned="1" table:number-rows-spanned="3">
            <text:p>ABUE241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410];FIND(&quot;SYMBOL:&quot;;[.E410])+7;4)));&quot;&quot;;TRIM(MID([.E410];FIND(&quot;SYMBOL:&quot;;[.E410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6.12" calcext:value-type="float" table:number-columns-spanned="1" table:number-rows-spanned="3">
            <text:p>36.1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808.5" calcext:value-type="float" table:number-columns-spanned="1" table:number-rows-spanned="3">
            <text:p>-180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411];FIND(&quot;SYMBOL:&quot;;[.E411])+7;4)));&quot;&quot;;TRIM(MID([.E411];FIND(&quot;SYMBOL:&quot;;[.E41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20/2014</text:p>
          </table:table-cell>
          <table:table-cell table:style-name="ce7" table:formula="of:=IF(ISERR(TRIM(MID([.E412];FIND(&quot;SYMBOL:&quot;;[.E412])+7;4)));&quot;&quot;;TRIM(MID([.E412];FIND(&quot;SYMBOL:&quot;;[.E41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11/17/2014</text:p>
          </table:table-cell>
          <table:table-cell table:style-name="ce3" table:number-columns-repeated="2"/>
          <table:table-cell table:style-name="ce3" office:value-type="string" calcext:value-type="string">
            <text:p>N&amp;A CHG REST</text:p>
          </table:table-cell>
          <table:table-cell table:style-name="ce7" table:formula="of:=IF(ISERR(TRIM(MID([.E413];FIND(&quot;SYMBOL:&quot;;[.E413])+7;4)));&quot;&quot;;TRIM(MID([.E413];FIND(&quot;SYMBOL:&quot;;[.E413])+7;4)))">
            <text:p/>
          </table:table-cell>
          <table:table-cell table:number-columns-repeated="2"/>
          <table:table-cell table:number-columns-repeated="4"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4/2014</text:p>
          </table:table-cell>
          <table:table-cell table:style-name="ce2" office:value-type="string" calcext:value-type="string" table:number-columns-spanned="1" table:number-rows-spanned="3">
            <text:p>ABUD043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ROST</text:p>
          </table:table-cell>
          <table:table-cell table:style-name="ce7" table:formula="of:=IF(ISERR(TRIM(MID([.E414];FIND(&quot;SYMBOL:&quot;;[.E414])+7;4)));&quot;&quot;;TRIM(MID([.E414];FIND(&quot;SYMBOL:&quot;;[.E414])+7;4)))" office:value-type="string" office:string-value="ROS" calcext:value-type="string">
            <text:p>ROS</text:p>
          </table:table-cell>
          <table:table-cell table:number-columns-repeated="2"/>
          <table:table-cell table:style-name="ce9" office:value-type="float" office:value="28" calcext:value-type="float" table:number-columns-spanned="1" table:number-rows-spanned="3">
            <text:p>28</text:p>
          </table:table-cell>
          <table:table-cell table:style-name="ce9" office:value-type="float" office:value="81.07" calcext:value-type="float" table:number-columns-spanned="1" table:number-rows-spanned="3">
            <text:p>81.0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267.39" calcext:value-type="float" table:number-columns-spanned="1" table:number-rows-spanned="3">
            <text:p>2267.3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OSS STORES INC</text:p>
          </table:table-cell>
          <table:table-cell table:style-name="ce7" table:formula="of:=IF(ISERR(TRIM(MID([.E415];FIND(&quot;SYMBOL:&quot;;[.E415])+7;4)));&quot;&quot;;TRIM(MID([.E415];FIND(&quot;SYMBOL:&quot;;[.E41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9/2014</text:p>
          </table:table-cell>
          <table:table-cell table:style-name="ce7" table:formula="of:=IF(ISERR(TRIM(MID([.E416];FIND(&quot;SYMBOL:&quot;;[.E416])+7;4)));&quot;&quot;;TRIM(MID([.E416];FIND(&quot;SYMBOL:&quot;;[.E4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3/2014</text:p>
          </table:table-cell>
          <table:table-cell table:style-name="ce2" office:value-type="string" calcext:value-type="string" table:number-columns-spanned="1" table:number-rows-spanned="3">
            <text:p>ABUD568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IPG</text:p>
          </table:table-cell>
          <table:table-cell table:style-name="ce7" table:formula="of:=IF(ISERR(TRIM(MID([.E417];FIND(&quot;SYMBOL:&quot;;[.E417])+7;4)));&quot;&quot;;TRIM(MID([.E417];FIND(&quot;SYMBOL:&quot;;[.E417])+7;4)))" office:value-type="string" office:string-value="IPG" calcext:value-type="string">
            <text:p>IP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9.52" calcext:value-type="float" table:number-columns-spanned="1" table:number-rows-spanned="3">
            <text:p>19.5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54.5" calcext:value-type="float" table:number-columns-spanned="1" table:number-rows-spanned="3">
            <text:p>-1954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INTERPUBLIC GROUP COMPANY INC</text:p>
          </table:table-cell>
          <table:table-cell table:style-name="ce7" table:formula="of:=IF(ISERR(TRIM(MID([.E418];FIND(&quot;SYMBOL:&quot;;[.E418])+7;4)));&quot;&quot;;TRIM(MID([.E418];FIND(&quot;SYMBOL:&quot;;[.E4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8/2014</text:p>
          </table:table-cell>
          <table:table-cell table:style-name="ce7" table:formula="of:=IF(ISERR(TRIM(MID([.E419];FIND(&quot;SYMBOL:&quot;;[.E419])+7;4)));&quot;&quot;;TRIM(MID([.E419];FIND(&quot;SYMBOL:&quot;;[.E41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3/2014</text:p>
          </table:table-cell>
          <table:table-cell table:style-name="ce2" office:value-type="string" calcext:value-type="string" table:number-columns-spanned="1" table:number-rows-spanned="3">
            <text:p>ABUD5622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WY</text:p>
          </table:table-cell>
          <table:table-cell table:style-name="ce7" table:formula="of:=IF(ISERR(TRIM(MID([.E420];FIND(&quot;SYMBOL:&quot;;[.E420])+7;4)));&quot;&quot;;TRIM(MID([.E420];FIND(&quot;SYMBOL:&quot;;[.E420])+7;4)))" office:value-type="string" office:string-value="WY" calcext:value-type="string">
            <text:p>WY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34.16" calcext:value-type="float" table:number-columns-spanned="1" table:number-rows-spanned="3">
            <text:p>34.1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368.9" calcext:value-type="float" table:number-columns-spanned="1" table:number-rows-spanned="3">
            <text:p>-1368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YERHAEUSER COMPANY</text:p>
          </table:table-cell>
          <table:table-cell table:style-name="ce7" table:formula="of:=IF(ISERR(TRIM(MID([.E421];FIND(&quot;SYMBOL:&quot;;[.E421])+7;4)));&quot;&quot;;TRIM(MID([.E421];FIND(&quot;SYMBOL:&quot;;[.E4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8/2014</text:p>
          </table:table-cell>
          <table:table-cell table:style-name="ce7" table:formula="of:=IF(ISERR(TRIM(MID([.E422];FIND(&quot;SYMBOL:&quot;;[.E422])+7;4)));&quot;&quot;;TRIM(MID([.E422];FIND(&quot;SYMBOL:&quot;;[.E42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2/2014</text:p>
          </table:table-cell>
          <table:table-cell table:style-name="ce2" office:value-type="string" calcext:value-type="string" table:number-columns-spanned="1" table:number-rows-spanned="3">
            <text:p>ABUD057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Y</text:p>
          </table:table-cell>
          <table:table-cell table:style-name="ce7" table:formula="of:=IF(ISERR(TRIM(MID([.E423];FIND(&quot;SYMBOL:&quot;;[.E423])+7;4)));&quot;&quot;;TRIM(MID([.E423];FIND(&quot;SYMBOL:&quot;;[.E423])+7;4)))" office:value-type="string" office:string-value="WY" calcext:value-type="string">
            <text:p>WY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33.92" calcext:value-type="float" table:number-columns-spanned="1" table:number-rows-spanned="3">
            <text:p>33.92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711.03" calcext:value-type="float" table:number-columns-spanned="1" table:number-rows-spanned="3">
            <text:p>2711.0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YERHAEUSER COMPANY</text:p>
          </table:table-cell>
          <table:table-cell table:style-name="ce7" table:formula="of:=IF(ISERR(TRIM(MID([.E424];FIND(&quot;SYMBOL:&quot;;[.E424])+7;4)));&quot;&quot;;TRIM(MID([.E424];FIND(&quot;SYMBOL:&quot;;[.E4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7/2014</text:p>
          </table:table-cell>
          <table:table-cell table:style-name="ce7" table:formula="of:=IF(ISERR(TRIM(MID([.E425];FIND(&quot;SYMBOL:&quot;;[.E425])+7;4)));&quot;&quot;;TRIM(MID([.E425];FIND(&quot;SYMBOL:&quot;;[.E42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2/2014</text:p>
          </table:table-cell>
          <table:table-cell table:style-name="ce2" office:value-type="string" calcext:value-type="string" table:number-columns-spanned="1" table:number-rows-spanned="3">
            <text:p>ABUD321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426];FIND(&quot;SYMBOL:&quot;;[.E426])+7;4)));&quot;&quot;;TRIM(MID([.E426];FIND(&quot;SYMBOL:&quot;;[.E426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18.31" calcext:value-type="float" table:number-columns-spanned="1" table:number-rows-spanned="3">
            <text:p>18.3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67.3" calcext:value-type="float" table:number-columns-spanned="1" table:number-rows-spanned="3">
            <text:p>-1467.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427];FIND(&quot;SYMBOL:&quot;;[.E427])+7;4)));&quot;&quot;;TRIM(MID([.E427];FIND(&quot;SYMBOL:&quot;;[.E4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7/2014</text:p>
          </table:table-cell>
          <table:table-cell table:style-name="ce7" table:formula="of:=IF(ISERR(TRIM(MID([.E428];FIND(&quot;SYMBOL:&quot;;[.E428])+7;4)));&quot;&quot;;TRIM(MID([.E428];FIND(&quot;SYMBOL:&quot;;[.E42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2/2014</text:p>
          </table:table-cell>
          <table:table-cell table:style-name="ce2" office:value-type="string" calcext:value-type="string" table:number-columns-spanned="1" table:number-rows-spanned="3">
            <text:p>ABUD276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AS</text:p>
          </table:table-cell>
          <table:table-cell table:style-name="ce7" table:formula="of:=IF(ISERR(TRIM(MID([.E429];FIND(&quot;SYMBOL:&quot;;[.E429])+7;4)));&quot;&quot;;TRIM(MID([.E429];FIND(&quot;SYMBOL:&quot;;[.E429])+7;4)))" office:value-type="string" office:string-value="GAS" calcext:value-type="string">
            <text:p>GAS</text:p>
          </table:table-cell>
          <table:table-cell table:number-columns-repeated="2"/>
          <table:table-cell table:style-name="ce9" office:value-type="float" office:value="42" calcext:value-type="float" table:number-columns-spanned="1" table:number-rows-spanned="3">
            <text:p>42</text:p>
          </table:table-cell>
          <table:table-cell table:style-name="ce9" office:value-type="float" office:value="51.95" calcext:value-type="float" table:number-columns-spanned="1" table:number-rows-spanned="3">
            <text:p>51.9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84.4" calcext:value-type="float" table:number-columns-spanned="1" table:number-rows-spanned="3">
            <text:p>-2184.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L RESOURCES INC</text:p>
          </table:table-cell>
          <table:table-cell table:style-name="ce7" table:formula="of:=IF(ISERR(TRIM(MID([.E430];FIND(&quot;SYMBOL:&quot;;[.E430])+7;4)));&quot;&quot;;TRIM(MID([.E430];FIND(&quot;SYMBOL:&quot;;[.E4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7/2014</text:p>
          </table:table-cell>
          <table:table-cell table:style-name="ce7" table:formula="of:=IF(ISERR(TRIM(MID([.E431];FIND(&quot;SYMBOL:&quot;;[.E431])+7;4)));&quot;&quot;;TRIM(MID([.E431];FIND(&quot;SYMBOL:&quot;;[.E43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2/2014</text:p>
          </table:table-cell>
          <table:table-cell table:style-name="ce2" office:value-type="string" calcext:value-type="string" table:number-columns-spanned="1" table:number-rows-spanned="3">
            <text:p>ABUD155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ESV</text:p>
          </table:table-cell>
          <table:table-cell table:style-name="ce7" table:formula="of:=IF(ISERR(TRIM(MID([.E432];FIND(&quot;SYMBOL:&quot;;[.E432])+7;4)));&quot;&quot;;TRIM(MID([.E432];FIND(&quot;SYMBOL:&quot;;[.E432])+7;4)))" office:value-type="string" office:string-value="ESV" calcext:value-type="string">
            <text:p>ESV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9.06" calcext:value-type="float" table:number-columns-spanned="1" table:number-rows-spanned="3">
            <text:p>39.0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50.44" calcext:value-type="float" table:number-columns-spanned="1" table:number-rows-spanned="3">
            <text:p>1950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NSCO PLC CL A</text:p>
          </table:table-cell>
          <table:table-cell table:style-name="ce7" table:formula="of:=IF(ISERR(TRIM(MID([.E433];FIND(&quot;SYMBOL:&quot;;[.E433])+7;4)));&quot;&quot;;TRIM(MID([.E433];FIND(&quot;SYMBOL:&quot;;[.E4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7/2014</text:p>
          </table:table-cell>
          <table:table-cell table:style-name="ce7" table:formula="of:=IF(ISERR(TRIM(MID([.E434];FIND(&quot;SYMBOL:&quot;;[.E434])+7;4)));&quot;&quot;;TRIM(MID([.E434];FIND(&quot;SYMBOL:&quot;;[.E43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2/2014</text:p>
          </table:table-cell>
          <table:table-cell table:style-name="ce2" office:value-type="string" calcext:value-type="string" table:number-columns-spanned="1" table:number-rows-spanned="3">
            <text:p>ABUD045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B</text:p>
          </table:table-cell>
          <table:table-cell table:style-name="ce7" table:formula="of:=IF(ISERR(TRIM(MID([.E435];FIND(&quot;SYMBOL:&quot;;[.E435])+7;4)));&quot;&quot;;TRIM(MID([.E435];FIND(&quot;SYMBOL:&quot;;[.E435])+7;4)))" office:value-type="string" office:string-value="WB" calcext:value-type="string">
            <text:p>WB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8.92" calcext:value-type="float" table:number-columns-spanned="1" table:number-rows-spanned="3">
            <text:p>18.92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889.44" calcext:value-type="float" table:number-columns-spanned="1" table:number-rows-spanned="3">
            <text:p>1889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IBO CORP SPONSORED ADR</text:p>
          </table:table-cell>
          <table:table-cell table:style-name="ce7" table:formula="of:=IF(ISERR(TRIM(MID([.E436];FIND(&quot;SYMBOL:&quot;;[.E436])+7;4)));&quot;&quot;;TRIM(MID([.E436];FIND(&quot;SYMBOL:&quot;;[.E4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7/2014</text:p>
          </table:table-cell>
          <table:table-cell table:style-name="ce7" table:formula="of:=IF(ISERR(TRIM(MID([.E437];FIND(&quot;SYMBOL:&quot;;[.E437])+7;4)));&quot;&quot;;TRIM(MID([.E437];FIND(&quot;SYMBOL:&quot;;[.E43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1/2014</text:p>
          </table:table-cell>
          <table:table-cell table:style-name="ce2" office:value-type="string" calcext:value-type="string" table:number-columns-spanned="1" table:number-rows-spanned="3">
            <text:p>ABUD059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AS</text:p>
          </table:table-cell>
          <table:table-cell table:style-name="ce7" table:formula="of:=IF(ISERR(TRIM(MID([.E438];FIND(&quot;SYMBOL:&quot;;[.E438])+7;4)));&quot;&quot;;TRIM(MID([.E438];FIND(&quot;SYMBOL:&quot;;[.E438])+7;4)))" office:value-type="string" office:string-value="GAS" calcext:value-type="string">
            <text:p>GAS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53.55" calcext:value-type="float" table:number-columns-spanned="1" table:number-rows-spanned="3">
            <text:p>53.5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674.93" calcext:value-type="float" table:number-columns-spanned="1" table:number-rows-spanned="3">
            <text:p>2674.9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L RESOURCES INC</text:p>
          </table:table-cell>
          <table:table-cell table:style-name="ce7" table:formula="of:=IF(ISERR(TRIM(MID([.E439];FIND(&quot;SYMBOL:&quot;;[.E439])+7;4)));&quot;&quot;;TRIM(MID([.E439];FIND(&quot;SYMBOL:&quot;;[.E43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4/2014</text:p>
          </table:table-cell>
          <table:table-cell table:style-name="ce7" table:formula="of:=IF(ISERR(TRIM(MID([.E440];FIND(&quot;SYMBOL:&quot;;[.E440])+7;4)));&quot;&quot;;TRIM(MID([.E440];FIND(&quot;SYMBOL:&quot;;[.E44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1/2014</text:p>
          </table:table-cell>
          <table:table-cell table:style-name="ce2" office:value-type="string" calcext:value-type="string" table:number-columns-spanned="1" table:number-rows-spanned="3">
            <text:p>ABUD065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ESV</text:p>
          </table:table-cell>
          <table:table-cell table:style-name="ce7" table:formula="of:=IF(ISERR(TRIM(MID([.E441];FIND(&quot;SYMBOL:&quot;;[.E441])+7;4)));&quot;&quot;;TRIM(MID([.E441];FIND(&quot;SYMBOL:&quot;;[.E441])+7;4)))" office:value-type="string" office:string-value="ESV" calcext:value-type="string">
            <text:p>ESV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40.07" calcext:value-type="float" table:number-columns-spanned="1" table:number-rows-spanned="3">
            <text:p>40.07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06" calcext:value-type="float" table:number-columns-spanned="1" table:number-rows-spanned="3">
            <text:p>-200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NSCO PLC CL A</text:p>
          </table:table-cell>
          <table:table-cell table:style-name="ce7" table:formula="of:=IF(ISERR(TRIM(MID([.E442];FIND(&quot;SYMBOL:&quot;;[.E442])+7;4)));&quot;&quot;;TRIM(MID([.E442];FIND(&quot;SYMBOL:&quot;;[.E44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4/2014</text:p>
          </table:table-cell>
          <table:table-cell table:style-name="ce7" table:formula="of:=IF(ISERR(TRIM(MID([.E443];FIND(&quot;SYMBOL:&quot;;[.E443])+7;4)));&quot;&quot;;TRIM(MID([.E443];FIND(&quot;SYMBOL:&quot;;[.E44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1/2014</text:p>
          </table:table-cell>
          <table:table-cell table:style-name="ce2" office:value-type="string" calcext:value-type="string" table:number-columns-spanned="1" table:number-rows-spanned="3">
            <text:p>ABUD062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444];FIND(&quot;SYMBOL:&quot;;[.E444])+7;4)));&quot;&quot;;TRIM(MID([.E444];FIND(&quot;SYMBOL:&quot;;[.E444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3.6" calcext:value-type="float" table:number-columns-spanned="1" table:number-rows-spanned="3">
            <text:p>23.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362.5" calcext:value-type="float" table:number-columns-spanned="1" table:number-rows-spanned="3">
            <text:p>-236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</text:p>
          </table:table-cell>
          <table:table-cell table:style-name="ce7" table:formula="of:=IF(ISERR(TRIM(MID([.E445];FIND(&quot;SYMBOL:&quot;;[.E445])+7;4)));&quot;&quot;;TRIM(MID([.E445];FIND(&quot;SYMBOL:&quot;;[.E44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4/2014</text:p>
          </table:table-cell>
          <table:table-cell table:style-name="ce7" table:formula="of:=IF(ISERR(TRIM(MID([.E446];FIND(&quot;SYMBOL:&quot;;[.E446])+7;4)));&quot;&quot;;TRIM(MID([.E446];FIND(&quot;SYMBOL:&quot;;[.E44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1/2014</text:p>
          </table:table-cell>
          <table:table-cell table:style-name="ce2" office:value-type="string" calcext:value-type="string" table:number-columns-spanned="1" table:number-rows-spanned="3">
            <text:p>ABUC578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447];FIND(&quot;SYMBOL:&quot;;[.E447])+7;4)));&quot;&quot;;TRIM(MID([.E447];FIND(&quot;SYMBOL:&quot;;[.E447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73" calcext:value-type="float" table:number-columns-spanned="1" table:number-rows-spanned="3">
            <text:p>73</text:p>
          </table:table-cell>
          <table:table-cell table:style-name="ce9" office:value-type="float" office:value="29.25" calcext:value-type="float" table:number-columns-spanned="1" table:number-rows-spanned="3">
            <text:p>29.2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32.69" calcext:value-type="float" table:number-columns-spanned="1" table:number-rows-spanned="3">
            <text:p>2132.6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448];FIND(&quot;SYMBOL:&quot;;[.E448])+7;4)));&quot;&quot;;TRIM(MID([.E448];FIND(&quot;SYMBOL:&quot;;[.E44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4/2014</text:p>
          </table:table-cell>
          <table:table-cell table:style-name="ce7" table:formula="of:=IF(ISERR(TRIM(MID([.E449];FIND(&quot;SYMBOL:&quot;;[.E449])+7;4)));&quot;&quot;;TRIM(MID([.E449];FIND(&quot;SYMBOL:&quot;;[.E44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0/2014</text:p>
          </table:table-cell>
          <table:table-cell table:style-name="ce2" office:value-type="string" calcext:value-type="string" table:number-columns-spanned="1" table:number-rows-spanned="3">
            <text:p>ABUC889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450];FIND(&quot;SYMBOL:&quot;;[.E450])+7;4)));&quot;&quot;;TRIM(MID([.E450];FIND(&quot;SYMBOL:&quot;;[.E450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17.395" calcext:value-type="float" table:number-columns-spanned="1" table:number-rows-spanned="3">
            <text:p>17.39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389.05" calcext:value-type="float" table:number-columns-spanned="1" table:number-rows-spanned="3">
            <text:p>1389.0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451];FIND(&quot;SYMBOL:&quot;;[.E451])+7;4)));&quot;&quot;;TRIM(MID([.E451];FIND(&quot;SYMBOL:&quot;;[.E45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4/2014</text:p>
          </table:table-cell>
          <table:table-cell table:style-name="ce7" table:formula="of:=IF(ISERR(TRIM(MID([.E452];FIND(&quot;SYMBOL:&quot;;[.E452])+7;4)));&quot;&quot;;TRIM(MID([.E452];FIND(&quot;SYMBOL:&quot;;[.E45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10/2014</text:p>
          </table:table-cell>
          <table:table-cell table:style-name="ce2" office:value-type="string" calcext:value-type="string" table:number-columns-spanned="1" table:number-rows-spanned="3">
            <text:p>ABUC886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453];FIND(&quot;SYMBOL:&quot;;[.E453])+7;4)));&quot;&quot;;TRIM(MID([.E453];FIND(&quot;SYMBOL:&quot;;[.E453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17.61" calcext:value-type="float" table:number-columns-spanned="1" table:number-rows-spanned="3">
            <text:p>17.6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11.3" calcext:value-type="float" table:number-columns-spanned="1" table:number-rows-spanned="3">
            <text:p>-1411.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454];FIND(&quot;SYMBOL:&quot;;[.E454])+7;4)));&quot;&quot;;TRIM(MID([.E454];FIND(&quot;SYMBOL:&quot;;[.E45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4/2014</text:p>
          </table:table-cell>
          <table:table-cell table:style-name="ce7" table:formula="of:=IF(ISERR(TRIM(MID([.E455];FIND(&quot;SYMBOL:&quot;;[.E455])+7;4)));&quot;&quot;;TRIM(MID([.E455];FIND(&quot;SYMBOL:&quot;;[.E45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7/2014</text:p>
          </table:table-cell>
          <table:table-cell table:style-name="ce2" office:value-type="string" calcext:value-type="string" table:number-columns-spanned="1" table:number-rows-spanned="3">
            <text:p>ABUC558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MCSA</text:p>
          </table:table-cell>
          <table:table-cell table:style-name="ce7" table:formula="of:=IF(ISERR(TRIM(MID([.E456];FIND(&quot;SYMBOL:&quot;;[.E456])+7;4)));&quot;&quot;;TRIM(MID([.E456];FIND(&quot;SYMBOL:&quot;;[.E456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54.45" calcext:value-type="float" table:number-columns-spanned="1" table:number-rows-spanned="3">
            <text:p>54.4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75.44" calcext:value-type="float" table:number-columns-spanned="1" table:number-rows-spanned="3">
            <text:p>2175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MCAST CORP CL A NEW</text:p>
          </table:table-cell>
          <table:table-cell table:style-name="ce7" table:formula="of:=IF(ISERR(TRIM(MID([.E457];FIND(&quot;SYMBOL:&quot;;[.E457])+7;4)));&quot;&quot;;TRIM(MID([.E457];FIND(&quot;SYMBOL:&quot;;[.E45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3/2014</text:p>
          </table:table-cell>
          <table:table-cell table:style-name="ce7" table:formula="of:=IF(ISERR(TRIM(MID([.E458];FIND(&quot;SYMBOL:&quot;;[.E458])+7;4)));&quot;&quot;;TRIM(MID([.E458];FIND(&quot;SYMBOL:&quot;;[.E45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7/2014</text:p>
          </table:table-cell>
          <table:table-cell table:style-name="ce2" office:value-type="string" calcext:value-type="string" table:number-columns-spanned="1" table:number-rows-spanned="3">
            <text:p>ABUC391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BX</text:p>
          </table:table-cell>
          <table:table-cell table:style-name="ce7" table:formula="of:=IF(ISERR(TRIM(MID([.E459];FIND(&quot;SYMBOL:&quot;;[.E459])+7;4)));&quot;&quot;;TRIM(MID([.E459];FIND(&quot;SYMBOL:&quot;;[.E459])+7;4)))" office:value-type="string" office:string-value="ABX" calcext:value-type="string">
            <text:p>AB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1.25" calcext:value-type="float" table:number-columns-spanned="1" table:number-rows-spanned="3">
            <text:p>11.2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27.5" calcext:value-type="float" table:number-columns-spanned="1" table:number-rows-spanned="3">
            <text:p>-112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RICK GOLD CORP</text:p>
          </table:table-cell>
          <table:table-cell table:style-name="ce7" table:formula="of:=IF(ISERR(TRIM(MID([.E460];FIND(&quot;SYMBOL:&quot;;[.E460])+7;4)));&quot;&quot;;TRIM(MID([.E460];FIND(&quot;SYMBOL:&quot;;[.E4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2/2014</text:p>
          </table:table-cell>
          <table:table-cell table:style-name="ce7" table:formula="of:=IF(ISERR(TRIM(MID([.E461];FIND(&quot;SYMBOL:&quot;;[.E461])+7;4)));&quot;&quot;;TRIM(MID([.E461];FIND(&quot;SYMBOL:&quot;;[.E46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1/07/2014</text:p>
          </table:table-cell>
          <table:table-cell table:style-name="ce2" office:value-type="string" calcext:value-type="string" table:number-columns-spanned="1" table:number-rows-spanned="4">
            <text:p>ABUC6170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EDU</text:p>
          </table:table-cell>
          <table:table-cell table:style-name="ce7" table:formula="of:=IF(ISERR(TRIM(MID([.E462];FIND(&quot;SYMBOL:&quot;;[.E462])+7;4)));&quot;&quot;;TRIM(MID([.E462];FIND(&quot;SYMBOL:&quot;;[.E462])+7;4)))" office:value-type="string" office:string-value="EDU" calcext:value-type="string">
            <text:p>EDU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22.54" calcext:value-type="float" table:number-columns-spanned="1" table:number-rows-spanned="4">
            <text:p>22.54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129.5" calcext:value-type="float" table:number-columns-spanned="1" table:number-rows-spanned="4">
            <text:p>-1129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NEW ORIENTAL EDUCATION &amp; TECHNOLOGY GROUP INC</text:p>
          </table:table-cell>
          <table:table-cell table:style-name="ce7" table:formula="of:=IF(ISERR(TRIM(MID([.E463];FIND(&quot;SYMBOL:&quot;;[.E463])+7;4)));&quot;&quot;;TRIM(MID([.E463];FIND(&quot;SYMBOL:&quot;;[.E4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PONSORED ADR</text:p>
          </table:table-cell>
          <table:table-cell table:style-name="ce7" table:formula="of:=IF(ISERR(TRIM(MID([.E464];FIND(&quot;SYMBOL:&quot;;[.E464])+7;4)));&quot;&quot;;TRIM(MID([.E464];FIND(&quot;SYMBOL:&quot;;[.E46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3/2014</text:p>
          </table:table-cell>
          <table:table-cell table:style-name="ce7" table:formula="of:=IF(ISERR(TRIM(MID([.E465];FIND(&quot;SYMBOL:&quot;;[.E465])+7;4)));&quot;&quot;;TRIM(MID([.E465];FIND(&quot;SYMBOL:&quot;;[.E46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7/2014</text:p>
          </table:table-cell>
          <table:table-cell table:style-name="ce2" office:value-type="string" calcext:value-type="string" table:number-columns-spanned="1" table:number-rows-spanned="3">
            <text:p>ABUC587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AS</text:p>
          </table:table-cell>
          <table:table-cell table:style-name="ce7" table:formula="of:=IF(ISERR(TRIM(MID([.E466];FIND(&quot;SYMBOL:&quot;;[.E466])+7;4)));&quot;&quot;;TRIM(MID([.E466];FIND(&quot;SYMBOL:&quot;;[.E466])+7;4)))" office:value-type="string" office:string-value="GAS" calcext:value-type="string">
            <text:p>GAS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54.875" calcext:value-type="float" table:number-columns-spanned="1" table:number-rows-spanned="3">
            <text:p>54.87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746.25" calcext:value-type="float" table:number-columns-spanned="1" table:number-rows-spanned="3">
            <text:p>-2746.2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L RESOURCES INC</text:p>
          </table:table-cell>
          <table:table-cell table:style-name="ce7" table:formula="of:=IF(ISERR(TRIM(MID([.E467];FIND(&quot;SYMBOL:&quot;;[.E467])+7;4)));&quot;&quot;;TRIM(MID([.E467];FIND(&quot;SYMBOL:&quot;;[.E46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3/2014</text:p>
          </table:table-cell>
          <table:table-cell table:style-name="ce7" table:formula="of:=IF(ISERR(TRIM(MID([.E468];FIND(&quot;SYMBOL:&quot;;[.E468])+7;4)));&quot;&quot;;TRIM(MID([.E468];FIND(&quot;SYMBOL:&quot;;[.E46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7/2014</text:p>
          </table:table-cell>
          <table:table-cell table:style-name="ce2" office:value-type="string" calcext:value-type="string" table:number-columns-spanned="1" table:number-rows-spanned="3">
            <text:p>ABUC572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469];FIND(&quot;SYMBOL:&quot;;[.E469])+7;4)));&quot;&quot;;TRIM(MID([.E469];FIND(&quot;SYMBOL:&quot;;[.E469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73" calcext:value-type="float" table:number-columns-spanned="1" table:number-rows-spanned="3">
            <text:p>73</text:p>
          </table:table-cell>
          <table:table-cell table:style-name="ce9" office:value-type="float" office:value="29.99" calcext:value-type="float" table:number-columns-spanned="1" table:number-rows-spanned="3">
            <text:p>29.9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91.77" calcext:value-type="float" table:number-columns-spanned="1" table:number-rows-spanned="3">
            <text:p>-2191.7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470];FIND(&quot;SYMBOL:&quot;;[.E470])+7;4)));&quot;&quot;;TRIM(MID([.E470];FIND(&quot;SYMBOL:&quot;;[.E47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3/2014</text:p>
          </table:table-cell>
          <table:table-cell table:style-name="ce7" table:formula="of:=IF(ISERR(TRIM(MID([.E471];FIND(&quot;SYMBOL:&quot;;[.E471])+7;4)));&quot;&quot;;TRIM(MID([.E471];FIND(&quot;SYMBOL:&quot;;[.E47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5/2014</text:p>
          </table:table-cell>
          <table:table-cell table:style-name="ce2" office:value-type="string" calcext:value-type="string" table:number-columns-spanned="1" table:number-rows-spanned="3">
            <text:p>ABUB640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472];FIND(&quot;SYMBOL:&quot;;[.E472])+7;4)));&quot;&quot;;TRIM(MID([.E472];FIND(&quot;SYMBOL:&quot;;[.E472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16.99" calcext:value-type="float" table:number-columns-spanned="1" table:number-rows-spanned="3">
            <text:p>16.99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186.76" calcext:value-type="float" table:number-columns-spanned="1" table:number-rows-spanned="3">
            <text:p>1186.7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473];FIND(&quot;SYMBOL:&quot;;[.E473])+7;4)));&quot;&quot;;TRIM(MID([.E473];FIND(&quot;SYMBOL:&quot;;[.E47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0/2014</text:p>
          </table:table-cell>
          <table:table-cell table:style-name="ce7" table:formula="of:=IF(ISERR(TRIM(MID([.E474];FIND(&quot;SYMBOL:&quot;;[.E474])+7;4)));&quot;&quot;;TRIM(MID([.E474];FIND(&quot;SYMBOL:&quot;;[.E47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5/2014</text:p>
          </table:table-cell>
          <table:table-cell table:style-name="ce2" office:value-type="string" calcext:value-type="string" table:number-columns-spanned="1" table:number-rows-spanned="3">
            <text:p>ABUB556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DDD</text:p>
          </table:table-cell>
          <table:table-cell table:style-name="ce7" table:formula="of:=IF(ISERR(TRIM(MID([.E475];FIND(&quot;SYMBOL:&quot;;[.E475])+7;4)));&quot;&quot;;TRIM(MID([.E475];FIND(&quot;SYMBOL:&quot;;[.E475])+7;4)))" office:value-type="string" office:string-value="DDD" calcext:value-type="string">
            <text:p>DDD</text:p>
          </table:table-cell>
          <table:table-cell table:number-columns-repeated="2"/>
          <table:table-cell table:style-name="ce9" office:value-type="float" office:value="55" calcext:value-type="float" table:number-columns-spanned="1" table:number-rows-spanned="3">
            <text:p>55</text:p>
          </table:table-cell>
          <table:table-cell table:style-name="ce9" office:value-type="float" office:value="36.34" calcext:value-type="float" table:number-columns-spanned="1" table:number-rows-spanned="3">
            <text:p>36.3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96.14" calcext:value-type="float" table:number-columns-spanned="1" table:number-rows-spanned="3">
            <text:p>1996.1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3D SYSTEMS CORP DEL NEW</text:p>
          </table:table-cell>
          <table:table-cell table:style-name="ce7" table:formula="of:=IF(ISERR(TRIM(MID([.E476];FIND(&quot;SYMBOL:&quot;;[.E476])+7;4)));&quot;&quot;;TRIM(MID([.E476];FIND(&quot;SYMBOL:&quot;;[.E47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10/2014</text:p>
          </table:table-cell>
          <table:table-cell table:style-name="ce7" table:formula="of:=IF(ISERR(TRIM(MID([.E477];FIND(&quot;SYMBOL:&quot;;[.E477])+7;4)));&quot;&quot;;TRIM(MID([.E477];FIND(&quot;SYMBOL:&quot;;[.E47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4/2014</text:p>
          </table:table-cell>
          <table:table-cell table:style-name="ce2" office:value-type="string" calcext:value-type="string" table:number-columns-spanned="1" table:number-rows-spanned="3">
            <text:p>ABUB559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478];FIND(&quot;SYMBOL:&quot;;[.E478])+7;4)));&quot;&quot;;TRIM(MID([.E478];FIND(&quot;SYMBOL:&quot;;[.E478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1.295" calcext:value-type="float" table:number-columns-spanned="1" table:number-rows-spanned="3">
            <text:p>11.29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126.95" calcext:value-type="float" table:number-columns-spanned="1" table:number-rows-spanned="3">
            <text:p>1126.9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479];FIND(&quot;SYMBOL:&quot;;[.E479])+7;4)));&quot;&quot;;TRIM(MID([.E479];FIND(&quot;SYMBOL:&quot;;[.E47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7/2014</text:p>
          </table:table-cell>
          <table:table-cell table:style-name="ce7" table:formula="of:=IF(ISERR(TRIM(MID([.E480];FIND(&quot;SYMBOL:&quot;;[.E480])+7;4)));&quot;&quot;;TRIM(MID([.E480];FIND(&quot;SYMBOL:&quot;;[.E48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4/2014</text:p>
          </table:table-cell>
          <table:table-cell table:style-name="ce2" office:value-type="string" calcext:value-type="string" table:number-columns-spanned="1" table:number-rows-spanned="3">
            <text:p>ABUB560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481];FIND(&quot;SYMBOL:&quot;;[.E481])+7;4)));&quot;&quot;;TRIM(MID([.E481];FIND(&quot;SYMBOL:&quot;;[.E481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38.37" calcext:value-type="float" table:number-columns-spanned="1" table:number-rows-spanned="3">
            <text:p>38.3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148.56" calcext:value-type="float" table:number-columns-spanned="1" table:number-rows-spanned="3">
            <text:p>1148.5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482];FIND(&quot;SYMBOL:&quot;;[.E482])+7;4)));&quot;&quot;;TRIM(MID([.E482];FIND(&quot;SYMBOL:&quot;;[.E48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7/2014</text:p>
          </table:table-cell>
          <table:table-cell table:style-name="ce7" table:formula="of:=IF(ISERR(TRIM(MID([.E483];FIND(&quot;SYMBOL:&quot;;[.E483])+7;4)));&quot;&quot;;TRIM(MID([.E483];FIND(&quot;SYMBOL:&quot;;[.E48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3/2014</text:p>
          </table:table-cell>
          <table:table-cell table:style-name="ce2" office:value-type="string" calcext:value-type="string" table:number-columns-spanned="1" table:number-rows-spanned="3">
            <text:p>ABUB661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484];FIND(&quot;SYMBOL:&quot;;[.E484])+7;4)));&quot;&quot;;TRIM(MID([.E484];FIND(&quot;SYMBOL:&quot;;[.E484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64" calcext:value-type="float" table:number-columns-spanned="1" table:number-rows-spanned="3">
            <text:p>10.6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66.5" calcext:value-type="float" table:number-columns-spanned="1" table:number-rows-spanned="3">
            <text:p>-1066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485];FIND(&quot;SYMBOL:&quot;;[.E485])+7;4)));&quot;&quot;;TRIM(MID([.E485];FIND(&quot;SYMBOL:&quot;;[.E48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6/2014</text:p>
          </table:table-cell>
          <table:table-cell table:style-name="ce7" table:formula="of:=IF(ISERR(TRIM(MID([.E486];FIND(&quot;SYMBOL:&quot;;[.E486])+7;4)));&quot;&quot;;TRIM(MID([.E486];FIND(&quot;SYMBOL:&quot;;[.E48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3/2014</text:p>
          </table:table-cell>
          <table:table-cell table:style-name="ce2" office:value-type="string" calcext:value-type="string" table:number-columns-spanned="1" table:number-rows-spanned="3">
            <text:p>ABUB638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487];FIND(&quot;SYMBOL:&quot;;[.E487])+7;4)));&quot;&quot;;TRIM(MID([.E487];FIND(&quot;SYMBOL:&quot;;[.E487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64" calcext:value-type="float" table:number-columns-spanned="1" table:number-rows-spanned="3">
            <text:p>10.6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66.5" calcext:value-type="float" table:number-columns-spanned="1" table:number-rows-spanned="3">
            <text:p>-1066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488];FIND(&quot;SYMBOL:&quot;;[.E488])+7;4)));&quot;&quot;;TRIM(MID([.E488];FIND(&quot;SYMBOL:&quot;;[.E48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6/2014</text:p>
          </table:table-cell>
          <table:table-cell table:style-name="ce7" table:formula="of:=IF(ISERR(TRIM(MID([.E489];FIND(&quot;SYMBOL:&quot;;[.E489])+7;4)));&quot;&quot;;TRIM(MID([.E489];FIND(&quot;SYMBOL:&quot;;[.E48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3/2014</text:p>
          </table:table-cell>
          <table:table-cell table:style-name="ce2" office:value-type="string" calcext:value-type="string" table:number-columns-spanned="1" table:number-rows-spanned="3">
            <text:p>ABUB636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490];FIND(&quot;SYMBOL:&quot;;[.E490])+7;4)));&quot;&quot;;TRIM(MID([.E490];FIND(&quot;SYMBOL:&quot;;[.E490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0.75" calcext:value-type="float" table:number-columns-spanned="1" table:number-rows-spanned="3">
            <text:p>10.7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077.5" calcext:value-type="float" table:number-columns-spanned="1" table:number-rows-spanned="3">
            <text:p>-107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491];FIND(&quot;SYMBOL:&quot;;[.E491])+7;4)));&quot;&quot;;TRIM(MID([.E491];FIND(&quot;SYMBOL:&quot;;[.E49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6/2014</text:p>
          </table:table-cell>
          <table:table-cell table:style-name="ce7" table:formula="of:=IF(ISERR(TRIM(MID([.E492];FIND(&quot;SYMBOL:&quot;;[.E492])+7;4)));&quot;&quot;;TRIM(MID([.E492];FIND(&quot;SYMBOL:&quot;;[.E49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1/03/2014</text:p>
          </table:table-cell>
          <table:table-cell table:style-name="ce2" office:value-type="string" calcext:value-type="string" table:number-columns-spanned="1" table:number-rows-spanned="3">
            <text:p>ABUB563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493];FIND(&quot;SYMBOL:&quot;;[.E493])+7;4)));&quot;&quot;;TRIM(MID([.E493];FIND(&quot;SYMBOL:&quot;;[.E493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17.35" calcext:value-type="float" table:number-columns-spanned="1" table:number-rows-spanned="3">
            <text:p>17.3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217" calcext:value-type="float" table:number-columns-spanned="1" table:number-rows-spanned="3">
            <text:p>-121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494];FIND(&quot;SYMBOL:&quot;;[.E494])+7;4)));&quot;&quot;;TRIM(MID([.E494];FIND(&quot;SYMBOL:&quot;;[.E49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6/2014</text:p>
          </table:table-cell>
          <table:table-cell table:style-name="ce7" table:formula="of:=IF(ISERR(TRIM(MID([.E495];FIND(&quot;SYMBOL:&quot;;[.E495])+7;4)));&quot;&quot;;TRIM(MID([.E495];FIND(&quot;SYMBOL:&quot;;[.E49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0/31/2014</text:p>
          </table:table-cell>
          <table:table-cell table:style-name="ce2" table:number-columns-spanned="1" table:number-rows-spanned="4"/>
          <table:table-cell table:style-name="ce2" office:value-type="string" calcext:value-type="string" table:number-columns-spanned="1" table:number-rows-spanned="4">
            <text:p>DIVIDEND PAYMENT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496];FIND(&quot;SYMBOL:&quot;;[.E496])+7;4)));&quot;&quot;;TRIM(MID([.E496];FIND(&quot;SYMBOL:&quot;;[.E496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30" calcext:value-type="float" table:number-columns-spanned="1" table:number-rows-spanned="4">
            <text:p>3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497];FIND(&quot;SYMBOL:&quot;;[.E497])+7;4)));&quot;&quot;;TRIM(MID([.E497];FIND(&quot;SYMBOL:&quot;;[.E49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103114 100</text:p>
          </table:table-cell>
          <table:table-cell table:style-name="ce7" table:formula="of:=IF(ISERR(TRIM(MID([.E498];FIND(&quot;SYMBOL:&quot;;[.E498])+7;4)));&quot;&quot;;TRIM(MID([.E498];FIND(&quot;SYMBOL:&quot;;[.E49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31/2014</text:p>
          </table:table-cell>
          <table:table-cell table:style-name="ce7" table:formula="of:=IF(ISERR(TRIM(MID([.E499];FIND(&quot;SYMBOL:&quot;;[.E499])+7;4)));&quot;&quot;;TRIM(MID([.E499];FIND(&quot;SYMBOL:&quot;;[.E49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30/2014</text:p>
          </table:table-cell>
          <table:table-cell table:style-name="ce2" office:value-type="string" calcext:value-type="string" table:number-columns-spanned="1" table:number-rows-spanned="3">
            <text:p>ABTX200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500];FIND(&quot;SYMBOL:&quot;;[.E500])+7;4)));&quot;&quot;;TRIM(MID([.E500];FIND(&quot;SYMBOL:&quot;;[.E500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9.43" calcext:value-type="float" table:number-columns-spanned="1" table:number-rows-spanned="3">
            <text:p>19.4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40.44" calcext:value-type="float" table:number-columns-spanned="1" table:number-rows-spanned="3">
            <text:p>1940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501];FIND(&quot;SYMBOL:&quot;;[.E501])+7;4)));&quot;&quot;;TRIM(MID([.E501];FIND(&quot;SYMBOL:&quot;;[.E50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4/2014</text:p>
          </table:table-cell>
          <table:table-cell table:style-name="ce7" table:formula="of:=IF(ISERR(TRIM(MID([.E502];FIND(&quot;SYMBOL:&quot;;[.E502])+7;4)));&quot;&quot;;TRIM(MID([.E502];FIND(&quot;SYMBOL:&quot;;[.E50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9/2014</text:p>
          </table:table-cell>
          <table:table-cell table:style-name="ce2" office:value-type="string" calcext:value-type="string" table:number-columns-spanned="1" table:number-rows-spanned="3">
            <text:p>ABTZ507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NC</text:p>
          </table:table-cell>
          <table:table-cell table:style-name="ce7" table:formula="of:=IF(ISERR(TRIM(MID([.E503];FIND(&quot;SYMBOL:&quot;;[.E503])+7;4)));&quot;&quot;;TRIM(MID([.E503];FIND(&quot;SYMBOL:&quot;;[.E503])+7;4)))" office:value-type="string" office:string-value="WNC" calcext:value-type="string">
            <text:p>WNC</text:p>
          </table:table-cell>
          <table:table-cell table:number-columns-repeated="2"/>
          <table:table-cell table:style-name="ce9" office:value-type="float" office:value="170" calcext:value-type="float" table:number-columns-spanned="1" table:number-rows-spanned="3">
            <text:p>170</text:p>
          </table:table-cell>
          <table:table-cell table:style-name="ce9" office:value-type="float" office:value="11.89" calcext:value-type="float" table:number-columns-spanned="1" table:number-rows-spanned="3">
            <text:p>11.89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018.73" calcext:value-type="float" table:number-columns-spanned="1" table:number-rows-spanned="3">
            <text:p>2018.7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BASH NATIONAL CORP</text:p>
          </table:table-cell>
          <table:table-cell table:style-name="ce7" table:formula="of:=IF(ISERR(TRIM(MID([.E504];FIND(&quot;SYMBOL:&quot;;[.E504])+7;4)));&quot;&quot;;TRIM(MID([.E504];FIND(&quot;SYMBOL:&quot;;[.E50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1/03/2014</text:p>
          </table:table-cell>
          <table:table-cell table:style-name="ce7" table:formula="of:=IF(ISERR(TRIM(MID([.E505];FIND(&quot;SYMBOL:&quot;;[.E505])+7;4)));&quot;&quot;;TRIM(MID([.E505];FIND(&quot;SYMBOL:&quot;;[.E50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7/2014</text:p>
          </table:table-cell>
          <table:table-cell table:style-name="ce2" office:value-type="string" calcext:value-type="string" table:number-columns-spanned="1" table:number-rows-spanned="3">
            <text:p>ABUA202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MCSA</text:p>
          </table:table-cell>
          <table:table-cell table:style-name="ce7" table:formula="of:=IF(ISERR(TRIM(MID([.E506];FIND(&quot;SYMBOL:&quot;;[.E506])+7;4)));&quot;&quot;;TRIM(MID([.E506];FIND(&quot;SYMBOL:&quot;;[.E506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40" calcext:value-type="float" table:number-columns-spanned="1" table:number-rows-spanned="3">
            <text:p>40</text:p>
          </table:table-cell>
          <table:table-cell table:style-name="ce9" office:value-type="float" office:value="54.39" calcext:value-type="float" table:number-columns-spanned="1" table:number-rows-spanned="3">
            <text:p>54.3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78.1" calcext:value-type="float" table:number-columns-spanned="1" table:number-rows-spanned="3">
            <text:p>-2178.1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OMCAST CORP CL A NEW</text:p>
          </table:table-cell>
          <table:table-cell table:style-name="ce7" table:formula="of:=IF(ISERR(TRIM(MID([.E507];FIND(&quot;SYMBOL:&quot;;[.E507])+7;4)));&quot;&quot;;TRIM(MID([.E507];FIND(&quot;SYMBOL:&quot;;[.E5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30/2014</text:p>
          </table:table-cell>
          <table:table-cell table:style-name="ce7" table:formula="of:=IF(ISERR(TRIM(MID([.E508];FIND(&quot;SYMBOL:&quot;;[.E508])+7;4)));&quot;&quot;;TRIM(MID([.E508];FIND(&quot;SYMBOL:&quot;;[.E50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4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509];FIND(&quot;SYMBOL:&quot;;[.E509])+7;4)));&quot;&quot;;TRIM(MID([.E509];FIND(&quot;SYMBOL:&quot;;[.E509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3.85" calcext:value-type="float" table:number-columns-spanned="1" table:number-rows-spanned="3">
            <text:p>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 102414 77</text:p>
          </table:table-cell>
          <table:table-cell table:style-name="ce7" table:formula="of:=IF(ISERR(TRIM(MID([.E510];FIND(&quot;SYMBOL:&quot;;[.E510])+7;4)));&quot;&quot;;TRIM(MID([.E510];FIND(&quot;SYMBOL:&quot;;[.E5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4/2014</text:p>
          </table:table-cell>
          <table:table-cell table:style-name="ce7" table:formula="of:=IF(ISERR(TRIM(MID([.E511];FIND(&quot;SYMBOL:&quot;;[.E511])+7;4)));&quot;&quot;;TRIM(MID([.E511];FIND(&quot;SYMBOL:&quot;;[.E51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3/2014</text:p>
          </table:table-cell>
          <table:table-cell table:style-name="ce2" office:value-type="string" calcext:value-type="string" table:number-columns-spanned="1" table:number-rows-spanned="3">
            <text:p>ABTZ803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512];FIND(&quot;SYMBOL:&quot;;[.E512])+7;4)));&quot;&quot;;TRIM(MID([.E512];FIND(&quot;SYMBOL:&quot;;[.E512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36.99" calcext:value-type="float" table:number-columns-spanned="1" table:number-rows-spanned="3">
            <text:p>36.9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12.2" calcext:value-type="float" table:number-columns-spanned="1" table:number-rows-spanned="3">
            <text:p>-1112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513];FIND(&quot;SYMBOL:&quot;;[.E513])+7;4)));&quot;&quot;;TRIM(MID([.E513];FIND(&quot;SYMBOL:&quot;;[.E5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8/2014</text:p>
          </table:table-cell>
          <table:table-cell table:style-name="ce7" table:formula="of:=IF(ISERR(TRIM(MID([.E514];FIND(&quot;SYMBOL:&quot;;[.E514])+7;4)));&quot;&quot;;TRIM(MID([.E514];FIND(&quot;SYMBOL:&quot;;[.E51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0/23/2014</text:p>
          </table:table-cell>
          <table:table-cell table:style-name="ce2" office:value-type="string" calcext:value-type="string" table:number-columns-spanned="1" table:number-rows-spanned="4">
            <text:p>ABTX0518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515];FIND(&quot;SYMBOL:&quot;;[.E515])+7;4)));&quot;&quot;;TRIM(MID([.E515];FIND(&quot;SYMBOL:&quot;;[.E515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19.5" calcext:value-type="float" table:number-columns-spanned="1" table:number-rows-spanned="4">
            <text:p>19.5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1947.44" calcext:value-type="float" table:number-columns-spanned="1" table:number-rows-spanned="4">
            <text:p>1947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516];FIND(&quot;SYMBOL:&quot;;[.E516])+7;4)));&quot;&quot;;TRIM(MID([.E516];FIND(&quot;SYMBOL:&quot;;[.E5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517];FIND(&quot;SYMBOL:&quot;;[.E517])+7;4)));&quot;&quot;;TRIM(MID([.E517];FIND(&quot;SYMBOL:&quot;;[.E51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8/2014</text:p>
          </table:table-cell>
          <table:table-cell table:style-name="ce7" table:formula="of:=IF(ISERR(TRIM(MID([.E518];FIND(&quot;SYMBOL:&quot;;[.E518])+7;4)));&quot;&quot;;TRIM(MID([.E518];FIND(&quot;SYMBOL:&quot;;[.E5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3/2014</text:p>
          </table:table-cell>
          <table:table-cell table:style-name="ce2" office:value-type="string" calcext:value-type="string" table:number-columns-spanned="1" table:number-rows-spanned="3">
            <text:p>ABTY470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519];FIND(&quot;SYMBOL:&quot;;[.E519])+7;4)));&quot;&quot;;TRIM(MID([.E519];FIND(&quot;SYMBOL:&quot;;[.E519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28.61" calcext:value-type="float" table:number-columns-spanned="1" table:number-rows-spanned="3">
            <text:p>28.6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286.23" calcext:value-type="float" table:number-columns-spanned="1" table:number-rows-spanned="3">
            <text:p>2286.2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</text:p>
          </table:table-cell>
          <table:table-cell table:style-name="ce7" table:formula="of:=IF(ISERR(TRIM(MID([.E520];FIND(&quot;SYMBOL:&quot;;[.E520])+7;4)));&quot;&quot;;TRIM(MID([.E520];FIND(&quot;SYMBOL:&quot;;[.E52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8/2014</text:p>
          </table:table-cell>
          <table:table-cell table:style-name="ce7" table:formula="of:=IF(ISERR(TRIM(MID([.E521];FIND(&quot;SYMBOL:&quot;;[.E521])+7;4)));&quot;&quot;;TRIM(MID([.E521];FIND(&quot;SYMBOL:&quot;;[.E5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2/2014</text:p>
          </table:table-cell>
          <table:table-cell table:style-name="ce2" office:value-type="string" calcext:value-type="string" table:number-columns-spanned="1" table:number-rows-spanned="3">
            <text:p>ABTZ505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522];FIND(&quot;SYMBOL:&quot;;[.E522])+7;4)));&quot;&quot;;TRIM(MID([.E522];FIND(&quot;SYMBOL:&quot;;[.E522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4.08" calcext:value-type="float" table:number-columns-spanned="1" table:number-rows-spanned="3">
            <text:p>4.08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813.46" calcext:value-type="float" table:number-columns-spanned="1" table:number-rows-spanned="3">
            <text:p>813.4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523];FIND(&quot;SYMBOL:&quot;;[.E523])+7;4)));&quot;&quot;;TRIM(MID([.E523];FIND(&quot;SYMBOL:&quot;;[.E52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7/2014</text:p>
          </table:table-cell>
          <table:table-cell table:style-name="ce7" table:formula="of:=IF(ISERR(TRIM(MID([.E524];FIND(&quot;SYMBOL:&quot;;[.E524])+7;4)));&quot;&quot;;TRIM(MID([.E524];FIND(&quot;SYMBOL:&quot;;[.E5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2/2014</text:p>
          </table:table-cell>
          <table:table-cell table:style-name="ce2" office:value-type="string" calcext:value-type="string" table:number-columns-spanned="1" table:number-rows-spanned="3">
            <text:p>ABTZ508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525];FIND(&quot;SYMBOL:&quot;;[.E525])+7;4)));&quot;&quot;;TRIM(MID([.E525];FIND(&quot;SYMBOL:&quot;;[.E525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60" calcext:value-type="float" table:number-columns-spanned="1" table:number-rows-spanned="3">
            <text:p>60</text:p>
          </table:table-cell>
          <table:table-cell table:style-name="ce9" office:value-type="float" office:value="35.19" calcext:value-type="float" table:number-columns-spanned="1" table:number-rows-spanned="3">
            <text:p>35.19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08.84" calcext:value-type="float" table:number-columns-spanned="1" table:number-rows-spanned="3">
            <text:p>2108.8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526];FIND(&quot;SYMBOL:&quot;;[.E526])+7;4)));&quot;&quot;;TRIM(MID([.E526];FIND(&quot;SYMBOL:&quot;;[.E52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7/2014</text:p>
          </table:table-cell>
          <table:table-cell table:style-name="ce7" table:formula="of:=IF(ISERR(TRIM(MID([.E527];FIND(&quot;SYMBOL:&quot;;[.E527])+7;4)));&quot;&quot;;TRIM(MID([.E527];FIND(&quot;SYMBOL:&quot;;[.E5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0/2014</text:p>
          </table:table-cell>
          <table:table-cell table:style-name="ce2" office:value-type="string" calcext:value-type="string" table:number-columns-spanned="1" table:number-rows-spanned="3">
            <text:p>ABTZ0356</text:p>
          </table:table-cell>
          <table:table-cell table:style-name="ce2" office:value-type="string" calcext:value-type="string" table:number-columns-spanned="1" table:number-rows-spanned="3">
            <text:p>Buy-Put-Open</text:p>
          </table:table-cell>
          <table:table-cell table:style-name="ce3" office:value-type="string" calcext:value-type="string">
            <text:p>SYMBOL: LEN.P.42.00.20141122</text:p>
          </table:table-cell>
          <table:table-cell table:style-name="ce7" table:formula="of:=IF(ISERR(TRIM(MID([.E528];FIND(&quot;SYMBOL:&quot;;[.E528])+7;4)));&quot;&quot;;TRIM(MID([.E528];FIND(&quot;SYMBOL:&quot;;[.E528])+7;4)))" office:value-type="string" office:string-value="LEN" calcext:value-type="string">
            <text:p>LEN</text:p>
          </table:table-cell>
          <table:table-cell table:number-columns-repeated="2"/>
          <table:table-cell table:style-name="ce9" office:value-type="float" office:value="5" calcext:value-type="float" table:number-columns-spanned="1" table:number-rows-spanned="3">
            <text:p>5</text:p>
          </table:table-cell>
          <table:table-cell table:style-name="ce9" office:value-type="float" office:value="1.41" calcext:value-type="float" table:number-columns-spanned="1" table:number-rows-spanned="3">
            <text:p>1.41</text:p>
          </table:table-cell>
          <table:table-cell table:style-name="ce9" office:value-type="float" office:value="5.2" calcext:value-type="float" table:number-columns-spanned="1" table:number-rows-spanned="3">
            <text:p>5.2</text:p>
          </table:table-cell>
          <table:table-cell table:style-name="ce9" office:value-type="float" office:value="-710.2" calcext:value-type="float" table:number-columns-spanned="1" table:number-rows-spanned="3">
            <text:p>-710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UT LENNAR CORP $42 EXP 11/22/14</text:p>
          </table:table-cell>
          <table:table-cell table:style-name="ce7" table:formula="of:=IF(ISERR(TRIM(MID([.E529];FIND(&quot;SYMBOL:&quot;;[.E529])+7;4)));&quot;&quot;;TRIM(MID([.E529];FIND(&quot;SYMBOL:&quot;;[.E52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1/2014</text:p>
          </table:table-cell>
          <table:table-cell table:style-name="ce7" table:formula="of:=IF(ISERR(TRIM(MID([.E530];FIND(&quot;SYMBOL:&quot;;[.E530])+7;4)));&quot;&quot;;TRIM(MID([.E530];FIND(&quot;SYMBOL:&quot;;[.E5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0/2014</text:p>
          </table:table-cell>
          <table:table-cell table:style-name="ce2" office:value-type="string" calcext:value-type="string" table:number-columns-spanned="1" table:number-rows-spanned="3">
            <text:p>ABTZ021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DDD</text:p>
          </table:table-cell>
          <table:table-cell table:style-name="ce7" table:formula="of:=IF(ISERR(TRIM(MID([.E531];FIND(&quot;SYMBOL:&quot;;[.E531])+7;4)));&quot;&quot;;TRIM(MID([.E531];FIND(&quot;SYMBOL:&quot;;[.E531])+7;4)))" office:value-type="string" office:string-value="DDD" calcext:value-type="string">
            <text:p>DDD</text:p>
          </table:table-cell>
          <table:table-cell table:number-columns-repeated="2"/>
          <table:table-cell table:style-name="ce9" office:value-type="float" office:value="55" calcext:value-type="float" table:number-columns-spanned="1" table:number-rows-spanned="3">
            <text:p>55</text:p>
          </table:table-cell>
          <table:table-cell table:style-name="ce9" office:value-type="float" office:value="41.91" calcext:value-type="float" table:number-columns-spanned="1" table:number-rows-spanned="3">
            <text:p>41.9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307.55" calcext:value-type="float" table:number-columns-spanned="1" table:number-rows-spanned="3">
            <text:p>-2307.5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3D SYSTEMS CORP DEL NEW</text:p>
          </table:table-cell>
          <table:table-cell table:style-name="ce7" table:formula="of:=IF(ISERR(TRIM(MID([.E532];FIND(&quot;SYMBOL:&quot;;[.E532])+7;4)));&quot;&quot;;TRIM(MID([.E532];FIND(&quot;SYMBOL:&quot;;[.E53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3/2014</text:p>
          </table:table-cell>
          <table:table-cell table:style-name="ce7" table:formula="of:=IF(ISERR(TRIM(MID([.E533];FIND(&quot;SYMBOL:&quot;;[.E533])+7;4)));&quot;&quot;;TRIM(MID([.E533];FIND(&quot;SYMBOL:&quot;;[.E5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20/2014</text:p>
          </table:table-cell>
          <table:table-cell table:style-name="ce2" office:value-type="string" calcext:value-type="string" table:number-columns-spanned="1" table:number-rows-spanned="3">
            <text:p>ABTY474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DSW</text:p>
          </table:table-cell>
          <table:table-cell table:style-name="ce7" table:formula="of:=IF(ISERR(TRIM(MID([.E534];FIND(&quot;SYMBOL:&quot;;[.E534])+7;4)));&quot;&quot;;TRIM(MID([.E534];FIND(&quot;SYMBOL:&quot;;[.E534])+7;4)))" office:value-type="string" office:string-value="DSW" calcext:value-type="string">
            <text:p>DSW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29.36" calcext:value-type="float" table:number-columns-spanned="1" table:number-rows-spanned="3">
            <text:p>29.3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52.64" calcext:value-type="float" table:number-columns-spanned="1" table:number-rows-spanned="3">
            <text:p>2052.6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DSW INC CLASS A</text:p>
          </table:table-cell>
          <table:table-cell table:style-name="ce7" table:formula="of:=IF(ISERR(TRIM(MID([.E535];FIND(&quot;SYMBOL:&quot;;[.E535])+7;4)));&quot;&quot;;TRIM(MID([.E535];FIND(&quot;SYMBOL:&quot;;[.E53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3/2014</text:p>
          </table:table-cell>
          <table:table-cell table:style-name="ce7" table:formula="of:=IF(ISERR(TRIM(MID([.E536];FIND(&quot;SYMBOL:&quot;;[.E536])+7;4)));&quot;&quot;;TRIM(MID([.E536];FIND(&quot;SYMBOL:&quot;;[.E5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7/2014</text:p>
          </table:table-cell>
          <table:table-cell table:style-name="ce2" office:value-type="string" calcext:value-type="string" table:number-columns-spanned="1" table:number-rows-spanned="3">
            <text:p>ABTY748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MSFT</text:p>
          </table:table-cell>
          <table:table-cell table:style-name="ce7" table:formula="of:=IF(ISERR(TRIM(MID([.E537];FIND(&quot;SYMBOL:&quot;;[.E537])+7;4)));&quot;&quot;;TRIM(MID([.E537];FIND(&quot;SYMBOL:&quot;;[.E537])+7;4)))" office:value-type="string" office:string-value="MSF" calcext:value-type="string">
            <text:p>MSF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43.43" calcext:value-type="float" table:number-columns-spanned="1" table:number-rows-spanned="3">
            <text:p>43.4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74" calcext:value-type="float" table:number-columns-spanned="1" table:number-rows-spanned="3">
            <text:p>-217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ICROSOFT CORP</text:p>
          </table:table-cell>
          <table:table-cell table:style-name="ce7" table:formula="of:=IF(ISERR(TRIM(MID([.E538];FIND(&quot;SYMBOL:&quot;;[.E538])+7;4)));&quot;&quot;;TRIM(MID([.E538];FIND(&quot;SYMBOL:&quot;;[.E53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2/2014</text:p>
          </table:table-cell>
          <table:table-cell table:style-name="ce7" table:formula="of:=IF(ISERR(TRIM(MID([.E539];FIND(&quot;SYMBOL:&quot;;[.E539])+7;4)));&quot;&quot;;TRIM(MID([.E539];FIND(&quot;SYMBOL:&quot;;[.E53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7/2014</text:p>
          </table:table-cell>
          <table:table-cell table:style-name="ce2" office:value-type="string" calcext:value-type="string" table:number-columns-spanned="1" table:number-rows-spanned="3">
            <text:p>ABTY713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WB</text:p>
          </table:table-cell>
          <table:table-cell table:style-name="ce7" table:formula="of:=IF(ISERR(TRIM(MID([.E540];FIND(&quot;SYMBOL:&quot;;[.E540])+7;4)));&quot;&quot;;TRIM(MID([.E540];FIND(&quot;SYMBOL:&quot;;[.E540])+7;4)))" office:value-type="string" office:string-value="WB" calcext:value-type="string">
            <text:p>WB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8.84" calcext:value-type="float" table:number-columns-spanned="1" table:number-rows-spanned="3">
            <text:p>18.8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886.5" calcext:value-type="float" table:number-columns-spanned="1" table:number-rows-spanned="3">
            <text:p>-1886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IBO CORP SPONSORED ADR</text:p>
          </table:table-cell>
          <table:table-cell table:style-name="ce7" table:formula="of:=IF(ISERR(TRIM(MID([.E541];FIND(&quot;SYMBOL:&quot;;[.E541])+7;4)));&quot;&quot;;TRIM(MID([.E541];FIND(&quot;SYMBOL:&quot;;[.E54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2/2014</text:p>
          </table:table-cell>
          <table:table-cell table:style-name="ce7" table:formula="of:=IF(ISERR(TRIM(MID([.E542];FIND(&quot;SYMBOL:&quot;;[.E542])+7;4)));&quot;&quot;;TRIM(MID([.E542];FIND(&quot;SYMBOL:&quot;;[.E54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6/2014</text:p>
          </table:table-cell>
          <table:table-cell table:style-name="ce2" office:value-type="string" calcext:value-type="string" table:number-columns-spanned="1" table:number-rows-spanned="3">
            <text:p>ABTY580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543];FIND(&quot;SYMBOL:&quot;;[.E543])+7;4)));&quot;&quot;;TRIM(MID([.E543];FIND(&quot;SYMBOL:&quot;;[.E543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60" calcext:value-type="float" table:number-columns-spanned="1" table:number-rows-spanned="3">
            <text:p>60</text:p>
          </table:table-cell>
          <table:table-cell table:style-name="ce9" office:value-type="float" office:value="32.83" calcext:value-type="float" table:number-columns-spanned="1" table:number-rows-spanned="3">
            <text:p>32.8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72.3" calcext:value-type="float" table:number-columns-spanned="1" table:number-rows-spanned="3">
            <text:p>-1972.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544];FIND(&quot;SYMBOL:&quot;;[.E544])+7;4)));&quot;&quot;;TRIM(MID([.E544];FIND(&quot;SYMBOL:&quot;;[.E54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1/2014</text:p>
          </table:table-cell>
          <table:table-cell table:style-name="ce7" table:formula="of:=IF(ISERR(TRIM(MID([.E545];FIND(&quot;SYMBOL:&quot;;[.E545])+7;4)));&quot;&quot;;TRIM(MID([.E545];FIND(&quot;SYMBOL:&quot;;[.E54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6/2014</text:p>
          </table:table-cell>
          <table:table-cell table:style-name="ce2" office:value-type="string" calcext:value-type="string" table:number-columns-spanned="1" table:number-rows-spanned="3">
            <text:p>ABTY475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WNC</text:p>
          </table:table-cell>
          <table:table-cell table:style-name="ce7" table:formula="of:=IF(ISERR(TRIM(MID([.E546];FIND(&quot;SYMBOL:&quot;;[.E546])+7;4)));&quot;&quot;;TRIM(MID([.E546];FIND(&quot;SYMBOL:&quot;;[.E546])+7;4)))" office:value-type="string" office:string-value="WNC" calcext:value-type="string">
            <text:p>WNC</text:p>
          </table:table-cell>
          <table:table-cell table:number-columns-repeated="2"/>
          <table:table-cell table:style-name="ce9" office:value-type="float" office:value="170" calcext:value-type="float" table:number-columns-spanned="1" table:number-rows-spanned="3">
            <text:p>170</text:p>
          </table:table-cell>
          <table:table-cell table:style-name="ce9" office:value-type="float" office:value="11.79" calcext:value-type="float" table:number-columns-spanned="1" table:number-rows-spanned="3">
            <text:p>11.7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06.8" calcext:value-type="float" table:number-columns-spanned="1" table:number-rows-spanned="3">
            <text:p>-2006.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BASH NATIONAL CORP</text:p>
          </table:table-cell>
          <table:table-cell table:style-name="ce7" table:formula="of:=IF(ISERR(TRIM(MID([.E547];FIND(&quot;SYMBOL:&quot;;[.E547])+7;4)));&quot;&quot;;TRIM(MID([.E547];FIND(&quot;SYMBOL:&quot;;[.E54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1/2014</text:p>
          </table:table-cell>
          <table:table-cell table:style-name="ce7" table:formula="of:=IF(ISERR(TRIM(MID([.E548];FIND(&quot;SYMBOL:&quot;;[.E548])+7;4)));&quot;&quot;;TRIM(MID([.E548];FIND(&quot;SYMBOL:&quot;;[.E54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6/2014</text:p>
          </table:table-cell>
          <table:table-cell table:style-name="ce2" office:value-type="string" calcext:value-type="string" table:number-columns-spanned="1" table:number-rows-spanned="3">
            <text:p>ABTY459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DSW</text:p>
          </table:table-cell>
          <table:table-cell table:style-name="ce7" table:formula="of:=IF(ISERR(TRIM(MID([.E549];FIND(&quot;SYMBOL:&quot;;[.E549])+7;4)));&quot;&quot;;TRIM(MID([.E549];FIND(&quot;SYMBOL:&quot;;[.E549])+7;4)))" office:value-type="string" office:string-value="DSW" calcext:value-type="string">
            <text:p>DSW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30.32" calcext:value-type="float" table:number-columns-spanned="1" table:number-rows-spanned="3">
            <text:p>30.3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24.9" calcext:value-type="float" table:number-columns-spanned="1" table:number-rows-spanned="3">
            <text:p>-2124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DSW INC CLASS A</text:p>
          </table:table-cell>
          <table:table-cell table:style-name="ce7" table:formula="of:=IF(ISERR(TRIM(MID([.E550];FIND(&quot;SYMBOL:&quot;;[.E550])+7;4)));&quot;&quot;;TRIM(MID([.E550];FIND(&quot;SYMBOL:&quot;;[.E55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1/2014</text:p>
          </table:table-cell>
          <table:table-cell table:style-name="ce7" table:formula="of:=IF(ISERR(TRIM(MID([.E551];FIND(&quot;SYMBOL:&quot;;[.E551])+7;4)));&quot;&quot;;TRIM(MID([.E551];FIND(&quot;SYMBOL:&quot;;[.E55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6/2014</text:p>
          </table:table-cell>
          <table:table-cell table:style-name="ce2" office:value-type="string" calcext:value-type="string" table:number-columns-spanned="1" table:number-rows-spanned="3">
            <text:p>ABTY401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552];FIND(&quot;SYMBOL:&quot;;[.E552])+7;4)));&quot;&quot;;TRIM(MID([.E552];FIND(&quot;SYMBOL:&quot;;[.E552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4.24" calcext:value-type="float" table:number-columns-spanned="1" table:number-rows-spanned="3">
            <text:p>4.2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850.5" calcext:value-type="float" table:number-columns-spanned="1" table:number-rows-spanned="3">
            <text:p>-850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553];FIND(&quot;SYMBOL:&quot;;[.E553])+7;4)));&quot;&quot;;TRIM(MID([.E553];FIND(&quot;SYMBOL:&quot;;[.E55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1/2014</text:p>
          </table:table-cell>
          <table:table-cell table:style-name="ce7" table:formula="of:=IF(ISERR(TRIM(MID([.E554];FIND(&quot;SYMBOL:&quot;;[.E554])+7;4)));&quot;&quot;;TRIM(MID([.E554];FIND(&quot;SYMBOL:&quot;;[.E55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5/2014</text:p>
          </table:table-cell>
          <table:table-cell table:style-name="ce2" office:value-type="string" calcext:value-type="string" table:number-columns-spanned="1" table:number-rows-spanned="3">
            <text:p>ABTX943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HAL</text:p>
          </table:table-cell>
          <table:table-cell table:style-name="ce7" table:formula="of:=IF(ISERR(TRIM(MID([.E555];FIND(&quot;SYMBOL:&quot;;[.E555])+7;4)));&quot;&quot;;TRIM(MID([.E555];FIND(&quot;SYMBOL:&quot;;[.E555])+7;4)))" office:value-type="string" office:string-value="HAL" calcext:value-type="string">
            <text:p>HAL</text:p>
          </table:table-cell>
          <table:table-cell table:number-columns-repeated="2"/>
          <table:table-cell table:style-name="ce9" office:value-type="float" office:value="43" calcext:value-type="float" table:number-columns-spanned="1" table:number-rows-spanned="3">
            <text:p>43</text:p>
          </table:table-cell>
          <table:table-cell table:style-name="ce9" office:value-type="float" office:value="48.32" calcext:value-type="float" table:number-columns-spanned="1" table:number-rows-spanned="3">
            <text:p>48.32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075.19" calcext:value-type="float" table:number-columns-spanned="1" table:number-rows-spanned="3">
            <text:p>2075.1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HALLIBURTON COMPANY</text:p>
          </table:table-cell>
          <table:table-cell table:style-name="ce7" table:formula="of:=IF(ISERR(TRIM(MID([.E556];FIND(&quot;SYMBOL:&quot;;[.E556])+7;4)));&quot;&quot;;TRIM(MID([.E556];FIND(&quot;SYMBOL:&quot;;[.E55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20/2014</text:p>
          </table:table-cell>
          <table:table-cell table:style-name="ce7" table:formula="of:=IF(ISERR(TRIM(MID([.E557];FIND(&quot;SYMBOL:&quot;;[.E557])+7;4)));&quot;&quot;;TRIM(MID([.E557];FIND(&quot;SYMBOL:&quot;;[.E55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4/2014</text:p>
          </table:table-cell>
          <table:table-cell table:style-name="ce2" office:value-type="string" calcext:value-type="string" table:number-columns-spanned="1" table:number-rows-spanned="3">
            <text:p>ABTX943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HAL</text:p>
          </table:table-cell>
          <table:table-cell table:style-name="ce7" table:formula="of:=IF(ISERR(TRIM(MID([.E558];FIND(&quot;SYMBOL:&quot;;[.E558])+7;4)));&quot;&quot;;TRIM(MID([.E558];FIND(&quot;SYMBOL:&quot;;[.E558])+7;4)))" office:value-type="string" office:string-value="HAL" calcext:value-type="string">
            <text:p>HAL</text:p>
          </table:table-cell>
          <table:table-cell table:number-columns-repeated="2"/>
          <table:table-cell table:style-name="ce9" office:value-type="float" office:value="43" calcext:value-type="float" table:number-columns-spanned="1" table:number-rows-spanned="3">
            <text:p>43</text:p>
          </table:table-cell>
          <table:table-cell table:style-name="ce9" office:value-type="float" office:value="50.54" calcext:value-type="float" table:number-columns-spanned="1" table:number-rows-spanned="3">
            <text:p>50.5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75.72" calcext:value-type="float" table:number-columns-spanned="1" table:number-rows-spanned="3">
            <text:p>-2175.7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HALLIBURTON COMPANY</text:p>
          </table:table-cell>
          <table:table-cell table:style-name="ce7" table:formula="of:=IF(ISERR(TRIM(MID([.E559];FIND(&quot;SYMBOL:&quot;;[.E559])+7;4)));&quot;&quot;;TRIM(MID([.E559];FIND(&quot;SYMBOL:&quot;;[.E55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7/2014</text:p>
          </table:table-cell>
          <table:table-cell table:style-name="ce7" table:formula="of:=IF(ISERR(TRIM(MID([.E560];FIND(&quot;SYMBOL:&quot;;[.E560])+7;4)));&quot;&quot;;TRIM(MID([.E560];FIND(&quot;SYMBOL:&quot;;[.E5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0/14/2014</text:p>
          </table:table-cell>
          <table:table-cell table:style-name="ce2" office:value-type="string" calcext:value-type="string" table:number-columns-spanned="1" table:number-rows-spanned="4">
            <text:p>ABTX7071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EDU</text:p>
          </table:table-cell>
          <table:table-cell table:style-name="ce7" table:formula="of:=IF(ISERR(TRIM(MID([.E561];FIND(&quot;SYMBOL:&quot;;[.E561])+7;4)));&quot;&quot;;TRIM(MID([.E561];FIND(&quot;SYMBOL:&quot;;[.E561])+7;4)))" office:value-type="string" office:string-value="EDU" calcext:value-type="string">
            <text:p>EDU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1.36" calcext:value-type="float" table:number-columns-spanned="1" table:number-rows-spanned="4">
            <text:p>21.36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2133.44" calcext:value-type="float" table:number-columns-spanned="1" table:number-rows-spanned="4">
            <text:p>2133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NEW ORIENTAL EDUCATION &amp; TECHNOLOGY GROUP INC</text:p>
          </table:table-cell>
          <table:table-cell table:style-name="ce7" table:formula="of:=IF(ISERR(TRIM(MID([.E562];FIND(&quot;SYMBOL:&quot;;[.E562])+7;4)));&quot;&quot;;TRIM(MID([.E562];FIND(&quot;SYMBOL:&quot;;[.E56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PONSORED ADR</text:p>
          </table:table-cell>
          <table:table-cell table:style-name="ce7" table:formula="of:=IF(ISERR(TRIM(MID([.E563];FIND(&quot;SYMBOL:&quot;;[.E563])+7;4)));&quot;&quot;;TRIM(MID([.E563];FIND(&quot;SYMBOL:&quot;;[.E5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7/2014</text:p>
          </table:table-cell>
          <table:table-cell table:style-name="ce7" table:formula="of:=IF(ISERR(TRIM(MID([.E564];FIND(&quot;SYMBOL:&quot;;[.E564])+7;4)));&quot;&quot;;TRIM(MID([.E564];FIND(&quot;SYMBOL:&quot;;[.E56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3/2014</text:p>
          </table:table-cell>
          <table:table-cell table:style-name="ce2" office:value-type="string" calcext:value-type="string" table:number-columns-spanned="1" table:number-rows-spanned="3">
            <text:p>ABTX188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EXC</text:p>
          </table:table-cell>
          <table:table-cell table:style-name="ce7" table:formula="of:=IF(ISERR(TRIM(MID([.E565];FIND(&quot;SYMBOL:&quot;;[.E565])+7;4)));&quot;&quot;;TRIM(MID([.E565];FIND(&quot;SYMBOL:&quot;;[.E565])+7;4)))" office:value-type="string" office:string-value="EXC" calcext:value-type="string">
            <text:p>EXC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34.36" calcext:value-type="float" table:number-columns-spanned="1" table:number-rows-spanned="3">
            <text:p>34.3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402.63" calcext:value-type="float" table:number-columns-spanned="1" table:number-rows-spanned="3">
            <text:p>2402.6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XELON CORP</text:p>
          </table:table-cell>
          <table:table-cell table:style-name="ce7" table:formula="of:=IF(ISERR(TRIM(MID([.E566];FIND(&quot;SYMBOL:&quot;;[.E566])+7;4)));&quot;&quot;;TRIM(MID([.E566];FIND(&quot;SYMBOL:&quot;;[.E56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6/2014</text:p>
          </table:table-cell>
          <table:table-cell table:style-name="ce7" table:formula="of:=IF(ISERR(TRIM(MID([.E567];FIND(&quot;SYMBOL:&quot;;[.E567])+7;4)));&quot;&quot;;TRIM(MID([.E567];FIND(&quot;SYMBOL:&quot;;[.E56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0/13/2014</text:p>
          </table:table-cell>
          <table:table-cell table:style-name="ce2" office:value-type="string" calcext:value-type="string" table:number-columns-spanned="1" table:number-rows-spanned="4">
            <text:p>ABTX7042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EDU</text:p>
          </table:table-cell>
          <table:table-cell table:style-name="ce7" table:formula="of:=IF(ISERR(TRIM(MID([.E568];FIND(&quot;SYMBOL:&quot;;[.E568])+7;4)));&quot;&quot;;TRIM(MID([.E568];FIND(&quot;SYMBOL:&quot;;[.E568])+7;4)))" office:value-type="string" office:string-value="EDU" calcext:value-type="string">
            <text:p>EDU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2.45" calcext:value-type="float" table:number-columns-spanned="1" table:number-rows-spanned="4">
            <text:p>22.45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2247.5" calcext:value-type="float" table:number-columns-spanned="1" table:number-rows-spanned="4">
            <text:p>-224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NEW ORIENTAL EDUCATION &amp; TECHNOLOGY GROUP INC</text:p>
          </table:table-cell>
          <table:table-cell table:style-name="ce7" table:formula="of:=IF(ISERR(TRIM(MID([.E569];FIND(&quot;SYMBOL:&quot;;[.E569])+7;4)));&quot;&quot;;TRIM(MID([.E569];FIND(&quot;SYMBOL:&quot;;[.E5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PONSORED ADR</text:p>
          </table:table-cell>
          <table:table-cell table:style-name="ce7" table:formula="of:=IF(ISERR(TRIM(MID([.E570];FIND(&quot;SYMBOL:&quot;;[.E570])+7;4)));&quot;&quot;;TRIM(MID([.E570];FIND(&quot;SYMBOL:&quot;;[.E57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6/2014</text:p>
          </table:table-cell>
          <table:table-cell table:style-name="ce7" table:formula="of:=IF(ISERR(TRIM(MID([.E571];FIND(&quot;SYMBOL:&quot;;[.E571])+7;4)));&quot;&quot;;TRIM(MID([.E571];FIND(&quot;SYMBOL:&quot;;[.E57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3/2014</text:p>
          </table:table-cell>
          <table:table-cell table:style-name="ce2" office:value-type="string" calcext:value-type="string" table:number-columns-spanned="1" table:number-rows-spanned="3">
            <text:p>ABTX665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ROST</text:p>
          </table:table-cell>
          <table:table-cell table:style-name="ce7" table:formula="of:=IF(ISERR(TRIM(MID([.E572];FIND(&quot;SYMBOL:&quot;;[.E572])+7;4)));&quot;&quot;;TRIM(MID([.E572];FIND(&quot;SYMBOL:&quot;;[.E572])+7;4)))" office:value-type="string" office:string-value="ROS" calcext:value-type="string">
            <text:p>ROS</text:p>
          </table:table-cell>
          <table:table-cell table:number-columns-repeated="2"/>
          <table:table-cell table:style-name="ce9" office:value-type="float" office:value="28" calcext:value-type="float" table:number-columns-spanned="1" table:number-rows-spanned="3">
            <text:p>28</text:p>
          </table:table-cell>
          <table:table-cell table:style-name="ce9" office:value-type="float" office:value="77.25" calcext:value-type="float" table:number-columns-spanned="1" table:number-rows-spanned="3">
            <text:p>77.2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65.5" calcext:value-type="float" table:number-columns-spanned="1" table:number-rows-spanned="3">
            <text:p>-216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ROSS STORES INC</text:p>
          </table:table-cell>
          <table:table-cell table:style-name="ce7" table:formula="of:=IF(ISERR(TRIM(MID([.E573];FIND(&quot;SYMBOL:&quot;;[.E573])+7;4)));&quot;&quot;;TRIM(MID([.E573];FIND(&quot;SYMBOL:&quot;;[.E57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6/2014</text:p>
          </table:table-cell>
          <table:table-cell table:style-name="ce7" table:formula="of:=IF(ISERR(TRIM(MID([.E574];FIND(&quot;SYMBOL:&quot;;[.E574])+7;4)));&quot;&quot;;TRIM(MID([.E574];FIND(&quot;SYMBOL:&quot;;[.E57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3/2014</text:p>
          </table:table-cell>
          <table:table-cell table:style-name="ce2" office:value-type="string" calcext:value-type="string" table:number-columns-spanned="1" table:number-rows-spanned="3">
            <text:p>ABTX531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575];FIND(&quot;SYMBOL:&quot;;[.E575])+7;4)));&quot;&quot;;TRIM(MID([.E575];FIND(&quot;SYMBOL:&quot;;[.E575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90" calcext:value-type="float" table:number-columns-spanned="1" table:number-rows-spanned="3">
            <text:p>90</text:p>
          </table:table-cell>
          <table:table-cell table:style-name="ce9" office:value-type="float" office:value="23.5" calcext:value-type="float" table:number-columns-spanned="1" table:number-rows-spanned="3">
            <text:p>23.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12.44" calcext:value-type="float" table:number-columns-spanned="1" table:number-rows-spanned="3">
            <text:p>2112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576];FIND(&quot;SYMBOL:&quot;;[.E576])+7;4)));&quot;&quot;;TRIM(MID([.E576];FIND(&quot;SYMBOL:&quot;;[.E57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6/2014</text:p>
          </table:table-cell>
          <table:table-cell table:style-name="ce7" table:formula="of:=IF(ISERR(TRIM(MID([.E577];FIND(&quot;SYMBOL:&quot;;[.E577])+7;4)));&quot;&quot;;TRIM(MID([.E577];FIND(&quot;SYMBOL:&quot;;[.E57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10/2014</text:p>
          </table:table-cell>
          <table:table-cell table:style-name="ce2" office:value-type="string" calcext:value-type="string" table:number-columns-spanned="1" table:number-rows-spanned="3">
            <text:p>ABTX501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JMEI</text:p>
          </table:table-cell>
          <table:table-cell table:style-name="ce7" table:formula="of:=IF(ISERR(TRIM(MID([.E578];FIND(&quot;SYMBOL:&quot;;[.E578])+7;4)));&quot;&quot;;TRIM(MID([.E578];FIND(&quot;SYMBOL:&quot;;[.E578])+7;4)))" office:value-type="string" office:string-value="JME" calcext:value-type="string">
            <text:p>JME</text:p>
          </table:table-cell>
          <table:table-cell table:number-columns-repeated="2"/>
          <table:table-cell table:style-name="ce9" office:value-type="float" office:value="90" calcext:value-type="float" table:number-columns-spanned="1" table:number-rows-spanned="3">
            <text:p>90</text:p>
          </table:table-cell>
          <table:table-cell table:style-name="ce9" office:value-type="float" office:value="24.96" calcext:value-type="float" table:number-columns-spanned="1" table:number-rows-spanned="3">
            <text:p>24.9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248.9" calcext:value-type="float" table:number-columns-spanned="1" table:number-rows-spanned="3">
            <text:p>-2248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JUMEI INTL HLDG LTD SPONS ADR CL A</text:p>
          </table:table-cell>
          <table:table-cell table:style-name="ce7" table:formula="of:=IF(ISERR(TRIM(MID([.E579];FIND(&quot;SYMBOL:&quot;;[.E579])+7;4)));&quot;&quot;;TRIM(MID([.E579];FIND(&quot;SYMBOL:&quot;;[.E57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6/2014</text:p>
          </table:table-cell>
          <table:table-cell table:style-name="ce7" table:formula="of:=IF(ISERR(TRIM(MID([.E580];FIND(&quot;SYMBOL:&quot;;[.E580])+7;4)));&quot;&quot;;TRIM(MID([.E580];FIND(&quot;SYMBOL:&quot;;[.E58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0/08/2014</text:p>
          </table:table-cell>
          <table:table-cell table:style-name="ce2" office:value-type="string" calcext:value-type="string" table:number-columns-spanned="1" table:number-rows-spanned="4">
            <text:p>ABTW9740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581];FIND(&quot;SYMBOL:&quot;;[.E581])+7;4)));&quot;&quot;;TRIM(MID([.E581];FIND(&quot;SYMBOL:&quot;;[.E581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0.82" calcext:value-type="float" table:number-columns-spanned="1" table:number-rows-spanned="4">
            <text:p>20.82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2084.5" calcext:value-type="float" table:number-columns-spanned="1" table:number-rows-spanned="4">
            <text:p>-2084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582];FIND(&quot;SYMBOL:&quot;;[.E582])+7;4)));&quot;&quot;;TRIM(MID([.E582];FIND(&quot;SYMBOL:&quot;;[.E58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583];FIND(&quot;SYMBOL:&quot;;[.E583])+7;4)));&quot;&quot;;TRIM(MID([.E583];FIND(&quot;SYMBOL:&quot;;[.E58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4/2014</text:p>
          </table:table-cell>
          <table:table-cell table:style-name="ce7" table:formula="of:=IF(ISERR(TRIM(MID([.E584];FIND(&quot;SYMBOL:&quot;;[.E584])+7;4)));&quot;&quot;;TRIM(MID([.E584];FIND(&quot;SYMBOL:&quot;;[.E58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8/2014</text:p>
          </table:table-cell>
          <table:table-cell table:style-name="ce2" office:value-type="string" calcext:value-type="string" table:number-columns-spanned="1" table:number-rows-spanned="3">
            <text:p>ABTU408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585];FIND(&quot;SYMBOL:&quot;;[.E585])+7;4)));&quot;&quot;;TRIM(MID([.E585];FIND(&quot;SYMBOL:&quot;;[.E585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22.45" calcext:value-type="float" table:number-columns-spanned="1" table:number-rows-spanned="3">
            <text:p>22.4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793.44" calcext:value-type="float" table:number-columns-spanned="1" table:number-rows-spanned="3">
            <text:p>1793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</text:p>
          </table:table-cell>
          <table:table-cell table:style-name="ce7" table:formula="of:=IF(ISERR(TRIM(MID([.E586];FIND(&quot;SYMBOL:&quot;;[.E586])+7;4)));&quot;&quot;;TRIM(MID([.E586];FIND(&quot;SYMBOL:&quot;;[.E58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4/2014</text:p>
          </table:table-cell>
          <table:table-cell table:style-name="ce7" table:formula="of:=IF(ISERR(TRIM(MID([.E587];FIND(&quot;SYMBOL:&quot;;[.E587])+7;4)));&quot;&quot;;TRIM(MID([.E587];FIND(&quot;SYMBOL:&quot;;[.E5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8/2014</text:p>
          </table:table-cell>
          <table:table-cell table:style-name="ce2" office:value-type="string" calcext:value-type="string" table:number-columns-spanned="1" table:number-rows-spanned="3">
            <text:p>ABTW966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588];FIND(&quot;SYMBOL:&quot;;[.E588])+7;4)));&quot;&quot;;TRIM(MID([.E588];FIND(&quot;SYMBOL:&quot;;[.E588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28.73" calcext:value-type="float" table:number-columns-spanned="1" table:number-rows-spanned="3">
            <text:p>28.7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300.9" calcext:value-type="float" table:number-columns-spanned="1" table:number-rows-spanned="3">
            <text:p>-2300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</text:p>
          </table:table-cell>
          <table:table-cell table:style-name="ce7" table:formula="of:=IF(ISERR(TRIM(MID([.E589];FIND(&quot;SYMBOL:&quot;;[.E589])+7;4)));&quot;&quot;;TRIM(MID([.E589];FIND(&quot;SYMBOL:&quot;;[.E58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4/2014</text:p>
          </table:table-cell>
          <table:table-cell table:style-name="ce7" table:formula="of:=IF(ISERR(TRIM(MID([.E590];FIND(&quot;SYMBOL:&quot;;[.E590])+7;4)));&quot;&quot;;TRIM(MID([.E590];FIND(&quot;SYMBOL:&quot;;[.E5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8/2014</text:p>
          </table:table-cell>
          <table:table-cell table:style-name="ce2" office:value-type="string" calcext:value-type="string" table:number-columns-spanned="1" table:number-rows-spanned="3">
            <text:p>ABTW607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ESV</text:p>
          </table:table-cell>
          <table:table-cell table:style-name="ce7" table:formula="of:=IF(ISERR(TRIM(MID([.E591];FIND(&quot;SYMBOL:&quot;;[.E591])+7;4)));&quot;&quot;;TRIM(MID([.E591];FIND(&quot;SYMBOL:&quot;;[.E591])+7;4)))" office:value-type="string" office:string-value="ESV" calcext:value-type="string">
            <text:p>ESV</text:p>
          </table:table-cell>
          <table:table-cell table:number-columns-repeated="2"/>
          <table:table-cell table:style-name="ce9" office:value-type="float" office:value="57" calcext:value-type="float" table:number-columns-spanned="1" table:number-rows-spanned="3">
            <text:p>57</text:p>
          </table:table-cell>
          <table:table-cell table:style-name="ce9" office:value-type="float" office:value="37.4" calcext:value-type="float" table:number-columns-spanned="1" table:number-rows-spanned="3">
            <text:p>37.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29.24" calcext:value-type="float" table:number-columns-spanned="1" table:number-rows-spanned="3">
            <text:p>2129.2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NSCO PLC CL A</text:p>
          </table:table-cell>
          <table:table-cell table:style-name="ce7" table:formula="of:=IF(ISERR(TRIM(MID([.E592];FIND(&quot;SYMBOL:&quot;;[.E592])+7;4)));&quot;&quot;;TRIM(MID([.E592];FIND(&quot;SYMBOL:&quot;;[.E59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14/2014</text:p>
          </table:table-cell>
          <table:table-cell table:style-name="ce7" table:formula="of:=IF(ISERR(TRIM(MID([.E593];FIND(&quot;SYMBOL:&quot;;[.E593])+7;4)));&quot;&quot;;TRIM(MID([.E593];FIND(&quot;SYMBOL:&quot;;[.E5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6/2014</text:p>
          </table:table-cell>
          <table:table-cell table:style-name="ce2" office:value-type="string" calcext:value-type="string" table:number-columns-spanned="1" table:number-rows-spanned="3">
            <text:p>ABTW606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594];FIND(&quot;SYMBOL:&quot;;[.E594])+7;4)));&quot;&quot;;TRIM(MID([.E594];FIND(&quot;SYMBOL:&quot;;[.E594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1.03" calcext:value-type="float" table:number-columns-spanned="1" table:number-rows-spanned="3">
            <text:p>21.0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05.5" calcext:value-type="float" table:number-columns-spanned="1" table:number-rows-spanned="3">
            <text:p>-210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595];FIND(&quot;SYMBOL:&quot;;[.E595])+7;4)));&quot;&quot;;TRIM(MID([.E595];FIND(&quot;SYMBOL:&quot;;[.E59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9/2014</text:p>
          </table:table-cell>
          <table:table-cell table:style-name="ce7" table:formula="of:=IF(ISERR(TRIM(MID([.E596];FIND(&quot;SYMBOL:&quot;;[.E596])+7;4)));&quot;&quot;;TRIM(MID([.E596];FIND(&quot;SYMBOL:&quot;;[.E59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6/2014</text:p>
          </table:table-cell>
          <table:table-cell table:style-name="ce2" office:value-type="string" calcext:value-type="string" table:number-columns-spanned="1" table:number-rows-spanned="3">
            <text:p>ABTW588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ESV</text:p>
          </table:table-cell>
          <table:table-cell table:style-name="ce7" table:formula="of:=IF(ISERR(TRIM(MID([.E597];FIND(&quot;SYMBOL:&quot;;[.E597])+7;4)));&quot;&quot;;TRIM(MID([.E597];FIND(&quot;SYMBOL:&quot;;[.E597])+7;4)))" office:value-type="string" office:string-value="ESV" calcext:value-type="string">
            <text:p>ESV</text:p>
          </table:table-cell>
          <table:table-cell table:number-columns-repeated="2"/>
          <table:table-cell table:style-name="ce9" office:value-type="float" office:value="57" calcext:value-type="float" table:number-columns-spanned="1" table:number-rows-spanned="3">
            <text:p>57</text:p>
          </table:table-cell>
          <table:table-cell table:style-name="ce9" office:value-type="float" office:value="38.1" calcext:value-type="float" table:number-columns-spanned="1" table:number-rows-spanned="3">
            <text:p>38.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74.2" calcext:value-type="float" table:number-columns-spanned="1" table:number-rows-spanned="3">
            <text:p>-2174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NSCO PLC CL A</text:p>
          </table:table-cell>
          <table:table-cell table:style-name="ce7" table:formula="of:=IF(ISERR(TRIM(MID([.E598];FIND(&quot;SYMBOL:&quot;;[.E598])+7;4)));&quot;&quot;;TRIM(MID([.E598];FIND(&quot;SYMBOL:&quot;;[.E59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9/2014</text:p>
          </table:table-cell>
          <table:table-cell table:style-name="ce7" table:formula="of:=IF(ISERR(TRIM(MID([.E599];FIND(&quot;SYMBOL:&quot;;[.E599])+7;4)));&quot;&quot;;TRIM(MID([.E599];FIND(&quot;SYMBOL:&quot;;[.E59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3/2014</text:p>
          </table:table-cell>
          <table:table-cell table:style-name="ce2" office:value-type="string" calcext:value-type="string" table:number-columns-spanned="1" table:number-rows-spanned="3">
            <text:p>ABTV677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600];FIND(&quot;SYMBOL:&quot;;[.E600])+7;4)));&quot;&quot;;TRIM(MID([.E600];FIND(&quot;SYMBOL:&quot;;[.E600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1.01" calcext:value-type="float" table:number-columns-spanned="1" table:number-rows-spanned="3">
            <text:p>21.0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98.44" calcext:value-type="float" table:number-columns-spanned="1" table:number-rows-spanned="3">
            <text:p>2098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601];FIND(&quot;SYMBOL:&quot;;[.E601])+7;4)));&quot;&quot;;TRIM(MID([.E601];FIND(&quot;SYMBOL:&quot;;[.E60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8/2014</text:p>
          </table:table-cell>
          <table:table-cell table:style-name="ce7" table:formula="of:=IF(ISERR(TRIM(MID([.E602];FIND(&quot;SYMBOL:&quot;;[.E602])+7;4)));&quot;&quot;;TRIM(MID([.E602];FIND(&quot;SYMBOL:&quot;;[.E60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3/2014</text:p>
          </table:table-cell>
          <table:table-cell table:style-name="ce2" office:value-type="string" calcext:value-type="string" table:number-columns-spanned="1" table:number-rows-spanned="3">
            <text:p>ABTW0178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603];FIND(&quot;SYMBOL:&quot;;[.E603])+7;4)));&quot;&quot;;TRIM(MID([.E603];FIND(&quot;SYMBOL:&quot;;[.E603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28.67" calcext:value-type="float" table:number-columns-spanned="1" table:number-rows-spanned="3">
            <text:p>28.6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04.34" calcext:value-type="float" table:number-columns-spanned="1" table:number-rows-spanned="3">
            <text:p>2004.3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</text:p>
          </table:table-cell>
          <table:table-cell table:style-name="ce7" table:formula="of:=IF(ISERR(TRIM(MID([.E604];FIND(&quot;SYMBOL:&quot;;[.E604])+7;4)));&quot;&quot;;TRIM(MID([.E604];FIND(&quot;SYMBOL:&quot;;[.E60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8/2014</text:p>
          </table:table-cell>
          <table:table-cell table:style-name="ce7" table:formula="of:=IF(ISERR(TRIM(MID([.E605];FIND(&quot;SYMBOL:&quot;;[.E605])+7;4)));&quot;&quot;;TRIM(MID([.E605];FIND(&quot;SYMBOL:&quot;;[.E60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2/2014</text:p>
          </table:table-cell>
          <table:table-cell table:style-name="ce2" office:value-type="string" calcext:value-type="string" table:number-columns-spanned="1" table:number-rows-spanned="3">
            <text:p>ABTU424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BX</text:p>
          </table:table-cell>
          <table:table-cell table:style-name="ce7" table:formula="of:=IF(ISERR(TRIM(MID([.E606];FIND(&quot;SYMBOL:&quot;;[.E606])+7;4)));&quot;&quot;;TRIM(MID([.E606];FIND(&quot;SYMBOL:&quot;;[.E606])+7;4)))" office:value-type="string" office:string-value="ABX" calcext:value-type="string">
            <text:p>ABX</text:p>
          </table:table-cell>
          <table:table-cell table:number-columns-repeated="2"/>
          <table:table-cell table:style-name="ce9" office:value-type="float" office:value="140" calcext:value-type="float" table:number-columns-spanned="1" table:number-rows-spanned="3">
            <text:p>140</text:p>
          </table:table-cell>
          <table:table-cell table:style-name="ce9" office:value-type="float" office:value="14.5" calcext:value-type="float" table:number-columns-spanned="1" table:number-rows-spanned="3">
            <text:p>14.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027.43" calcext:value-type="float" table:number-columns-spanned="1" table:number-rows-spanned="3">
            <text:p>2027.4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RICK GOLD CORP</text:p>
          </table:table-cell>
          <table:table-cell table:style-name="ce7" table:formula="of:=IF(ISERR(TRIM(MID([.E607];FIND(&quot;SYMBOL:&quot;;[.E607])+7;4)));&quot;&quot;;TRIM(MID([.E607];FIND(&quot;SYMBOL:&quot;;[.E6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7/2014</text:p>
          </table:table-cell>
          <table:table-cell table:style-name="ce7" table:formula="of:=IF(ISERR(TRIM(MID([.E608];FIND(&quot;SYMBOL:&quot;;[.E608])+7;4)));&quot;&quot;;TRIM(MID([.E608];FIND(&quot;SYMBOL:&quot;;[.E60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2/2014</text:p>
          </table:table-cell>
          <table:table-cell table:style-name="ce2" office:value-type="string" calcext:value-type="string" table:number-columns-spanned="1" table:number-rows-spanned="3">
            <text:p>ABTW014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609];FIND(&quot;SYMBOL:&quot;;[.E609])+7;4)));&quot;&quot;;TRIM(MID([.E609];FIND(&quot;SYMBOL:&quot;;[.E609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60" calcext:value-type="float" table:number-columns-spanned="1" table:number-rows-spanned="3">
            <text:p>60</text:p>
          </table:table-cell>
          <table:table-cell table:style-name="ce9" office:value-type="float" office:value="33.7" calcext:value-type="float" table:number-columns-spanned="1" table:number-rows-spanned="3">
            <text:p>33.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19.44" calcext:value-type="float" table:number-columns-spanned="1" table:number-rows-spanned="3">
            <text:p>2019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610];FIND(&quot;SYMBOL:&quot;;[.E610])+7;4)));&quot;&quot;;TRIM(MID([.E610];FIND(&quot;SYMBOL:&quot;;[.E6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7/2014</text:p>
          </table:table-cell>
          <table:table-cell table:style-name="ce7" table:formula="of:=IF(ISERR(TRIM(MID([.E611];FIND(&quot;SYMBOL:&quot;;[.E611])+7;4)));&quot;&quot;;TRIM(MID([.E611];FIND(&quot;SYMBOL:&quot;;[.E61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2/2014</text:p>
          </table:table-cell>
          <table:table-cell table:style-name="ce2" office:value-type="string" calcext:value-type="string" table:number-columns-spanned="1" table:number-rows-spanned="3">
            <text:p>ABTV677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612];FIND(&quot;SYMBOL:&quot;;[.E612])+7;4)));&quot;&quot;;TRIM(MID([.E612];FIND(&quot;SYMBOL:&quot;;[.E612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11.6" calcext:value-type="float" table:number-columns-spanned="1" table:number-rows-spanned="3">
            <text:p>11.6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317.42" calcext:value-type="float" table:number-columns-spanned="1" table:number-rows-spanned="3">
            <text:p>2317.4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613];FIND(&quot;SYMBOL:&quot;;[.E613])+7;4)));&quot;&quot;;TRIM(MID([.E613];FIND(&quot;SYMBOL:&quot;;[.E6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7/2014</text:p>
          </table:table-cell>
          <table:table-cell table:style-name="ce7" table:formula="of:=IF(ISERR(TRIM(MID([.E614];FIND(&quot;SYMBOL:&quot;;[.E614])+7;4)));&quot;&quot;;TRIM(MID([.E614];FIND(&quot;SYMBOL:&quot;;[.E61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2/2014</text:p>
          </table:table-cell>
          <table:table-cell table:style-name="ce2" office:value-type="string" calcext:value-type="string" table:number-columns-spanned="1" table:number-rows-spanned="3">
            <text:p>ABTV685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615];FIND(&quot;SYMBOL:&quot;;[.E615])+7;4)));&quot;&quot;;TRIM(MID([.E615];FIND(&quot;SYMBOL:&quot;;[.E615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5.29" calcext:value-type="float" table:number-columns-spanned="1" table:number-rows-spanned="3">
            <text:p>15.29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290.92" calcext:value-type="float" table:number-columns-spanned="1" table:number-rows-spanned="3">
            <text:p>2290.9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616];FIND(&quot;SYMBOL:&quot;;[.E616])+7;4)));&quot;&quot;;TRIM(MID([.E616];FIND(&quot;SYMBOL:&quot;;[.E6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7/2014</text:p>
          </table:table-cell>
          <table:table-cell table:style-name="ce7" table:formula="of:=IF(ISERR(TRIM(MID([.E617];FIND(&quot;SYMBOL:&quot;;[.E617])+7;4)));&quot;&quot;;TRIM(MID([.E617];FIND(&quot;SYMBOL:&quot;;[.E61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1/2014</text:p>
          </table:table-cell>
          <table:table-cell table:style-name="ce2" office:value-type="string" calcext:value-type="string" table:number-columns-spanned="1" table:number-rows-spanned="3">
            <text:p>ABTV981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USO</text:p>
          </table:table-cell>
          <table:table-cell table:style-name="ce7" table:formula="of:=IF(ISERR(TRIM(MID([.E618];FIND(&quot;SYMBOL:&quot;;[.E618])+7;4)));&quot;&quot;;TRIM(MID([.E618];FIND(&quot;SYMBOL:&quot;;[.E618])+7;4)))" office:value-type="string" office:string-value="USO" calcext:value-type="string">
            <text:p>USO</text:p>
          </table:table-cell>
          <table:table-cell table:number-columns-repeated="2"/>
          <table:table-cell table:style-name="ce9" office:value-type="float" office:value="60" calcext:value-type="float" table:number-columns-spanned="1" table:number-rows-spanned="3">
            <text:p>60</text:p>
          </table:table-cell>
          <table:table-cell table:style-name="ce9" office:value-type="float" office:value="34.1" calcext:value-type="float" table:number-columns-spanned="1" table:number-rows-spanned="3">
            <text:p>34.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048.5" calcext:value-type="float" table:number-columns-spanned="1" table:number-rows-spanned="3">
            <text:p>-204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OIL FUND LTD PARTNERSHIP</text:p>
          </table:table-cell>
          <table:table-cell table:style-name="ce7" table:formula="of:=IF(ISERR(TRIM(MID([.E619];FIND(&quot;SYMBOL:&quot;;[.E619])+7;4)));&quot;&quot;;TRIM(MID([.E619];FIND(&quot;SYMBOL:&quot;;[.E61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6/2014</text:p>
          </table:table-cell>
          <table:table-cell table:style-name="ce7" table:formula="of:=IF(ISERR(TRIM(MID([.E620];FIND(&quot;SYMBOL:&quot;;[.E620])+7;4)));&quot;&quot;;TRIM(MID([.E620];FIND(&quot;SYMBOL:&quot;;[.E62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1/2014</text:p>
          </table:table-cell>
          <table:table-cell table:style-name="ce2" office:value-type="string" calcext:value-type="string" table:number-columns-spanned="1" table:number-rows-spanned="3">
            <text:p>ABTV886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EXC</text:p>
          </table:table-cell>
          <table:table-cell table:style-name="ce7" table:formula="of:=IF(ISERR(TRIM(MID([.E621];FIND(&quot;SYMBOL:&quot;;[.E621])+7;4)));&quot;&quot;;TRIM(MID([.E621];FIND(&quot;SYMBOL:&quot;;[.E621])+7;4)))" office:value-type="string" office:string-value="EXC" calcext:value-type="string">
            <text:p>EXC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34.95" calcext:value-type="float" table:number-columns-spanned="1" table:number-rows-spanned="3">
            <text:p>34.9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449" calcext:value-type="float" table:number-columns-spanned="1" table:number-rows-spanned="3">
            <text:p>-244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EXELON CORP</text:p>
          </table:table-cell>
          <table:table-cell table:style-name="ce7" table:formula="of:=IF(ISERR(TRIM(MID([.E622];FIND(&quot;SYMBOL:&quot;;[.E622])+7;4)));&quot;&quot;;TRIM(MID([.E622];FIND(&quot;SYMBOL:&quot;;[.E62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6/2014</text:p>
          </table:table-cell>
          <table:table-cell table:style-name="ce7" table:formula="of:=IF(ISERR(TRIM(MID([.E623];FIND(&quot;SYMBOL:&quot;;[.E623])+7;4)));&quot;&quot;;TRIM(MID([.E623];FIND(&quot;SYMBOL:&quot;;[.E62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1/2014</text:p>
          </table:table-cell>
          <table:table-cell table:style-name="ce2" office:value-type="string" calcext:value-type="string" table:number-columns-spanned="1" table:number-rows-spanned="3">
            <text:p>ABTV896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FMCC</text:p>
          </table:table-cell>
          <table:table-cell table:style-name="ce7" table:formula="of:=IF(ISERR(TRIM(MID([.E624];FIND(&quot;SYMBOL:&quot;;[.E624])+7;4)));&quot;&quot;;TRIM(MID([.E624];FIND(&quot;SYMBOL:&quot;;[.E624])+7;4)))" office:value-type="string" office:string-value="FMC" calcext:value-type="string">
            <text:p>FMC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1.87" calcext:value-type="float" table:number-columns-spanned="1" table:number-rows-spanned="3">
            <text:p>1.87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376.5" calcext:value-type="float" table:number-columns-spanned="1" table:number-rows-spanned="3">
            <text:p>-376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FEDL HOME LOAN MTG CORP</text:p>
          </table:table-cell>
          <table:table-cell table:style-name="ce7" table:formula="of:=IF(ISERR(TRIM(MID([.E625];FIND(&quot;SYMBOL:&quot;;[.E625])+7;4)));&quot;&quot;;TRIM(MID([.E625];FIND(&quot;SYMBOL:&quot;;[.E62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6/2014</text:p>
          </table:table-cell>
          <table:table-cell table:style-name="ce7" table:formula="of:=IF(ISERR(TRIM(MID([.E626];FIND(&quot;SYMBOL:&quot;;[.E626])+7;4)));&quot;&quot;;TRIM(MID([.E626];FIND(&quot;SYMBOL:&quot;;[.E62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10/01/2014</text:p>
          </table:table-cell>
          <table:table-cell table:style-name="ce2" office:value-type="string" calcext:value-type="string" table:number-columns-spanned="1" table:number-rows-spanned="4">
            <text:p>ABTT3939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TOUR</text:p>
          </table:table-cell>
          <table:table-cell table:style-name="ce7" table:formula="of:=IF(ISERR(TRIM(MID([.E627];FIND(&quot;SYMBOL:&quot;;[.E627])+7;4)));&quot;&quot;;TRIM(MID([.E627];FIND(&quot;SYMBOL:&quot;;[.E627])+7;4)))" office:value-type="string" office:string-value="TOU" calcext:value-type="string">
            <text:p>TOU</text:p>
          </table:table-cell>
          <table:table-cell table:number-columns-repeated="2"/>
          <table:table-cell table:style-name="ce9" office:value-type="float" office:value="90" calcext:value-type="float" table:number-columns-spanned="1" table:number-rows-spanned="4">
            <text:p>90</text:p>
          </table:table-cell>
          <table:table-cell table:style-name="ce9" office:value-type="float" office:value="16.58" calcext:value-type="float" table:number-columns-spanned="1" table:number-rows-spanned="4">
            <text:p>16.58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1489.65" calcext:value-type="float" table:number-columns-spanned="1" table:number-rows-spanned="4">
            <text:p>1489.6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UNIU CORP SPONSORED ADS</text:p>
          </table:table-cell>
          <table:table-cell table:style-name="ce7" table:formula="of:=IF(ISERR(TRIM(MID([.E628];FIND(&quot;SYMBOL:&quot;;[.E628])+7;4)));&quot;&quot;;TRIM(MID([.E628];FIND(&quot;SYMBOL:&quot;;[.E62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REPSTG CL A</text:p>
          </table:table-cell>
          <table:table-cell table:style-name="ce7" table:formula="of:=IF(ISERR(TRIM(MID([.E629];FIND(&quot;SYMBOL:&quot;;[.E629])+7;4)));&quot;&quot;;TRIM(MID([.E629];FIND(&quot;SYMBOL:&quot;;[.E62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6/2014</text:p>
          </table:table-cell>
          <table:table-cell table:style-name="ce7" table:formula="of:=IF(ISERR(TRIM(MID([.E630];FIND(&quot;SYMBOL:&quot;;[.E630])+7;4)));&quot;&quot;;TRIM(MID([.E630];FIND(&quot;SYMBOL:&quot;;[.E6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10/01/2014</text:p>
          </table:table-cell>
          <table:table-cell table:style-name="ce2" office:value-type="string" calcext:value-type="string" table:number-columns-spanned="1" table:number-rows-spanned="3">
            <text:p>ABTU604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TAT</text:p>
          </table:table-cell>
          <table:table-cell table:style-name="ce7" table:formula="of:=IF(ISERR(TRIM(MID([.E631];FIND(&quot;SYMBOL:&quot;;[.E631])+7;4)));&quot;&quot;;TRIM(MID([.E631];FIND(&quot;SYMBOL:&quot;;[.E631])+7;4)))" office:value-type="string" office:string-value="GTA" calcext:value-type="string">
            <text:p>GTA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10.6" calcext:value-type="float" table:number-columns-spanned="1" table:number-rows-spanned="3">
            <text:p>10.6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117.43" calcext:value-type="float" table:number-columns-spanned="1" table:number-rows-spanned="3">
            <text:p>2117.4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T ADVANCED TECHS INC</text:p>
          </table:table-cell>
          <table:table-cell table:style-name="ce7" table:formula="of:=IF(ISERR(TRIM(MID([.E632];FIND(&quot;SYMBOL:&quot;;[.E632])+7;4)));&quot;&quot;;TRIM(MID([.E632];FIND(&quot;SYMBOL:&quot;;[.E63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6/2014</text:p>
          </table:table-cell>
          <table:table-cell table:style-name="ce7" table:formula="of:=IF(ISERR(TRIM(MID([.E633];FIND(&quot;SYMBOL:&quot;;[.E633])+7;4)));&quot;&quot;;TRIM(MID([.E633];FIND(&quot;SYMBOL:&quot;;[.E6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30/2014</text:p>
          </table:table-cell>
          <table:table-cell table:style-name="ce2" office:value-type="string" calcext:value-type="string" table:number-columns-spanned="1" table:number-rows-spanned="3">
            <text:p>ABTV681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634];FIND(&quot;SYMBOL:&quot;;[.E634])+7;4)));&quot;&quot;;TRIM(MID([.E634];FIND(&quot;SYMBOL:&quot;;[.E634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6.31" calcext:value-type="float" table:number-columns-spanned="1" table:number-rows-spanned="3">
            <text:p>16.3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449" calcext:value-type="float" table:number-columns-spanned="1" table:number-rows-spanned="3">
            <text:p>-244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635];FIND(&quot;SYMBOL:&quot;;[.E635])+7;4)));&quot;&quot;;TRIM(MID([.E635];FIND(&quot;SYMBOL:&quot;;[.E63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3/2014</text:p>
          </table:table-cell>
          <table:table-cell table:style-name="ce7" table:formula="of:=IF(ISERR(TRIM(MID([.E636];FIND(&quot;SYMBOL:&quot;;[.E636])+7;4)));&quot;&quot;;TRIM(MID([.E636];FIND(&quot;SYMBOL:&quot;;[.E6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30/2014</text:p>
          </table:table-cell>
          <table:table-cell table:style-name="ce2" office:value-type="string" calcext:value-type="string" table:number-columns-spanned="1" table:number-rows-spanned="3">
            <text:p>ABTV675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637];FIND(&quot;SYMBOL:&quot;;[.E637])+7;4)));&quot;&quot;;TRIM(MID([.E637];FIND(&quot;SYMBOL:&quot;;[.E637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1.57" calcext:value-type="float" table:number-columns-spanned="1" table:number-rows-spanned="3">
            <text:p>21.57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59.5" calcext:value-type="float" table:number-columns-spanned="1" table:number-rows-spanned="3">
            <text:p>-2159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638];FIND(&quot;SYMBOL:&quot;;[.E638])+7;4)));&quot;&quot;;TRIM(MID([.E638];FIND(&quot;SYMBOL:&quot;;[.E63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3/2014</text:p>
          </table:table-cell>
          <table:table-cell table:style-name="ce7" table:formula="of:=IF(ISERR(TRIM(MID([.E639];FIND(&quot;SYMBOL:&quot;;[.E639])+7;4)));&quot;&quot;;TRIM(MID([.E639];FIND(&quot;SYMBOL:&quot;;[.E63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30/2014</text:p>
          </table:table-cell>
          <table:table-cell table:style-name="ce2" office:value-type="string" calcext:value-type="string" table:number-columns-spanned="1" table:number-rows-spanned="3">
            <text:p>ABTV675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BTU</text:p>
          </table:table-cell>
          <table:table-cell table:style-name="ce7" table:formula="of:=IF(ISERR(TRIM(MID([.E640];FIND(&quot;SYMBOL:&quot;;[.E640])+7;4)));&quot;&quot;;TRIM(MID([.E640];FIND(&quot;SYMBOL:&quot;;[.E640])+7;4)))" office:value-type="string" office:string-value="BTU" calcext:value-type="string">
            <text:p>BTU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12.25" calcext:value-type="float" table:number-columns-spanned="1" table:number-rows-spanned="3">
            <text:p>12.2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452.5" calcext:value-type="float" table:number-columns-spanned="1" table:number-rows-spanned="3">
            <text:p>-245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ABODY ENERGY CORP</text:p>
          </table:table-cell>
          <table:table-cell table:style-name="ce7" table:formula="of:=IF(ISERR(TRIM(MID([.E641];FIND(&quot;SYMBOL:&quot;;[.E641])+7;4)));&quot;&quot;;TRIM(MID([.E641];FIND(&quot;SYMBOL:&quot;;[.E64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3/2014</text:p>
          </table:table-cell>
          <table:table-cell table:style-name="ce7" table:formula="of:=IF(ISERR(TRIM(MID([.E642];FIND(&quot;SYMBOL:&quot;;[.E642])+7;4)));&quot;&quot;;TRIM(MID([.E642];FIND(&quot;SYMBOL:&quot;;[.E64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9/2014</text:p>
          </table:table-cell>
          <table:table-cell table:style-name="ce2" office:value-type="string" calcext:value-type="string" table:number-columns-spanned="1" table:number-rows-spanned="3">
            <text:p>ABTV0533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643];FIND(&quot;SYMBOL:&quot;;[.E643])+7;4)));&quot;&quot;;TRIM(MID([.E643];FIND(&quot;SYMBOL:&quot;;[.E643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1.8" calcext:value-type="float" table:number-columns-spanned="1" table:number-rows-spanned="3">
            <text:p>21.8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77.44" calcext:value-type="float" table:number-columns-spanned="1" table:number-rows-spanned="3">
            <text:p>2177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644];FIND(&quot;SYMBOL:&quot;;[.E644])+7;4)));&quot;&quot;;TRIM(MID([.E644];FIND(&quot;SYMBOL:&quot;;[.E64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10/02/2014</text:p>
          </table:table-cell>
          <table:table-cell table:style-name="ce7" table:formula="of:=IF(ISERR(TRIM(MID([.E645];FIND(&quot;SYMBOL:&quot;;[.E645])+7;4)));&quot;&quot;;TRIM(MID([.E645];FIND(&quot;SYMBOL:&quot;;[.E64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6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646];FIND(&quot;SYMBOL:&quot;;[.E646])+7;4)));&quot;&quot;;TRIM(MID([.E646];FIND(&quot;SYMBOL:&quot;;[.E646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3.85" calcext:value-type="float" table:number-columns-spanned="1" table:number-rows-spanned="3">
            <text:p>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 092614 77</text:p>
          </table:table-cell>
          <table:table-cell table:style-name="ce7" table:formula="of:=IF(ISERR(TRIM(MID([.E647];FIND(&quot;SYMBOL:&quot;;[.E647])+7;4)));&quot;&quot;;TRIM(MID([.E647];FIND(&quot;SYMBOL:&quot;;[.E64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6/2014</text:p>
          </table:table-cell>
          <table:table-cell table:style-name="ce7" table:formula="of:=IF(ISERR(TRIM(MID([.E648];FIND(&quot;SYMBOL:&quot;;[.E648])+7;4)));&quot;&quot;;TRIM(MID([.E648];FIND(&quot;SYMBOL:&quot;;[.E64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5/2014</text:p>
          </table:table-cell>
          <table:table-cell table:style-name="ce2" office:value-type="string" calcext:value-type="string" table:number-columns-spanned="1" table:number-rows-spanned="3">
            <text:p>ABTV141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649];FIND(&quot;SYMBOL:&quot;;[.E649])+7;4)));&quot;&quot;;TRIM(MID([.E649];FIND(&quot;SYMBOL:&quot;;[.E649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1.29" calcext:value-type="float" table:number-columns-spanned="1" table:number-rows-spanned="3">
            <text:p>11.2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31.5" calcext:value-type="float" table:number-columns-spanned="1" table:number-rows-spanned="3">
            <text:p>-1131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650];FIND(&quot;SYMBOL:&quot;;[.E650])+7;4)));&quot;&quot;;TRIM(MID([.E650];FIND(&quot;SYMBOL:&quot;;[.E65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30/2014</text:p>
          </table:table-cell>
          <table:table-cell table:style-name="ce7" table:formula="of:=IF(ISERR(TRIM(MID([.E651];FIND(&quot;SYMBOL:&quot;;[.E651])+7;4)));&quot;&quot;;TRIM(MID([.E651];FIND(&quot;SYMBOL:&quot;;[.E65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5/2014</text:p>
          </table:table-cell>
          <table:table-cell table:style-name="ce2" office:value-type="string" calcext:value-type="string" table:number-columns-spanned="1" table:number-rows-spanned="3">
            <text:p>ABTV052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DX</text:p>
          </table:table-cell>
          <table:table-cell table:style-name="ce7" table:formula="of:=IF(ISERR(TRIM(MID([.E652];FIND(&quot;SYMBOL:&quot;;[.E652])+7;4)));&quot;&quot;;TRIM(MID([.E652];FIND(&quot;SYMBOL:&quot;;[.E652])+7;4)))" office:value-type="string" office:string-value="GDX" calcext:value-type="string">
            <text:p>GDX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2.1777" calcext:value-type="float" table:number-columns-spanned="1" table:number-rows-spanned="3">
            <text:p>22.1777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220.28" calcext:value-type="float" table:number-columns-spanned="1" table:number-rows-spanned="3">
            <text:p>-2220.2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MARKET VECTORS GOLD MINERS ETF</text:p>
          </table:table-cell>
          <table:table-cell table:style-name="ce7" table:formula="of:=IF(ISERR(TRIM(MID([.E653];FIND(&quot;SYMBOL:&quot;;[.E653])+7;4)));&quot;&quot;;TRIM(MID([.E653];FIND(&quot;SYMBOL:&quot;;[.E65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30/2014</text:p>
          </table:table-cell>
          <table:table-cell table:style-name="ce7" table:formula="of:=IF(ISERR(TRIM(MID([.E654];FIND(&quot;SYMBOL:&quot;;[.E654])+7;4)));&quot;&quot;;TRIM(MID([.E654];FIND(&quot;SYMBOL:&quot;;[.E65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5/2014</text:p>
          </table:table-cell>
          <table:table-cell table:style-name="ce2" office:value-type="string" calcext:value-type="string" table:number-columns-spanned="1" table:number-rows-spanned="3">
            <text:p>ABTV033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WY</text:p>
          </table:table-cell>
          <table:table-cell table:style-name="ce7" table:formula="of:=IF(ISERR(TRIM(MID([.E655];FIND(&quot;SYMBOL:&quot;;[.E655])+7;4)));&quot;&quot;;TRIM(MID([.E655];FIND(&quot;SYMBOL:&quot;;[.E655])+7;4)))" office:value-type="string" office:string-value="WY" calcext:value-type="string">
            <text:p>WY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31.95" calcext:value-type="float" table:number-columns-spanned="1" table:number-rows-spanned="3">
            <text:p>31.9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558.5" calcext:value-type="float" table:number-columns-spanned="1" table:number-rows-spanned="3">
            <text:p>-255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YERHAEUSER COMPANY</text:p>
          </table:table-cell>
          <table:table-cell table:style-name="ce7" table:formula="of:=IF(ISERR(TRIM(MID([.E656];FIND(&quot;SYMBOL:&quot;;[.E656])+7;4)));&quot;&quot;;TRIM(MID([.E656];FIND(&quot;SYMBOL:&quot;;[.E65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30/2014</text:p>
          </table:table-cell>
          <table:table-cell table:style-name="ce7" table:formula="of:=IF(ISERR(TRIM(MID([.E657];FIND(&quot;SYMBOL:&quot;;[.E657])+7;4)));&quot;&quot;;TRIM(MID([.E657];FIND(&quot;SYMBOL:&quot;;[.E65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3/2014</text:p>
          </table:table-cell>
          <table:table-cell table:style-name="ce2" office:value-type="string" calcext:value-type="string" table:number-columns-spanned="1" table:number-rows-spanned="3">
            <text:p>ABTU602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TAT</text:p>
          </table:table-cell>
          <table:table-cell table:style-name="ce7" table:formula="of:=IF(ISERR(TRIM(MID([.E658];FIND(&quot;SYMBOL:&quot;;[.E658])+7;4)));&quot;&quot;;TRIM(MID([.E658];FIND(&quot;SYMBOL:&quot;;[.E658])+7;4)))" office:value-type="string" office:string-value="GTA" calcext:value-type="string">
            <text:p>GTA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11.6" calcext:value-type="float" table:number-columns-spanned="1" table:number-rows-spanned="3">
            <text:p>11.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322.5" calcext:value-type="float" table:number-columns-spanned="1" table:number-rows-spanned="3">
            <text:p>-232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T ADVANCED TECHS INC</text:p>
          </table:table-cell>
          <table:table-cell table:style-name="ce7" table:formula="of:=IF(ISERR(TRIM(MID([.E659];FIND(&quot;SYMBOL:&quot;;[.E659])+7;4)));&quot;&quot;;TRIM(MID([.E659];FIND(&quot;SYMBOL:&quot;;[.E65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6/2014</text:p>
          </table:table-cell>
          <table:table-cell table:style-name="ce7" table:formula="of:=IF(ISERR(TRIM(MID([.E660];FIND(&quot;SYMBOL:&quot;;[.E660])+7;4)));&quot;&quot;;TRIM(MID([.E660];FIND(&quot;SYMBOL:&quot;;[.E6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2/2014</text:p>
          </table:table-cell>
          <table:table-cell table:style-name="ce2" office:value-type="string" calcext:value-type="string" table:number-columns-spanned="1" table:number-rows-spanned="3">
            <text:p>ABTU425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EM</text:p>
          </table:table-cell>
          <table:table-cell table:style-name="ce7" table:formula="of:=IF(ISERR(TRIM(MID([.E661];FIND(&quot;SYMBOL:&quot;;[.E661])+7;4)));&quot;&quot;;TRIM(MID([.E661];FIND(&quot;SYMBOL:&quot;;[.E661])+7;4)))" office:value-type="string" office:string-value="AEM" calcext:value-type="string">
            <text:p>AEM</text:p>
          </table:table-cell>
          <table:table-cell table:number-columns-repeated="2"/>
          <table:table-cell table:style-name="ce9" office:value-type="float" office:value="70" calcext:value-type="float" table:number-columns-spanned="1" table:number-rows-spanned="3">
            <text:p>70</text:p>
          </table:table-cell>
          <table:table-cell table:style-name="ce9" office:value-type="float" office:value="30.35" calcext:value-type="float" table:number-columns-spanned="1" table:number-rows-spanned="3">
            <text:p>30.3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27" calcext:value-type="float" table:number-columns-spanned="1" table:number-rows-spanned="3">
            <text:p>-212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GNICO-EAGLE MINES LTD</text:p>
          </table:table-cell>
          <table:table-cell table:style-name="ce7" table:formula="of:=IF(ISERR(TRIM(MID([.E662];FIND(&quot;SYMBOL:&quot;;[.E662])+7;4)));&quot;&quot;;TRIM(MID([.E662];FIND(&quot;SYMBOL:&quot;;[.E66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5/2014</text:p>
          </table:table-cell>
          <table:table-cell table:style-name="ce7" table:formula="of:=IF(ISERR(TRIM(MID([.E663];FIND(&quot;SYMBOL:&quot;;[.E663])+7;4)));&quot;&quot;;TRIM(MID([.E663];FIND(&quot;SYMBOL:&quot;;[.E6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2/2014</text:p>
          </table:table-cell>
          <table:table-cell table:style-name="ce2" office:value-type="string" calcext:value-type="string" table:number-columns-spanned="1" table:number-rows-spanned="3">
            <text:p>ABTU4169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BX</text:p>
          </table:table-cell>
          <table:table-cell table:style-name="ce7" table:formula="of:=IF(ISERR(TRIM(MID([.E664];FIND(&quot;SYMBOL:&quot;;[.E664])+7;4)));&quot;&quot;;TRIM(MID([.E664];FIND(&quot;SYMBOL:&quot;;[.E664])+7;4)))" office:value-type="string" office:string-value="ABX" calcext:value-type="string">
            <text:p>ABX</text:p>
          </table:table-cell>
          <table:table-cell table:number-columns-repeated="2"/>
          <table:table-cell table:style-name="ce9" office:value-type="float" office:value="140" calcext:value-type="float" table:number-columns-spanned="1" table:number-rows-spanned="3">
            <text:p>140</text:p>
          </table:table-cell>
          <table:table-cell table:style-name="ce9" office:value-type="float" office:value="15.45" calcext:value-type="float" table:number-columns-spanned="1" table:number-rows-spanned="3">
            <text:p>15.4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65.5" calcext:value-type="float" table:number-columns-spanned="1" table:number-rows-spanned="3">
            <text:p>-216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RICK GOLD CORP</text:p>
          </table:table-cell>
          <table:table-cell table:style-name="ce7" table:formula="of:=IF(ISERR(TRIM(MID([.E665];FIND(&quot;SYMBOL:&quot;;[.E665])+7;4)));&quot;&quot;;TRIM(MID([.E665];FIND(&quot;SYMBOL:&quot;;[.E66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5/2014</text:p>
          </table:table-cell>
          <table:table-cell table:style-name="ce7" table:formula="of:=IF(ISERR(TRIM(MID([.E666];FIND(&quot;SYMBOL:&quot;;[.E666])+7;4)));&quot;&quot;;TRIM(MID([.E666];FIND(&quot;SYMBOL:&quot;;[.E66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2/2014</text:p>
          </table:table-cell>
          <table:table-cell table:style-name="ce2" office:value-type="string" calcext:value-type="string" table:number-columns-spanned="1" table:number-rows-spanned="3">
            <text:p>ABTU4048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667];FIND(&quot;SYMBOL:&quot;;[.E667])+7;4)));&quot;&quot;;TRIM(MID([.E667];FIND(&quot;SYMBOL:&quot;;[.E667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80" calcext:value-type="float" table:number-columns-spanned="1" table:number-rows-spanned="3">
            <text:p>80</text:p>
          </table:table-cell>
          <table:table-cell table:style-name="ce9" office:value-type="float" office:value="23.34" calcext:value-type="float" table:number-columns-spanned="1" table:number-rows-spanned="3">
            <text:p>23.3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869.7" calcext:value-type="float" table:number-columns-spanned="1" table:number-rows-spanned="3">
            <text:p>-1869.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</text:p>
          </table:table-cell>
          <table:table-cell table:style-name="ce7" table:formula="of:=IF(ISERR(TRIM(MID([.E668];FIND(&quot;SYMBOL:&quot;;[.E668])+7;4)));&quot;&quot;;TRIM(MID([.E668];FIND(&quot;SYMBOL:&quot;;[.E66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5/2014</text:p>
          </table:table-cell>
          <table:table-cell table:style-name="ce7" table:formula="of:=IF(ISERR(TRIM(MID([.E669];FIND(&quot;SYMBOL:&quot;;[.E669])+7;4)));&quot;&quot;;TRIM(MID([.E669];FIND(&quot;SYMBOL:&quot;;[.E6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22/2014</text:p>
          </table:table-cell>
          <table:table-cell table:style-name="ce2" office:value-type="string" calcext:value-type="string" table:number-columns-spanned="1" table:number-rows-spanned="3">
            <text:p>ABTT561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B</text:p>
          </table:table-cell>
          <table:table-cell table:style-name="ce7" table:formula="of:=IF(ISERR(TRIM(MID([.E670];FIND(&quot;SYMBOL:&quot;;[.E670])+7;4)));&quot;&quot;;TRIM(MID([.E670];FIND(&quot;SYMBOL:&quot;;[.E670])+7;4)))" office:value-type="string" office:string-value="WB" calcext:value-type="string">
            <text:p>WB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20.13" calcext:value-type="float" table:number-columns-spanned="1" table:number-rows-spanned="3">
            <text:p>20.1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10.44" calcext:value-type="float" table:number-columns-spanned="1" table:number-rows-spanned="3">
            <text:p>2010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IBO CORP SPONSORED ADR</text:p>
          </table:table-cell>
          <table:table-cell table:style-name="ce7" table:formula="of:=IF(ISERR(TRIM(MID([.E671];FIND(&quot;SYMBOL:&quot;;[.E671])+7;4)));&quot;&quot;;TRIM(MID([.E671];FIND(&quot;SYMBOL:&quot;;[.E67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5/2014</text:p>
          </table:table-cell>
          <table:table-cell table:style-name="ce7" table:formula="of:=IF(ISERR(TRIM(MID([.E672];FIND(&quot;SYMBOL:&quot;;[.E672])+7;4)));&quot;&quot;;TRIM(MID([.E672];FIND(&quot;SYMBOL:&quot;;[.E67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9/19/2014</text:p>
          </table:table-cell>
          <table:table-cell table:style-name="ce2" office:value-type="string" calcext:value-type="string" table:number-columns-spanned="1" table:number-rows-spanned="4">
            <text:p>ABTQ1989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VXX</text:p>
          </table:table-cell>
          <table:table-cell table:style-name="ce7" table:formula="of:=IF(ISERR(TRIM(MID([.E673];FIND(&quot;SYMBOL:&quot;;[.E673])+7;4)));&quot;&quot;;TRIM(MID([.E673];FIND(&quot;SYMBOL:&quot;;[.E673])+7;4)))" office:value-type="string" office:string-value="VXX" calcext:value-type="string">
            <text:p>VXX</text:p>
          </table:table-cell>
          <table:table-cell table:number-columns-repeated="2"/>
          <table:table-cell table:style-name="ce9" office:value-type="float" office:value="75" calcext:value-type="float" table:number-columns-spanned="1" table:number-rows-spanned="4">
            <text:p>75</text:p>
          </table:table-cell>
          <table:table-cell table:style-name="ce9" office:value-type="float" office:value="26.95" calcext:value-type="float" table:number-columns-spanned="1" table:number-rows-spanned="4">
            <text:p>26.95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2018.69" calcext:value-type="float" table:number-columns-spanned="1" table:number-rows-spanned="4">
            <text:p>2018.6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CLAYS BANK PLC IPATH S&amp;P 500 VIX SHORT</text:p>
          </table:table-cell>
          <table:table-cell table:style-name="ce7" table:formula="of:=IF(ISERR(TRIM(MID([.E674];FIND(&quot;SYMBOL:&quot;;[.E674])+7;4)));&quot;&quot;;TRIM(MID([.E674];FIND(&quot;SYMBOL:&quot;;[.E67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TERM ETN NEW</text:p>
          </table:table-cell>
          <table:table-cell table:style-name="ce7" table:formula="of:=IF(ISERR(TRIM(MID([.E675];FIND(&quot;SYMBOL:&quot;;[.E675])+7;4)));&quot;&quot;;TRIM(MID([.E675];FIND(&quot;SYMBOL:&quot;;[.E67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24/2014</text:p>
          </table:table-cell>
          <table:table-cell table:style-name="ce7" table:formula="of:=IF(ISERR(TRIM(MID([.E676];FIND(&quot;SYMBOL:&quot;;[.E676])+7;4)));&quot;&quot;;TRIM(MID([.E676];FIND(&quot;SYMBOL:&quot;;[.E67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9/17/2014</text:p>
          </table:table-cell>
          <table:table-cell table:style-name="ce2" table:number-columns-spanned="1" table:number-rows-spanned="4"/>
          <table:table-cell table:style-name="ce2" office:value-type="string" calcext:value-type="string" table:number-columns-spanned="1" table:number-rows-spanned="4">
            <text:p>DIVIDEND PAYMENT</text:p>
          </table:table-cell>
          <table:table-cell table:style-name="ce3" office:value-type="string" calcext:value-type="string">
            <text:p>SYMBOL: RIG</text:p>
          </table:table-cell>
          <table:table-cell table:style-name="ce7" table:formula="of:=IF(ISERR(TRIM(MID([.E677];FIND(&quot;SYMBOL:&quot;;[.E677])+7;4)));&quot;&quot;;TRIM(MID([.E677];FIND(&quot;SYMBOL:&quot;;[.E677])+7;4)))" office:value-type="string" office:string-value="RIG" calcext:value-type="string">
            <text:p>RIG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37.5" calcext:value-type="float" table:number-columns-spanned="1" table:number-rows-spanned="4">
            <text:p>3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ANSOCEAN LIMITED NAMEN AKT</text:p>
          </table:table-cell>
          <table:table-cell table:style-name="ce7" table:formula="of:=IF(ISERR(TRIM(MID([.E678];FIND(&quot;SYMBOL:&quot;;[.E678])+7;4)));&quot;&quot;;TRIM(MID([.E678];FIND(&quot;SYMBOL:&quot;;[.E67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091714 50</text:p>
          </table:table-cell>
          <table:table-cell table:style-name="ce7" table:formula="of:=IF(ISERR(TRIM(MID([.E679];FIND(&quot;SYMBOL:&quot;;[.E679])+7;4)));&quot;&quot;;TRIM(MID([.E679];FIND(&quot;SYMBOL:&quot;;[.E67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7/2014</text:p>
          </table:table-cell>
          <table:table-cell table:style-name="ce7" table:formula="of:=IF(ISERR(TRIM(MID([.E680];FIND(&quot;SYMBOL:&quot;;[.E680])+7;4)));&quot;&quot;;TRIM(MID([.E680];FIND(&quot;SYMBOL:&quot;;[.E68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16/2014</text:p>
          </table:table-cell>
          <table:table-cell table:style-name="ce2" office:value-type="string" calcext:value-type="string" table:number-columns-spanned="1" table:number-rows-spanned="3">
            <text:p>ABTT3922</text:p>
          </table:table-cell>
          <table:table-cell table:style-name="ce2" office:value-type="string" calcext:value-type="string" table:number-columns-spanned="1" table:number-rows-spanned="3">
            <text:p>Sell-Call-Close</text:p>
          </table:table-cell>
          <table:table-cell table:style-name="ce3" office:value-type="string" calcext:value-type="string">
            <text:p>SYMBOL: CMCSA.C.55.00.20140920</text:p>
          </table:table-cell>
          <table:table-cell table:style-name="ce7" table:formula="of:=IF(ISERR(TRIM(MID([.E681];FIND(&quot;SYMBOL:&quot;;[.E681])+7;4)));&quot;&quot;;TRIM(MID([.E681];FIND(&quot;SYMBOL:&quot;;[.E681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9" office:value-type="float" office:value="2.28" calcext:value-type="float" table:number-columns-spanned="1" table:number-rows-spanned="3">
            <text:p>2.28</text:p>
          </table:table-cell>
          <table:table-cell table:style-name="ce9" office:value-type="float" office:value="3.59" calcext:value-type="float" table:number-columns-spanned="1" table:number-rows-spanned="3">
            <text:p>3.59</text:p>
          </table:table-cell>
          <table:table-cell table:style-name="ce9" office:value-type="float" office:value="452.39" calcext:value-type="float" table:number-columns-spanned="1" table:number-rows-spanned="3">
            <text:p>452.3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ALL COMCAST CORP CL A $55 EXP 09/20/14</text:p>
          </table:table-cell>
          <table:table-cell table:style-name="ce7" table:formula="of:=IF(ISERR(TRIM(MID([.E682];FIND(&quot;SYMBOL:&quot;;[.E682])+7;4)));&quot;&quot;;TRIM(MID([.E682];FIND(&quot;SYMBOL:&quot;;[.E68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7/2014</text:p>
          </table:table-cell>
          <table:table-cell table:style-name="ce7" table:formula="of:=IF(ISERR(TRIM(MID([.E683];FIND(&quot;SYMBOL:&quot;;[.E683])+7;4)));&quot;&quot;;TRIM(MID([.E683];FIND(&quot;SYMBOL:&quot;;[.E68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2"/>
          <table:table-cell table:style-name="ce5" office:value-type="string" calcext:value-type="string" table:number-columns-spanned="1" table:number-rows-spanned="2">
            <text:p>09/11/2014</text:p>
          </table:table-cell>
          <table:table-cell table:style-name="ce2" table:number-columns-spanned="1" table:number-rows-spanned="2"/>
          <table:table-cell table:style-name="ce2" office:value-type="string" calcext:value-type="string" table:number-columns-spanned="1" table:number-rows-spanned="2">
            <text:p>DIRECT ROLLOVER</text:p>
          </table:table-cell>
          <table:table-cell table:style-name="ce3" office:value-type="string" calcext:value-type="string">
            <text:p>DIRECT ROLLOVER</text:p>
          </table:table-cell>
          <table:table-cell table:style-name="ce7" table:formula="of:=IF(ISERR(TRIM(MID([.E684];FIND(&quot;SYMBOL:&quot;;[.E684])+7;4)));&quot;&quot;;TRIM(MID([.E684];FIND(&quot;SYMBOL:&quot;;[.E684])+7;4)))">
            <text:p/>
          </table:table-cell>
          <table:table-cell table:number-columns-repeated="2"/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0" calcext:value-type="float" table:number-columns-spanned="1" table:number-rows-spanned="2">
            <text:p>0</text:p>
          </table:table-cell>
          <table:table-cell table:style-name="ce9" office:value-type="float" office:value="30000" calcext:value-type="float" table:number-columns-spanned="1" table:number-rows-spanned="2">
            <text:p>3000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1/2014</text:p>
          </table:table-cell>
          <table:table-cell table:style-name="ce7" table:formula="of:=IF(ISERR(TRIM(MID([.E685];FIND(&quot;SYMBOL:&quot;;[.E685])+7;4)));&quot;&quot;;TRIM(MID([.E685];FIND(&quot;SYMBOL:&quot;;[.E68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10/2014</text:p>
          </table:table-cell>
          <table:table-cell table:style-name="ce2" office:value-type="string" calcext:value-type="string" table:number-columns-spanned="1" table:number-rows-spanned="3">
            <text:p>ABTQ635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686];FIND(&quot;SYMBOL:&quot;;[.E686])+7;4)));&quot;&quot;;TRIM(MID([.E686];FIND(&quot;SYMBOL:&quot;;[.E686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1.685" calcext:value-type="float" table:number-columns-spanned="1" table:number-rows-spanned="3">
            <text:p>11.685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750.19" calcext:value-type="float" table:number-columns-spanned="1" table:number-rows-spanned="3">
            <text:p>1750.1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687];FIND(&quot;SYMBOL:&quot;;[.E687])+7;4)));&quot;&quot;;TRIM(MID([.E687];FIND(&quot;SYMBOL:&quot;;[.E6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5/2014</text:p>
          </table:table-cell>
          <table:table-cell table:style-name="ce7" table:formula="of:=IF(ISERR(TRIM(MID([.E688];FIND(&quot;SYMBOL:&quot;;[.E688])+7;4)));&quot;&quot;;TRIM(MID([.E688];FIND(&quot;SYMBOL:&quot;;[.E68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10/2014</text:p>
          </table:table-cell>
          <table:table-cell table:style-name="ce2" office:value-type="string" calcext:value-type="string" table:number-columns-spanned="1" table:number-rows-spanned="3">
            <text:p>ABTQ460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DIS</text:p>
          </table:table-cell>
          <table:table-cell table:style-name="ce7" table:formula="of:=IF(ISERR(TRIM(MID([.E689];FIND(&quot;SYMBOL:&quot;;[.E689])+7;4)));&quot;&quot;;TRIM(MID([.E689];FIND(&quot;SYMBOL:&quot;;[.E689])+7;4)))" office:value-type="string" office:string-value="DIS" calcext:value-type="string">
            <text:p>DIS</text:p>
          </table:table-cell>
          <table:table-cell table:number-columns-repeated="2"/>
          <table:table-cell table:style-name="ce9" office:value-type="float" office:value="25" calcext:value-type="float" table:number-columns-spanned="1" table:number-rows-spanned="3">
            <text:p>25</text:p>
          </table:table-cell>
          <table:table-cell table:style-name="ce9" office:value-type="float" office:value="89.26" calcext:value-type="float" table:number-columns-spanned="1" table:number-rows-spanned="3">
            <text:p>89.26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228.93" calcext:value-type="float" table:number-columns-spanned="1" table:number-rows-spanned="3">
            <text:p>2228.9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LT DISNEY CO</text:p>
          </table:table-cell>
          <table:table-cell table:style-name="ce7" table:formula="of:=IF(ISERR(TRIM(MID([.E690];FIND(&quot;SYMBOL:&quot;;[.E690])+7;4)));&quot;&quot;;TRIM(MID([.E690];FIND(&quot;SYMBOL:&quot;;[.E6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5/2014</text:p>
          </table:table-cell>
          <table:table-cell table:style-name="ce7" table:formula="of:=IF(ISERR(TRIM(MID([.E691];FIND(&quot;SYMBOL:&quot;;[.E691])+7;4)));&quot;&quot;;TRIM(MID([.E691];FIND(&quot;SYMBOL:&quot;;[.E69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9/10/2014</text:p>
          </table:table-cell>
          <table:table-cell table:style-name="ce2" table:number-columns-spanned="1" table:number-rows-spanned="4"/>
          <table:table-cell table:style-name="ce2" office:value-type="string" calcext:value-type="string" table:number-columns-spanned="1" table:number-rows-spanned="4">
            <text:p>DIVIDEND PAYMENT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692];FIND(&quot;SYMBOL:&quot;;[.E692])+7;4)));&quot;&quot;;TRIM(MID([.E692];FIND(&quot;SYMBOL:&quot;;[.E692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4">
            <text:p>5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693];FIND(&quot;SYMBOL:&quot;;[.E693])+7;4)));&quot;&quot;;TRIM(MID([.E693];FIND(&quot;SYMBOL:&quot;;[.E6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091014 50</text:p>
          </table:table-cell>
          <table:table-cell table:style-name="ce7" table:formula="of:=IF(ISERR(TRIM(MID([.E694];FIND(&quot;SYMBOL:&quot;;[.E694])+7;4)));&quot;&quot;;TRIM(MID([.E694];FIND(&quot;SYMBOL:&quot;;[.E69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0/2014</text:p>
          </table:table-cell>
          <table:table-cell table:style-name="ce7" table:formula="of:=IF(ISERR(TRIM(MID([.E695];FIND(&quot;SYMBOL:&quot;;[.E695])+7;4)));&quot;&quot;;TRIM(MID([.E695];FIND(&quot;SYMBOL:&quot;;[.E69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09/2014</text:p>
          </table:table-cell>
          <table:table-cell table:style-name="ce2" office:value-type="string" calcext:value-type="string" table:number-columns-spanned="1" table:number-rows-spanned="3">
            <text:p>ABTQ459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PFE</text:p>
          </table:table-cell>
          <table:table-cell table:style-name="ce7" table:formula="of:=IF(ISERR(TRIM(MID([.E696];FIND(&quot;SYMBOL:&quot;;[.E696])+7;4)));&quot;&quot;;TRIM(MID([.E696];FIND(&quot;SYMBOL:&quot;;[.E696])+7;4)))" office:value-type="string" office:string-value="PFE" calcext:value-type="string">
            <text:p>PFE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9.015" calcext:value-type="float" table:number-columns-spanned="1" table:number-rows-spanned="3">
            <text:p>29.01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448.2" calcext:value-type="float" table:number-columns-spanned="1" table:number-rows-spanned="3">
            <text:p>1448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FIZER INC</text:p>
          </table:table-cell>
          <table:table-cell table:style-name="ce7" table:formula="of:=IF(ISERR(TRIM(MID([.E697];FIND(&quot;SYMBOL:&quot;;[.E697])+7;4)));&quot;&quot;;TRIM(MID([.E697];FIND(&quot;SYMBOL:&quot;;[.E69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2/2014</text:p>
          </table:table-cell>
          <table:table-cell table:style-name="ce7" table:formula="of:=IF(ISERR(TRIM(MID([.E698];FIND(&quot;SYMBOL:&quot;;[.E698])+7;4)));&quot;&quot;;TRIM(MID([.E698];FIND(&quot;SYMBOL:&quot;;[.E69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05/2014</text:p>
          </table:table-cell>
          <table:table-cell table:style-name="ce2" office:value-type="string" calcext:value-type="string" table:number-columns-spanned="1" table:number-rows-spanned="3">
            <text:p>ABTQ462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RIG</text:p>
          </table:table-cell>
          <table:table-cell table:style-name="ce7" table:formula="of:=IF(ISERR(TRIM(MID([.E699];FIND(&quot;SYMBOL:&quot;;[.E699])+7;4)));&quot;&quot;;TRIM(MID([.E699];FIND(&quot;SYMBOL:&quot;;[.E699])+7;4)))" office:value-type="string" office:string-value="RIG" calcext:value-type="string">
            <text:p>RIG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7.37" calcext:value-type="float" table:number-columns-spanned="1" table:number-rows-spanned="3">
            <text:p>37.37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865.94" calcext:value-type="float" table:number-columns-spanned="1" table:number-rows-spanned="3">
            <text:p>1865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ANSOCEAN LIMITED NAMEN AKT</text:p>
          </table:table-cell>
          <table:table-cell table:style-name="ce7" table:formula="of:=IF(ISERR(TRIM(MID([.E700];FIND(&quot;SYMBOL:&quot;;[.E700])+7;4)));&quot;&quot;;TRIM(MID([.E700];FIND(&quot;SYMBOL:&quot;;[.E70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10/2014</text:p>
          </table:table-cell>
          <table:table-cell table:style-name="ce7" table:formula="of:=IF(ISERR(TRIM(MID([.E701];FIND(&quot;SYMBOL:&quot;;[.E701])+7;4)));&quot;&quot;;TRIM(MID([.E701];FIND(&quot;SYMBOL:&quot;;[.E70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04/2014</text:p>
          </table:table-cell>
          <table:table-cell table:style-name="ce2" office:value-type="string" calcext:value-type="string" table:number-columns-spanned="1" table:number-rows-spanned="3">
            <text:p>ABTM869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702];FIND(&quot;SYMBOL:&quot;;[.E702])+7;4)));&quot;&quot;;TRIM(MID([.E702];FIND(&quot;SYMBOL:&quot;;[.E702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300" calcext:value-type="float" table:number-columns-spanned="1" table:number-rows-spanned="3">
            <text:p>300</text:p>
          </table:table-cell>
          <table:table-cell table:style-name="ce9" office:value-type="float" office:value="4.9703" calcext:value-type="float" table:number-columns-spanned="1" table:number-rows-spanned="3">
            <text:p>4.9703</text:p>
          </table:table-cell>
          <table:table-cell table:style-name="ce9" office:value-type="float" office:value="2.53" calcext:value-type="float" table:number-columns-spanned="1" table:number-rows-spanned="3">
            <text:p>2.53</text:p>
          </table:table-cell>
          <table:table-cell table:style-name="ce9" office:value-type="float" office:value="1488.53" calcext:value-type="float" table:number-columns-spanned="1" table:number-rows-spanned="3">
            <text:p>1488.5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703];FIND(&quot;SYMBOL:&quot;;[.E703])+7;4)));&quot;&quot;;TRIM(MID([.E703];FIND(&quot;SYMBOL:&quot;;[.E70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09/2014</text:p>
          </table:table-cell>
          <table:table-cell table:style-name="ce7" table:formula="of:=IF(ISERR(TRIM(MID([.E704];FIND(&quot;SYMBOL:&quot;;[.E704])+7;4)));&quot;&quot;;TRIM(MID([.E704];FIND(&quot;SYMBOL:&quot;;[.E70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9/04/2014</text:p>
          </table:table-cell>
          <table:table-cell table:style-name="ce2" office:value-type="string" calcext:value-type="string" table:number-columns-spanned="1" table:number-rows-spanned="3">
            <text:p>ABTQ461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DSW</text:p>
          </table:table-cell>
          <table:table-cell table:style-name="ce7" table:formula="of:=IF(ISERR(TRIM(MID([.E705];FIND(&quot;SYMBOL:&quot;;[.E705])+7;4)));&quot;&quot;;TRIM(MID([.E705];FIND(&quot;SYMBOL:&quot;;[.E705])+7;4)))" office:value-type="string" office:string-value="DSW" calcext:value-type="string">
            <text:p>DSW</text:p>
          </table:table-cell>
          <table:table-cell table:number-columns-repeated="2"/>
          <table:table-cell table:style-name="ce9" office:value-type="float" office:value="72" calcext:value-type="float" table:number-columns-spanned="1" table:number-rows-spanned="3">
            <text:p>72</text:p>
          </table:table-cell>
          <table:table-cell table:style-name="ce9" office:value-type="float" office:value="30.21" calcext:value-type="float" table:number-columns-spanned="1" table:number-rows-spanned="3">
            <text:p>30.21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72.56" calcext:value-type="float" table:number-columns-spanned="1" table:number-rows-spanned="3">
            <text:p>2172.56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DSW INC CLASS A</text:p>
          </table:table-cell>
          <table:table-cell table:style-name="ce7" table:formula="of:=IF(ISERR(TRIM(MID([.E706];FIND(&quot;SYMBOL:&quot;;[.E706])+7;4)));&quot;&quot;;TRIM(MID([.E706];FIND(&quot;SYMBOL:&quot;;[.E70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09/2014</text:p>
          </table:table-cell>
          <table:table-cell table:style-name="ce7" table:formula="of:=IF(ISERR(TRIM(MID([.E707];FIND(&quot;SYMBOL:&quot;;[.E707])+7;4)));&quot;&quot;;TRIM(MID([.E707];FIND(&quot;SYMBOL:&quot;;[.E7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29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708];FIND(&quot;SYMBOL:&quot;;[.E708])+7;4)));&quot;&quot;;TRIM(MID([.E708];FIND(&quot;SYMBOL:&quot;;[.E708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3.85" calcext:value-type="float" table:number-columns-spanned="1" table:number-rows-spanned="3">
            <text:p>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 082914 77</text:p>
          </table:table-cell>
          <table:table-cell table:style-name="ce7" table:formula="of:=IF(ISERR(TRIM(MID([.E709];FIND(&quot;SYMBOL:&quot;;[.E709])+7;4)));&quot;&quot;;TRIM(MID([.E709];FIND(&quot;SYMBOL:&quot;;[.E70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29/2014</text:p>
          </table:table-cell>
          <table:table-cell table:style-name="ce7" table:formula="of:=IF(ISERR(TRIM(MID([.E710];FIND(&quot;SYMBOL:&quot;;[.E710])+7;4)));&quot;&quot;;TRIM(MID([.E710];FIND(&quot;SYMBOL:&quot;;[.E7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8/28/2014</text:p>
          </table:table-cell>
          <table:table-cell table:style-name="ce2" office:value-type="string" calcext:value-type="string" table:number-columns-spanned="1" table:number-rows-spanned="4">
            <text:p>ABTQ3647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TOUR</text:p>
          </table:table-cell>
          <table:table-cell table:style-name="ce7" table:formula="of:=IF(ISERR(TRIM(MID([.E711];FIND(&quot;SYMBOL:&quot;;[.E711])+7;4)));&quot;&quot;;TRIM(MID([.E711];FIND(&quot;SYMBOL:&quot;;[.E711])+7;4)))" office:value-type="string" office:string-value="TOU" calcext:value-type="string">
            <text:p>TOU</text:p>
          </table:table-cell>
          <table:table-cell table:number-columns-repeated="2"/>
          <table:table-cell table:style-name="ce9" office:value-type="float" office:value="90" calcext:value-type="float" table:number-columns-spanned="1" table:number-rows-spanned="4">
            <text:p>90</text:p>
          </table:table-cell>
          <table:table-cell table:style-name="ce9" office:value-type="float" office:value="18.9" calcext:value-type="float" table:number-columns-spanned="1" table:number-rows-spanned="4">
            <text:p>18.9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1703.5" calcext:value-type="float" table:number-columns-spanned="1" table:number-rows-spanned="4">
            <text:p>-1703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UNIU CORP SPONSORED ADS</text:p>
          </table:table-cell>
          <table:table-cell table:style-name="ce7" table:formula="of:=IF(ISERR(TRIM(MID([.E712];FIND(&quot;SYMBOL:&quot;;[.E712])+7;4)));&quot;&quot;;TRIM(MID([.E712];FIND(&quot;SYMBOL:&quot;;[.E71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REPSTG CL A</text:p>
          </table:table-cell>
          <table:table-cell table:style-name="ce7" table:formula="of:=IF(ISERR(TRIM(MID([.E713];FIND(&quot;SYMBOL:&quot;;[.E713])+7;4)));&quot;&quot;;TRIM(MID([.E713];FIND(&quot;SYMBOL:&quot;;[.E7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03/2014</text:p>
          </table:table-cell>
          <table:table-cell table:style-name="ce7" table:formula="of:=IF(ISERR(TRIM(MID([.E714];FIND(&quot;SYMBOL:&quot;;[.E714])+7;4)));&quot;&quot;;TRIM(MID([.E714];FIND(&quot;SYMBOL:&quot;;[.E71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8/27/2014</text:p>
          </table:table-cell>
          <table:table-cell table:style-name="ce2" office:value-type="string" calcext:value-type="string" table:number-columns-spanned="1" table:number-rows-spanned="4">
            <text:p>ABTQ1659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VXX</text:p>
          </table:table-cell>
          <table:table-cell table:style-name="ce7" table:formula="of:=IF(ISERR(TRIM(MID([.E715];FIND(&quot;SYMBOL:&quot;;[.E715])+7;4)));&quot;&quot;;TRIM(MID([.E715];FIND(&quot;SYMBOL:&quot;;[.E715])+7;4)))" office:value-type="string" office:string-value="VXX" calcext:value-type="string">
            <text:p>VXX</text:p>
          </table:table-cell>
          <table:table-cell table:number-columns-repeated="2"/>
          <table:table-cell table:style-name="ce9" office:value-type="float" office:value="75" calcext:value-type="float" table:number-columns-spanned="1" table:number-rows-spanned="4">
            <text:p>75</text:p>
          </table:table-cell>
          <table:table-cell table:style-name="ce9" office:value-type="float" office:value="27.74" calcext:value-type="float" table:number-columns-spanned="1" table:number-rows-spanned="4">
            <text:p>27.74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2083" calcext:value-type="float" table:number-columns-spanned="1" table:number-rows-spanned="4">
            <text:p>-208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ARCLAYS BANK PLC IPATH S&amp;P 500 VIX SHORT</text:p>
          </table:table-cell>
          <table:table-cell table:style-name="ce7" table:formula="of:=IF(ISERR(TRIM(MID([.E716];FIND(&quot;SYMBOL:&quot;;[.E716])+7;4)));&quot;&quot;;TRIM(MID([.E716];FIND(&quot;SYMBOL:&quot;;[.E7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TERM ETN NEW</text:p>
          </table:table-cell>
          <table:table-cell table:style-name="ce7" table:formula="of:=IF(ISERR(TRIM(MID([.E717];FIND(&quot;SYMBOL:&quot;;[.E717])+7;4)));&quot;&quot;;TRIM(MID([.E717];FIND(&quot;SYMBOL:&quot;;[.E71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9/02/2014</text:p>
          </table:table-cell>
          <table:table-cell table:style-name="ce7" table:formula="of:=IF(ISERR(TRIM(MID([.E718];FIND(&quot;SYMBOL:&quot;;[.E718])+7;4)));&quot;&quot;;TRIM(MID([.E718];FIND(&quot;SYMBOL:&quot;;[.E7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27/2014</text:p>
          </table:table-cell>
          <table:table-cell table:style-name="ce2" office:value-type="string" calcext:value-type="string" table:number-columns-spanned="1" table:number-rows-spanned="3">
            <text:p>ABTQ1528</text:p>
          </table:table-cell>
          <table:table-cell table:style-name="ce2" office:value-type="string" calcext:value-type="string" table:number-columns-spanned="1" table:number-rows-spanned="3">
            <text:p>Sell-Call-Close</text:p>
          </table:table-cell>
          <table:table-cell table:style-name="ce3" office:value-type="string" calcext:value-type="string">
            <text:p>SYMBOL: TSL.C.13.00.20140920</text:p>
          </table:table-cell>
          <table:table-cell table:style-name="ce7" table:formula="of:=IF(ISERR(TRIM(MID([.E719];FIND(&quot;SYMBOL:&quot;;[.E719])+7;4)));&quot;&quot;;TRIM(MID([.E719];FIND(&quot;SYMBOL:&quot;;[.E719])+7;4)))" office:value-type="string" office:string-value="TSL" calcext:value-type="string">
            <text:p>TSL</text:p>
          </table:table-cell>
          <table:table-cell table:number-columns-repeated="2"/>
          <table:table-cell table:style-name="ce9" office:value-type="float" office:value="5" calcext:value-type="float" table:number-columns-spanned="1" table:number-rows-spanned="3">
            <text:p>5</text:p>
          </table:table-cell>
          <table:table-cell table:style-name="ce9" office:value-type="float" office:value="0.25" calcext:value-type="float" table:number-columns-spanned="1" table:number-rows-spanned="3">
            <text:p>0.25</text:p>
          </table:table-cell>
          <table:table-cell table:style-name="ce9" office:value-type="float" office:value="5.21" calcext:value-type="float" table:number-columns-spanned="1" table:number-rows-spanned="3">
            <text:p>5.21</text:p>
          </table:table-cell>
          <table:table-cell table:style-name="ce9" office:value-type="float" office:value="119.78" calcext:value-type="float" table:number-columns-spanned="1" table:number-rows-spanned="3">
            <text:p>119.7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ALL TRINA SOLAR LTD $13 EXP 09/20/14</text:p>
          </table:table-cell>
          <table:table-cell table:style-name="ce7" table:formula="of:=IF(ISERR(TRIM(MID([.E720];FIND(&quot;SYMBOL:&quot;;[.E720])+7;4)));&quot;&quot;;TRIM(MID([.E720];FIND(&quot;SYMBOL:&quot;;[.E72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28/2014</text:p>
          </table:table-cell>
          <table:table-cell table:style-name="ce7" table:formula="of:=IF(ISERR(TRIM(MID([.E721];FIND(&quot;SYMBOL:&quot;;[.E721])+7;4)));&quot;&quot;;TRIM(MID([.E721];FIND(&quot;SYMBOL:&quot;;[.E7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22/2014</text:p>
          </table:table-cell>
          <table:table-cell table:style-name="ce2" office:value-type="string" calcext:value-type="string" table:number-columns-spanned="1" table:number-rows-spanned="3">
            <text:p>ABTO705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722];FIND(&quot;SYMBOL:&quot;;[.E722])+7;4)));&quot;&quot;;TRIM(MID([.E722];FIND(&quot;SYMBOL:&quot;;[.E722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6.64" calcext:value-type="float" table:number-columns-spanned="1" table:number-rows-spanned="3">
            <text:p>36.6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829.44" calcext:value-type="float" table:number-columns-spanned="1" table:number-rows-spanned="3">
            <text:p>1829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723];FIND(&quot;SYMBOL:&quot;;[.E723])+7;4)));&quot;&quot;;TRIM(MID([.E723];FIND(&quot;SYMBOL:&quot;;[.E72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27/2014</text:p>
          </table:table-cell>
          <table:table-cell table:style-name="ce7" table:formula="of:=IF(ISERR(TRIM(MID([.E724];FIND(&quot;SYMBOL:&quot;;[.E724])+7;4)));&quot;&quot;;TRIM(MID([.E724];FIND(&quot;SYMBOL:&quot;;[.E7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21/2014</text:p>
          </table:table-cell>
          <table:table-cell table:style-name="ce2" office:value-type="string" calcext:value-type="string" table:number-columns-spanned="1" table:number-rows-spanned="3">
            <text:p>ABTO7222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UY</text:p>
          </table:table-cell>
          <table:table-cell table:style-name="ce7" table:formula="of:=IF(ISERR(TRIM(MID([.E725];FIND(&quot;SYMBOL:&quot;;[.E725])+7;4)));&quot;&quot;;TRIM(MID([.E725];FIND(&quot;SYMBOL:&quot;;[.E725])+7;4)))" office:value-type="string" office:string-value="AUY" calcext:value-type="string">
            <text:p>AUY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8.47" calcext:value-type="float" table:number-columns-spanned="1" table:number-rows-spanned="3">
            <text:p>8.47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691.44" calcext:value-type="float" table:number-columns-spanned="1" table:number-rows-spanned="3">
            <text:p>1691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YAMANA GOLD INC</text:p>
          </table:table-cell>
          <table:table-cell table:style-name="ce7" table:formula="of:=IF(ISERR(TRIM(MID([.E726];FIND(&quot;SYMBOL:&quot;;[.E726])+7;4)));&quot;&quot;;TRIM(MID([.E726];FIND(&quot;SYMBOL:&quot;;[.E72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26/2014</text:p>
          </table:table-cell>
          <table:table-cell table:style-name="ce7" table:formula="of:=IF(ISERR(TRIM(MID([.E727];FIND(&quot;SYMBOL:&quot;;[.E727])+7;4)));&quot;&quot;;TRIM(MID([.E727];FIND(&quot;SYMBOL:&quot;;[.E7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3"/>
          <table:table-cell table:style-name="ce6" office:value-type="string" calcext:value-type="string">
            <text:p>08/18/2014</text:p>
          </table:table-cell>
          <table:table-cell table:style-name="ce3" table:number-columns-repeated="2"/>
          <table:table-cell table:style-name="ce3" office:value-type="string" calcext:value-type="string">
            <text:p>N&amp;A CHG ADDR</text:p>
          </table:table-cell>
          <table:table-cell table:style-name="ce7" table:formula="of:=IF(ISERR(TRIM(MID([.E728];FIND(&quot;SYMBOL:&quot;;[.E728])+7;4)));&quot;&quot;;TRIM(MID([.E728];FIND(&quot;SYMBOL:&quot;;[.E728])+7;4)))">
            <text:p/>
          </table:table-cell>
          <table:table-cell table:number-columns-repeated="2"/>
          <table:table-cell table:number-columns-repeated="4" table:style-name="ce10" office:value-type="float" office:value="0" calcext:value-type="float">
            <text:p>0</text:p>
          </table:table-cell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14/2014</text:p>
          </table:table-cell>
          <table:table-cell table:style-name="ce2" office:value-type="string" calcext:value-type="string" table:number-columns-spanned="1" table:number-rows-spanned="3">
            <text:p>ABTN942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PFE</text:p>
          </table:table-cell>
          <table:table-cell table:style-name="ce7" table:formula="of:=IF(ISERR(TRIM(MID([.E729];FIND(&quot;SYMBOL:&quot;;[.E729])+7;4)));&quot;&quot;;TRIM(MID([.E729];FIND(&quot;SYMBOL:&quot;;[.E729])+7;4)))" office:value-type="string" office:string-value="PFE" calcext:value-type="string">
            <text:p>PFE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8.4" calcext:value-type="float" table:number-columns-spanned="1" table:number-rows-spanned="3">
            <text:p>28.4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22.5" calcext:value-type="float" table:number-columns-spanned="1" table:number-rows-spanned="3">
            <text:p>-142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FIZER INC</text:p>
          </table:table-cell>
          <table:table-cell table:style-name="ce7" table:formula="of:=IF(ISERR(TRIM(MID([.E730];FIND(&quot;SYMBOL:&quot;;[.E730])+7;4)));&quot;&quot;;TRIM(MID([.E730];FIND(&quot;SYMBOL:&quot;;[.E7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9/2014</text:p>
          </table:table-cell>
          <table:table-cell table:style-name="ce7" table:formula="of:=IF(ISERR(TRIM(MID([.E731];FIND(&quot;SYMBOL:&quot;;[.E731])+7;4)));&quot;&quot;;TRIM(MID([.E731];FIND(&quot;SYMBOL:&quot;;[.E73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14/2014</text:p>
          </table:table-cell>
          <table:table-cell table:style-name="ce2" office:value-type="string" calcext:value-type="string" table:number-columns-spanned="1" table:number-rows-spanned="3">
            <text:p>ABTN9362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DIS</text:p>
          </table:table-cell>
          <table:table-cell table:style-name="ce7" table:formula="of:=IF(ISERR(TRIM(MID([.E732];FIND(&quot;SYMBOL:&quot;;[.E732])+7;4)));&quot;&quot;;TRIM(MID([.E732];FIND(&quot;SYMBOL:&quot;;[.E732])+7;4)))" office:value-type="string" office:string-value="DIS" calcext:value-type="string">
            <text:p>DIS</text:p>
          </table:table-cell>
          <table:table-cell table:number-columns-repeated="2"/>
          <table:table-cell table:style-name="ce9" office:value-type="float" office:value="25" calcext:value-type="float" table:number-columns-spanned="1" table:number-rows-spanned="3">
            <text:p>25</text:p>
          </table:table-cell>
          <table:table-cell table:style-name="ce9" office:value-type="float" office:value="88.3" calcext:value-type="float" table:number-columns-spanned="1" table:number-rows-spanned="3">
            <text:p>88.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210" calcext:value-type="float" table:number-columns-spanned="1" table:number-rows-spanned="3">
            <text:p>-221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LT DISNEY CO</text:p>
          </table:table-cell>
          <table:table-cell table:style-name="ce7" table:formula="of:=IF(ISERR(TRIM(MID([.E733];FIND(&quot;SYMBOL:&quot;;[.E733])+7;4)));&quot;&quot;;TRIM(MID([.E733];FIND(&quot;SYMBOL:&quot;;[.E7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9/2014</text:p>
          </table:table-cell>
          <table:table-cell table:style-name="ce7" table:formula="of:=IF(ISERR(TRIM(MID([.E734];FIND(&quot;SYMBOL:&quot;;[.E734])+7;4)));&quot;&quot;;TRIM(MID([.E734];FIND(&quot;SYMBOL:&quot;;[.E73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13/2014</text:p>
          </table:table-cell>
          <table:table-cell table:style-name="ce2" office:value-type="string" calcext:value-type="string" table:number-columns-spanned="1" table:number-rows-spanned="3">
            <text:p>ABTN722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NLY</text:p>
          </table:table-cell>
          <table:table-cell table:style-name="ce7" table:formula="of:=IF(ISERR(TRIM(MID([.E735];FIND(&quot;SYMBOL:&quot;;[.E735])+7;4)));&quot;&quot;;TRIM(MID([.E735];FIND(&quot;SYMBOL:&quot;;[.E735])+7;4)))" office:value-type="string" office:string-value="NLY" calcext:value-type="string">
            <text:p>NLY</text:p>
          </table:table-cell>
          <table:table-cell table:number-columns-repeated="2"/>
          <table:table-cell table:style-name="ce9" office:value-type="float" office:value="150" calcext:value-type="float" table:number-columns-spanned="1" table:number-rows-spanned="3">
            <text:p>150</text:p>
          </table:table-cell>
          <table:table-cell table:style-name="ce9" office:value-type="float" office:value="11.52" calcext:value-type="float" table:number-columns-spanned="1" table:number-rows-spanned="3">
            <text:p>11.5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30.5" calcext:value-type="float" table:number-columns-spanned="1" table:number-rows-spanned="3">
            <text:p>-1730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NNALY CAPITAL MANAGEMENT INC</text:p>
          </table:table-cell>
          <table:table-cell table:style-name="ce7" table:formula="of:=IF(ISERR(TRIM(MID([.E736];FIND(&quot;SYMBOL:&quot;;[.E736])+7;4)));&quot;&quot;;TRIM(MID([.E736];FIND(&quot;SYMBOL:&quot;;[.E7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8/2014</text:p>
          </table:table-cell>
          <table:table-cell table:style-name="ce7" table:formula="of:=IF(ISERR(TRIM(MID([.E737];FIND(&quot;SYMBOL:&quot;;[.E737])+7;4)));&quot;&quot;;TRIM(MID([.E737];FIND(&quot;SYMBOL:&quot;;[.E73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07/2014</text:p>
          </table:table-cell>
          <table:table-cell table:style-name="ce2" office:value-type="string" calcext:value-type="string" table:number-columns-spanned="1" table:number-rows-spanned="3">
            <text:p>ABTF536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BSX</text:p>
          </table:table-cell>
          <table:table-cell table:style-name="ce7" table:formula="of:=IF(ISERR(TRIM(MID([.E738];FIND(&quot;SYMBOL:&quot;;[.E738])+7;4)));&quot;&quot;;TRIM(MID([.E738];FIND(&quot;SYMBOL:&quot;;[.E738])+7;4)))" office:value-type="string" office:string-value="BSX" calcext:value-type="string">
            <text:p>BSX</text:p>
          </table:table-cell>
          <table:table-cell table:number-columns-repeated="2"/>
          <table:table-cell table:style-name="ce9" office:value-type="float" office:value="171" calcext:value-type="float" table:number-columns-spanned="1" table:number-rows-spanned="3">
            <text:p>171</text:p>
          </table:table-cell>
          <table:table-cell table:style-name="ce9" office:value-type="float" office:value="12.26" calcext:value-type="float" table:number-columns-spanned="1" table:number-rows-spanned="3">
            <text:p>12.26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2093.89" calcext:value-type="float" table:number-columns-spanned="1" table:number-rows-spanned="3">
            <text:p>2093.8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BOSTON SCIENTIFIC CORP</text:p>
          </table:table-cell>
          <table:table-cell table:style-name="ce7" table:formula="of:=IF(ISERR(TRIM(MID([.E739];FIND(&quot;SYMBOL:&quot;;[.E739])+7;4)));&quot;&quot;;TRIM(MID([.E739];FIND(&quot;SYMBOL:&quot;;[.E73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2/2014</text:p>
          </table:table-cell>
          <table:table-cell table:style-name="ce7" table:formula="of:=IF(ISERR(TRIM(MID([.E740];FIND(&quot;SYMBOL:&quot;;[.E740])+7;4)));&quot;&quot;;TRIM(MID([.E740];FIND(&quot;SYMBOL:&quot;;[.E74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8/07/2014</text:p>
          </table:table-cell>
          <table:table-cell table:style-name="ce2" office:value-type="string" calcext:value-type="string" table:number-columns-spanned="1" table:number-rows-spanned="4">
            <text:p>ABTM8379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741];FIND(&quot;SYMBOL:&quot;;[.E741])+7;4)));&quot;&quot;;TRIM(MID([.E741];FIND(&quot;SYMBOL:&quot;;[.E741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1.36" calcext:value-type="float" table:number-columns-spanned="1" table:number-rows-spanned="4">
            <text:p>21.36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2133.44" calcext:value-type="float" table:number-columns-spanned="1" table:number-rows-spanned="4">
            <text:p>2133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742];FIND(&quot;SYMBOL:&quot;;[.E742])+7;4)));&quot;&quot;;TRIM(MID([.E742];FIND(&quot;SYMBOL:&quot;;[.E74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743];FIND(&quot;SYMBOL:&quot;;[.E743])+7;4)));&quot;&quot;;TRIM(MID([.E743];FIND(&quot;SYMBOL:&quot;;[.E74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2/2014</text:p>
          </table:table-cell>
          <table:table-cell table:style-name="ce7" table:formula="of:=IF(ISERR(TRIM(MID([.E744];FIND(&quot;SYMBOL:&quot;;[.E744])+7;4)));&quot;&quot;;TRIM(MID([.E744];FIND(&quot;SYMBOL:&quot;;[.E74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07/2014</text:p>
          </table:table-cell>
          <table:table-cell table:style-name="ce2" office:value-type="string" calcext:value-type="string" table:number-columns-spanned="1" table:number-rows-spanned="3">
            <text:p>ABTM858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SD</text:p>
          </table:table-cell>
          <table:table-cell table:style-name="ce7" table:formula="of:=IF(ISERR(TRIM(MID([.E745];FIND(&quot;SYMBOL:&quot;;[.E745])+7;4)));&quot;&quot;;TRIM(MID([.E745];FIND(&quot;SYMBOL:&quot;;[.E745])+7;4)))" office:value-type="string" office:string-value="SD" calcext:value-type="string">
            <text:p>SD</text:p>
          </table:table-cell>
          <table:table-cell table:number-columns-repeated="2"/>
          <table:table-cell table:style-name="ce9" office:value-type="float" office:value="300" calcext:value-type="float" table:number-columns-spanned="1" table:number-rows-spanned="3">
            <text:p>300</text:p>
          </table:table-cell>
          <table:table-cell table:style-name="ce9" office:value-type="float" office:value="5.13" calcext:value-type="float" table:number-columns-spanned="1" table:number-rows-spanned="3">
            <text:p>5.1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541.5" calcext:value-type="float" table:number-columns-spanned="1" table:number-rows-spanned="3">
            <text:p>-1541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SANDRIDGE ENERGY INC</text:p>
          </table:table-cell>
          <table:table-cell table:style-name="ce7" table:formula="of:=IF(ISERR(TRIM(MID([.E746];FIND(&quot;SYMBOL:&quot;;[.E746])+7;4)));&quot;&quot;;TRIM(MID([.E746];FIND(&quot;SYMBOL:&quot;;[.E74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2/2014</text:p>
          </table:table-cell>
          <table:table-cell table:style-name="ce7" table:formula="of:=IF(ISERR(TRIM(MID([.E747];FIND(&quot;SYMBOL:&quot;;[.E747])+7;4)));&quot;&quot;;TRIM(MID([.E747];FIND(&quot;SYMBOL:&quot;;[.E74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07/2014</text:p>
          </table:table-cell>
          <table:table-cell table:style-name="ce2" office:value-type="string" calcext:value-type="string" table:number-columns-spanned="1" table:number-rows-spanned="3">
            <text:p>ABTM856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RIG</text:p>
          </table:table-cell>
          <table:table-cell table:style-name="ce7" table:formula="of:=IF(ISERR(TRIM(MID([.E748];FIND(&quot;SYMBOL:&quot;;[.E748])+7;4)));&quot;&quot;;TRIM(MID([.E748];FIND(&quot;SYMBOL:&quot;;[.E748])+7;4)))" office:value-type="string" office:string-value="RIG" calcext:value-type="string">
            <text:p>RIG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8.3" calcext:value-type="float" table:number-columns-spanned="1" table:number-rows-spanned="3">
            <text:p>38.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17.5" calcext:value-type="float" table:number-columns-spanned="1" table:number-rows-spanned="3">
            <text:p>-1917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ANSOCEAN LIMITED NAMEN AKT</text:p>
          </table:table-cell>
          <table:table-cell table:style-name="ce7" table:formula="of:=IF(ISERR(TRIM(MID([.E749];FIND(&quot;SYMBOL:&quot;;[.E749])+7;4)));&quot;&quot;;TRIM(MID([.E749];FIND(&quot;SYMBOL:&quot;;[.E74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2/2014</text:p>
          </table:table-cell>
          <table:table-cell table:style-name="ce7" table:formula="of:=IF(ISERR(TRIM(MID([.E750];FIND(&quot;SYMBOL:&quot;;[.E750])+7;4)));&quot;&quot;;TRIM(MID([.E750];FIND(&quot;SYMBOL:&quot;;[.E75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06/2014</text:p>
          </table:table-cell>
          <table:table-cell table:style-name="ce2" office:value-type="string" calcext:value-type="string" table:number-columns-spanned="1" table:number-rows-spanned="3">
            <text:p>ABTM5701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UY</text:p>
          </table:table-cell>
          <table:table-cell table:style-name="ce7" table:formula="of:=IF(ISERR(TRIM(MID([.E751];FIND(&quot;SYMBOL:&quot;;[.E751])+7;4)));&quot;&quot;;TRIM(MID([.E751];FIND(&quot;SYMBOL:&quot;;[.E751])+7;4)))" office:value-type="string" office:string-value="AUY" calcext:value-type="string">
            <text:p>AUY</text:p>
          </table:table-cell>
          <table:table-cell table:number-columns-repeated="2"/>
          <table:table-cell table:style-name="ce9" office:value-type="float" office:value="200" calcext:value-type="float" table:number-columns-spanned="1" table:number-rows-spanned="3">
            <text:p>200</text:p>
          </table:table-cell>
          <table:table-cell table:style-name="ce9" office:value-type="float" office:value="8.65" calcext:value-type="float" table:number-columns-spanned="1" table:number-rows-spanned="3">
            <text:p>8.6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32.5" calcext:value-type="float" table:number-columns-spanned="1" table:number-rows-spanned="3">
            <text:p>-173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YAMANA GOLD INC</text:p>
          </table:table-cell>
          <table:table-cell table:style-name="ce7" table:formula="of:=IF(ISERR(TRIM(MID([.E752];FIND(&quot;SYMBOL:&quot;;[.E752])+7;4)));&quot;&quot;;TRIM(MID([.E752];FIND(&quot;SYMBOL:&quot;;[.E75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1/2014</text:p>
          </table:table-cell>
          <table:table-cell table:style-name="ce7" table:formula="of:=IF(ISERR(TRIM(MID([.E753];FIND(&quot;SYMBOL:&quot;;[.E753])+7;4)));&quot;&quot;;TRIM(MID([.E753];FIND(&quot;SYMBOL:&quot;;[.E75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8/06/2014</text:p>
          </table:table-cell>
          <table:table-cell table:style-name="ce2" office:value-type="string" calcext:value-type="string" table:number-columns-spanned="1" table:number-rows-spanned="4">
            <text:p>ABTM5664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754];FIND(&quot;SYMBOL:&quot;;[.E754])+7;4)));&quot;&quot;;TRIM(MID([.E754];FIND(&quot;SYMBOL:&quot;;[.E754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1.49" calcext:value-type="float" table:number-columns-spanned="1" table:number-rows-spanned="4">
            <text:p>21.49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2151.5" calcext:value-type="float" table:number-columns-spanned="1" table:number-rows-spanned="4">
            <text:p>-2151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755];FIND(&quot;SYMBOL:&quot;;[.E755])+7;4)));&quot;&quot;;TRIM(MID([.E755];FIND(&quot;SYMBOL:&quot;;[.E75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756];FIND(&quot;SYMBOL:&quot;;[.E756])+7;4)));&quot;&quot;;TRIM(MID([.E756];FIND(&quot;SYMBOL:&quot;;[.E75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1/2014</text:p>
          </table:table-cell>
          <table:table-cell table:style-name="ce7" table:formula="of:=IF(ISERR(TRIM(MID([.E757];FIND(&quot;SYMBOL:&quot;;[.E757])+7;4)));&quot;&quot;;TRIM(MID([.E757];FIND(&quot;SYMBOL:&quot;;[.E75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06/2014</text:p>
          </table:table-cell>
          <table:table-cell table:style-name="ce2" office:value-type="string" calcext:value-type="string" table:number-columns-spanned="1" table:number-rows-spanned="3">
            <text:p>ABTM5584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DSW</text:p>
          </table:table-cell>
          <table:table-cell table:style-name="ce7" table:formula="of:=IF(ISERR(TRIM(MID([.E758];FIND(&quot;SYMBOL:&quot;;[.E758])+7;4)));&quot;&quot;;TRIM(MID([.E758];FIND(&quot;SYMBOL:&quot;;[.E758])+7;4)))" office:value-type="string" office:string-value="DSW" calcext:value-type="string">
            <text:p>DSW</text:p>
          </table:table-cell>
          <table:table-cell table:number-columns-repeated="2"/>
          <table:table-cell table:style-name="ce9" office:value-type="float" office:value="72" calcext:value-type="float" table:number-columns-spanned="1" table:number-rows-spanned="3">
            <text:p>72</text:p>
          </table:table-cell>
          <table:table-cell table:style-name="ce9" office:value-type="float" office:value="27.52" calcext:value-type="float" table:number-columns-spanned="1" table:number-rows-spanned="3">
            <text:p>27.52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83.94" calcext:value-type="float" table:number-columns-spanned="1" table:number-rows-spanned="3">
            <text:p>-1983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DSW INC CLASS A</text:p>
          </table:table-cell>
          <table:table-cell table:style-name="ce7" table:formula="of:=IF(ISERR(TRIM(MID([.E759];FIND(&quot;SYMBOL:&quot;;[.E759])+7;4)));&quot;&quot;;TRIM(MID([.E759];FIND(&quot;SYMBOL:&quot;;[.E75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11/2014</text:p>
          </table:table-cell>
          <table:table-cell table:style-name="ce7" table:formula="of:=IF(ISERR(TRIM(MID([.E760];FIND(&quot;SYMBOL:&quot;;[.E760])+7;4)));&quot;&quot;;TRIM(MID([.E760];FIND(&quot;SYMBOL:&quot;;[.E76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8/05/2014</text:p>
          </table:table-cell>
          <table:table-cell table:style-name="ce2" office:value-type="string" calcext:value-type="string" table:number-columns-spanned="1" table:number-rows-spanned="3">
            <text:p>ABTM3432</text:p>
          </table:table-cell>
          <table:table-cell table:style-name="ce2" office:value-type="string" calcext:value-type="string" table:number-columns-spanned="1" table:number-rows-spanned="3">
            <text:p>Buy-Call-Open</text:p>
          </table:table-cell>
          <table:table-cell table:style-name="ce3" office:value-type="string" calcext:value-type="string">
            <text:p>SYMBOL: TSL.C.13.00.20140920</text:p>
          </table:table-cell>
          <table:table-cell table:style-name="ce7" table:formula="of:=IF(ISERR(TRIM(MID([.E761];FIND(&quot;SYMBOL:&quot;;[.E761])+7;4)));&quot;&quot;;TRIM(MID([.E761];FIND(&quot;SYMBOL:&quot;;[.E761])+7;4)))" office:value-type="string" office:string-value="TSL" calcext:value-type="string">
            <text:p>TSL</text:p>
          </table:table-cell>
          <table:table-cell table:number-columns-repeated="2"/>
          <table:table-cell table:style-name="ce9" office:value-type="float" office:value="5" calcext:value-type="float" table:number-columns-spanned="1" table:number-rows-spanned="3">
            <text:p>5</text:p>
          </table:table-cell>
          <table:table-cell table:style-name="ce9" office:value-type="float" office:value="0.53" calcext:value-type="float" table:number-columns-spanned="1" table:number-rows-spanned="3">
            <text:p>0.53</text:p>
          </table:table-cell>
          <table:table-cell table:style-name="ce9" office:value-type="float" office:value="5.2" calcext:value-type="float" table:number-columns-spanned="1" table:number-rows-spanned="3">
            <text:p>5.2</text:p>
          </table:table-cell>
          <table:table-cell table:style-name="ce9" office:value-type="float" office:value="-270.2" calcext:value-type="float" table:number-columns-spanned="1" table:number-rows-spanned="3">
            <text:p>-270.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ALL TRINA SOLAR LTD $13 EXP 09/20/14</text:p>
          </table:table-cell>
          <table:table-cell table:style-name="ce7" table:formula="of:=IF(ISERR(TRIM(MID([.E762];FIND(&quot;SYMBOL:&quot;;[.E762])+7;4)));&quot;&quot;;TRIM(MID([.E762];FIND(&quot;SYMBOL:&quot;;[.E76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6/2014</text:p>
          </table:table-cell>
          <table:table-cell table:style-name="ce7" table:formula="of:=IF(ISERR(TRIM(MID([.E763];FIND(&quot;SYMBOL:&quot;;[.E763])+7;4)));&quot;&quot;;TRIM(MID([.E763];FIND(&quot;SYMBOL:&quot;;[.E76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7/31/2014</text:p>
          </table:table-cell>
          <table:table-cell table:style-name="ce2" office:value-type="string" calcext:value-type="string" table:number-columns-spanned="1" table:number-rows-spanned="4">
            <text:p>ABTL5633</text:p>
          </table:table-cell>
          <table:table-cell table:style-name="ce2" office:value-type="string" calcext:value-type="string" table:number-columns-spanned="1" table:number-rows-spanned="4">
            <text:p>Sell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764];FIND(&quot;SYMBOL:&quot;;[.E764])+7;4)));&quot;&quot;;TRIM(MID([.E764];FIND(&quot;SYMBOL:&quot;;[.E764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1.15" calcext:value-type="float" table:number-columns-spanned="1" table:number-rows-spanned="4">
            <text:p>21.15</text:p>
          </table:table-cell>
          <table:table-cell table:style-name="ce9" office:value-type="float" office:value="2.51" calcext:value-type="float" table:number-columns-spanned="1" table:number-rows-spanned="4">
            <text:p>2.51</text:p>
          </table:table-cell>
          <table:table-cell table:style-name="ce9" office:value-type="float" office:value="2112.44" calcext:value-type="float" table:number-columns-spanned="1" table:number-rows-spanned="4">
            <text:p>2112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765];FIND(&quot;SYMBOL:&quot;;[.E765])+7;4)));&quot;&quot;;TRIM(MID([.E765];FIND(&quot;SYMBOL:&quot;;[.E76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766];FIND(&quot;SYMBOL:&quot;;[.E766])+7;4)));&quot;&quot;;TRIM(MID([.E766];FIND(&quot;SYMBOL:&quot;;[.E76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5/2014</text:p>
          </table:table-cell>
          <table:table-cell table:style-name="ce7" table:formula="of:=IF(ISERR(TRIM(MID([.E767];FIND(&quot;SYMBOL:&quot;;[.E767])+7;4)));&quot;&quot;;TRIM(MID([.E767];FIND(&quot;SYMBOL:&quot;;[.E76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31/2014</text:p>
          </table:table-cell>
          <table:table-cell table:style-name="ce2" office:value-type="string" calcext:value-type="string" table:number-columns-spanned="1" table:number-rows-spanned="3">
            <text:p>ABTL074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LEN</text:p>
          </table:table-cell>
          <table:table-cell table:style-name="ce7" table:formula="of:=IF(ISERR(TRIM(MID([.E768];FIND(&quot;SYMBOL:&quot;;[.E768])+7;4)));&quot;&quot;;TRIM(MID([.E768];FIND(&quot;SYMBOL:&quot;;[.E768])+7;4)))" office:value-type="string" office:string-value="LEN" calcext:value-type="string">
            <text:p>LEN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6.73" calcext:value-type="float" table:number-columns-spanned="1" table:number-rows-spanned="3">
            <text:p>36.7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833.94" calcext:value-type="float" table:number-columns-spanned="1" table:number-rows-spanned="3">
            <text:p>1833.9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LENNAR CORP</text:p>
          </table:table-cell>
          <table:table-cell table:style-name="ce7" table:formula="of:=IF(ISERR(TRIM(MID([.E769];FIND(&quot;SYMBOL:&quot;;[.E769])+7;4)));&quot;&quot;;TRIM(MID([.E769];FIND(&quot;SYMBOL:&quot;;[.E76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5/2014</text:p>
          </table:table-cell>
          <table:table-cell table:style-name="ce7" table:formula="of:=IF(ISERR(TRIM(MID([.E770];FIND(&quot;SYMBOL:&quot;;[.E770])+7;4)));&quot;&quot;;TRIM(MID([.E770];FIND(&quot;SYMBOL:&quot;;[.E77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31/2014</text:p>
          </table:table-cell>
          <table:table-cell table:style-name="ce2" office:value-type="string" calcext:value-type="string" table:number-columns-spanned="1" table:number-rows-spanned="3">
            <text:p>ABTK7987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CBS</text:p>
          </table:table-cell>
          <table:table-cell table:style-name="ce7" table:formula="of:=IF(ISERR(TRIM(MID([.E771];FIND(&quot;SYMBOL:&quot;;[.E771])+7;4)));&quot;&quot;;TRIM(MID([.E771];FIND(&quot;SYMBOL:&quot;;[.E771])+7;4)))" office:value-type="string" office:string-value="CBS" calcext:value-type="string">
            <text:p>CBS</text:p>
          </table:table-cell>
          <table:table-cell table:number-columns-repeated="2"/>
          <table:table-cell table:style-name="ce9" office:value-type="float" office:value="38" calcext:value-type="float" table:number-columns-spanned="1" table:number-rows-spanned="3">
            <text:p>38</text:p>
          </table:table-cell>
          <table:table-cell table:style-name="ce9" office:value-type="float" office:value="57.3" calcext:value-type="float" table:number-columns-spanned="1" table:number-rows-spanned="3">
            <text:p>57.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74.84" calcext:value-type="float" table:number-columns-spanned="1" table:number-rows-spanned="3">
            <text:p>2174.8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BS CORP NEW CL B</text:p>
          </table:table-cell>
          <table:table-cell table:style-name="ce7" table:formula="of:=IF(ISERR(TRIM(MID([.E772];FIND(&quot;SYMBOL:&quot;;[.E772])+7;4)));&quot;&quot;;TRIM(MID([.E772];FIND(&quot;SYMBOL:&quot;;[.E77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5/2014</text:p>
          </table:table-cell>
          <table:table-cell table:style-name="ce7" table:formula="of:=IF(ISERR(TRIM(MID([.E773];FIND(&quot;SYMBOL:&quot;;[.E773])+7;4)));&quot;&quot;;TRIM(MID([.E773];FIND(&quot;SYMBOL:&quot;;[.E77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31/2014</text:p>
          </table:table-cell>
          <table:table-cell table:style-name="ce2" office:value-type="string" calcext:value-type="string" table:number-columns-spanned="1" table:number-rows-spanned="3">
            <text:p>ABTL1029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A</text:p>
          </table:table-cell>
          <table:table-cell table:style-name="ce7" table:formula="of:=IF(ISERR(TRIM(MID([.E774];FIND(&quot;SYMBOL:&quot;;[.E774])+7;4)));&quot;&quot;;TRIM(MID([.E774];FIND(&quot;SYMBOL:&quot;;[.E774])+7;4)))" office:value-type="string" office:string-value="AA" calcext:value-type="string">
            <text:p>AA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6.42" calcext:value-type="float" table:number-columns-spanned="1" table:number-rows-spanned="3">
            <text:p>16.42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639.45" calcext:value-type="float" table:number-columns-spanned="1" table:number-rows-spanned="3">
            <text:p>1639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ALCOA INC</text:p>
          </table:table-cell>
          <table:table-cell table:style-name="ce7" table:formula="of:=IF(ISERR(TRIM(MID([.E775];FIND(&quot;SYMBOL:&quot;;[.E775])+7;4)));&quot;&quot;;TRIM(MID([.E775];FIND(&quot;SYMBOL:&quot;;[.E77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5/2014</text:p>
          </table:table-cell>
          <table:table-cell table:style-name="ce7" table:formula="of:=IF(ISERR(TRIM(MID([.E776];FIND(&quot;SYMBOL:&quot;;[.E776])+7;4)));&quot;&quot;;TRIM(MID([.E776];FIND(&quot;SYMBOL:&quot;;[.E77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31/2014</text:p>
          </table:table-cell>
          <table:table-cell table:style-name="ce2" office:value-type="string" calcext:value-type="string" table:number-columns-spanned="1" table:number-rows-spanned="3">
            <text:p>ABTL291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PEP</text:p>
          </table:table-cell>
          <table:table-cell table:style-name="ce7" table:formula="of:=IF(ISERR(TRIM(MID([.E777];FIND(&quot;SYMBOL:&quot;;[.E777])+7;4)));&quot;&quot;;TRIM(MID([.E777];FIND(&quot;SYMBOL:&quot;;[.E777])+7;4)))" office:value-type="string" office:string-value="PEP" calcext:value-type="string">
            <text:p>PEP</text:p>
          </table:table-cell>
          <table:table-cell table:number-columns-repeated="2"/>
          <table:table-cell table:style-name="ce9" office:value-type="float" office:value="20" calcext:value-type="float" table:number-columns-spanned="1" table:number-rows-spanned="3">
            <text:p>20</text:p>
          </table:table-cell>
          <table:table-cell table:style-name="ce9" office:value-type="float" office:value="88.24" calcext:value-type="float" table:number-columns-spanned="1" table:number-rows-spanned="3">
            <text:p>88.2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762.25" calcext:value-type="float" table:number-columns-spanned="1" table:number-rows-spanned="3">
            <text:p>1762.2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PSICO INC</text:p>
          </table:table-cell>
          <table:table-cell table:style-name="ce7" table:formula="of:=IF(ISERR(TRIM(MID([.E778];FIND(&quot;SYMBOL:&quot;;[.E778])+7;4)));&quot;&quot;;TRIM(MID([.E778];FIND(&quot;SYMBOL:&quot;;[.E77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5/2014</text:p>
          </table:table-cell>
          <table:table-cell table:style-name="ce7" table:formula="of:=IF(ISERR(TRIM(MID([.E779];FIND(&quot;SYMBOL:&quot;;[.E779])+7;4)));&quot;&quot;;TRIM(MID([.E779];FIND(&quot;SYMBOL:&quot;;[.E77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30/2014</text:p>
          </table:table-cell>
          <table:table-cell table:style-name="ce2" office:value-type="string" calcext:value-type="string" table:number-columns-spanned="1" table:number-rows-spanned="3">
            <text:p>ABTL289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PEP</text:p>
          </table:table-cell>
          <table:table-cell table:style-name="ce7" table:formula="of:=IF(ISERR(TRIM(MID([.E780];FIND(&quot;SYMBOL:&quot;;[.E780])+7;4)));&quot;&quot;;TRIM(MID([.E780];FIND(&quot;SYMBOL:&quot;;[.E780])+7;4)))" office:value-type="string" office:string-value="PEP" calcext:value-type="string">
            <text:p>PEP</text:p>
          </table:table-cell>
          <table:table-cell table:number-columns-repeated="2"/>
          <table:table-cell table:style-name="ce9" office:value-type="float" office:value="20" calcext:value-type="float" table:number-columns-spanned="1" table:number-rows-spanned="3">
            <text:p>20</text:p>
          </table:table-cell>
          <table:table-cell table:style-name="ce9" office:value-type="float" office:value="89.17" calcext:value-type="float" table:number-columns-spanned="1" table:number-rows-spanned="3">
            <text:p>89.17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85.9" calcext:value-type="float" table:number-columns-spanned="1" table:number-rows-spanned="3">
            <text:p>-1785.9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PEPSICO INC</text:p>
          </table:table-cell>
          <table:table-cell table:style-name="ce7" table:formula="of:=IF(ISERR(TRIM(MID([.E781];FIND(&quot;SYMBOL:&quot;;[.E781])+7;4)));&quot;&quot;;TRIM(MID([.E781];FIND(&quot;SYMBOL:&quot;;[.E78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4/2014</text:p>
          </table:table-cell>
          <table:table-cell table:style-name="ce7" table:formula="of:=IF(ISERR(TRIM(MID([.E782];FIND(&quot;SYMBOL:&quot;;[.E782])+7;4)));&quot;&quot;;TRIM(MID([.E782];FIND(&quot;SYMBOL:&quot;;[.E78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30/2014</text:p>
          </table:table-cell>
          <table:table-cell table:style-name="ce2" office:value-type="string" calcext:value-type="string" table:number-columns-spanned="1" table:number-rows-spanned="3">
            <text:p>ABTL0700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TSL</text:p>
          </table:table-cell>
          <table:table-cell table:style-name="ce7" table:formula="of:=IF(ISERR(TRIM(MID([.E783];FIND(&quot;SYMBOL:&quot;;[.E783])+7;4)));&quot;&quot;;TRIM(MID([.E783];FIND(&quot;SYMBOL:&quot;;[.E783])+7;4)))" office:value-type="string" office:string-value="TSL" calcext:value-type="string">
            <text:p>TSL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1.3" calcext:value-type="float" table:number-columns-spanned="1" table:number-rows-spanned="3">
            <text:p>11.3</text:p>
          </table:table-cell>
          <table:table-cell table:style-name="ce9" office:value-type="float" office:value="2.52" calcext:value-type="float" table:number-columns-spanned="1" table:number-rows-spanned="3">
            <text:p>2.52</text:p>
          </table:table-cell>
          <table:table-cell table:style-name="ce9" office:value-type="float" office:value="1127.45" calcext:value-type="float" table:number-columns-spanned="1" table:number-rows-spanned="3">
            <text:p>1127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INA SOLAR LTD SPONSORED ADR</text:p>
          </table:table-cell>
          <table:table-cell table:style-name="ce7" table:formula="of:=IF(ISERR(TRIM(MID([.E784];FIND(&quot;SYMBOL:&quot;;[.E784])+7;4)));&quot;&quot;;TRIM(MID([.E784];FIND(&quot;SYMBOL:&quot;;[.E78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4/2014</text:p>
          </table:table-cell>
          <table:table-cell table:style-name="ce7" table:formula="of:=IF(ISERR(TRIM(MID([.E785];FIND(&quot;SYMBOL:&quot;;[.E785])+7;4)));&quot;&quot;;TRIM(MID([.E785];FIND(&quot;SYMBOL:&quot;;[.E78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29/2014</text:p>
          </table:table-cell>
          <table:table-cell table:style-name="ce2" office:value-type="string" calcext:value-type="string" table:number-columns-spanned="1" table:number-rows-spanned="3">
            <text:p>ABTL1396</text:p>
          </table:table-cell>
          <table:table-cell table:style-name="ce2" office:value-type="string" calcext:value-type="string" table:number-columns-spanned="1" table:number-rows-spanned="3">
            <text:p>Buy-Call-Open</text:p>
          </table:table-cell>
          <table:table-cell table:style-name="ce3" office:value-type="string" calcext:value-type="string">
            <text:p>SYMBOL: CMCSA.C.55.00.20140920</text:p>
          </table:table-cell>
          <table:table-cell table:style-name="ce7" table:formula="of:=IF(ISERR(TRIM(MID([.E786];FIND(&quot;SYMBOL:&quot;;[.E786])+7;4)));&quot;&quot;;TRIM(MID([.E786];FIND(&quot;SYMBOL:&quot;;[.E786])+7;4)))" office:value-type="string" office:string-value="CMC" calcext:value-type="string">
            <text:p>CMC</text:p>
          </table:table-cell>
          <table:table-cell table:number-columns-repeated="2"/>
          <table:table-cell table:style-name="ce9" office:value-type="float" office:value="2" calcext:value-type="float" table:number-columns-spanned="1" table:number-rows-spanned="3">
            <text:p>2</text:p>
          </table:table-cell>
          <table:table-cell table:style-name="ce9" office:value-type="float" office:value="1.45" calcext:value-type="float" table:number-columns-spanned="1" table:number-rows-spanned="3">
            <text:p>1.45</text:p>
          </table:table-cell>
          <table:table-cell table:style-name="ce9" office:value-type="float" office:value="3.58" calcext:value-type="float" table:number-columns-spanned="1" table:number-rows-spanned="3">
            <text:p>3.58</text:p>
          </table:table-cell>
          <table:table-cell table:style-name="ce9" office:value-type="float" office:value="-293.58" calcext:value-type="float" table:number-columns-spanned="1" table:number-rows-spanned="3">
            <text:p>-293.58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ALL COMCAST CORP CL A $55 EXP 09/20/14</text:p>
          </table:table-cell>
          <table:table-cell table:style-name="ce7" table:formula="of:=IF(ISERR(TRIM(MID([.E787];FIND(&quot;SYMBOL:&quot;;[.E787])+7;4)));&quot;&quot;;TRIM(MID([.E787];FIND(&quot;SYMBOL:&quot;;[.E78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30/2014</text:p>
          </table:table-cell>
          <table:table-cell table:style-name="ce7" table:formula="of:=IF(ISERR(TRIM(MID([.E788];FIND(&quot;SYMBOL:&quot;;[.E788])+7;4)));&quot;&quot;;TRIM(MID([.E788];FIND(&quot;SYMBOL:&quot;;[.E78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29/2014</text:p>
          </table:table-cell>
          <table:table-cell table:style-name="ce2" office:value-type="string" calcext:value-type="string" table:number-columns-spanned="1" table:number-rows-spanned="3">
            <text:p>ABTL071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LEN</text:p>
          </table:table-cell>
          <table:table-cell table:style-name="ce7" table:formula="of:=IF(ISERR(TRIM(MID([.E789];FIND(&quot;SYMBOL:&quot;;[.E789])+7;4)));&quot;&quot;;TRIM(MID([.E789];FIND(&quot;SYMBOL:&quot;;[.E789])+7;4)))" office:value-type="string" office:string-value="LEN" calcext:value-type="string">
            <text:p>LEN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37.15" calcext:value-type="float" table:number-columns-spanned="1" table:number-rows-spanned="3">
            <text:p>37.15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860" calcext:value-type="float" table:number-columns-spanned="1" table:number-rows-spanned="3">
            <text:p>-1860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LENNAR CORP</text:p>
          </table:table-cell>
          <table:table-cell table:style-name="ce7" table:formula="of:=IF(ISERR(TRIM(MID([.E790];FIND(&quot;SYMBOL:&quot;;[.E790])+7;4)));&quot;&quot;;TRIM(MID([.E790];FIND(&quot;SYMBOL:&quot;;[.E79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1/2014</text:p>
          </table:table-cell>
          <table:table-cell table:style-name="ce7" table:formula="of:=IF(ISERR(TRIM(MID([.E791];FIND(&quot;SYMBOL:&quot;;[.E791])+7;4)));&quot;&quot;;TRIM(MID([.E791];FIND(&quot;SYMBOL:&quot;;[.E79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29/2014</text:p>
          </table:table-cell>
          <table:table-cell table:style-name="ce2" office:value-type="string" calcext:value-type="string" table:number-columns-spanned="1" table:number-rows-spanned="3">
            <text:p>ABTL048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TSL</text:p>
          </table:table-cell>
          <table:table-cell table:style-name="ce7" table:formula="of:=IF(ISERR(TRIM(MID([.E792];FIND(&quot;SYMBOL:&quot;;[.E792])+7;4)));&quot;&quot;;TRIM(MID([.E792];FIND(&quot;SYMBOL:&quot;;[.E792])+7;4)))" office:value-type="string" office:string-value="TSL" calcext:value-type="string">
            <text:p>TSL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1.66" calcext:value-type="float" table:number-columns-spanned="1" table:number-rows-spanned="3">
            <text:p>11.6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168.5" calcext:value-type="float" table:number-columns-spanned="1" table:number-rows-spanned="3">
            <text:p>-1168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TRINA SOLAR LTD SPONSORED ADR</text:p>
          </table:table-cell>
          <table:table-cell table:style-name="ce7" table:formula="of:=IF(ISERR(TRIM(MID([.E793];FIND(&quot;SYMBOL:&quot;;[.E793])+7;4)));&quot;&quot;;TRIM(MID([.E793];FIND(&quot;SYMBOL:&quot;;[.E79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1/2014</text:p>
          </table:table-cell>
          <table:table-cell table:style-name="ce7" table:formula="of:=IF(ISERR(TRIM(MID([.E794];FIND(&quot;SYMBOL:&quot;;[.E794])+7;4)));&quot;&quot;;TRIM(MID([.E794];FIND(&quot;SYMBOL:&quot;;[.E79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29/2014</text:p>
          </table:table-cell>
          <table:table-cell table:style-name="ce2" office:value-type="string" calcext:value-type="string" table:number-columns-spanned="1" table:number-rows-spanned="3">
            <text:p>ABTL0497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X</text:p>
          </table:table-cell>
          <table:table-cell table:style-name="ce7" table:formula="of:=IF(ISERR(TRIM(MID([.E795];FIND(&quot;SYMBOL:&quot;;[.E795])+7;4)));&quot;&quot;;TRIM(MID([.E795];FIND(&quot;SYMBOL:&quot;;[.E795])+7;4)))" office:value-type="string" office:string-value="X" calcext:value-type="string">
            <text:p>X</text:p>
          </table:table-cell>
          <table:table-cell table:number-columns-repeated="2"/>
          <table:table-cell table:style-name="ce9" office:value-type="float" office:value="50" calcext:value-type="float" table:number-columns-spanned="1" table:number-rows-spanned="3">
            <text:p>50</text:p>
          </table:table-cell>
          <table:table-cell table:style-name="ce9" office:value-type="float" office:value="28.06" calcext:value-type="float" table:number-columns-spanned="1" table:number-rows-spanned="3">
            <text:p>28.06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405.5" calcext:value-type="float" table:number-columns-spanned="1" table:number-rows-spanned="3">
            <text:p>-1405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STEEL CORP NEW</text:p>
          </table:table-cell>
          <table:table-cell table:style-name="ce7" table:formula="of:=IF(ISERR(TRIM(MID([.E796];FIND(&quot;SYMBOL:&quot;;[.E796])+7;4)));&quot;&quot;;TRIM(MID([.E796];FIND(&quot;SYMBOL:&quot;;[.E79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8/01/2014</text:p>
          </table:table-cell>
          <table:table-cell table:style-name="ce7" table:formula="of:=IF(ISERR(TRIM(MID([.E797];FIND(&quot;SYMBOL:&quot;;[.E797])+7;4)));&quot;&quot;;TRIM(MID([.E797];FIND(&quot;SYMBOL:&quot;;[.E79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28/2014</text:p>
          </table:table-cell>
          <table:table-cell table:style-name="ce2" office:value-type="string" calcext:value-type="string" table:number-columns-spanned="1" table:number-rows-spanned="3">
            <text:p>ABTK796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CBS</text:p>
          </table:table-cell>
          <table:table-cell table:style-name="ce7" table:formula="of:=IF(ISERR(TRIM(MID([.E798];FIND(&quot;SYMBOL:&quot;;[.E798])+7;4)));&quot;&quot;;TRIM(MID([.E798];FIND(&quot;SYMBOL:&quot;;[.E798])+7;4)))" office:value-type="string" office:string-value="CBS" calcext:value-type="string">
            <text:p>CBS</text:p>
          </table:table-cell>
          <table:table-cell table:number-columns-repeated="2"/>
          <table:table-cell table:style-name="ce9" office:value-type="float" office:value="38" calcext:value-type="float" table:number-columns-spanned="1" table:number-rows-spanned="3">
            <text:p>38</text:p>
          </table:table-cell>
          <table:table-cell table:style-name="ce9" office:value-type="float" office:value="57.59" calcext:value-type="float" table:number-columns-spanned="1" table:number-rows-spanned="3">
            <text:p>57.5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90.92" calcext:value-type="float" table:number-columns-spanned="1" table:number-rows-spanned="3">
            <text:p>-2190.92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CBS CORP NEW CL B</text:p>
          </table:table-cell>
          <table:table-cell table:style-name="ce7" table:formula="of:=IF(ISERR(TRIM(MID([.E799];FIND(&quot;SYMBOL:&quot;;[.E799])+7;4)));&quot;&quot;;TRIM(MID([.E799];FIND(&quot;SYMBOL:&quot;;[.E79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31/2014</text:p>
          </table:table-cell>
          <table:table-cell table:style-name="ce7" table:formula="of:=IF(ISERR(TRIM(MID([.E800];FIND(&quot;SYMBOL:&quot;;[.E800])+7;4)));&quot;&quot;;TRIM(MID([.E800];FIND(&quot;SYMBOL:&quot;;[.E80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4"/>
          <table:table-cell table:style-name="ce5" office:value-type="string" calcext:value-type="string" table:number-columns-spanned="1" table:number-rows-spanned="4">
            <text:p>07/25/2014</text:p>
          </table:table-cell>
          <table:table-cell table:style-name="ce2" office:value-type="string" calcext:value-type="string" table:number-columns-spanned="1" table:number-rows-spanned="4">
            <text:p>ABTK4970</text:p>
          </table:table-cell>
          <table:table-cell table:style-name="ce2" office:value-type="string" calcext:value-type="string" table:number-columns-spanned="1" table:number-rows-spanned="4">
            <text:p>Buy</text:p>
          </table:table-cell>
          <table:table-cell table:style-name="ce3" office:value-type="string" calcext:value-type="string">
            <text:p>SYMBOL: UNG</text:p>
          </table:table-cell>
          <table:table-cell table:style-name="ce7" table:formula="of:=IF(ISERR(TRIM(MID([.E801];FIND(&quot;SYMBOL:&quot;;[.E801])+7;4)));&quot;&quot;;TRIM(MID([.E801];FIND(&quot;SYMBOL:&quot;;[.E801])+7;4)))" office:value-type="string" office:string-value="UNG" calcext:value-type="string">
            <text:p>UNG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4">
            <text:p>100</text:p>
          </table:table-cell>
          <table:table-cell table:style-name="ce9" office:value-type="float" office:value="20.8" calcext:value-type="float" table:number-columns-spanned="1" table:number-rows-spanned="4">
            <text:p>20.8</text:p>
          </table:table-cell>
          <table:table-cell table:style-name="ce9" office:value-type="float" office:value="2.5" calcext:value-type="float" table:number-columns-spanned="1" table:number-rows-spanned="4">
            <text:p>2.5</text:p>
          </table:table-cell>
          <table:table-cell table:style-name="ce9" office:value-type="float" office:value="-2082.5" calcext:value-type="float" table:number-columns-spanned="1" table:number-rows-spanned="4">
            <text:p>-2082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UNITED STATES NAT GAS FUND PAR $0.001</text:p>
          </table:table-cell>
          <table:table-cell table:style-name="ce7" table:formula="of:=IF(ISERR(TRIM(MID([.E802];FIND(&quot;SYMBOL:&quot;;[.E802])+7;4)));&quot;&quot;;TRIM(MID([.E802];FIND(&quot;SYMBOL:&quot;;[.E80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LTD PARTNERSHIP</text:p>
          </table:table-cell>
          <table:table-cell table:style-name="ce7" table:formula="of:=IF(ISERR(TRIM(MID([.E803];FIND(&quot;SYMBOL:&quot;;[.E803])+7;4)));&quot;&quot;;TRIM(MID([.E803];FIND(&quot;SYMBOL:&quot;;[.E80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30/2014</text:p>
          </table:table-cell>
          <table:table-cell table:style-name="ce7" table:formula="of:=IF(ISERR(TRIM(MID([.E804];FIND(&quot;SYMBOL:&quot;;[.E804])+7;4)));&quot;&quot;;TRIM(MID([.E804];FIND(&quot;SYMBOL:&quot;;[.E80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25/2014</text:p>
          </table:table-cell>
          <table:table-cell table:style-name="ce2" table:number-columns-spanned="1" table:number-rows-spanned="3"/>
          <table:table-cell table:style-name="ce2" office:value-type="string" calcext:value-type="string" table:number-columns-spanned="1" table:number-rows-spanned="3">
            <text:p>DIVIDEND PAYMENT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805];FIND(&quot;SYMBOL:&quot;;[.E805])+7;4)));&quot;&quot;;TRIM(MID([.E805];FIND(&quot;SYMBOL:&quot;;[.E805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0" calcext:value-type="float" table:number-columns-spanned="1" table:number-rows-spanned="3">
            <text:p>0</text:p>
          </table:table-cell>
          <table:table-cell table:style-name="ce9" office:value-type="float" office:value="3.85" calcext:value-type="float" table:number-columns-spanned="1" table:number-rows-spanned="3">
            <text:p>3.8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 072514 77</text:p>
          </table:table-cell>
          <table:table-cell table:style-name="ce7" table:formula="of:=IF(ISERR(TRIM(MID([.E806];FIND(&quot;SYMBOL:&quot;;[.E806])+7;4)));&quot;&quot;;TRIM(MID([.E806];FIND(&quot;SYMBOL:&quot;;[.E80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25/2014</text:p>
          </table:table-cell>
          <table:table-cell table:style-name="ce7" table:formula="of:=IF(ISERR(TRIM(MID([.E807];FIND(&quot;SYMBOL:&quot;;[.E807])+7;4)));&quot;&quot;;TRIM(MID([.E807];FIND(&quot;SYMBOL:&quot;;[.E80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10/2014</text:p>
          </table:table-cell>
          <table:table-cell table:style-name="ce2" office:value-type="string" calcext:value-type="string" table:number-columns-spanned="1" table:number-rows-spanned="3">
            <text:p>ABTH7845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AUY</text:p>
          </table:table-cell>
          <table:table-cell table:style-name="ce7" table:formula="of:=IF(ISERR(TRIM(MID([.E808];FIND(&quot;SYMBOL:&quot;;[.E808])+7;4)));&quot;&quot;;TRIM(MID([.E808];FIND(&quot;SYMBOL:&quot;;[.E808])+7;4)))" office:value-type="string" office:string-value="AUY" calcext:value-type="string">
            <text:p>AUY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8.25" calcext:value-type="float" table:number-columns-spanned="1" table:number-rows-spanned="3">
            <text:p>8.2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822.47" calcext:value-type="float" table:number-columns-spanned="1" table:number-rows-spanned="3">
            <text:p>822.47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YAMANA GOLD INC</text:p>
          </table:table-cell>
          <table:table-cell table:style-name="ce7" table:formula="of:=IF(ISERR(TRIM(MID([.E809];FIND(&quot;SYMBOL:&quot;;[.E809])+7;4)));&quot;&quot;;TRIM(MID([.E809];FIND(&quot;SYMBOL:&quot;;[.E80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5/2014</text:p>
          </table:table-cell>
          <table:table-cell table:style-name="ce7" table:formula="of:=IF(ISERR(TRIM(MID([.E810];FIND(&quot;SYMBOL:&quot;;[.E810])+7;4)));&quot;&quot;;TRIM(MID([.E810];FIND(&quot;SYMBOL:&quot;;[.E81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10/2014</text:p>
          </table:table-cell>
          <table:table-cell table:style-name="ce2" office:value-type="string" calcext:value-type="string" table:number-columns-spanned="1" table:number-rows-spanned="3">
            <text:p>ABTH4056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DDD</text:p>
          </table:table-cell>
          <table:table-cell table:style-name="ce7" table:formula="of:=IF(ISERR(TRIM(MID([.E811];FIND(&quot;SYMBOL:&quot;;[.E811])+7;4)));&quot;&quot;;TRIM(MID([.E811];FIND(&quot;SYMBOL:&quot;;[.E811])+7;4)))" office:value-type="string" office:string-value="DDD" calcext:value-type="string">
            <text:p>DDD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56" calcext:value-type="float" table:number-columns-spanned="1" table:number-rows-spanned="3">
            <text:p>56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677.45" calcext:value-type="float" table:number-columns-spanned="1" table:number-rows-spanned="3">
            <text:p>1677.4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3D SYSTEMS CORP DEL NEW</text:p>
          </table:table-cell>
          <table:table-cell table:style-name="ce7" table:formula="of:=IF(ISERR(TRIM(MID([.E812];FIND(&quot;SYMBOL:&quot;;[.E812])+7;4)));&quot;&quot;;TRIM(MID([.E812];FIND(&quot;SYMBOL:&quot;;[.E81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5/2014</text:p>
          </table:table-cell>
          <table:table-cell table:style-name="ce7" table:formula="of:=IF(ISERR(TRIM(MID([.E813];FIND(&quot;SYMBOL:&quot;;[.E813])+7;4)));&quot;&quot;;TRIM(MID([.E813];FIND(&quot;SYMBOL:&quot;;[.E81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10/2014</text:p>
          </table:table-cell>
          <table:table-cell table:style-name="ce2" office:value-type="string" calcext:value-type="string" table:number-columns-spanned="1" table:number-rows-spanned="3">
            <text:p>ABTH6983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AUY</text:p>
          </table:table-cell>
          <table:table-cell table:style-name="ce7" table:formula="of:=IF(ISERR(TRIM(MID([.E814];FIND(&quot;SYMBOL:&quot;;[.E814])+7;4)));&quot;&quot;;TRIM(MID([.E814];FIND(&quot;SYMBOL:&quot;;[.E814])+7;4)))" office:value-type="string" office:string-value="AUY" calcext:value-type="string">
            <text:p>AUY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8.48" calcext:value-type="float" table:number-columns-spanned="1" table:number-rows-spanned="3">
            <text:p>8.48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850.5" calcext:value-type="float" table:number-columns-spanned="1" table:number-rows-spanned="3">
            <text:p>-850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YAMANA GOLD INC</text:p>
          </table:table-cell>
          <table:table-cell table:style-name="ce7" table:formula="of:=IF(ISERR(TRIM(MID([.E815];FIND(&quot;SYMBOL:&quot;;[.E815])+7;4)));&quot;&quot;;TRIM(MID([.E815];FIND(&quot;SYMBOL:&quot;;[.E81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5/2014</text:p>
          </table:table-cell>
          <table:table-cell table:style-name="ce7" table:formula="of:=IF(ISERR(TRIM(MID([.E816];FIND(&quot;SYMBOL:&quot;;[.E816])+7;4)));&quot;&quot;;TRIM(MID([.E816];FIND(&quot;SYMBOL:&quot;;[.E81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10/2014</text:p>
          </table:table-cell>
          <table:table-cell table:style-name="ce2" office:value-type="string" calcext:value-type="string" table:number-columns-spanned="1" table:number-rows-spanned="3">
            <text:p>ABTF8931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M</text:p>
          </table:table-cell>
          <table:table-cell table:style-name="ce7" table:formula="of:=IF(ISERR(TRIM(MID([.E817];FIND(&quot;SYMBOL:&quot;;[.E817])+7;4)));&quot;&quot;;TRIM(MID([.E817];FIND(&quot;SYMBOL:&quot;;[.E817])+7;4)))" office:value-type="string" office:string-value="WM" calcext:value-type="string">
            <text:p>WM</text:p>
          </table:table-cell>
          <table:table-cell table:number-columns-repeated="2"/>
          <table:table-cell table:style-name="ce9" office:value-type="float" office:value="48" calcext:value-type="float" table:number-columns-spanned="1" table:number-rows-spanned="3">
            <text:p>48</text:p>
          </table:table-cell>
          <table:table-cell table:style-name="ce9" office:value-type="float" office:value="44" calcext:value-type="float" table:number-columns-spanned="1" table:number-rows-spanned="3">
            <text:p>4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109.44" calcext:value-type="float" table:number-columns-spanned="1" table:number-rows-spanned="3">
            <text:p>2109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ASTE MANAGEMENT INC DEL</text:p>
          </table:table-cell>
          <table:table-cell table:style-name="ce7" table:formula="of:=IF(ISERR(TRIM(MID([.E818];FIND(&quot;SYMBOL:&quot;;[.E818])+7;4)));&quot;&quot;;TRIM(MID([.E818];FIND(&quot;SYMBOL:&quot;;[.E81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5/2014</text:p>
          </table:table-cell>
          <table:table-cell table:style-name="ce7" table:formula="of:=IF(ISERR(TRIM(MID([.E819];FIND(&quot;SYMBOL:&quot;;[.E819])+7;4)));&quot;&quot;;TRIM(MID([.E819];FIND(&quot;SYMBOL:&quot;;[.E819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09/2014</text:p>
          </table:table-cell>
          <table:table-cell table:style-name="ce2" office:value-type="string" calcext:value-type="string" table:number-columns-spanned="1" table:number-rows-spanned="3">
            <text:p>ABTH4370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GG</text:p>
          </table:table-cell>
          <table:table-cell table:style-name="ce7" table:formula="of:=IF(ISERR(TRIM(MID([.E820];FIND(&quot;SYMBOL:&quot;;[.E820])+7;4)));&quot;&quot;;TRIM(MID([.E820];FIND(&quot;SYMBOL:&quot;;[.E820])+7;4)))" office:value-type="string" office:string-value="GG" calcext:value-type="string">
            <text:p>GG</text:p>
          </table:table-cell>
          <table:table-cell table:number-columns-repeated="2"/>
          <table:table-cell table:style-name="ce9" office:value-type="float" office:value="77" calcext:value-type="float" table:number-columns-spanned="1" table:number-rows-spanned="3">
            <text:p>77</text:p>
          </table:table-cell>
          <table:table-cell table:style-name="ce9" office:value-type="float" office:value="28.29" calcext:value-type="float" table:number-columns-spanned="1" table:number-rows-spanned="3">
            <text:p>28.29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2180.83" calcext:value-type="float" table:number-columns-spanned="1" table:number-rows-spanned="3">
            <text:p>-2180.83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LDCORP INC NEW</text:p>
          </table:table-cell>
          <table:table-cell table:style-name="ce7" table:formula="of:=IF(ISERR(TRIM(MID([.E821];FIND(&quot;SYMBOL:&quot;;[.E821])+7;4)));&quot;&quot;;TRIM(MID([.E821];FIND(&quot;SYMBOL:&quot;;[.E82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4/2014</text:p>
          </table:table-cell>
          <table:table-cell table:style-name="ce7" table:formula="of:=IF(ISERR(TRIM(MID([.E822];FIND(&quot;SYMBOL:&quot;;[.E822])+7;4)));&quot;&quot;;TRIM(MID([.E822];FIND(&quot;SYMBOL:&quot;;[.E822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09/2014</text:p>
          </table:table-cell>
          <table:table-cell table:style-name="ce2" office:value-type="string" calcext:value-type="string" table:number-columns-spanned="1" table:number-rows-spanned="3">
            <text:p>ABTH3756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WB</text:p>
          </table:table-cell>
          <table:table-cell table:style-name="ce7" table:formula="of:=IF(ISERR(TRIM(MID([.E823];FIND(&quot;SYMBOL:&quot;;[.E823])+7;4)));&quot;&quot;;TRIM(MID([.E823];FIND(&quot;SYMBOL:&quot;;[.E823])+7;4)))" office:value-type="string" office:string-value="WB" calcext:value-type="string">
            <text:p>WB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9.51" calcext:value-type="float" table:number-columns-spanned="1" table:number-rows-spanned="3">
            <text:p>19.51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953.5" calcext:value-type="float" table:number-columns-spanned="1" table:number-rows-spanned="3">
            <text:p>-1953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IBO CORP SPONSORED ADR</text:p>
          </table:table-cell>
          <table:table-cell table:style-name="ce7" table:formula="of:=IF(ISERR(TRIM(MID([.E824];FIND(&quot;SYMBOL:&quot;;[.E824])+7;4)));&quot;&quot;;TRIM(MID([.E824];FIND(&quot;SYMBOL:&quot;;[.E82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4/2014</text:p>
          </table:table-cell>
          <table:table-cell table:style-name="ce7" table:formula="of:=IF(ISERR(TRIM(MID([.E825];FIND(&quot;SYMBOL:&quot;;[.E825])+7;4)));&quot;&quot;;TRIM(MID([.E825];FIND(&quot;SYMBOL:&quot;;[.E825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08/2014</text:p>
          </table:table-cell>
          <table:table-cell table:style-name="ce2" office:value-type="string" calcext:value-type="string" table:number-columns-spanned="1" table:number-rows-spanned="3">
            <text:p>ABTH2915</text:p>
          </table:table-cell>
          <table:table-cell table:style-name="ce2" office:value-type="string" calcext:value-type="string" table:number-columns-spanned="1" table:number-rows-spanned="3">
            <text:p>Buy</text:p>
          </table:table-cell>
          <table:table-cell table:style-name="ce3" office:value-type="string" calcext:value-type="string">
            <text:p>SYMBOL: DDD</text:p>
          </table:table-cell>
          <table:table-cell table:style-name="ce7" table:formula="of:=IF(ISERR(TRIM(MID([.E826];FIND(&quot;SYMBOL:&quot;;[.E826])+7;4)));&quot;&quot;;TRIM(MID([.E826];FIND(&quot;SYMBOL:&quot;;[.E826])+7;4)))" office:value-type="string" office:string-value="DDD" calcext:value-type="string">
            <text:p>DDD</text:p>
          </table:table-cell>
          <table:table-cell table:number-columns-repeated="2"/>
          <table:table-cell table:style-name="ce9" office:value-type="float" office:value="30" calcext:value-type="float" table:number-columns-spanned="1" table:number-rows-spanned="3">
            <text:p>30</text:p>
          </table:table-cell>
          <table:table-cell table:style-name="ce9" office:value-type="float" office:value="57.3" calcext:value-type="float" table:number-columns-spanned="1" table:number-rows-spanned="3">
            <text:p>57.3</text:p>
          </table:table-cell>
          <table:table-cell table:style-name="ce9" office:value-type="float" office:value="2.5" calcext:value-type="float" table:number-columns-spanned="1" table:number-rows-spanned="3">
            <text:p>2.5</text:p>
          </table:table-cell>
          <table:table-cell table:style-name="ce9" office:value-type="float" office:value="-1721.5" calcext:value-type="float" table:number-columns-spanned="1" table:number-rows-spanned="3">
            <text:p>-1721.5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3D SYSTEMS CORP DEL NEW</text:p>
          </table:table-cell>
          <table:table-cell table:style-name="ce7" table:formula="of:=IF(ISERR(TRIM(MID([.E827];FIND(&quot;SYMBOL:&quot;;[.E827])+7;4)));&quot;&quot;;TRIM(MID([.E827];FIND(&quot;SYMBOL:&quot;;[.E827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1/2014</text:p>
          </table:table-cell>
          <table:table-cell table:style-name="ce7" table:formula="of:=IF(ISERR(TRIM(MID([.E828];FIND(&quot;SYMBOL:&quot;;[.E828])+7;4)));&quot;&quot;;TRIM(MID([.E828];FIND(&quot;SYMBOL:&quot;;[.E828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08/2014</text:p>
          </table:table-cell>
          <table:table-cell table:style-name="ce2" office:value-type="string" calcext:value-type="string" table:number-columns-spanned="1" table:number-rows-spanned="3">
            <text:p>ABTD215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WB</text:p>
          </table:table-cell>
          <table:table-cell table:style-name="ce7" table:formula="of:=IF(ISERR(TRIM(MID([.E829];FIND(&quot;SYMBOL:&quot;;[.E829])+7;4)));&quot;&quot;;TRIM(MID([.E829];FIND(&quot;SYMBOL:&quot;;[.E829])+7;4)))" office:value-type="string" office:string-value="WB" calcext:value-type="string">
            <text:p>WB</text:p>
          </table:table-cell>
          <table:table-cell table:number-columns-repeated="2"/>
          <table:table-cell table:style-name="ce9" office:value-type="float" office:value="100" calcext:value-type="float" table:number-columns-spanned="1" table:number-rows-spanned="3">
            <text:p>100</text:p>
          </table:table-cell>
          <table:table-cell table:style-name="ce9" office:value-type="float" office:value="19.03" calcext:value-type="float" table:number-columns-spanned="1" table:number-rows-spanned="3">
            <text:p>19.03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1900.44" calcext:value-type="float" table:number-columns-spanned="1" table:number-rows-spanned="3">
            <text:p>1900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WEIBO CORP SPONSORED ADR</text:p>
          </table:table-cell>
          <table:table-cell table:style-name="ce7" table:formula="of:=IF(ISERR(TRIM(MID([.E830];FIND(&quot;SYMBOL:&quot;;[.E830])+7;4)));&quot;&quot;;TRIM(MID([.E830];FIND(&quot;SYMBOL:&quot;;[.E830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1/2014</text:p>
          </table:table-cell>
          <table:table-cell table:style-name="ce7" table:formula="of:=IF(ISERR(TRIM(MID([.E831];FIND(&quot;SYMBOL:&quot;;[.E831])+7;4)));&quot;&quot;;TRIM(MID([.E831];FIND(&quot;SYMBOL:&quot;;[.E831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08/2014</text:p>
          </table:table-cell>
          <table:table-cell table:style-name="ce2" office:value-type="string" calcext:value-type="string" table:number-columns-spanned="1" table:number-rows-spanned="3">
            <text:p>ABTG477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DDD</text:p>
          </table:table-cell>
          <table:table-cell table:style-name="ce7" table:formula="of:=IF(ISERR(TRIM(MID([.E832];FIND(&quot;SYMBOL:&quot;;[.E832])+7;4)));&quot;&quot;;TRIM(MID([.E832];FIND(&quot;SYMBOL:&quot;;[.E832])+7;4)))" office:value-type="string" office:string-value="DDD" calcext:value-type="string">
            <text:p>DDD</text:p>
          </table:table-cell>
          <table:table-cell table:number-columns-repeated="2"/>
          <table:table-cell table:style-name="ce9" office:value-type="float" office:value="38" calcext:value-type="float" table:number-columns-spanned="1" table:number-rows-spanned="3">
            <text:p>38</text:p>
          </table:table-cell>
          <table:table-cell table:style-name="ce9" office:value-type="float" office:value="59.15" calcext:value-type="float" table:number-columns-spanned="1" table:number-rows-spanned="3">
            <text:p>59.15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245.14" calcext:value-type="float" table:number-columns-spanned="1" table:number-rows-spanned="3">
            <text:p>2245.1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3D SYSTEMS CORP DEL NEW</text:p>
          </table:table-cell>
          <table:table-cell table:style-name="ce7" table:formula="of:=IF(ISERR(TRIM(MID([.E833];FIND(&quot;SYMBOL:&quot;;[.E833])+7;4)));&quot;&quot;;TRIM(MID([.E833];FIND(&quot;SYMBOL:&quot;;[.E833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1/2014</text:p>
          </table:table-cell>
          <table:table-cell table:style-name="ce7" table:formula="of:=IF(ISERR(TRIM(MID([.E834];FIND(&quot;SYMBOL:&quot;;[.E834])+7;4)));&quot;&quot;;TRIM(MID([.E834];FIND(&quot;SYMBOL:&quot;;[.E834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table-cell table:style-name="ce2" table:number-columns-spanned="1" table:number-rows-spanned="3"/>
          <table:table-cell table:style-name="ce5" office:value-type="string" calcext:value-type="string" table:number-columns-spanned="1" table:number-rows-spanned="3">
            <text:p>07/07/2014</text:p>
          </table:table-cell>
          <table:table-cell table:style-name="ce2" office:value-type="string" calcext:value-type="string" table:number-columns-spanned="1" table:number-rows-spanned="3">
            <text:p>ABTF8834</text:p>
          </table:table-cell>
          <table:table-cell table:style-name="ce2" office:value-type="string" calcext:value-type="string" table:number-columns-spanned="1" table:number-rows-spanned="3">
            <text:p>Sell</text:p>
          </table:table-cell>
          <table:table-cell table:style-name="ce3" office:value-type="string" calcext:value-type="string">
            <text:p>SYMBOL: GOGO</text:p>
          </table:table-cell>
          <table:table-cell table:style-name="ce7" table:formula="of:=IF(ISERR(TRIM(MID([.E835];FIND(&quot;SYMBOL:&quot;;[.E835])+7;4)));&quot;&quot;;TRIM(MID([.E835];FIND(&quot;SYMBOL:&quot;;[.E835])+7;4)))" office:value-type="string" office:string-value="GOG" calcext:value-type="string">
            <text:p>GOG</text:p>
          </table:table-cell>
          <table:table-cell table:number-columns-repeated="2"/>
          <table:table-cell table:style-name="ce9" office:value-type="float" office:value="110" calcext:value-type="float" table:number-columns-spanned="1" table:number-rows-spanned="3">
            <text:p>110</text:p>
          </table:table-cell>
          <table:table-cell table:style-name="ce9" office:value-type="float" office:value="18.4" calcext:value-type="float" table:number-columns-spanned="1" table:number-rows-spanned="3">
            <text:p>18.4</text:p>
          </table:table-cell>
          <table:table-cell table:style-name="ce9" office:value-type="float" office:value="2.51" calcext:value-type="float" table:number-columns-spanned="1" table:number-rows-spanned="3">
            <text:p>2.51</text:p>
          </table:table-cell>
          <table:table-cell table:style-name="ce9" office:value-type="float" office:value="2021.44" calcext:value-type="float" table:number-columns-spanned="1" table:number-rows-spanned="3">
            <text:p>2021.44</text:p>
          </table:table-cell>
        </table:table-row>
        <table:table-row table:style-name="ro1">
          <table:covered-table-cell table:number-columns-repeated="4"/>
          <table:table-cell table:style-name="ce3" office:value-type="string" calcext:value-type="string">
            <text:p>GOGO INC</text:p>
          </table:table-cell>
          <table:table-cell table:style-name="ce7" table:formula="of:=IF(ISERR(TRIM(MID([.E836];FIND(&quot;SYMBOL:&quot;;[.E836])+7;4)));&quot;&quot;;TRIM(MID([.E836];FIND(&quot;SYMBOL:&quot;;[.E836])+7;4)))">
            <text:p/>
          </table:table-cell>
          <table:table-cell table:number-columns-repeated="2"/>
          <table:covered-table-cell table:number-columns-repeated="4"/>
        </table:table-row>
        <table:table-row table:style-name="ro1">
          <table:covered-table-cell table:number-columns-repeated="4"/>
          <table:table-cell table:style-name="ce3" office:value-type="string" calcext:value-type="string">
            <text:p>SETTLEMENT DATE: 07/10/2014</text:p>
          </table:table-cell>
          <table:table-cell table:style-name="ce7" table:formula="of:=IF(ISERR(TRIM(MID([.E837];FIND(&quot;SYMBOL:&quot;;[.E837])+7;4)));&quot;&quot;;TRIM(MID([.E837];FIND(&quot;SYMBOL:&quot;;[.E837])+7;4)))">
            <text:p/>
          </table:table-cell>
          <table:table-cell table:number-columns-repeated="2"/>
          <table:covered-table-cell table:number-columns-repeated="4"/>
        </table:table-row>
        <table:table-row table:style-name="ro1" table:number-rows-repeated="10477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HTML_1" table:base-cell-address="$Sheet1.$A$1" table:cell-range-address=".$A$1:.$I$837"/>
        <table:named-range table:name="HTML_all" table:base-cell-address="$Sheet1.$A$1" table:cell-range-address=".$A$1:.$I$837"/>
        <table:named-range table:name="HTML_tables" table:base-cell-address="$Sheet1.$A$1" table:cell-range-address=".$A$1:.$A$1"/>
        <table:named-range table:name="HTML__printTable" table:base-cell-address="$Sheet1.$A$1" table:cell-range-address=".$A$1:.$I$8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09:32:55.159628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10:32:59.102422335</dc:date>
    <meta:editing-duration>PT8H46M25S</meta:editing-duration>
    <meta:editing-cycles>2</meta:editing-cycles>
    <meta:generator>LibreOffice/4.3.5.2.0$Linux_X86_64 LibreOffice_project/430$Build-2</meta:generator>
    <meta:document-statistic meta:table-count="1" meta:cell-count="3548" meta:object-count="0"/>
  </office:meta>
</office:document-meta>
</file>